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3.96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7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1.5pt solid #000000" fo:border-right="0.06pt solid #000000" fo:border-top="1.5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1.5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0000" fo:border-left="1.5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1.5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1.5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1.5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1.5pt solid #000000" fo:border-top="1.5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1.5pt solid #000000" fo:border-left="0.06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number-columns-repeated="2" table:default-cell-style-name="ce6"/>
        <table:table-column table:style-name="co5" table:default-cell-style-name="ce6"/>
        <table:table-column table:style-name="co4" table:number-columns-repeated="5" table:default-cell-style-name="ce6"/>
        <table:table-column table:style-name="co4" table:default-cell-style-name="ce10"/>
        <table:table-column table:style-name="co4" table:number-columns-repeated="2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AUTORIDADES ELECTAS POR PARTIDO POLÍTICO, PERIODO 2025-2027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ord</text:p>
          </table:table-cell>
          <table:table-cell office:value-type="string" calcext:value-type="string">
            <text:p>inegi</text:p>
          </table:table-cell>
          <table:table-cell office:value-type="string" calcext:value-type="string">
            <text:p>ife</text:p>
          </table:table-cell>
          <table:table-cell table:style-name="ce2" office:value-type="string" calcext:value-type="string">
            <text:p>Municipio</text:p>
          </table:table-cell>
          <table:table-cell table:style-name="ce5" office:value-type="string" calcext:value-type="string">
            <text:p>Dtto.</text:p>
          </table:table-cell>
          <table:table-cell table:style-name="ce5" office:value-type="string" calcext:value-type="string">
            <text:p>Fórmula</text:p>
          </table:table-cell>
          <table:table-cell table:style-name="ce8" office:value-type="string" calcext:value-type="string">
            <text:p>Persona propietaria</text:p>
          </table:table-cell>
          <table:table-cell table:style-name="ce8" office:value-type="string" calcext:value-type="string">
            <text:p>Suplencia</text:p>
          </table:table-cell>
          <table:table-cell table:style-name="ce8" office:value-type="string" calcext:value-type="string">
            <text:p>Partido/Coalición</text:p>
          </table:table-cell>
          <table:table-cell table:style-name="ce8" office:value-type="string" calcext:value-type="string">
            <text:p>Principio</text:p>
          </table:table-cell>
          <table:table-cell table:style-name="ce8" office:value-type="string" calcext:value-type="string">
            <text:p>Pertenece a</text:p>
          </table:table-cell>
          <table:table-cell table:style-name="ce8" office:value-type="string" calcext:value-type="string">
            <text:p>En caso electo</text:p>
          </table:table-cell>
          <table:table-cell table:style-name="ce9" office:value-type="string" calcext:value-type="string">
            <text:p>Género propietaria/o</text:p>
          </table:table-cell>
          <table:table-cell office:value-type="string" calcext:value-type="string">
            <text:p>nota.emm</text:p>
          </table:table-cell>
          <table:table-cell office:value-type="string" calcext:value-type="string">
            <text:p>m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002" calcext:value-type="float">
            <text:p>20002</text:p>
          </table:table-cell>
          <table:table-cell office:value-type="string" calcext:value-type="string">
            <text:p>ACATLAN DE PEREZ FIGUERO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IA ELVIRA MACIEL SOSA</text:p>
          </table:table-cell>
          <table:table-cell office:value-type="string" calcext:value-type="string">
            <text:p>ELISA GUADALUPE MACIEL HERNAND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ACATLAN DE PEREZ FIGUERO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0002" calcext:value-type="float">
            <text:p>20002</text:p>
          </table:table-cell>
          <table:table-cell office:value-type="string" calcext:value-type="string">
            <text:p>ACATLAN DE PEREZ FIGUERO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IGNO HERNANDEZ MARTINEZ</text:p>
          </table:table-cell>
          <table:table-cell office:value-type="string" calcext:value-type="string">
            <text:p>JOSE SILVESTRE PAVON CARBAJA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0002" calcext:value-type="float">
            <text:p>20002</text:p>
          </table:table-cell>
          <table:table-cell office:value-type="string" calcext:value-type="string">
            <text:p>ACATLAN DE PEREZ FIGUERO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A DEL CARMEN SOLIS FERNANDEZ</text:p>
          </table:table-cell>
          <table:table-cell office:value-type="string" calcext:value-type="string">
            <text:p>LUCERO GARCIA HERNAND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002" calcext:value-type="float">
            <text:p>20002</text:p>
          </table:table-cell>
          <table:table-cell office:value-type="string" calcext:value-type="string">
            <text:p>ACATLAN DE PEREZ FIGUERO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TIAGO DE JESUS CIBRIAN ANAYA</text:p>
          </table:table-cell>
          <table:table-cell office:value-type="string" calcext:value-type="string">
            <text:p>MARTIN RICO ALONS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0002" calcext:value-type="float">
            <text:p>20002</text:p>
          </table:table-cell>
          <table:table-cell office:value-type="string" calcext:value-type="string">
            <text:p>ACATLAN DE PEREZ FIGUERO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A OFELIA VIRGEN TAPIA</text:p>
          </table:table-cell>
          <table:table-cell office:value-type="string" calcext:value-type="string">
            <text:p>NIEVES GIRON MORAL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0002" calcext:value-type="float">
            <text:p>20002</text:p>
          </table:table-cell>
          <table:table-cell office:value-type="string" calcext:value-type="string">
            <text:p>ACATLAN DE PEREZ FIGUERO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AN DE DIOS LEAL PAVON</text:p>
          </table:table-cell>
          <table:table-cell office:value-type="string" calcext:value-type="string">
            <text:p>ADAMARI VELAZQUEZ HERNAND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0002" calcext:value-type="float">
            <text:p>20002</text:p>
          </table:table-cell>
          <table:table-cell office:value-type="string" calcext:value-type="string">
            <text:p>ACATLAN DE PEREZ FIGUERO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IBEL SOCORRO BUDAR GUEVARA</text:p>
          </table:table-cell>
          <table:table-cell office:value-type="string" calcext:value-type="string">
            <text:p>SOLEDAD SANCHEZ VAZQU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0002" calcext:value-type="float">
            <text:p>20002</text:p>
          </table:table-cell>
          <table:table-cell office:value-type="string" calcext:value-type="string">
            <text:p>ACATLAN DE PEREZ FIGUERO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O CARLOS VIRGEN LOZANO</text:p>
          </table:table-cell>
          <table:table-cell office:value-type="string" calcext:value-type="string">
            <text:p>FRANCISCO JAVIER RUIZ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0002" calcext:value-type="float">
            <text:p>20002</text:p>
          </table:table-cell>
          <table:table-cell office:value-type="string" calcext:value-type="string">
            <text:p>ACATLAN DE PEREZ FIGUERO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SE HUMBERTO SOLIS JIMENEZ</text:p>
          </table:table-cell>
          <table:table-cell office:value-type="string" calcext:value-type="string">
            <text:p>JAVIER DELGADO REYES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0002" calcext:value-type="float">
            <text:p>20002</text:p>
          </table:table-cell>
          <table:table-cell office:value-type="string" calcext:value-type="string">
            <text:p>ACATLAN DE PEREZ FIGUERO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A MARIA JARAMILLO CRUZ</text:p>
          </table:table-cell>
          <table:table-cell office:value-type="string" calcext:value-type="string">
            <text:p>ELSA CRUZ SANCHEZ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04" calcext:value-type="float">
            <text:p>20004</text:p>
          </table:table-cell>
          <table:table-cell office:value-type="float" office:value="20005" calcext:value-type="float">
            <text:p>20005</text:p>
          </table:table-cell>
          <table:table-cell office:value-type="string" calcext:value-type="string">
            <text:p>ASUNCION CUYOTEPEJ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ENE VIRGINIA VAZQUEZ BRAVO</text:p>
          </table:table-cell>
          <table:table-cell office:value-type="string" calcext:value-type="string">
            <text:p>MARIA ELENA SOLANO ELIAS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ASUNCION CUYOTEPEJ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4" calcext:value-type="float">
            <text:p>20004</text:p>
          </table:table-cell>
          <table:table-cell office:value-type="float" office:value="20005" calcext:value-type="float">
            <text:p>20005</text:p>
          </table:table-cell>
          <table:table-cell office:value-type="string" calcext:value-type="string">
            <text:p>ASUNCION CUYOTEPEJ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NACIO CRUZ PERALTA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04" calcext:value-type="float">
            <text:p>20004</text:p>
          </table:table-cell>
          <table:table-cell office:value-type="float" office:value="20005" calcext:value-type="float">
            <text:p>20005</text:p>
          </table:table-cell>
          <table:table-cell office:value-type="string" calcext:value-type="string">
            <text:p>ASUNCION CUYOTEPEJI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EDAD VELASQUEZ LEZAMA</text:p>
          </table:table-cell>
          <table:table-cell office:value-type="string" calcext:value-type="string">
            <text:p>IRENE MOTA ROJAS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04" calcext:value-type="float">
            <text:p>20004</text:p>
          </table:table-cell>
          <table:table-cell office:value-type="float" office:value="20005" calcext:value-type="float">
            <text:p>20005</text:p>
          </table:table-cell>
          <table:table-cell office:value-type="string" calcext:value-type="string">
            <text:p>ASUNCION CUYOTEPEJ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RENZO JULIO GIL ESCOBAR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04" calcext:value-type="float">
            <text:p>20004</text:p>
          </table:table-cell>
          <table:table-cell office:value-type="float" office:value="20005" calcext:value-type="float">
            <text:p>20005</text:p>
          </table:table-cell>
          <table:table-cell office:value-type="string" calcext:value-type="string">
            <text:p>ASUNCION CUYOTEPEJ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---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4" calcext:value-type="float">
            <text:p>20004</text:p>
          </table:table-cell>
          <table:table-cell office:value-type="float" office:value="20005" calcext:value-type="float">
            <text:p>20005</text:p>
          </table:table-cell>
          <table:table-cell office:value-type="string" calcext:value-type="string">
            <text:p>ASUNCION CUYOTEPEJ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ZABETH VASQUEZ CRUZ</text:p>
          </table:table-cell>
          <table:table-cell office:value-type="string" calcext:value-type="string">
            <text:p>PAULINA ALVAREZ BON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04" calcext:value-type="float">
            <text:p>20004</text:p>
          </table:table-cell>
          <table:table-cell office:value-type="float" office:value="20005" calcext:value-type="float">
            <text:p>20005</text:p>
          </table:table-cell>
          <table:table-cell office:value-type="string" calcext:value-type="string">
            <text:p>ASUNCION CUYOTEPEJ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FILEMON SOLANO VALLADARES</text:p>
          </table:table-cell>
          <table:table-cell office:value-type="string" calcext:value-type="string">
            <text:p>GREGORIA ISABEL FLORES VALLADA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05" calcext:value-type="float">
            <text:p>20005</text:p>
          </table:table-cell>
          <table:table-cell office:value-type="float" office:value="20006" calcext:value-type="float">
            <text:p>20006</text:p>
          </table:table-cell>
          <table:table-cell office:value-type="string" calcext:value-type="string">
            <text:p>ASUNCION IXTALTEPE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WALDO CHIÑAS CRUZ</text:p>
          </table:table-cell>
          <table:table-cell office:value-type="string" calcext:value-type="string">
            <text:p>SALMA DEL CARMEN SANCHEZ CABR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ASUNCION IXTALTEPE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05" calcext:value-type="float">
            <text:p>20005</text:p>
          </table:table-cell>
          <table:table-cell office:value-type="float" office:value="20006" calcext:value-type="float">
            <text:p>20006</text:p>
          </table:table-cell>
          <table:table-cell office:value-type="string" calcext:value-type="string">
            <text:p>ASUNCION IXTALTEPEC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LIA MENDOZA REYES</text:p>
          </table:table-cell>
          <table:table-cell office:value-type="string" calcext:value-type="string">
            <text:p>MARIA DEL CARMEN RUZ NUÑ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5" calcext:value-type="float">
            <text:p>20005</text:p>
          </table:table-cell>
          <table:table-cell office:value-type="float" office:value="20006" calcext:value-type="float">
            <text:p>20006</text:p>
          </table:table-cell>
          <table:table-cell office:value-type="string" calcext:value-type="string">
            <text:p>ASUNCION IXTALTEPEC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IEL MITCHEL TOLEDO PASTELIN</text:p>
          </table:table-cell>
          <table:table-cell office:value-type="string" calcext:value-type="string">
            <text:p>MARIA FERNANDA ARANJO ROMER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05" calcext:value-type="float">
            <text:p>20005</text:p>
          </table:table-cell>
          <table:table-cell office:value-type="float" office:value="20006" calcext:value-type="float">
            <text:p>20006</text:p>
          </table:table-cell>
          <table:table-cell office:value-type="string" calcext:value-type="string">
            <text:p>ASUNCION IXTALTEPEC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SA GEIDY GARCIA TOLEDO</text:p>
          </table:table-cell>
          <table:table-cell office:value-type="string" calcext:value-type="string">
            <text:p>LETICIA ANTONIO JIME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05" calcext:value-type="float">
            <text:p>20005</text:p>
          </table:table-cell>
          <table:table-cell office:value-type="float" office:value="20006" calcext:value-type="float">
            <text:p>20006</text:p>
          </table:table-cell>
          <table:table-cell office:value-type="string" calcext:value-type="string">
            <text:p>ASUNCION IXTALTEPEC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CINTO JIMENEZ LUIS</text:p>
          </table:table-cell>
          <table:table-cell office:value-type="string" calcext:value-type="string">
            <text:p>RAFAEL CRUZ CABR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05" calcext:value-type="float">
            <text:p>20005</text:p>
          </table:table-cell>
          <table:table-cell office:value-type="float" office:value="20006" calcext:value-type="float">
            <text:p>20006</text:p>
          </table:table-cell>
          <table:table-cell office:value-type="string" calcext:value-type="string">
            <text:p>ASUNCION IXTALTEPEC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SSICA MARCOS GOMEZ</text:p>
          </table:table-cell>
          <table:table-cell office:value-type="string" calcext:value-type="string">
            <text:p>ARIZA HERNANDEZ SANTIAG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5" calcext:value-type="float">
            <text:p>20005</text:p>
          </table:table-cell>
          <table:table-cell office:value-type="float" office:value="20006" calcext:value-type="float">
            <text:p>20006</text:p>
          </table:table-cell>
          <table:table-cell office:value-type="string" calcext:value-type="string">
            <text:p>ASUNCION IXTALTEPEC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SARIO RASGADO ORDAZ</text:p>
          </table:table-cell>
          <table:table-cell office:value-type="string" calcext:value-type="string">
            <text:p>LETICIA ANTONIO ORDA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05" calcext:value-type="float">
            <text:p>20005</text:p>
          </table:table-cell>
          <table:table-cell office:value-type="float" office:value="20006" calcext:value-type="float">
            <text:p>20006</text:p>
          </table:table-cell>
          <table:table-cell office:value-type="string" calcext:value-type="string">
            <text:p>ASUNCION IXTALTEPE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OROZCO ORDAZ</text:p>
          </table:table-cell>
          <table:table-cell office:value-type="string" calcext:value-type="string">
            <text:p>ROBERTO RUIZ SOLORZ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05" calcext:value-type="float">
            <text:p>20005</text:p>
          </table:table-cell>
          <table:table-cell office:value-type="float" office:value="20006" calcext:value-type="float">
            <text:p>20006</text:p>
          </table:table-cell>
          <table:table-cell office:value-type="string" calcext:value-type="string">
            <text:p>ASUNCION IXTALTEPE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RASGADO TOLEDO</text:p>
          </table:table-cell>
          <table:table-cell office:value-type="string" calcext:value-type="string">
            <text:p>VICTOR HERNANDEZ OSORIO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05" calcext:value-type="float">
            <text:p>20005</text:p>
          </table:table-cell>
          <table:table-cell office:value-type="float" office:value="20006" calcext:value-type="float">
            <text:p>20006</text:p>
          </table:table-cell>
          <table:table-cell office:value-type="string" calcext:value-type="string">
            <text:p>ASUNCION IXTALTEPEC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IA CASTAÑEDA SANTOS</text:p>
          </table:table-cell>
          <table:table-cell office:value-type="string" calcext:value-type="string">
            <text:p>LIZBETH CRUZ TOLE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06" calcext:value-type="float">
            <text:p>20006</text:p>
          </table:table-cell>
          <table:table-cell office:value-type="float" office:value="20007" calcext:value-type="float">
            <text:p>20007</text:p>
          </table:table-cell>
          <table:table-cell office:value-type="string" calcext:value-type="string">
            <text:p>ASUNCION NOCHIXTL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FREDO FELICIANO LOPEZ SANTIAGO</text:p>
          </table:table-cell>
          <table:table-cell office:value-type="string" calcext:value-type="string">
            <text:p>JORGE ZARATE CRU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ASUNCION NOCHIXTL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06" calcext:value-type="float">
            <text:p>20006</text:p>
          </table:table-cell>
          <table:table-cell office:value-type="float" office:value="20007" calcext:value-type="float">
            <text:p>20007</text:p>
          </table:table-cell>
          <table:table-cell office:value-type="string" calcext:value-type="string">
            <text:p>ASUNCION NOCHIXTL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BEL HERNANDEZ ROJAS</text:p>
          </table:table-cell>
          <table:table-cell office:value-type="string" calcext:value-type="string">
            <text:p>CAROLINA GARCIA BAZA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06" calcext:value-type="float">
            <text:p>20006</text:p>
          </table:table-cell>
          <table:table-cell office:value-type="float" office:value="20007" calcext:value-type="float">
            <text:p>20007</text:p>
          </table:table-cell>
          <table:table-cell office:value-type="string" calcext:value-type="string">
            <text:p>ASUNCION NOCHIXTL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L SANTIAGO SILVA</text:p>
          </table:table-cell>
          <table:table-cell office:value-type="string" calcext:value-type="string">
            <text:p>FERNANDO ROMAN AVENDAÑO CRU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06" calcext:value-type="float">
            <text:p>20006</text:p>
          </table:table-cell>
          <table:table-cell office:value-type="float" office:value="20007" calcext:value-type="float">
            <text:p>20007</text:p>
          </table:table-cell>
          <table:table-cell office:value-type="string" calcext:value-type="string">
            <text:p>ASUNCION NOCHIXTL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AHI CRUZ MORA</text:p>
          </table:table-cell>
          <table:table-cell office:value-type="string" calcext:value-type="string">
            <text:p>ANEL CASTELLANOS ARIA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6" calcext:value-type="float">
            <text:p>20006</text:p>
          </table:table-cell>
          <table:table-cell office:value-type="float" office:value="20007" calcext:value-type="float">
            <text:p>20007</text:p>
          </table:table-cell>
          <table:table-cell office:value-type="string" calcext:value-type="string">
            <text:p>ASUNCION NOCHIXTL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ULMARO RODRIGUEZ MANZANO</text:p>
          </table:table-cell>
          <table:table-cell office:value-type="string" calcext:value-type="string">
            <text:p>JUAN CARLOS TALLEDOS SANTO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06" calcext:value-type="float">
            <text:p>20006</text:p>
          </table:table-cell>
          <table:table-cell office:value-type="float" office:value="20007" calcext:value-type="float">
            <text:p>20007</text:p>
          </table:table-cell>
          <table:table-cell office:value-type="string" calcext:value-type="string">
            <text:p>ASUNCION NOCHIXTLA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IA TERESA GUZMAN PEREZ</text:p>
          </table:table-cell>
          <table:table-cell office:value-type="string" calcext:value-type="string">
            <text:p>GABRIELA SHUNASHI AVENDAÑO CRU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06" calcext:value-type="float">
            <text:p>20006</text:p>
          </table:table-cell>
          <table:table-cell office:value-type="float" office:value="20007" calcext:value-type="float">
            <text:p>20007</text:p>
          </table:table-cell>
          <table:table-cell office:value-type="string" calcext:value-type="string">
            <text:p>ASUNCION NOCHIXTL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LGA PEDRO CRUZ</text:p>
          </table:table-cell>
          <table:table-cell office:value-type="string" calcext:value-type="string">
            <text:p>MATILDE VAZQUEZ SANDOVA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06" calcext:value-type="float">
            <text:p>20006</text:p>
          </table:table-cell>
          <table:table-cell office:value-type="float" office:value="20007" calcext:value-type="float">
            <text:p>20007</text:p>
          </table:table-cell>
          <table:table-cell office:value-type="string" calcext:value-type="string">
            <text:p>ASUNCION NOCHIXTL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 ASUNCION LOPEZ CHAVEZ</text:p>
          </table:table-cell>
          <table:table-cell office:value-type="string" calcext:value-type="string">
            <text:p>KEYRI YARETH ZANABRIA LUN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06" calcext:value-type="float">
            <text:p>20006</text:p>
          </table:table-cell>
          <table:table-cell office:value-type="float" office:value="20007" calcext:value-type="float">
            <text:p>20007</text:p>
          </table:table-cell>
          <table:table-cell office:value-type="string" calcext:value-type="string">
            <text:p>ASUNCION NOCHIXTL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EN ALCIDES MIGUEL MIGUEL</text:p>
          </table:table-cell>
          <table:table-cell office:value-type="string" calcext:value-type="string">
            <text:p>ISAIAS BOLAÑOS CASTELLANOS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06" calcext:value-type="float">
            <text:p>20006</text:p>
          </table:table-cell>
          <table:table-cell office:value-type="float" office:value="20007" calcext:value-type="float">
            <text:p>20007</text:p>
          </table:table-cell>
          <table:table-cell office:value-type="string" calcext:value-type="string">
            <text:p>ASUNCION NOCHIXTL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GUILLERMO VELASCO REYES</text:p>
          </table:table-cell>
          <table:table-cell office:value-type="string" calcext:value-type="string">
            <text:p>MARIO VALENCIA REYES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07" calcext:value-type="float">
            <text:p>20007</text:p>
          </table:table-cell>
          <table:table-cell office:value-type="float" office:value="20008" calcext:value-type="float">
            <text:p>20008</text:p>
          </table:table-cell>
          <table:table-cell office:value-type="string" calcext:value-type="string">
            <text:p>ASUNCION OCOTL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ABEL LUIS ZARATE</text:p>
          </table:table-cell>
          <table:table-cell office:value-type="string" calcext:value-type="string">
            <text:p>ALEJANDRINA PADILLA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ASUNCION OCOTLA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007" calcext:value-type="float">
            <text:p>20007</text:p>
          </table:table-cell>
          <table:table-cell office:value-type="float" office:value="20008" calcext:value-type="float">
            <text:p>20008</text:p>
          </table:table-cell>
          <table:table-cell office:value-type="string" calcext:value-type="string">
            <text:p>ASUNCION OCOTLAN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OLONIO MARTINEZ</text:p>
          </table:table-cell>
          <table:table-cell office:value-type="string" calcext:value-type="string">
            <text:p>AGUSTIN VENEGAS ANTONI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07" calcext:value-type="float">
            <text:p>20007</text:p>
          </table:table-cell>
          <table:table-cell office:value-type="float" office:value="20008" calcext:value-type="float">
            <text:p>20008</text:p>
          </table:table-cell>
          <table:table-cell office:value-type="string" calcext:value-type="string">
            <text:p>ASUNCION OCOTLA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GARITA SANCHEZ MUÑOZ</text:p>
          </table:table-cell>
          <table:table-cell office:value-type="string" calcext:value-type="string">
            <text:p>MARISELA SAMUDIO VENEGA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07" calcext:value-type="float">
            <text:p>20007</text:p>
          </table:table-cell>
          <table:table-cell office:value-type="float" office:value="20008" calcext:value-type="float">
            <text:p>20008</text:p>
          </table:table-cell>
          <table:table-cell office:value-type="string" calcext:value-type="string">
            <text:p>ASUNCION OCOTLAN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CISCO HERNANDEZ LUIS</text:p>
          </table:table-cell>
          <table:table-cell office:value-type="string" calcext:value-type="string">
            <text:p>GONZALO GARCIA LUI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07" calcext:value-type="float">
            <text:p>20007</text:p>
          </table:table-cell>
          <table:table-cell office:value-type="float" office:value="20008" calcext:value-type="float">
            <text:p>20008</text:p>
          </table:table-cell>
          <table:table-cell office:value-type="string" calcext:value-type="string">
            <text:p>ASUNCION OCOTLAN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IBEL VENEGAS HERNANDEZ</text:p>
          </table:table-cell>
          <table:table-cell office:value-type="string" calcext:value-type="string">
            <text:p>TARCICIA AQUINO SANCH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07" calcext:value-type="float">
            <text:p>20007</text:p>
          </table:table-cell>
          <table:table-cell office:value-type="float" office:value="20008" calcext:value-type="float">
            <text:p>20008</text:p>
          </table:table-cell>
          <table:table-cell office:value-type="string" calcext:value-type="string">
            <text:p>ASUNCION OCOTL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ICA SANCHEZ HERNANDEZ</text:p>
          </table:table-cell>
          <table:table-cell office:value-type="string" calcext:value-type="string">
            <text:p>AQUILINA LUIS TORRE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07" calcext:value-type="float">
            <text:p>20007</text:p>
          </table:table-cell>
          <table:table-cell office:value-type="float" office:value="20008" calcext:value-type="float">
            <text:p>20008</text:p>
          </table:table-cell>
          <table:table-cell office:value-type="string" calcext:value-type="string">
            <text:p>ASUNCION OCOTL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INO VENEGAS HERNANDEZ</text:p>
          </table:table-cell>
          <table:table-cell office:value-type="string" calcext:value-type="string">
            <text:p>ANTONIO VENEGAS MARTI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9" calcext:value-type="float">
            <text:p>20009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AYOTZINTEP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 LUNA RAMIREZ</text:p>
          </table:table-cell>
          <table:table-cell office:value-type="string" calcext:value-type="string">
            <text:p>AGUSTIN VICTORIANO VELAS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AYOTZINTEPE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009" calcext:value-type="float">
            <text:p>20009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AYOTZINTEPE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A GUATEMALA SALAS</text:p>
          </table:table-cell>
          <table:table-cell office:value-type="string" calcext:value-type="string">
            <text:p>MARIA ISABEL LOPEZ PE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09" calcext:value-type="float">
            <text:p>20009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AYOTZINTEPE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NTONIO PEREZ PACHECO</text:p>
          </table:table-cell>
          <table:table-cell office:value-type="string" calcext:value-type="string">
            <text:p>DELFINO BAUTISTA ANGUL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009" calcext:value-type="float">
            <text:p>20009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AYOTZINTEPE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CIELA MARIN ORTIZ</text:p>
          </table:table-cell>
          <table:table-cell office:value-type="string" calcext:value-type="string">
            <text:p>GILBERTA SALAS MENDO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09" calcext:value-type="float">
            <text:p>20009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AYOTZINTEP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DETTE MENDOZA SANTIAGO</text:p>
          </table:table-cell>
          <table:table-cell office:value-type="string" calcext:value-type="string">
            <text:p>MARGARITA PACHECO PE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09" calcext:value-type="float">
            <text:p>20009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AYOTZINTEP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DIA VELASCO MARIN</text:p>
          </table:table-cell>
          <table:table-cell office:value-type="string" calcext:value-type="string">
            <text:p>GUADALUPE REYES MARI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09" calcext:value-type="float">
            <text:p>20009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AYOTZINTEP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LOPEZ OJEDA</text:p>
          </table:table-cell>
          <table:table-cell office:value-type="string" calcext:value-type="string">
            <text:p>ISAIAS MENDOZA LUNA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010" calcext:value-type="float">
            <text:p>20010</text:p>
          </table:table-cell>
          <table:table-cell office:value-type="float" office:value="20012" calcext:value-type="float">
            <text:p>20012</text:p>
          </table:table-cell>
          <table:table-cell office:value-type="string" calcext:value-type="string">
            <text:p>EL BARRIO DE LA SOLEDA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QUE RUIZ TOSCANO</text:p>
          </table:table-cell>
          <table:table-cell office:value-type="string" calcext:value-type="string">
            <text:p>JOSE ALFREDO MIJANGOS TOSCAN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BARRIO DE LA SOLEDAD--E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010" calcext:value-type="float">
            <text:p>20010</text:p>
          </table:table-cell>
          <table:table-cell office:value-type="float" office:value="20012" calcext:value-type="float">
            <text:p>20012</text:p>
          </table:table-cell>
          <table:table-cell office:value-type="string" calcext:value-type="string">
            <text:p>EL BARRIO DE LA SOLEDAD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GUADALUPE SOSA CASTAÑON</text:p>
          </table:table-cell>
          <table:table-cell office:value-type="string" calcext:value-type="string">
            <text:p>ERIKA FRANCISCA LOPEZ ANTONI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010" calcext:value-type="float">
            <text:p>20010</text:p>
          </table:table-cell>
          <table:table-cell office:value-type="float" office:value="20012" calcext:value-type="float">
            <text:p>20012</text:p>
          </table:table-cell>
          <table:table-cell office:value-type="string" calcext:value-type="string">
            <text:p>EL BARRIO DE LA SOLEDA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IR KENAT ENRIQUEZ VASQUEZ</text:p>
          </table:table-cell>
          <table:table-cell office:value-type="string" calcext:value-type="string">
            <text:p>HUMBERTO AGUILAR OLIV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010" calcext:value-type="float">
            <text:p>20010</text:p>
          </table:table-cell>
          <table:table-cell office:value-type="float" office:value="20012" calcext:value-type="float">
            <text:p>20012</text:p>
          </table:table-cell>
          <table:table-cell office:value-type="string" calcext:value-type="string">
            <text:p>EL BARRIO DE LA SOLEDA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ILU CRUZ ONOFRE</text:p>
          </table:table-cell>
          <table:table-cell office:value-type="string" calcext:value-type="string">
            <text:p>BLANCA LEYDA RAMIREZ MIJANGO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010" calcext:value-type="float">
            <text:p>20010</text:p>
          </table:table-cell>
          <table:table-cell office:value-type="float" office:value="20012" calcext:value-type="float">
            <text:p>20012</text:p>
          </table:table-cell>
          <table:table-cell office:value-type="string" calcext:value-type="string">
            <text:p>EL BARRIO DE LA SOLEDAD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SUS ENRIQUE RAMIREZ GIL</text:p>
          </table:table-cell>
          <table:table-cell office:value-type="string" calcext:value-type="string">
            <text:p>REYNEL HERNANDEZ TORR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010" calcext:value-type="float">
            <text:p>20010</text:p>
          </table:table-cell>
          <table:table-cell office:value-type="float" office:value="20012" calcext:value-type="float">
            <text:p>20012</text:p>
          </table:table-cell>
          <table:table-cell office:value-type="string" calcext:value-type="string">
            <text:p>EL BARRIO DE LA SOLEDAD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IA ELENA SALINAS CRUZ</text:p>
          </table:table-cell>
          <table:table-cell office:value-type="string" calcext:value-type="string">
            <text:p>IGNACIA SANCHEZ VELAZQU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010" calcext:value-type="float">
            <text:p>20010</text:p>
          </table:table-cell>
          <table:table-cell office:value-type="float" office:value="20012" calcext:value-type="float">
            <text:p>20012</text:p>
          </table:table-cell>
          <table:table-cell office:value-type="string" calcext:value-type="string">
            <text:p>EL BARRIO DE LA SOLEDAD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YRA GABRIELA CRUZ VENEGAS</text:p>
          </table:table-cell>
          <table:table-cell office:value-type="string" calcext:value-type="string">
            <text:p>VIRIDIANA DE JESUS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10" calcext:value-type="float">
            <text:p>20010</text:p>
          </table:table-cell>
          <table:table-cell office:value-type="float" office:value="20012" calcext:value-type="float">
            <text:p>20012</text:p>
          </table:table-cell>
          <table:table-cell office:value-type="string" calcext:value-type="string">
            <text:p>EL BARRIO DE LA SOLEDA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IAMS FIGUEROA FUENTES</text:p>
          </table:table-cell>
          <table:table-cell office:value-type="string" calcext:value-type="string">
            <text:p>ABIMAEL HERNANDEZ ENRIQU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10" calcext:value-type="float">
            <text:p>20010</text:p>
          </table:table-cell>
          <table:table-cell office:value-type="float" office:value="20012" calcext:value-type="float">
            <text:p>20012</text:p>
          </table:table-cell>
          <table:table-cell office:value-type="string" calcext:value-type="string">
            <text:p>EL BARRIO DE LA SOLEDAD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NDA REYNA LOPEZ</text:p>
          </table:table-cell>
          <table:table-cell office:value-type="string" calcext:value-type="string">
            <text:p>HORTENCIA AYALA AYAL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010" calcext:value-type="float">
            <text:p>20010</text:p>
          </table:table-cell>
          <table:table-cell office:value-type="float" office:value="20012" calcext:value-type="float">
            <text:p>20012</text:p>
          </table:table-cell>
          <table:table-cell office:value-type="string" calcext:value-type="string">
            <text:p>EL BARRIO DE LA SOLEDA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LIO REYES GALLEGOS</text:p>
          </table:table-cell>
          <table:table-cell office:value-type="string" calcext:value-type="string">
            <text:p>JORGE LUIS LOPEZ BOSQU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013" calcext:value-type="float">
            <text:p>20013</text:p>
          </table:table-cell>
          <table:table-cell office:value-type="float" office:value="20017" calcext:value-type="float">
            <text:p>20017</text:p>
          </table:table-cell>
          <table:table-cell office:value-type="string" calcext:value-type="string">
            <text:p>CIENEGA DE ZIMATLA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WEL CELAYA ARELLANES</text:p>
          </table:table-cell>
          <table:table-cell office:value-type="string" calcext:value-type="string">
            <text:p>EMANUEL FRANCISCO MALDONADO ORTI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CIENEGA DE ZIMATLA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13" calcext:value-type="float">
            <text:p>20013</text:p>
          </table:table-cell>
          <table:table-cell office:value-type="float" office:value="20017" calcext:value-type="float">
            <text:p>20017</text:p>
          </table:table-cell>
          <table:table-cell office:value-type="string" calcext:value-type="string">
            <text:p>CIENEGA DE ZIMATLA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NA GUADALUPE ERREDONDO MENDEZ</text:p>
          </table:table-cell>
          <table:table-cell office:value-type="string" calcext:value-type="string">
            <text:p>DAMARIS PEREZ CASTELLANOS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13" calcext:value-type="float">
            <text:p>20013</text:p>
          </table:table-cell>
          <table:table-cell office:value-type="float" office:value="20017" calcext:value-type="float">
            <text:p>20017</text:p>
          </table:table-cell>
          <table:table-cell office:value-type="string" calcext:value-type="string">
            <text:p>CIENEGA DE ZIMATLAN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IK JAVIER OJEDA RODRIGUEZ</text:p>
          </table:table-cell>
          <table:table-cell office:value-type="string" calcext:value-type="string">
            <text:p>ESTEBAN LEON MELCHOR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13" calcext:value-type="float">
            <text:p>20013</text:p>
          </table:table-cell>
          <table:table-cell office:value-type="float" office:value="20017" calcext:value-type="float">
            <text:p>20017</text:p>
          </table:table-cell>
          <table:table-cell office:value-type="string" calcext:value-type="string">
            <text:p>CIENEGA DE ZIMATLAN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RGEN MONTSERRATT MENDOZA CRUZ</text:p>
          </table:table-cell>
          <table:table-cell office:value-type="string" calcext:value-type="string">
            <text:p>GRACIELA CRUZ PER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13" calcext:value-type="float">
            <text:p>20013</text:p>
          </table:table-cell>
          <table:table-cell office:value-type="float" office:value="20017" calcext:value-type="float">
            <text:p>20017</text:p>
          </table:table-cell>
          <table:table-cell office:value-type="string" calcext:value-type="string">
            <text:p>CIENEGA DE ZIMATLAN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A GLORIA MENDEZ VALENTIN</text:p>
          </table:table-cell>
          <table:table-cell office:value-type="string" calcext:value-type="string">
            <text:p>MONSERRAT OJEDA RODRIGU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13" calcext:value-type="float">
            <text:p>20013</text:p>
          </table:table-cell>
          <table:table-cell office:value-type="float" office:value="20017" calcext:value-type="float">
            <text:p>20017</text:p>
          </table:table-cell>
          <table:table-cell office:value-type="string" calcext:value-type="string">
            <text:p>CIENEGA DE ZIMATLA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A LUCRECIA OJEDA BERNABE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13" calcext:value-type="float">
            <text:p>20013</text:p>
          </table:table-cell>
          <table:table-cell office:value-type="float" office:value="20017" calcext:value-type="float">
            <text:p>20017</text:p>
          </table:table-cell>
          <table:table-cell office:value-type="string" calcext:value-type="string">
            <text:p>CIENEGA DE ZIMATLA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ILDE CRUZ ARANGO</text:p>
          </table:table-cell>
          <table:table-cell office:value-type="string" calcext:value-type="string">
            <text:p>CONCEPCION LOPEZ CELAY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14" calcext:value-type="float">
            <text:p>20014</text:p>
          </table:table-cell>
          <table:table-cell office:value-type="float" office:value="20041" calcext:value-type="float">
            <text:p>20041</text:p>
          </table:table-cell>
          <table:table-cell office:value-type="string" calcext:value-type="string">
            <text:p>CIUDAD IXTEPE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O CARLOS GOMEZ MORALES</text:p>
          </table:table-cell>
          <table:table-cell office:value-type="string" calcext:value-type="string">
            <text:p>ELSA CHACON NOLASC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CIUDAD IXTEPEC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14" calcext:value-type="float">
            <text:p>20014</text:p>
          </table:table-cell>
          <table:table-cell office:value-type="float" office:value="20041" calcext:value-type="float">
            <text:p>20041</text:p>
          </table:table-cell>
          <table:table-cell office:value-type="string" calcext:value-type="string">
            <text:p>CIUDAD IXTEPEC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FERNANDA BETANZOS ENRIQUEZ</text:p>
          </table:table-cell>
          <table:table-cell office:value-type="string" calcext:value-type="string">
            <text:p>CITLALI ANTONIO DE LOS SANTO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14" calcext:value-type="float">
            <text:p>20014</text:p>
          </table:table-cell>
          <table:table-cell office:value-type="float" office:value="20041" calcext:value-type="float">
            <text:p>20041</text:p>
          </table:table-cell>
          <table:table-cell office:value-type="string" calcext:value-type="string">
            <text:p>CIUDAD IXTEPEC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ISES SOTO PALOMEC</text:p>
          </table:table-cell>
          <table:table-cell office:value-type="string" calcext:value-type="string">
            <text:p>ANDRES CABRERA GONZAL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14" calcext:value-type="float">
            <text:p>20014</text:p>
          </table:table-cell>
          <table:table-cell office:value-type="float" office:value="20041" calcext:value-type="float">
            <text:p>20041</text:p>
          </table:table-cell>
          <table:table-cell office:value-type="string" calcext:value-type="string">
            <text:p>CIUDAD IXTEPEC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CY LOPEZ SANCHEZ</text:p>
          </table:table-cell>
          <table:table-cell office:value-type="string" calcext:value-type="string">
            <text:p>YURIDIA ROSADO PALOMEC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14" calcext:value-type="float">
            <text:p>20014</text:p>
          </table:table-cell>
          <table:table-cell office:value-type="float" office:value="20041" calcext:value-type="float">
            <text:p>20041</text:p>
          </table:table-cell>
          <table:table-cell office:value-type="string" calcext:value-type="string">
            <text:p>CIUDAD IXTEPEC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LOS GUASCO GUASTI</text:p>
          </table:table-cell>
          <table:table-cell office:value-type="string" calcext:value-type="string">
            <text:p>JOSE FUENTES TOLE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14" calcext:value-type="float">
            <text:p>20014</text:p>
          </table:table-cell>
          <table:table-cell office:value-type="float" office:value="20041" calcext:value-type="float">
            <text:p>20041</text:p>
          </table:table-cell>
          <table:table-cell office:value-type="string" calcext:value-type="string">
            <text:p>CIUDAD IXTEPEC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MA JANNETH GABRIEL IGLESIAS</text:p>
          </table:table-cell>
          <table:table-cell office:value-type="string" calcext:value-type="string">
            <text:p>MARIA FRANCISCA DIAZ CRU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14" calcext:value-type="float">
            <text:p>20014</text:p>
          </table:table-cell>
          <table:table-cell office:value-type="float" office:value="20041" calcext:value-type="float">
            <text:p>20041</text:p>
          </table:table-cell>
          <table:table-cell office:value-type="string" calcext:value-type="string">
            <text:p>CIUDAD IXTEPEC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LIANA DEL ROSARIO HERNANDEZ CARRASCO</text:p>
          </table:table-cell>
          <table:table-cell office:value-type="string" calcext:value-type="string">
            <text:p>ZUZUKI CARRASQUEDO ENRIQU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14" calcext:value-type="float">
            <text:p>20014</text:p>
          </table:table-cell>
          <table:table-cell office:value-type="float" office:value="20041" calcext:value-type="float">
            <text:p>20041</text:p>
          </table:table-cell>
          <table:table-cell office:value-type="string" calcext:value-type="string">
            <text:p>CIUDAD IXTEPE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A LOPEZ OLIVERA LOPEZ</text:p>
          </table:table-cell>
          <table:table-cell office:value-type="string" calcext:value-type="string">
            <text:p>XHUNASHI ISABEL VASQUEZ JOSE</text:p>
          </table:table-cell>
          <table:table-cell office:value-type="string" calcext:value-type="string">
            <text:p>CANDIDATURA COMUN MORENA-NA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014" calcext:value-type="float">
            <text:p>20014</text:p>
          </table:table-cell>
          <table:table-cell office:value-type="float" office:value="20041" calcext:value-type="float">
            <text:p>20041</text:p>
          </table:table-cell>
          <table:table-cell office:value-type="string" calcext:value-type="string">
            <text:p>CIUDAD IXTEPE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EL MARTINEZ ROSADO</text:p>
          </table:table-cell>
          <table:table-cell office:value-type="string" calcext:value-type="string">
            <text:p>VITA YURIDIA BANDA BENITEZ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FXMO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014" calcext:value-type="float">
            <text:p>20014</text:p>
          </table:table-cell>
          <table:table-cell office:value-type="float" office:value="20041" calcext:value-type="float">
            <text:p>20041</text:p>
          </table:table-cell>
          <table:table-cell office:value-type="string" calcext:value-type="string">
            <text:p>CIUDAD IXTEPE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OBERTO LUNA FERRER</text:p>
          </table:table-cell>
          <table:table-cell office:value-type="string" calcext:value-type="string">
            <text:p>EDDIE DAVID LOPEZ GONZAL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021" calcext:value-type="float">
            <text:p>20021</text:p>
          </table:table-cell>
          <table:table-cell office:value-type="float" office:value="20024" calcext:value-type="float">
            <text:p>20024</text:p>
          </table:table-cell>
          <table:table-cell office:value-type="string" calcext:value-type="string">
            <text:p>COSOLA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GELIO PEÑA CRUZ</text:p>
          </table:table-cell>
          <table:table-cell office:value-type="string" calcext:value-type="string">
            <text:p>HUGO CORTEZ ORDOÑEZ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COSOLAP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021" calcext:value-type="float">
            <text:p>20021</text:p>
          </table:table-cell>
          <table:table-cell office:value-type="float" office:value="20024" calcext:value-type="float">
            <text:p>20024</text:p>
          </table:table-cell>
          <table:table-cell office:value-type="string" calcext:value-type="string">
            <text:p>COSOLAP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TRINIDAD CRUZ ARZAVAL</text:p>
          </table:table-cell>
          <table:table-cell office:value-type="string" calcext:value-type="string">
            <text:p>MARGARITA GOMEZ VALDIVIA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21" calcext:value-type="float">
            <text:p>20021</text:p>
          </table:table-cell>
          <table:table-cell office:value-type="float" office:value="20024" calcext:value-type="float">
            <text:p>20024</text:p>
          </table:table-cell>
          <table:table-cell office:value-type="string" calcext:value-type="string">
            <text:p>COSOLAP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ERTO GUTIERREZ PEREZ</text:p>
          </table:table-cell>
          <table:table-cell office:value-type="string" calcext:value-type="string">
            <text:p>MARIA TERESA MENDOZA HERNANDEZ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021" calcext:value-type="float">
            <text:p>20021</text:p>
          </table:table-cell>
          <table:table-cell office:value-type="float" office:value="20024" calcext:value-type="float">
            <text:p>20024</text:p>
          </table:table-cell>
          <table:table-cell office:value-type="string" calcext:value-type="string">
            <text:p>COSOLAP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CELYN BINAHARI ALVAREZ MALAGON</text:p>
          </table:table-cell>
          <table:table-cell office:value-type="string" calcext:value-type="string">
            <text:p>KARLA ARELI SANCHEZ GOLPE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21" calcext:value-type="float">
            <text:p>20021</text:p>
          </table:table-cell>
          <table:table-cell office:value-type="float" office:value="20024" calcext:value-type="float">
            <text:p>20024</text:p>
          </table:table-cell>
          <table:table-cell office:value-type="string" calcext:value-type="string">
            <text:p>COSOLAP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E ARMANDO ROMERO MARTINEZ</text:p>
          </table:table-cell>
          <table:table-cell office:value-type="string" calcext:value-type="string">
            <text:p>ALEJANDRO GARCIA RIVERA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021" calcext:value-type="float">
            <text:p>20021</text:p>
          </table:table-cell>
          <table:table-cell office:value-type="float" office:value="20024" calcext:value-type="float">
            <text:p>20024</text:p>
          </table:table-cell>
          <table:table-cell office:value-type="string" calcext:value-type="string">
            <text:p>COSOLAP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CIA MONSERRAT LUENGAS MEZA</text:p>
          </table:table-cell>
          <table:table-cell office:value-type="string" calcext:value-type="string">
            <text:p>OLIVIA MONTES SALAS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021" calcext:value-type="float">
            <text:p>20021</text:p>
          </table:table-cell>
          <table:table-cell office:value-type="float" office:value="20024" calcext:value-type="float">
            <text:p>20024</text:p>
          </table:table-cell>
          <table:table-cell office:value-type="string" calcext:value-type="string">
            <text:p>COSOLAP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THA JAZMIN GONZALEZ ORTEGA</text:p>
          </table:table-cell>
          <table:table-cell office:value-type="string" calcext:value-type="string">
            <text:p>GEMMA GUZMAN HERRERA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21" calcext:value-type="float">
            <text:p>20021</text:p>
          </table:table-cell>
          <table:table-cell office:value-type="float" office:value="20024" calcext:value-type="float">
            <text:p>20024</text:p>
          </table:table-cell>
          <table:table-cell office:value-type="string" calcext:value-type="string">
            <text:p>COSOLA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EO LOZANO VIRGEN</text:p>
          </table:table-cell>
          <table:table-cell office:value-type="string" calcext:value-type="string">
            <text:p>EFRAIN GARCIA HEREDIA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021" calcext:value-type="float">
            <text:p>20021</text:p>
          </table:table-cell>
          <table:table-cell office:value-type="float" office:value="20024" calcext:value-type="float">
            <text:p>20024</text:p>
          </table:table-cell>
          <table:table-cell office:value-type="string" calcext:value-type="string">
            <text:p>COSOLAP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SA ZURITA</text:p>
          </table:table-cell>
          <table:table-cell office:value-type="string" calcext:value-type="string">
            <text:p>MIREYA SANCHEZ LOZANO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021" calcext:value-type="float">
            <text:p>20021</text:p>
          </table:table-cell>
          <table:table-cell office:value-type="float" office:value="20024" calcext:value-type="float">
            <text:p>20024</text:p>
          </table:table-cell>
          <table:table-cell office:value-type="string" calcext:value-type="string">
            <text:p>COSOLA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MAEL ROCHA SARMIENTO</text:p>
          </table:table-cell>
          <table:table-cell office:value-type="string" calcext:value-type="string">
            <text:p>JESUS ISMAEL ROCHA MORALE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023" calcext:value-type="float">
            <text:p>20023</text:p>
          </table:table-cell>
          <table:table-cell office:value-type="float" office:value="20026" calcext:value-type="float">
            <text:p>20026</text:p>
          </table:table-cell>
          <table:table-cell office:value-type="string" calcext:value-type="string">
            <text:p>CUILAPAM DE GUERRE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RA SILVA FERNANDEZ</text:p>
          </table:table-cell>
          <table:table-cell office:value-type="string" calcext:value-type="string">
            <text:p>YACARE ALEJANDRA POBLETE ZARATE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CUILAPAM DE GUERRER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023" calcext:value-type="float">
            <text:p>20023</text:p>
          </table:table-cell>
          <table:table-cell office:value-type="float" office:value="20026" calcext:value-type="float">
            <text:p>20026</text:p>
          </table:table-cell>
          <table:table-cell office:value-type="string" calcext:value-type="string">
            <text:p>CUILAPAM DE GUERRERO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CENTE RUIZ ALONSO</text:p>
          </table:table-cell>
          <table:table-cell office:value-type="string" calcext:value-type="string">
            <text:p>ELIAS SANTOS AMBROCIO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023" calcext:value-type="float">
            <text:p>20023</text:p>
          </table:table-cell>
          <table:table-cell office:value-type="float" office:value="20026" calcext:value-type="float">
            <text:p>20026</text:p>
          </table:table-cell>
          <table:table-cell office:value-type="string" calcext:value-type="string">
            <text:p>CUILAPAM DE GUERRE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ONNE MARTINEZ REYES</text:p>
          </table:table-cell>
          <table:table-cell office:value-type="string" calcext:value-type="string">
            <text:p>MIRIAM AMBROSIO BAUTISTA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023" calcext:value-type="float">
            <text:p>20023</text:p>
          </table:table-cell>
          <table:table-cell office:value-type="float" office:value="20026" calcext:value-type="float">
            <text:p>20026</text:p>
          </table:table-cell>
          <table:table-cell office:value-type="string" calcext:value-type="string">
            <text:p>CUILAPAM DE GUERRERO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CISCO MARTINEZ RUIZ</text:p>
          </table:table-cell>
          <table:table-cell office:value-type="string" calcext:value-type="string">
            <text:p>SATURNINO RAMOS CAMBRAY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023" calcext:value-type="float">
            <text:p>20023</text:p>
          </table:table-cell>
          <table:table-cell office:value-type="float" office:value="20026" calcext:value-type="float">
            <text:p>20026</text:p>
          </table:table-cell>
          <table:table-cell office:value-type="string" calcext:value-type="string">
            <text:p>CUILAPAM DE GUERRERO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A REYES MERLIN</text:p>
          </table:table-cell>
          <table:table-cell office:value-type="string" calcext:value-type="string">
            <text:p>WENDY ALEJANDRA CRUZ RUIZ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23" calcext:value-type="float">
            <text:p>20023</text:p>
          </table:table-cell>
          <table:table-cell office:value-type="float" office:value="20026" calcext:value-type="float">
            <text:p>20026</text:p>
          </table:table-cell>
          <table:table-cell office:value-type="string" calcext:value-type="string">
            <text:p>CUILAPAM DE GUERRERO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CAR DANIEL MENDOZA SOSA</text:p>
          </table:table-cell>
          <table:table-cell office:value-type="string" calcext:value-type="string">
            <text:p>AGUSTIN MARTINEZ VASQUEZ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023" calcext:value-type="float">
            <text:p>20023</text:p>
          </table:table-cell>
          <table:table-cell office:value-type="float" office:value="20026" calcext:value-type="float">
            <text:p>20026</text:p>
          </table:table-cell>
          <table:table-cell office:value-type="string" calcext:value-type="string">
            <text:p>CUILAPAM DE GUERRER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OLA ALEJANDRA SOLANO PEREZ</text:p>
          </table:table-cell>
          <table:table-cell office:value-type="string" calcext:value-type="string">
            <text:p>PRIMITIVA ANTONIO ANTONIO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23" calcext:value-type="float">
            <text:p>20023</text:p>
          </table:table-cell>
          <table:table-cell office:value-type="float" office:value="20026" calcext:value-type="float">
            <text:p>20026</text:p>
          </table:table-cell>
          <table:table-cell office:value-type="string" calcext:value-type="string">
            <text:p>CUILAPAM DE GUERRE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UE RAYRE MORENO DELGADO</text:p>
          </table:table-cell>
          <table:table-cell office:value-type="string" calcext:value-type="string">
            <text:p>VICTOR ABRAHAM MAYORAL RUI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023" calcext:value-type="float">
            <text:p>20023</text:p>
          </table:table-cell>
          <table:table-cell office:value-type="float" office:value="20026" calcext:value-type="float">
            <text:p>20026</text:p>
          </table:table-cell>
          <table:table-cell office:value-type="string" calcext:value-type="string">
            <text:p>CUILAPAM DE GUERRE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A ZOILA CANSECO MARTINEZ</text:p>
          </table:table-cell>
          <table:table-cell office:value-type="string" calcext:value-type="string">
            <text:p>SAYDA FABIOLA VELASCO ME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23" calcext:value-type="float">
            <text:p>20023</text:p>
          </table:table-cell>
          <table:table-cell office:value-type="float" office:value="20026" calcext:value-type="float">
            <text:p>20026</text:p>
          </table:table-cell>
          <table:table-cell office:value-type="string" calcext:value-type="string">
            <text:p>CUILAPAM DE GUERRE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D ULISES SILVA GUZMAN</text:p>
          </table:table-cell>
          <table:table-cell office:value-type="string" calcext:value-type="string">
            <text:p>ALBERTO HERNANDEZ SANTOS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025" calcext:value-type="float">
            <text:p>20025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CHAHUIT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ELL CASTILLO MARTINEZ</text:p>
          </table:table-cell>
          <table:table-cell office:value-type="string" calcext:value-type="string">
            <text:p>JAIME MARTINEZ VELAZQUEZ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CHAHUIT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25" calcext:value-type="float">
            <text:p>20025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CHAHUITE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EL VALENCIA GARCIA</text:p>
          </table:table-cell>
          <table:table-cell office:value-type="string" calcext:value-type="string">
            <text:p>PETRONA GUTIERREZ GONZALEZ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25" calcext:value-type="float">
            <text:p>20025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CHAHUITE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GUEL AQUINO GERONIMO</text:p>
          </table:table-cell>
          <table:table-cell office:value-type="string" calcext:value-type="string">
            <text:p>LUIS ENRRIQUE HERNANDEZ RINCON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025" calcext:value-type="float">
            <text:p>20025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CHAHUITE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 LUISA SALINAS MARROQUIN</text:p>
          </table:table-cell>
          <table:table-cell office:value-type="string" calcext:value-type="string">
            <text:p>ALBA ELENA TOLEDO CARRASCO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25" calcext:value-type="float">
            <text:p>20025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CHAHUITE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ICIA OROZCO CASTILLEJOS</text:p>
          </table:table-cell>
          <table:table-cell office:value-type="string" calcext:value-type="string">
            <text:p>ITZEL TAPIA ZAVALA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25" calcext:value-type="float">
            <text:p>20025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CHAHUIT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SOLIS MORALES</text:p>
          </table:table-cell>
          <table:table-cell office:value-type="string" calcext:value-type="string">
            <text:p>JESUS VENTURA MARTI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25" calcext:value-type="float">
            <text:p>20025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CHAHUIT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URA HERNANDEZ LOPEZ</text:p>
          </table:table-cell>
          <table:table-cell office:value-type="string" calcext:value-type="string">
            <text:p>MARIA ANTONIA SALINAS NICOLA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026" calcext:value-type="float">
            <text:p>20026</text:p>
          </table:table-cell>
          <table:table-cell office:value-type="float" office:value="20016" calcext:value-type="float">
            <text:p>20016</text:p>
          </table:table-cell>
          <table:table-cell office:value-type="string" calcext:value-type="string">
            <text:p>CHALCATONGO DE HIDALG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ARDO NEMECIO SANCHEZ ARIAS</text:p>
          </table:table-cell>
          <table:table-cell/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CHALCATONGO DE HIDALG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26" calcext:value-type="float">
            <text:p>20026</text:p>
          </table:table-cell>
          <table:table-cell office:value-type="float" office:value="20016" calcext:value-type="float">
            <text:p>20016</text:p>
          </table:table-cell>
          <table:table-cell office:value-type="string" calcext:value-type="string">
            <text:p>CHALCATONGO DE HIDALG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OCIO RUIZ JIME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VACIO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26" calcext:value-type="float">
            <text:p>20026</text:p>
          </table:table-cell>
          <table:table-cell office:value-type="float" office:value="20016" calcext:value-type="float">
            <text:p>20016</text:p>
          </table:table-cell>
          <table:table-cell office:value-type="string" calcext:value-type="string">
            <text:p>CHALCATONGO DE HIDALG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TAVIO SANTIAGO LOPEZ</text:p>
          </table:table-cell>
          <table:table-cell office:value-type="string" calcext:value-type="string">
            <text:p>JAVIER ANTOLIN CUEVAS JIME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26" calcext:value-type="float">
            <text:p>20026</text:p>
          </table:table-cell>
          <table:table-cell office:value-type="float" office:value="20016" calcext:value-type="float">
            <text:p>20016</text:p>
          </table:table-cell>
          <table:table-cell office:value-type="string" calcext:value-type="string">
            <text:p>CHALCATONGO DE HIDALGO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NNIFER NICOLAS LOPEZ</text:p>
          </table:table-cell>
          <table:table-cell office:value-type="string" calcext:value-type="string">
            <text:p>CLAUDIA NICOLAS CORTE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26" calcext:value-type="float">
            <text:p>20026</text:p>
          </table:table-cell>
          <table:table-cell office:value-type="float" office:value="20016" calcext:value-type="float">
            <text:p>20016</text:p>
          </table:table-cell>
          <table:table-cell office:value-type="string" calcext:value-type="string">
            <text:p>CHALCATONGO DE HIDALG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NDY KARINA SERRANO OSORIO</text:p>
          </table:table-cell>
          <table:table-cell/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26" calcext:value-type="float">
            <text:p>20026</text:p>
          </table:table-cell>
          <table:table-cell office:value-type="float" office:value="20016" calcext:value-type="float">
            <text:p>20016</text:p>
          </table:table-cell>
          <table:table-cell office:value-type="string" calcext:value-type="string">
            <text:p>CHALCATONGO DE HIDALG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STIN CARRERA GARCIA</text:p>
          </table:table-cell>
          <table:table-cell office:value-type="string" calcext:value-type="string">
            <text:p>JULIAN JIMENEZ RAMIR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26" calcext:value-type="float">
            <text:p>20026</text:p>
          </table:table-cell>
          <table:table-cell office:value-type="float" office:value="20016" calcext:value-type="float">
            <text:p>20016</text:p>
          </table:table-cell>
          <table:table-cell office:value-type="string" calcext:value-type="string">
            <text:p>CHALCATONGO DE HIDALG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NA LOPEZ CORTES</text:p>
          </table:table-cell>
          <table:table-cell office:value-type="string" calcext:value-type="string">
            <text:p>DIANA LAURA CUEVAS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20028" calcext:value-type="float">
            <text:p>20028</text:p>
          </table:table-cell>
          <table:table-cell office:value-type="string" calcext:value-type="string">
            <text:p>HEROICA CIUDAD DE EJUTLA DE CRESP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ARMANDO DIAZ JIMENEZ</text:p>
          </table:table-cell>
          <table:table-cell office:value-type="string" calcext:value-type="string">
            <text:p>HECTOR JEOVANI REYES SAAVED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EROICA CIUDAD DE EJUTLA DE CRESP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20028" calcext:value-type="float">
            <text:p>20028</text:p>
          </table:table-cell>
          <table:table-cell office:value-type="string" calcext:value-type="string">
            <text:p>HEROICA CIUDAD DE EJUTLA DE CRESPO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INALI DIAZ HERNANDEZ</text:p>
          </table:table-cell>
          <table:table-cell office:value-type="string" calcext:value-type="string">
            <text:p>LEONOR XOCHITL CALDERON FLOR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20028" calcext:value-type="float">
            <text:p>20028</text:p>
          </table:table-cell>
          <table:table-cell office:value-type="string" calcext:value-type="string">
            <text:p>HEROICA CIUDAD DE EJUTLA DE CRESP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RO EVERARDO DIAZ VASQUEZ</text:p>
          </table:table-cell>
          <table:table-cell office:value-type="string" calcext:value-type="string">
            <text:p>JOSE VALENTIN REYES TAP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20028" calcext:value-type="float">
            <text:p>20028</text:p>
          </table:table-cell>
          <table:table-cell office:value-type="string" calcext:value-type="string">
            <text:p>HEROICA CIUDAD DE EJUTLA DE CRESPO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URA LETICIA MENDEZ REYES</text:p>
          </table:table-cell>
          <table:table-cell office:value-type="string" calcext:value-type="string">
            <text:p>MARIA MAGDALENA SANCHEZ ZAVALET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20028" calcext:value-type="float">
            <text:p>20028</text:p>
          </table:table-cell>
          <table:table-cell office:value-type="string" calcext:value-type="string">
            <text:p>HEROICA CIUDAD DE EJUTLA DE CRESPO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RISAID FRANCISCO BARRITA REYES</text:p>
          </table:table-cell>
          <table:table-cell office:value-type="string" calcext:value-type="string">
            <text:p>SALVADOR CONSTANTINO GARCIA DIA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20028" calcext:value-type="float">
            <text:p>20028</text:p>
          </table:table-cell>
          <table:table-cell office:value-type="string" calcext:value-type="string">
            <text:p>HEROICA CIUDAD DE EJUTLA DE CRESPO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AUDIA ARACELI LARRAÑAGA NUÑEZ</text:p>
          </table:table-cell>
          <table:table-cell office:value-type="string" calcext:value-type="string">
            <text:p>MARTHA GUADALUPE PORRAS CANSEC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20028" calcext:value-type="float">
            <text:p>20028</text:p>
          </table:table-cell>
          <table:table-cell office:value-type="string" calcext:value-type="string">
            <text:p>HEROICA CIUDAD DE EJUTLA DE CRESPO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IKA AZUCENA CAYETANO PEREZ</text:p>
          </table:table-cell>
          <table:table-cell office:value-type="string" calcext:value-type="string">
            <text:p>AYLIN OYUKI MEDINA GUZMA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20028" calcext:value-type="float">
            <text:p>20028</text:p>
          </table:table-cell>
          <table:table-cell office:value-type="string" calcext:value-type="string">
            <text:p>HEROICA CIUDAD DE EJUTLA DE CRESP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 EVELIO JIMENEZ BARRITA</text:p>
          </table:table-cell>
          <table:table-cell office:value-type="string" calcext:value-type="string">
            <text:p>VICTOR ALDAIR GOMEZ CARMON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20028" calcext:value-type="float">
            <text:p>20028</text:p>
          </table:table-cell>
          <table:table-cell office:value-type="string" calcext:value-type="string">
            <text:p>HEROICA CIUDAD DE EJUTLA DE CRESPO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LUISA CASTILLO MORALEZ</text:p>
          </table:table-cell>
          <table:table-cell office:value-type="string" calcext:value-type="string">
            <text:p>MANUELA PACHECO PACHE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20028" calcext:value-type="float">
            <text:p>20028</text:p>
          </table:table-cell>
          <table:table-cell office:value-type="string" calcext:value-type="string">
            <text:p>HEROICA CIUDAD DE EJUTLA DE CRESP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TRIZ MEDINA LUCAS</text:p>
          </table:table-cell>
          <table:table-cell office:value-type="string" calcext:value-type="string">
            <text:p>ROSA AQUETZALLY LOPEZ ROBLES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20030" calcext:value-type="float">
            <text:p>20030</text:p>
          </table:table-cell>
          <table:table-cell office:value-type="string" calcext:value-type="string">
            <text:p>EL ESPIN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ERANZA BENITEZ ARIZMENDI</text:p>
          </table:table-cell>
          <table:table-cell office:value-type="string" calcext:value-type="string">
            <text:p>MABEL ROSARIO JUAREZ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ESPINAL--E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20030" calcext:value-type="float">
            <text:p>20030</text:p>
          </table:table-cell>
          <table:table-cell office:value-type="string" calcext:value-type="string">
            <text:p>EL ESPIN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GUEL CASTILLEJOS TOLEDO</text:p>
          </table:table-cell>
          <table:table-cell office:value-type="string" calcext:value-type="string">
            <text:p>EVE ANTONIO HERNAND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20030" calcext:value-type="float">
            <text:p>20030</text:p>
          </table:table-cell>
          <table:table-cell office:value-type="string" calcext:value-type="string">
            <text:p>EL ESPINA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Z SELENE DOMINGUEZ DIAZ</text:p>
          </table:table-cell>
          <table:table-cell office:value-type="string" calcext:value-type="string">
            <text:p>ZURI SADAI AQUINO EDISO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20030" calcext:value-type="float">
            <text:p>20030</text:p>
          </table:table-cell>
          <table:table-cell office:value-type="string" calcext:value-type="string">
            <text:p>EL ESPINA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CISCO ANTONIO RIOS</text:p>
          </table:table-cell>
          <table:table-cell office:value-type="string" calcext:value-type="string">
            <text:p>JORGE LUIS PINEDA CASTILLEJO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20030" calcext:value-type="float">
            <text:p>20030</text:p>
          </table:table-cell>
          <table:table-cell office:value-type="string" calcext:value-type="string">
            <text:p>EL ESPIN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UDIA LETICIA VILLALOBOS FUENTES</text:p>
          </table:table-cell>
          <table:table-cell office:value-type="string" calcext:value-type="string">
            <text:p>KARLA TOLEDO FUENT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20030" calcext:value-type="float">
            <text:p>20030</text:p>
          </table:table-cell>
          <table:table-cell office:value-type="string" calcext:value-type="string">
            <text:p>EL ESPIN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RELIA BENITEZ CASTILLEJOS</text:p>
          </table:table-cell>
          <table:table-cell office:value-type="string" calcext:value-type="string">
            <text:p>KARINA PINEDA CORTES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20030" calcext:value-type="float">
            <text:p>20030</text:p>
          </table:table-cell>
          <table:table-cell office:value-type="string" calcext:value-type="string">
            <text:p>EL ESPIN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RIO PINEDA TOLEDO</text:p>
          </table:table-cell>
          <table:table-cell office:value-type="string" calcext:value-type="string">
            <text:p>LAURA COLIN TOLE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032" calcext:value-type="float">
            <text:p>20032</text:p>
          </table:table-cell>
          <table:table-cell office:value-type="float" office:value="20031" calcext:value-type="float">
            <text:p>20031</text:p>
          </table:table-cell>
          <table:table-cell office:value-type="string" calcext:value-type="string">
            <text:p>FRESNILLO DE TRUJAN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LUCERO MARTINEZ</text:p>
          </table:table-cell>
          <table:table-cell office:value-type="string" calcext:value-type="string">
            <text:p>JESUS PALACIOS MICHAC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FRESNILLO DE TRUJAN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032" calcext:value-type="float">
            <text:p>20032</text:p>
          </table:table-cell>
          <table:table-cell office:value-type="float" office:value="20031" calcext:value-type="float">
            <text:p>20031</text:p>
          </table:table-cell>
          <table:table-cell office:value-type="string" calcext:value-type="string">
            <text:p>FRESNILLO DE TRUJAN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FTALI VICTORIA VIVAR PEREA</text:p>
          </table:table-cell>
          <table:table-cell office:value-type="string" calcext:value-type="string">
            <text:p>MARTA NIEVES MARTINEZ GUZMAN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032" calcext:value-type="float">
            <text:p>20032</text:p>
          </table:table-cell>
          <table:table-cell office:value-type="float" office:value="20031" calcext:value-type="float">
            <text:p>20031</text:p>
          </table:table-cell>
          <table:table-cell office:value-type="string" calcext:value-type="string">
            <text:p>FRESNILLO DE TRUJAN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ADALUPE LUCERO TORRALBA</text:p>
          </table:table-cell>
          <table:table-cell office:value-type="string" calcext:value-type="string">
            <text:p>NAVARRETE RIVER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032" calcext:value-type="float">
            <text:p>20032</text:p>
          </table:table-cell>
          <table:table-cell office:value-type="float" office:value="20031" calcext:value-type="float">
            <text:p>20031</text:p>
          </table:table-cell>
          <table:table-cell office:value-type="string" calcext:value-type="string">
            <text:p>FRESNILLO DE TRUJAN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IA URSULA ZURITA RODRIGUEZ</text:p>
          </table:table-cell>
          <table:table-cell office:value-type="string" calcext:value-type="string">
            <text:p>ANA MARIA CONTRERAS CRU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032" calcext:value-type="float">
            <text:p>20032</text:p>
          </table:table-cell>
          <table:table-cell office:value-type="float" office:value="20031" calcext:value-type="float">
            <text:p>20031</text:p>
          </table:table-cell>
          <table:table-cell office:value-type="string" calcext:value-type="string">
            <text:p>FRESNILLO DE TRUJAN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LYN ADRIANA ESPINOZA TAPIA</text:p>
          </table:table-cell>
          <table:table-cell office:value-type="string" calcext:value-type="string">
            <text:p>ALVAREZ MICHAC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032" calcext:value-type="float">
            <text:p>20032</text:p>
          </table:table-cell>
          <table:table-cell office:value-type="float" office:value="20031" calcext:value-type="float">
            <text:p>20031</text:p>
          </table:table-cell>
          <table:table-cell office:value-type="string" calcext:value-type="string">
            <text:p>FRESNILLO DE TRUJAN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RA OLGA RAMIREZ MENDEZ</text:p>
          </table:table-cell>
          <table:table-cell office:value-type="string" calcext:value-type="string">
            <text:p>ANGELA DEL CARMEN MENDEZ MICHAC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032" calcext:value-type="float">
            <text:p>20032</text:p>
          </table:table-cell>
          <table:table-cell office:value-type="float" office:value="20031" calcext:value-type="float">
            <text:p>20031</text:p>
          </table:table-cell>
          <table:table-cell office:value-type="string" calcext:value-type="string">
            <text:p>FRESNILLO DE TRUJAN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ILEA REMEDIOS ARANGO URIBE</text:p>
          </table:table-cell>
          <table:table-cell office:value-type="string" calcext:value-type="string">
            <text:p>PATRICIA MARISOL RAMIREZ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034" calcext:value-type="float">
            <text:p>20034</text:p>
          </table:table-cell>
          <table:table-cell office:value-type="float" office:value="20032" calcext:value-type="float">
            <text:p>20032</text:p>
          </table:table-cell>
          <table:table-cell office:value-type="string" calcext:value-type="string">
            <text:p>GUADALUPE DE RAMIRE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O RAMIREZ RAMIREZ</text:p>
          </table:table-cell>
          <table:table-cell office:value-type="string" calcext:value-type="string">
            <text:p>JOCE ENEDINO RAMIR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GUADALUPE DE RAMIREZ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34" calcext:value-type="float">
            <text:p>20034</text:p>
          </table:table-cell>
          <table:table-cell office:value-type="float" office:value="20032" calcext:value-type="float">
            <text:p>20032</text:p>
          </table:table-cell>
          <table:table-cell office:value-type="string" calcext:value-type="string">
            <text:p>GUADALUPE DE RAMIREZ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DALUPE DOROTEA RAMIREZ RAMIREZ</text:p>
          </table:table-cell>
          <table:table-cell office:value-type="string" calcext:value-type="string">
            <text:p>MARIA ROSA RAMIREZ MILLEL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034" calcext:value-type="float">
            <text:p>20034</text:p>
          </table:table-cell>
          <table:table-cell office:value-type="float" office:value="20032" calcext:value-type="float">
            <text:p>20032</text:p>
          </table:table-cell>
          <table:table-cell office:value-type="string" calcext:value-type="string">
            <text:p>GUADALUPE DE RAMIREZ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ANGEL CORRO SALAZAR</text:p>
          </table:table-cell>
          <table:table-cell office:value-type="string" calcext:value-type="string">
            <text:p>HURIEL GUZMAN RAMIR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034" calcext:value-type="float">
            <text:p>20034</text:p>
          </table:table-cell>
          <table:table-cell office:value-type="float" office:value="20032" calcext:value-type="float">
            <text:p>20032</text:p>
          </table:table-cell>
          <table:table-cell office:value-type="string" calcext:value-type="string">
            <text:p>GUADALUPE DE RAMIREZ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MILLETH RAMIREZ RAMIREZ</text:p>
          </table:table-cell>
          <table:table-cell office:value-type="string" calcext:value-type="string">
            <text:p>JOSEFA GUADALUPE GUZMAN BAUTISTA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034" calcext:value-type="float">
            <text:p>20034</text:p>
          </table:table-cell>
          <table:table-cell office:value-type="float" office:value="20032" calcext:value-type="float">
            <text:p>20032</text:p>
          </table:table-cell>
          <table:table-cell office:value-type="string" calcext:value-type="string">
            <text:p>GUADALUPE DE RAMIREZ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VET LUCIANA GUERRERO RAMIREZ</text:p>
          </table:table-cell>
          <table:table-cell office:value-type="string" calcext:value-type="string">
            <text:p>LEIDI TORRALBA MARTIN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034" calcext:value-type="float">
            <text:p>20034</text:p>
          </table:table-cell>
          <table:table-cell office:value-type="float" office:value="20032" calcext:value-type="float">
            <text:p>20032</text:p>
          </table:table-cell>
          <table:table-cell office:value-type="string" calcext:value-type="string">
            <text:p>GUADALUPE DE RAMIRE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DEE BAZAN HERRERA</text:p>
          </table:table-cell>
          <table:table-cell office:value-type="string" calcext:value-type="string">
            <text:p>BRISA OLMEDO REY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034" calcext:value-type="float">
            <text:p>20034</text:p>
          </table:table-cell>
          <table:table-cell office:value-type="float" office:value="20032" calcext:value-type="float">
            <text:p>20032</text:p>
          </table:table-cell>
          <table:table-cell office:value-type="string" calcext:value-type="string">
            <text:p>GUADALUPE DE RAMIRE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ILIA VALDEZ NARVAEZ</text:p>
          </table:table-cell>
          <table:table-cell office:value-type="string" calcext:value-type="string">
            <text:p>ABIGAIL HERRERA RIVERA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039" calcext:value-type="float">
            <text:p>20039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HEROICA CIUDAD DE HUAJUAPAN DE LE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DE LEON MARTINEZ SANCHEZ</text:p>
          </table:table-cell>
          <table:table-cell office:value-type="string" calcext:value-type="string">
            <text:p>ISAIAS REYES GARCIA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EROICA CIUDAD DE HUAJUAPAN DE LEO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039" calcext:value-type="float">
            <text:p>20039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HEROICA CIUDAD DE HUAJUAPAN DE LE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HA ELSA GARCIA MANZANARES</text:p>
          </table:table-cell>
          <table:table-cell office:value-type="string" calcext:value-type="string">
            <text:p>YANELLY VERONICA SALAZAR MEJIA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039" calcext:value-type="float">
            <text:p>20039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HEROICA CIUDAD DE HUAJUAPAN DE LE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ON ABEL SIBAJA SUAREZ</text:p>
          </table:table-cell>
          <table:table-cell office:value-type="string" calcext:value-type="string">
            <text:p>HUGO GUERRERO CASTILLO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039" calcext:value-type="float">
            <text:p>20039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HEROICA CIUDAD DE HUAJUAPAN DE LEO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ENTINA TERESA VAZQUEZ AMBROCIO</text:p>
          </table:table-cell>
          <table:table-cell office:value-type="string" calcext:value-type="string">
            <text:p>JAZMIN SANCHEZ CORTES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039" calcext:value-type="float">
            <text:p>20039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HEROICA CIUDAD DE HUAJUAPAN DE LEO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LOS DAVID LOPEZ MORA</text:p>
          </table:table-cell>
          <table:table-cell office:value-type="string" calcext:value-type="string">
            <text:p>RODOLFO CABRERA ROSALES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039" calcext:value-type="float">
            <text:p>20039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HEROICA CIUDAD DE HUAJUAPAN DE LEO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JANNETH ITHALIVI SALAZAR LOPEZ</text:p>
          </table:table-cell>
          <table:table-cell office:value-type="string" calcext:value-type="string">
            <text:p>MAYRA ISABEL GUZMAN URBANO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39" calcext:value-type="float">
            <text:p>20039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HEROICA CIUDAD DE HUAJUAPAN DE LE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IS GUADALUPE MORALES HERNANDEZ</text:p>
          </table:table-cell>
          <table:table-cell office:value-type="string" calcext:value-type="string">
            <text:p>JOSE LUIS SILVA BARCENAS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039" calcext:value-type="float">
            <text:p>20039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HEROICA CIUDAD DE HUAJUAPAN DE LEO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LINA MENDOZA RAMIREZ</text:p>
          </table:table-cell>
          <table:table-cell office:value-type="string" calcext:value-type="string">
            <text:p>ITANDEHUI ORTIZ SOLIS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039" calcext:value-type="float">
            <text:p>20039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HEROICA CIUDAD DE HUAJUAPAN DE LEO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NEMIE HOFFMANN SANCHEZ</text:p>
          </table:table-cell>
          <table:table-cell office:value-type="string" calcext:value-type="string">
            <text:p>CINTHYA YAEL LOPEZ ZARATE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039" calcext:value-type="float">
            <text:p>20039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HEROICA CIUDAD DE HUAJUAPAN DE LE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 MARCELINO SILVA SALAZAR</text:p>
          </table:table-cell>
          <table:table-cell office:value-type="string" calcext:value-type="string">
            <text:p>MARIO GALICIA LARA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039" calcext:value-type="float">
            <text:p>20039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HEROICA CIUDAD DE HUAJUAPAN DE LE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TICIA SOCORRO COLLADO SOTO</text:p>
          </table:table-cell>
          <table:table-cell office:value-type="string" calcext:value-type="string">
            <text:p>MARGARITA LETICIA PACHECO LOPEZ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39" calcext:value-type="float">
            <text:p>20039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HEROICA CIUDAD DE HUAJUAPAN DE LE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RIQUE CAMARILLO RAMIREZ</text:p>
          </table:table-cell>
          <table:table-cell office:value-type="string" calcext:value-type="string">
            <text:p>JULIAN GILBERTO RAMIREZ GUERRER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039" calcext:value-type="float">
            <text:p>20039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HEROICA CIUDAD DE HUAJUAPAN DE LE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 JESUS SANCHEZ MACEDA</text:p>
          </table:table-cell>
          <table:table-cell office:value-type="string" calcext:value-type="string">
            <text:p>ROSALIA SANCHEZ CRU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040" calcext:value-type="float">
            <text:p>20040</text:p>
          </table:table-cell>
          <table:table-cell office:value-type="float" office:value="20038" calcext:value-type="float">
            <text:p>20038</text:p>
          </table:table-cell>
          <table:table-cell office:value-type="string" calcext:value-type="string">
            <text:p>HUAUTEPE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ZAREHT GARCIA GARCIA</text:p>
          </table:table-cell>
          <table:table-cell office:value-type="string" calcext:value-type="string">
            <text:p>MACEDONIO CARRERA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UAUTEPEC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040" calcext:value-type="float">
            <text:p>20040</text:p>
          </table:table-cell>
          <table:table-cell office:value-type="float" office:value="20038" calcext:value-type="float">
            <text:p>20038</text:p>
          </table:table-cell>
          <table:table-cell office:value-type="string" calcext:value-type="string">
            <text:p>HUAUTEPE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THA RAMIREZ GRACIDA</text:p>
          </table:table-cell>
          <table:table-cell office:value-type="string" calcext:value-type="string">
            <text:p>REYNA CARRERA RAMI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040" calcext:value-type="float">
            <text:p>20040</text:p>
          </table:table-cell>
          <table:table-cell office:value-type="float" office:value="20038" calcext:value-type="float">
            <text:p>20038</text:p>
          </table:table-cell>
          <table:table-cell office:value-type="string" calcext:value-type="string">
            <text:p>HUAUTEPE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IDORO CARRERA GRACIDA</text:p>
          </table:table-cell>
          <table:table-cell office:value-type="string" calcext:value-type="string">
            <text:p>ANSELMO CARRERA VELASC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040" calcext:value-type="float">
            <text:p>20040</text:p>
          </table:table-cell>
          <table:table-cell office:value-type="float" office:value="20038" calcext:value-type="float">
            <text:p>20038</text:p>
          </table:table-cell>
          <table:table-cell office:value-type="string" calcext:value-type="string">
            <text:p>HUAUTEPE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ARMEN RODRIGUEZ RODRIGUEZ</text:p>
          </table:table-cell>
          <table:table-cell office:value-type="string" calcext:value-type="string">
            <text:p>CATALINA ROMERO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040" calcext:value-type="float">
            <text:p>20040</text:p>
          </table:table-cell>
          <table:table-cell office:value-type="float" office:value="20038" calcext:value-type="float">
            <text:p>20038</text:p>
          </table:table-cell>
          <table:table-cell office:value-type="string" calcext:value-type="string">
            <text:p>HUAUTEP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A CHRISTIAN CARRERA ALVAREZ</text:p>
          </table:table-cell>
          <table:table-cell office:value-type="string" calcext:value-type="string">
            <text:p>YOLANDA VENEGAS RODRIGU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040" calcext:value-type="float">
            <text:p>20040</text:p>
          </table:table-cell>
          <table:table-cell office:value-type="float" office:value="20038" calcext:value-type="float">
            <text:p>20038</text:p>
          </table:table-cell>
          <table:table-cell office:value-type="string" calcext:value-type="string">
            <text:p>HUAUTEPE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CARRERA CERQUEDA</text:p>
          </table:table-cell>
          <table:table-cell office:value-type="string" calcext:value-type="string">
            <text:p>FRANCISCO MARTINEZ MEJ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040" calcext:value-type="float">
            <text:p>20040</text:p>
          </table:table-cell>
          <table:table-cell office:value-type="float" office:value="20038" calcext:value-type="float">
            <text:p>20038</text:p>
          </table:table-cell>
          <table:table-cell office:value-type="string" calcext:value-type="string">
            <text:p>HUAUTEPE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LINO CARBAJAL GARCIA</text:p>
          </table:table-cell>
          <table:table-cell office:value-type="string" calcext:value-type="string">
            <text:p>BALDOMERO ROMERO CARBAJAL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041" calcext:value-type="float">
            <text:p>20041</text:p>
          </table:table-cell>
          <table:table-cell office:value-type="float" office:value="20039" calcext:value-type="float">
            <text:p>20039</text:p>
          </table:table-cell>
          <table:table-cell office:value-type="string" calcext:value-type="string">
            <text:p>HUAUTLA DE JIMENE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GARCIA MARTINEZ</text:p>
          </table:table-cell>
          <table:table-cell office:value-type="string" calcext:value-type="string">
            <text:p>MARIA MARGARITA CRUZ GOMEZ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UAUTLA DE JIMENEZ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041" calcext:value-type="float">
            <text:p>20041</text:p>
          </table:table-cell>
          <table:table-cell office:value-type="float" office:value="20039" calcext:value-type="float">
            <text:p>20039</text:p>
          </table:table-cell>
          <table:table-cell office:value-type="string" calcext:value-type="string">
            <text:p>HUAUTLA DE JIMENEZ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ERTA TEJEDA GARCIA</text:p>
          </table:table-cell>
          <table:table-cell office:value-type="string" calcext:value-type="string">
            <text:p>VIANNEY HERRERA CRUZ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41" calcext:value-type="float">
            <text:p>20041</text:p>
          </table:table-cell>
          <table:table-cell office:value-type="float" office:value="20039" calcext:value-type="float">
            <text:p>20039</text:p>
          </table:table-cell>
          <table:table-cell office:value-type="string" calcext:value-type="string">
            <text:p>HUAUTLA DE JIMENEZ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RGE CARRERA MARTINEZ</text:p>
          </table:table-cell>
          <table:table-cell office:value-type="string" calcext:value-type="string">
            <text:p>LEONCIO MARTINEZ GARCIA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41" calcext:value-type="float">
            <text:p>20041</text:p>
          </table:table-cell>
          <table:table-cell office:value-type="float" office:value="20039" calcext:value-type="float">
            <text:p>20039</text:p>
          </table:table-cell>
          <table:table-cell office:value-type="string" calcext:value-type="string">
            <text:p>HUAUTLA DE JIMENE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EONIDES LOPEZ PEREZ</text:p>
          </table:table-cell>
          <table:table-cell office:value-type="string" calcext:value-type="string">
            <text:p>ROCIO ESMERALDA CARRERA GARCIA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41" calcext:value-type="float">
            <text:p>20041</text:p>
          </table:table-cell>
          <table:table-cell office:value-type="float" office:value="20039" calcext:value-type="float">
            <text:p>20039</text:p>
          </table:table-cell>
          <table:table-cell office:value-type="string" calcext:value-type="string">
            <text:p>HUAUTLA DE JIMENEZ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E CLISERIO MARTINEZ CERQUEDA</text:p>
          </table:table-cell>
          <table:table-cell office:value-type="string" calcext:value-type="string">
            <text:p>JESUS RIVERA PEREZ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41" calcext:value-type="float">
            <text:p>20041</text:p>
          </table:table-cell>
          <table:table-cell office:value-type="float" office:value="20039" calcext:value-type="float">
            <text:p>20039</text:p>
          </table:table-cell>
          <table:table-cell office:value-type="string" calcext:value-type="string">
            <text:p>HUAUTLA DE JIMEN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YELI MARTINEZ GARCIA</text:p>
          </table:table-cell>
          <table:table-cell office:value-type="string" calcext:value-type="string">
            <text:p>CECILIA GARCIA GARCIA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041" calcext:value-type="float">
            <text:p>20041</text:p>
          </table:table-cell>
          <table:table-cell office:value-type="float" office:value="20039" calcext:value-type="float">
            <text:p>20039</text:p>
          </table:table-cell>
          <table:table-cell office:value-type="string" calcext:value-type="string">
            <text:p>HUAUTLA DE JIMENEZ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LIVA MARTINEZ MARTINEZ</text:p>
          </table:table-cell>
          <table:table-cell office:value-type="string" calcext:value-type="string">
            <text:p>DAGNY MICHELLE GARCIA HERNANDEZ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041" calcext:value-type="float">
            <text:p>20041</text:p>
          </table:table-cell>
          <table:table-cell office:value-type="float" office:value="20039" calcext:value-type="float">
            <text:p>20039</text:p>
          </table:table-cell>
          <table:table-cell office:value-type="string" calcext:value-type="string">
            <text:p>HUAUTLA DE JIMENE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NARDINO MARTINEZ GARCIA</text:p>
          </table:table-cell>
          <table:table-cell office:value-type="string" calcext:value-type="string">
            <text:p>TOMAS ENRIQUE CALVO ESCOBEDO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041" calcext:value-type="float">
            <text:p>20041</text:p>
          </table:table-cell>
          <table:table-cell office:value-type="float" office:value="20039" calcext:value-type="float">
            <text:p>20039</text:p>
          </table:table-cell>
          <table:table-cell office:value-type="string" calcext:value-type="string">
            <text:p>HUAUTLA DE JIMENEZ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DEL CARMEN MELENDEZ CORTES</text:p>
          </table:table-cell>
          <table:table-cell office:value-type="string" calcext:value-type="string">
            <text:p>DULCE TEOFILO GARCIA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041" calcext:value-type="float">
            <text:p>20041</text:p>
          </table:table-cell>
          <table:table-cell office:value-type="float" office:value="20039" calcext:value-type="float">
            <text:p>20039</text:p>
          </table:table-cell>
          <table:table-cell office:value-type="string" calcext:value-type="string">
            <text:p>HUAUTLA DE JIMENE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GO GARCIA CERVANTES</text:p>
          </table:table-cell>
          <table:table-cell office:value-type="string" calcext:value-type="string">
            <text:p>LEONARDO JUVENTINO MARTINEZ MOREN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20043" calcext:value-type="float">
            <text:p>20043</text:p>
          </table:table-cell>
          <table:table-cell office:value-type="string" calcext:value-type="string">
            <text:p>HEROICA CIUDAD DE JUCHITAN DE ZARAGOZ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GUEL SANCHEZ ALTAMIRANO</text:p>
          </table:table-cell>
          <table:table-cell office:value-type="string" calcext:value-type="string">
            <text:p>MARIANO ROSADO LOPEZ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EROICA CIUDAD DE JUCHITAN DE ZARAGOZ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20043" calcext:value-type="float">
            <text:p>20043</text:p>
          </table:table-cell>
          <table:table-cell office:value-type="string" calcext:value-type="string">
            <text:p>HEROICA CIUDAD DE JUCHITAN DE ZARAGOZA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ILA GOMEZ CABRERA</text:p>
          </table:table-cell>
          <table:table-cell office:value-type="string" calcext:value-type="string">
            <text:p>ANA MARIA VASQUEZ ROBLEDO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20043" calcext:value-type="float">
            <text:p>20043</text:p>
          </table:table-cell>
          <table:table-cell office:value-type="string" calcext:value-type="string">
            <text:p>HEROICA CIUDAD DE JUCHITAN DE ZARAGOZA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EL TERAN MATUS</text:p>
          </table:table-cell>
          <table:table-cell office:value-type="string" calcext:value-type="string">
            <text:p>GREGORIO TERAN MATUS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20043" calcext:value-type="float">
            <text:p>20043</text:p>
          </table:table-cell>
          <table:table-cell office:value-type="string" calcext:value-type="string">
            <text:p>HEROICA CIUDAD DE JUCHITAN DE ZARAGOZ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SA ELVIA REGALADO PEREZ</text:p>
          </table:table-cell>
          <table:table-cell office:value-type="string" calcext:value-type="string">
            <text:p>EUNICE LIZET DIAZ SANTIAGO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20043" calcext:value-type="float">
            <text:p>20043</text:p>
          </table:table-cell>
          <table:table-cell office:value-type="string" calcext:value-type="string">
            <text:p>HEROICA CIUDAD DE JUCHITAN DE ZARAGOZ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FINO MORALES FELIPE</text:p>
          </table:table-cell>
          <table:table-cell office:value-type="string" calcext:value-type="string">
            <text:p>TOMAS CASTILLO MATEO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20043" calcext:value-type="float">
            <text:p>20043</text:p>
          </table:table-cell>
          <table:table-cell office:value-type="string" calcext:value-type="string">
            <text:p>HEROICA CIUDAD DE JUCHITAN DE ZARAGOZA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IBEL TERAN VILLALOBOS</text:p>
          </table:table-cell>
          <table:table-cell office:value-type="string" calcext:value-type="string">
            <text:p>ANTONIA JIMENEZ LOPEZ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20043" calcext:value-type="float">
            <text:p>20043</text:p>
          </table:table-cell>
          <table:table-cell office:value-type="string" calcext:value-type="string">
            <text:p>HEROICA CIUDAD DE JUCHITAN DE ZARAGOZA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EL TOLEDO MONTERO</text:p>
          </table:table-cell>
          <table:table-cell office:value-type="string" calcext:value-type="string">
            <text:p>JESUS LOPEZ GUERRA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20043" calcext:value-type="float">
            <text:p>20043</text:p>
          </table:table-cell>
          <table:table-cell office:value-type="string" calcext:value-type="string">
            <text:p>HEROICA CIUDAD DE JUCHITAN DE ZARAGOZA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IA ELENA VAZQUEZ LOPEZ</text:p>
          </table:table-cell>
          <table:table-cell office:value-type="string" calcext:value-type="string">
            <text:p>ERIKA SANTIAGO LUNA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20043" calcext:value-type="float">
            <text:p>20043</text:p>
          </table:table-cell>
          <table:table-cell office:value-type="string" calcext:value-type="string">
            <text:p>HEROICA CIUDAD DE JUCHITAN DE ZARAGOZ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OSE ALFREDO NICOLAS VERA</text:p>
          </table:table-cell>
          <table:table-cell office:value-type="string" calcext:value-type="string">
            <text:p>JUAN CARLOS LOPEZ CASTILLO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20043" calcext:value-type="float">
            <text:p>20043</text:p>
          </table:table-cell>
          <table:table-cell office:value-type="string" calcext:value-type="string">
            <text:p>HEROICA CIUDAD DE JUCHITAN DE ZARAGOZA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RY OROZCO VASQUEZ</text:p>
          </table:table-cell>
          <table:table-cell office:value-type="string" calcext:value-type="string">
            <text:p>MARIA DE JESUS JIMENEZ RUIZ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20043" calcext:value-type="float">
            <text:p>20043</text:p>
          </table:table-cell>
          <table:table-cell office:value-type="string" calcext:value-type="string">
            <text:p>HEROICA CIUDAD DE JUCHITAN DE ZARAGOZA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SA ELVA JIMENEZ LOPEZ</text:p>
          </table:table-cell>
          <table:table-cell office:value-type="string" calcext:value-type="string">
            <text:p>MONSERRAT SALES NIEVES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20043" calcext:value-type="float">
            <text:p>20043</text:p>
          </table:table-cell>
          <table:table-cell office:value-type="string" calcext:value-type="string">
            <text:p>HEROICA CIUDAD DE JUCHITAN DE ZARAGOZ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J ANZUETO HILERIO</text:p>
          </table:table-cell>
          <table:table-cell office:value-type="string" calcext:value-type="string">
            <text:p>EMERIT RAMOS REGALAD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20043" calcext:value-type="float">
            <text:p>20043</text:p>
          </table:table-cell>
          <table:table-cell office:value-type="string" calcext:value-type="string">
            <text:p>HEROICA CIUDAD DE JUCHITAN DE ZARAGOZA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DEL CARMEN SANCHEZ CARRASCO</text:p>
          </table:table-cell>
          <table:table-cell office:value-type="string" calcext:value-type="string">
            <text:p>BERNARDA SANCHEZ SANCH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20043" calcext:value-type="float">
            <text:p>20043</text:p>
          </table:table-cell>
          <table:table-cell office:value-type="string" calcext:value-type="string">
            <text:p>HEROICA CIUDAD DE JUCHITAN DE ZARAGOZA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AS ORLANDO CARRASCO HERNANDEZ</text:p>
          </table:table-cell>
          <table:table-cell office:value-type="string" calcext:value-type="string">
            <text:p>LUIS ANTONIO LUIS SANCH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20043" calcext:value-type="float">
            <text:p>20043</text:p>
          </table:table-cell>
          <table:table-cell office:value-type="string" calcext:value-type="string">
            <text:p>HEROICA CIUDAD DE JUCHITAN DE ZARAGOZ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LIA MARTINEZ SANCHEZ</text:p>
          </table:table-cell>
          <table:table-cell office:value-type="string" calcext:value-type="string">
            <text:p>YANIRA LOP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20043" calcext:value-type="float">
            <text:p>20043</text:p>
          </table:table-cell>
          <table:table-cell office:value-type="string" calcext:value-type="string">
            <text:p>HEROICA CIUDAD DE JUCHITAN DE ZARAGOZ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SCUAL LOPEZ CHENTE GOMEZ</text:p>
          </table:table-cell>
          <table:table-cell office:value-type="string" calcext:value-type="string">
            <text:p>EDUARDO ANTONIO LUIS VASQU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20044" calcext:value-type="float">
            <text:p>20044</text:p>
          </table:table-cell>
          <table:table-cell office:value-type="string" calcext:value-type="string">
            <text:p>LOMA BONI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GAR OMAR LARA PALMA</text:p>
          </table:table-cell>
          <table:table-cell office:value-type="string" calcext:value-type="string">
            <text:p>GUADALUPE LARA PALM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LOMA BONIT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20044" calcext:value-type="float">
            <text:p>20044</text:p>
          </table:table-cell>
          <table:table-cell office:value-type="string" calcext:value-type="string">
            <text:p>LOMA BONI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IDIANA LAGUNES MALPICA</text:p>
          </table:table-cell>
          <table:table-cell office:value-type="string" calcext:value-type="string">
            <text:p>FELICITA CRUZ GONZAL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20044" calcext:value-type="float">
            <text:p>20044</text:p>
          </table:table-cell>
          <table:table-cell office:value-type="string" calcext:value-type="string">
            <text:p>LOMA BONIT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LBERTO LEON PORTUGAL</text:p>
          </table:table-cell>
          <table:table-cell office:value-type="string" calcext:value-type="string">
            <text:p>LIDIO MENDOZA MUÑO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20044" calcext:value-type="float">
            <text:p>20044</text:p>
          </table:table-cell>
          <table:table-cell office:value-type="string" calcext:value-type="string">
            <text:p>LOMA BONI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DA OCHOA SUAREZ</text:p>
          </table:table-cell>
          <table:table-cell office:value-type="string" calcext:value-type="string">
            <text:p>MA. DEL ROSARIO RAMOS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20044" calcext:value-type="float">
            <text:p>20044</text:p>
          </table:table-cell>
          <table:table-cell office:value-type="string" calcext:value-type="string">
            <text:p>LOMA BONIT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LOS ENRIQUE FLORES VARGAS</text:p>
          </table:table-cell>
          <table:table-cell office:value-type="string" calcext:value-type="string">
            <text:p>JAIME JOEL REYES MONTESINO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20044" calcext:value-type="float">
            <text:p>20044</text:p>
          </table:table-cell>
          <table:table-cell office:value-type="string" calcext:value-type="string">
            <text:p>LOMA BONI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REYDA FLORIANO LOPEZ</text:p>
          </table:table-cell>
          <table:table-cell office:value-type="string" calcext:value-type="string">
            <text:p>ADALILIA CASTRO CORR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20044" calcext:value-type="float">
            <text:p>20044</text:p>
          </table:table-cell>
          <table:table-cell office:value-type="string" calcext:value-type="string">
            <text:p>LOMA BONIT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REYA MORTERA SANCHEZ</text:p>
          </table:table-cell>
          <table:table-cell office:value-type="string" calcext:value-type="string">
            <text:p>EUSTOLIA MORALES BARRAGA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20044" calcext:value-type="float">
            <text:p>20044</text:p>
          </table:table-cell>
          <table:table-cell office:value-type="string" calcext:value-type="string">
            <text:p>LOMA BONI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HER PITALUA DIAZ</text:p>
          </table:table-cell>
          <table:table-cell office:value-type="string" calcext:value-type="string">
            <text:p>ANA ROSA JIMENEZ MARTINEZ</text:p>
          </table:table-cell>
          <table:table-cell office:value-type="string" calcext:value-type="string">
            <text:p>CANDIDATURA COMUN PAN-PRD-NA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20044" calcext:value-type="float">
            <text:p>20044</text:p>
          </table:table-cell>
          <table:table-cell office:value-type="string" calcext:value-type="string">
            <text:p>LOMA BONI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ANDO VEZ GARCIA</text:p>
          </table:table-cell>
          <table:table-cell office:value-type="string" calcext:value-type="string">
            <text:p>ARTURO HIDALGO RAMIREZ</text:p>
          </table:table-cell>
          <table:table-cell office:value-type="string" calcext:value-type="string">
            <text:p>CANDIDATURA COMUN PAN-PRD-NA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20044" calcext:value-type="float">
            <text:p>20044</text:p>
          </table:table-cell>
          <table:table-cell office:value-type="string" calcext:value-type="string">
            <text:p>LOMA BONI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YMUNDO RIVERA HERNANDEZ</text:p>
          </table:table-cell>
          <table:table-cell office:value-type="string" calcext:value-type="string">
            <text:p>DANIEL ROMAN RAMOS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049" calcext:value-type="float">
            <text:p>20049</text:p>
          </table:table-cell>
          <table:table-cell office:value-type="float" office:value="20048" calcext:value-type="float">
            <text:p>20048</text:p>
          </table:table-cell>
          <table:table-cell office:value-type="string" calcext:value-type="string">
            <text:p>MAGDALENA OCOTL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AEL QUINTIN ROSARIO VALENCIA</text:p>
          </table:table-cell>
          <table:table-cell office:value-type="string" calcext:value-type="string">
            <text:p>FACUNDO FREDI MARTINEZ PER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MAGDALENA OCOTLA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049" calcext:value-type="float">
            <text:p>20049</text:p>
          </table:table-cell>
          <table:table-cell office:value-type="float" office:value="20048" calcext:value-type="float">
            <text:p>20048</text:p>
          </table:table-cell>
          <table:table-cell office:value-type="string" calcext:value-type="string">
            <text:p>MAGDALENA OCOTLAN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JOAQUINA SANCHEZ AQUINO</text:p>
          </table:table-cell>
          <table:table-cell office:value-type="string" calcext:value-type="string">
            <text:p>REYNA ARACELI SANCHEZ PER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049" calcext:value-type="float">
            <text:p>20049</text:p>
          </table:table-cell>
          <table:table-cell office:value-type="float" office:value="20048" calcext:value-type="float">
            <text:p>20048</text:p>
          </table:table-cell>
          <table:table-cell office:value-type="string" calcext:value-type="string">
            <text:p>MAGDALENA OCOTLA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ESTINO ABEL VASQUEZ PEREZ</text:p>
          </table:table-cell>
          <table:table-cell office:value-type="string" calcext:value-type="string">
            <text:p>ALEJANDRO JAVIER SANCHEZ CRU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049" calcext:value-type="float">
            <text:p>20049</text:p>
          </table:table-cell>
          <table:table-cell office:value-type="float" office:value="20048" calcext:value-type="float">
            <text:p>20048</text:p>
          </table:table-cell>
          <table:table-cell office:value-type="string" calcext:value-type="string">
            <text:p>MAGDALENA OCOTLAN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VIA NATALIA GARCIA AQUINO</text:p>
          </table:table-cell>
          <table:table-cell office:value-type="string" calcext:value-type="string">
            <text:p>GABRIELA FLORICELY SANCHEZ MEND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049" calcext:value-type="float">
            <text:p>20049</text:p>
          </table:table-cell>
          <table:table-cell office:value-type="float" office:value="20048" calcext:value-type="float">
            <text:p>20048</text:p>
          </table:table-cell>
          <table:table-cell office:value-type="string" calcext:value-type="string">
            <text:p>MAGDALENA OCOTLAN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GOBERTA SONIA SANCHEZ PEREZ</text:p>
          </table:table-cell>
          <table:table-cell office:value-type="string" calcext:value-type="string">
            <text:p>IMELDA RUIZ MORALE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049" calcext:value-type="float">
            <text:p>20049</text:p>
          </table:table-cell>
          <table:table-cell office:value-type="float" office:value="20048" calcext:value-type="float">
            <text:p>20048</text:p>
          </table:table-cell>
          <table:table-cell office:value-type="string" calcext:value-type="string">
            <text:p>MAGDALENA OCOTL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ALIA MAGDALENA MENDEZ VASQUEZ</text:p>
          </table:table-cell>
          <table:table-cell office:value-type="string" calcext:value-type="string">
            <text:p>EULALIA ANTONIA MENDEZ VASQU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049" calcext:value-type="float">
            <text:p>20049</text:p>
          </table:table-cell>
          <table:table-cell office:value-type="float" office:value="20048" calcext:value-type="float">
            <text:p>20048</text:p>
          </table:table-cell>
          <table:table-cell office:value-type="string" calcext:value-type="string">
            <text:p>MAGDALENA OCOTL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CELA PATRICIA VASQUEZ MENDEZ</text:p>
          </table:table-cell>
          <table:table-cell office:value-type="string" calcext:value-type="string">
            <text:p>NANCY ITZEL SANCHEZ VALENCI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052" calcext:value-type="float">
            <text:p>20052</text:p>
          </table:table-cell>
          <table:table-cell office:value-type="float" office:value="20051" calcext:value-type="float">
            <text:p>20051</text:p>
          </table:table-cell>
          <table:table-cell office:value-type="string" calcext:value-type="string">
            <text:p>MAGDALENA TEQUISISTLA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HERNANDEZ SAAVEDRA</text:p>
          </table:table-cell>
          <table:table-cell office:value-type="string" calcext:value-type="string">
            <text:p>LUIS DANIEL DIAZ PE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MAGDALENA TEQUISISTLAN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052" calcext:value-type="float">
            <text:p>20052</text:p>
          </table:table-cell>
          <table:table-cell office:value-type="float" office:value="20051" calcext:value-type="float">
            <text:p>20051</text:p>
          </table:table-cell>
          <table:table-cell office:value-type="string" calcext:value-type="string">
            <text:p>MAGDALENA TEQUISISTLAN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MEN RODRIQUEZ ALTAMIRANO</text:p>
          </table:table-cell>
          <table:table-cell office:value-type="string" calcext:value-type="string">
            <text:p>ANA LUZ MARTINEZ NAZARIEG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052" calcext:value-type="float">
            <text:p>20052</text:p>
          </table:table-cell>
          <table:table-cell office:value-type="float" office:value="20051" calcext:value-type="float">
            <text:p>20051</text:p>
          </table:table-cell>
          <table:table-cell office:value-type="string" calcext:value-type="string">
            <text:p>MAGDALENA TEQUISISTLAN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SUS GOMEZ HERNANDEZ</text:p>
          </table:table-cell>
          <table:table-cell office:value-type="string" calcext:value-type="string">
            <text:p>GIRALDO SOSA BELTRA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052" calcext:value-type="float">
            <text:p>20052</text:p>
          </table:table-cell>
          <table:table-cell office:value-type="float" office:value="20051" calcext:value-type="float">
            <text:p>20051</text:p>
          </table:table-cell>
          <table:table-cell office:value-type="string" calcext:value-type="string">
            <text:p>MAGDALENA TEQUISISTLAN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ISY MARTINEZ LUNA</text:p>
          </table:table-cell>
          <table:table-cell office:value-type="string" calcext:value-type="string">
            <text:p>NALLELY JIMENEZ RAMI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052" calcext:value-type="float">
            <text:p>20052</text:p>
          </table:table-cell>
          <table:table-cell office:value-type="float" office:value="20051" calcext:value-type="float">
            <text:p>20051</text:p>
          </table:table-cell>
          <table:table-cell office:value-type="string" calcext:value-type="string">
            <text:p>MAGDALENA TEQUISISTLAN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URIDIA JIMENEZ SANTIAQO</text:p>
          </table:table-cell>
          <table:table-cell office:value-type="string" calcext:value-type="string">
            <text:p>LORENA VIVANI GROSS GRIJALV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052" calcext:value-type="float">
            <text:p>20052</text:p>
          </table:table-cell>
          <table:table-cell office:value-type="float" office:value="20051" calcext:value-type="float">
            <text:p>20051</text:p>
          </table:table-cell>
          <table:table-cell office:value-type="string" calcext:value-type="string">
            <text:p>MAGDALENA TEQUISISTLA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ORTIZ BLANCO</text:p>
          </table:table-cell>
          <table:table-cell office:value-type="string" calcext:value-type="string">
            <text:p>OCTAVIANO BAUTISTA DIA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052" calcext:value-type="float">
            <text:p>20052</text:p>
          </table:table-cell>
          <table:table-cell office:value-type="float" office:value="20051" calcext:value-type="float">
            <text:p>20051</text:p>
          </table:table-cell>
          <table:table-cell office:value-type="string" calcext:value-type="string">
            <text:p>MAGDALENA TEQUISISTLA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 VILLALOBOS GARCIA</text:p>
          </table:table-cell>
          <table:table-cell office:value-type="string" calcext:value-type="string">
            <text:p>LUIS ANDRES JARQUIN ATILAN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053" calcext:value-type="float">
            <text:p>20053</text:p>
          </table:table-cell>
          <table:table-cell office:value-type="float" office:value="20052" calcext:value-type="float">
            <text:p>20052</text:p>
          </table:table-cell>
          <table:table-cell office:value-type="string" calcext:value-type="string">
            <text:p>MAGDALENA TLACOTEPE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JAVIER MORALES REVUELTA</text:p>
          </table:table-cell>
          <table:table-cell office:value-type="string" calcext:value-type="string">
            <text:p>JOSE ANTONIO GALLEGOS ALVAR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MAGDALENA TLACOTEPEC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53" calcext:value-type="float">
            <text:p>20053</text:p>
          </table:table-cell>
          <table:table-cell office:value-type="float" office:value="20052" calcext:value-type="float">
            <text:p>20052</text:p>
          </table:table-cell>
          <table:table-cell office:value-type="string" calcext:value-type="string">
            <text:p>MAGDALENA TLACOTEPEC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IBEL BENITEZ ALVAREZ</text:p>
          </table:table-cell>
          <table:table-cell office:value-type="string" calcext:value-type="string">
            <text:p>MARGARITA OSORIO GALLEGOS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53" calcext:value-type="float">
            <text:p>20053</text:p>
          </table:table-cell>
          <table:table-cell office:value-type="float" office:value="20052" calcext:value-type="float">
            <text:p>20052</text:p>
          </table:table-cell>
          <table:table-cell office:value-type="string" calcext:value-type="string">
            <text:p>MAGDALENA TLACOTEPEC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SUS OSORIO REYNA</text:p>
          </table:table-cell>
          <table:table-cell office:value-type="string" calcext:value-type="string">
            <text:p>CARLOS GIRON BENIT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053" calcext:value-type="float">
            <text:p>20053</text:p>
          </table:table-cell>
          <table:table-cell office:value-type="float" office:value="20052" calcext:value-type="float">
            <text:p>20052</text:p>
          </table:table-cell>
          <table:table-cell office:value-type="string" calcext:value-type="string">
            <text:p>MAGDALENA TLACOTEPEC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CELI GIRON ALVAREZ</text:p>
          </table:table-cell>
          <table:table-cell office:value-type="string" calcext:value-type="string">
            <text:p>MAGDALIA GIRON LOP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053" calcext:value-type="float">
            <text:p>20053</text:p>
          </table:table-cell>
          <table:table-cell office:value-type="float" office:value="20052" calcext:value-type="float">
            <text:p>20052</text:p>
          </table:table-cell>
          <table:table-cell office:value-type="string" calcext:value-type="string">
            <text:p>MAGDALENA TLACOTEPEC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ANAI OSORIO MARTINEZ</text:p>
          </table:table-cell>
          <table:table-cell office:value-type="string" calcext:value-type="string">
            <text:p>YARITZA TOLEDO LOP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053" calcext:value-type="float">
            <text:p>20053</text:p>
          </table:table-cell>
          <table:table-cell office:value-type="float" office:value="20052" calcext:value-type="float">
            <text:p>20052</text:p>
          </table:table-cell>
          <table:table-cell office:value-type="string" calcext:value-type="string">
            <text:p>MAGDALENA TLACOTEPE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TOR MANUEL OSORIO HENCHE</text:p>
          </table:table-cell>
          <table:table-cell office:value-type="string" calcext:value-type="string">
            <text:p>LEONARDO RITO ALVA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053" calcext:value-type="float">
            <text:p>20053</text:p>
          </table:table-cell>
          <table:table-cell office:value-type="float" office:value="20052" calcext:value-type="float">
            <text:p>20052</text:p>
          </table:table-cell>
          <table:table-cell office:value-type="string" calcext:value-type="string">
            <text:p>MAGDALENA TLACOTEPE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GUEL REYNA OSORIO</text:p>
          </table:table-cell>
          <table:table-cell office:value-type="string" calcext:value-type="string">
            <text:p>MISAEL REVUELTA FIGUERO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20055" calcext:value-type="float">
            <text:p>20055</text:p>
          </table:table-cell>
          <table:table-cell office:value-type="string" calcext:value-type="string">
            <text:p>MARISCALA DE JUARE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GO JAIRO HERNANDEZ SANCHEZ</text:p>
          </table:table-cell>
          <table:table-cell office:value-type="string" calcext:value-type="string">
            <text:p>JUAN CONTRER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MARISCALA DE JUAREZ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20055" calcext:value-type="float">
            <text:p>20055</text:p>
          </table:table-cell>
          <table:table-cell office:value-type="string" calcext:value-type="string">
            <text:p>MARISCALA DE JUAREZ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RITH ORTIZ BALBUENA</text:p>
          </table:table-cell>
          <table:table-cell office:value-type="string" calcext:value-type="string">
            <text:p>YUNUHEN ANDREA MORAN SEGU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0055" calcext:value-type="float">
            <text:p>20055</text:p>
          </table:table-cell>
          <table:table-cell office:value-type="string" calcext:value-type="string">
            <text:p>MARISCALA DE JUAREZ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GUEL ANGEL NARCISO NAVARRETE HUERTA</text:p>
          </table:table-cell>
          <table:table-cell office:value-type="string" calcext:value-type="string">
            <text:p>ANGEL DE JESUS RAMIREZ ME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20055" calcext:value-type="float">
            <text:p>20055</text:p>
          </table:table-cell>
          <table:table-cell office:value-type="string" calcext:value-type="string">
            <text:p>MARISCALA DE JUAREZ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Z MARIA CONCEPCION ESTRADA BALBUENA</text:p>
          </table:table-cell>
          <table:table-cell office:value-type="string" calcext:value-type="string">
            <text:p>MARISOL GUZMAN BALLIN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20055" calcext:value-type="float">
            <text:p>20055</text:p>
          </table:table-cell>
          <table:table-cell office:value-type="string" calcext:value-type="string">
            <text:p>MARISCALA DE JUAREZ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ELA REYNA MENDEZ HERRERA</text:p>
          </table:table-cell>
          <table:table-cell office:value-type="string" calcext:value-type="string">
            <text:p>MARIA DEL CARMEN ZURITA ARELLA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20055" calcext:value-type="float">
            <text:p>20055</text:p>
          </table:table-cell>
          <table:table-cell office:value-type="string" calcext:value-type="string">
            <text:p>MARISCALA DE JUARE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ZARELY PINO HERNANDEZ</text:p>
          </table:table-cell>
          <table:table-cell office:value-type="string" calcext:value-type="string">
            <text:p>JOSEFINA ROSALIA MICHACA BELTRA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20055" calcext:value-type="float">
            <text:p>20055</text:p>
          </table:table-cell>
          <table:table-cell office:value-type="string" calcext:value-type="string">
            <text:p>MARISCALA DE JUARE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ASA TERESA GUZMAN BALBUENA</text:p>
          </table:table-cell>
          <table:table-cell office:value-type="string" calcext:value-type="string">
            <text:p>JUANA OCOTLAN CID MENDEZ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20056" calcext:value-type="float">
            <text:p>20056</text:p>
          </table:table-cell>
          <table:table-cell office:value-type="string" calcext:value-type="string">
            <text:p>MARTIRES DE TACUBAY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OMAR MARTINEZ SALINAS</text:p>
          </table:table-cell>
          <table:table-cell office:value-type="string" calcext:value-type="string">
            <text:p>ALVARO MELO SANTO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MARTIRES DE TACUBAYA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20056" calcext:value-type="float">
            <text:p>20056</text:p>
          </table:table-cell>
          <table:table-cell office:value-type="string" calcext:value-type="string">
            <text:p>MARTIRES DE TACUBAYA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ELINDA IRMA MONTALBAN LAREDO</text:p>
          </table:table-cell>
          <table:table-cell office:value-type="string" calcext:value-type="string">
            <text:p>MARCELINA ALONSO BAÑO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20056" calcext:value-type="float">
            <text:p>20056</text:p>
          </table:table-cell>
          <table:table-cell office:value-type="string" calcext:value-type="string">
            <text:p>MARTIRES DE TACUBAYA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RO PEREZ ROJAS</text:p>
          </table:table-cell>
          <table:table-cell office:value-type="string" calcext:value-type="string">
            <text:p>TATIANA PEREZ NIET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20056" calcext:value-type="float">
            <text:p>20056</text:p>
          </table:table-cell>
          <table:table-cell office:value-type="string" calcext:value-type="string">
            <text:p>MARTIRES DE TACUBAYA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IO BAÑOS CAMACHO</text:p>
          </table:table-cell>
          <table:table-cell office:value-type="string" calcext:value-type="string">
            <text:p>ARGELIA CARMONA PE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20056" calcext:value-type="float">
            <text:p>20056</text:p>
          </table:table-cell>
          <table:table-cell office:value-type="string" calcext:value-type="string">
            <text:p>MARTIRES DE TACUBAYA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A MARIA FLORES LUNA</text:p>
          </table:table-cell>
          <table:table-cell office:value-type="string" calcext:value-type="string">
            <text:p>ELOISA ALEJANDRA VARGA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0056" calcext:value-type="float">
            <text:p>20056</text:p>
          </table:table-cell>
          <table:table-cell office:value-type="string" calcext:value-type="string">
            <text:p>MARTIRES DE TACUBAY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S RODRIGUEZ SANDOVAL</text:p>
          </table:table-cell>
          <table:table-cell office:value-type="string" calcext:value-type="string">
            <text:p>FRANCISCO JUAREZ GOM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20056" calcext:value-type="float">
            <text:p>20056</text:p>
          </table:table-cell>
          <table:table-cell office:value-type="string" calcext:value-type="string">
            <text:p>MARTIRES DE TACUBAYA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ONNE CRUZ SANDOVAL</text:p>
          </table:table-cell>
          <table:table-cell office:value-type="string" calcext:value-type="string">
            <text:p>LEOBARDA JAVIER RENDO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20057" calcext:value-type="float">
            <text:p>20057</text:p>
          </table:table-cell>
          <table:table-cell office:value-type="string" calcext:value-type="string">
            <text:p>MATIAS ROMERO AVENDAÑ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WIN ANTONIO TRINIDAD</text:p>
          </table:table-cell>
          <table:table-cell office:value-type="string" calcext:value-type="string">
            <text:p>JOP VICENTE JOS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MATIAS ROMERO AVENDAÑO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20057" calcext:value-type="float">
            <text:p>20057</text:p>
          </table:table-cell>
          <table:table-cell office:value-type="string" calcext:value-type="string">
            <text:p>MATIAS ROMERO AVENDAÑ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A SANCHEZ ALVAREZ</text:p>
          </table:table-cell>
          <table:table-cell office:value-type="string" calcext:value-type="string">
            <text:p>ANNET HERNANDEZ ARENA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20057" calcext:value-type="float">
            <text:p>20057</text:p>
          </table:table-cell>
          <table:table-cell office:value-type="string" calcext:value-type="string">
            <text:p>MATIAS ROMERO AVENDAÑ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AN IGNACIO HERRERA RAMIREZ</text:p>
          </table:table-cell>
          <table:table-cell office:value-type="string" calcext:value-type="string">
            <text:p>DAMIAN JUAREZ GONZAL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20057" calcext:value-type="float">
            <text:p>20057</text:p>
          </table:table-cell>
          <table:table-cell office:value-type="string" calcext:value-type="string">
            <text:p>MATIAS ROMERO AVENDAÑ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ABEL GUADALUPE GALINDO GONZALEZ</text:p>
          </table:table-cell>
          <table:table-cell office:value-type="string" calcext:value-type="string">
            <text:p>IVETT GUZMAN MEDIN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20057" calcext:value-type="float">
            <text:p>20057</text:p>
          </table:table-cell>
          <table:table-cell office:value-type="string" calcext:value-type="string">
            <text:p>MATIAS ROMERO AVENDAÑO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EL DOMIGUEZ FLORES</text:p>
          </table:table-cell>
          <table:table-cell office:value-type="string" calcext:value-type="string">
            <text:p>ARTEMIO QUERO DOMINGU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20057" calcext:value-type="float">
            <text:p>20057</text:p>
          </table:table-cell>
          <table:table-cell office:value-type="string" calcext:value-type="string">
            <text:p>MATIAS ROMERO AVENDAÑO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GLA JOCABED SANCHEZ JIMENEZ</text:p>
          </table:table-cell>
          <table:table-cell office:value-type="string" calcext:value-type="string">
            <text:p>PAULA CABRERA BOSA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20057" calcext:value-type="float">
            <text:p>20057</text:p>
          </table:table-cell>
          <table:table-cell office:value-type="string" calcext:value-type="string">
            <text:p>MATIAS ROMERO AVENDAÑ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EDAD CHAVEZ RAMIREZ</text:p>
          </table:table-cell>
          <table:table-cell office:value-type="string" calcext:value-type="string">
            <text:p>CYNTHIA RODRIGUEZ SANDOV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20057" calcext:value-type="float">
            <text:p>20057</text:p>
          </table:table-cell>
          <table:table-cell office:value-type="string" calcext:value-type="string">
            <text:p>MATIAS ROMERO AVENDAÑ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LINDA LOPEZ GARCIA</text:p>
          </table:table-cell>
          <table:table-cell office:value-type="string" calcext:value-type="string">
            <text:p>YESENIA GONZALEZ RIV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20057" calcext:value-type="float">
            <text:p>20057</text:p>
          </table:table-cell>
          <table:table-cell office:value-type="string" calcext:value-type="string">
            <text:p>MATIAS ROMERO AVENDAÑ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RGE RAMOS SALVAT</text:p>
          </table:table-cell>
          <table:table-cell office:value-type="string" calcext:value-type="string">
            <text:p>NANCY BRAVO VELASC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20057" calcext:value-type="float">
            <text:p>20057</text:p>
          </table:table-cell>
          <table:table-cell office:value-type="string" calcext:value-type="string">
            <text:p>MATIAS ROMERO AVENDAÑ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IANA SALINAS HERNANDEZ</text:p>
          </table:table-cell>
          <table:table-cell office:value-type="string" calcext:value-type="string">
            <text:p>GLADYS ALEGRIA BERNAL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20059" calcext:value-type="float">
            <text:p>20059</text:p>
          </table:table-cell>
          <table:table-cell office:value-type="string" calcext:value-type="string">
            <text:p>MIAHUATLAN DE PORFIRIO DIAZ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IDRO CESAR FIGUEROA JIMENEZ</text:p>
          </table:table-cell>
          <table:table-cell office:value-type="string" calcext:value-type="string">
            <text:p>RICARDO RIVERO RODRIGUEZ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MIAHUATLAN DE PORFIRIO DIAZ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20059" calcext:value-type="float">
            <text:p>20059</text:p>
          </table:table-cell>
          <table:table-cell office:value-type="string" calcext:value-type="string">
            <text:p>MIAHUATLAN DE PORFIRIO DIAZ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IA SOLEDAD CORTES ARIAS</text:p>
          </table:table-cell>
          <table:table-cell office:value-type="string" calcext:value-type="string">
            <text:p>TANIA GARCIA SILVA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20059" calcext:value-type="float">
            <text:p>20059</text:p>
          </table:table-cell>
          <table:table-cell office:value-type="string" calcext:value-type="string">
            <text:p>MIAHUATLAN DE PORFIRIO DIAZ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RA CLAUDIA RIOS SANTIAGO</text:p>
          </table:table-cell>
          <table:table-cell office:value-type="string" calcext:value-type="string">
            <text:p>KENIA NAIROVI HERNANDEZ AQUINO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20059" calcext:value-type="float">
            <text:p>20059</text:p>
          </table:table-cell>
          <table:table-cell office:value-type="string" calcext:value-type="string">
            <text:p>MIAHUATLAN DE PORFIRIO DIAZ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GELIO PEREZ IBARRA</text:p>
          </table:table-cell>
          <table:table-cell office:value-type="string" calcext:value-type="string">
            <text:p>FELIX RAMOS GARCIA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20059" calcext:value-type="float">
            <text:p>20059</text:p>
          </table:table-cell>
          <table:table-cell office:value-type="string" calcext:value-type="string">
            <text:p>MIAHUATLAN DE PORFIRIO DIAZ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A JARQUIN RAMOS</text:p>
          </table:table-cell>
          <table:table-cell office:value-type="string" calcext:value-type="string">
            <text:p>MITZI MATILDE SANCHEZ RAMOS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20059" calcext:value-type="float">
            <text:p>20059</text:p>
          </table:table-cell>
          <table:table-cell office:value-type="string" calcext:value-type="string">
            <text:p>MIAHUATLAN DE PORFIRIO DIAZ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LOS ZURITA HERNANDEZ</text:p>
          </table:table-cell>
          <table:table-cell office:value-type="string" calcext:value-type="string">
            <text:p>LUIS AZARIEL RAMIREZ SILVA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20059" calcext:value-type="float">
            <text:p>20059</text:p>
          </table:table-cell>
          <table:table-cell office:value-type="string" calcext:value-type="string">
            <text:p>MIAHUATLAN DE PORFIRIO DIAZ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UDIA TERESITA CASTRO HERNANDEZ</text:p>
          </table:table-cell>
          <table:table-cell office:value-type="string" calcext:value-type="string">
            <text:p>DALIA BEATRIZ LOPEZ ARIAS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20059" calcext:value-type="float">
            <text:p>20059</text:p>
          </table:table-cell>
          <table:table-cell office:value-type="string" calcext:value-type="string">
            <text:p>MIAHUATLAN DE PORFIRIO DIAZ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ALBERTO MARTINEZ LUNA</text:p>
          </table:table-cell>
          <table:table-cell office:value-type="string" calcext:value-type="string">
            <text:p>GONZALO JUAREZ PERALTA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20059" calcext:value-type="float">
            <text:p>20059</text:p>
          </table:table-cell>
          <table:table-cell office:value-type="string" calcext:value-type="string">
            <text:p>MIAHUATLAN DE PORFIRIO DIAZ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GARITA LIZETH GUENDULAIN GARCIA</text:p>
          </table:table-cell>
          <table:table-cell office:value-type="string" calcext:value-type="string">
            <text:p>ARACELI SANTIAGO MARTINEZ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20059" calcext:value-type="float">
            <text:p>20059</text:p>
          </table:table-cell>
          <table:table-cell office:value-type="string" calcext:value-type="string">
            <text:p>MIAHUATLAN DE PORFIRIO DIAZ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TOR CASILDO BOHORQUEZ LOPEZ</text:p>
          </table:table-cell>
          <table:table-cell office:value-type="string" calcext:value-type="string">
            <text:p>OSVALDO ORTIZ BARRAGA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0066" calcext:value-type="float">
            <text:p>20066</text:p>
          </table:table-cell>
          <table:table-cell office:value-type="float" office:value="20481" calcext:value-type="float">
            <text:p>20481</text:p>
          </table:table-cell>
          <table:table-cell office:value-type="string" calcext:value-type="string">
            <text:p>SANTIAGO NILTEPE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NG-YU CHIU MEZA</text:p>
          </table:table-cell>
          <table:table-cell office:value-type="string" calcext:value-type="string">
            <text:p>EMILIO PEREA GARCI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IAGO NILTEPEC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0066" calcext:value-type="float">
            <text:p>20066</text:p>
          </table:table-cell>
          <table:table-cell office:value-type="float" office:value="20481" calcext:value-type="float">
            <text:p>20481</text:p>
          </table:table-cell>
          <table:table-cell office:value-type="string" calcext:value-type="string">
            <text:p>SANTIAGO NILTEPE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UADALUPE MARTINEZ SESM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VACIO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0066" calcext:value-type="float">
            <text:p>20066</text:p>
          </table:table-cell>
          <table:table-cell office:value-type="float" office:value="20481" calcext:value-type="float">
            <text:p>20481</text:p>
          </table:table-cell>
          <table:table-cell office:value-type="string" calcext:value-type="string">
            <text:p>SANTIAGO NILTEPEC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GNACIO HERNANDEZ LOPEZ</text:p>
          </table:table-cell>
          <table:table-cell/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066" calcext:value-type="float">
            <text:p>20066</text:p>
          </table:table-cell>
          <table:table-cell office:value-type="float" office:value="20481" calcext:value-type="float">
            <text:p>20481</text:p>
          </table:table-cell>
          <table:table-cell office:value-type="string" calcext:value-type="string">
            <text:p>SANTIAGO NILTEPEC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NA LOPEZ TOLEDO</text:p>
          </table:table-cell>
          <table:table-cell/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0066" calcext:value-type="float">
            <text:p>20066</text:p>
          </table:table-cell>
          <table:table-cell office:value-type="float" office:value="20481" calcext:value-type="float">
            <text:p>20481</text:p>
          </table:table-cell>
          <table:table-cell office:value-type="string" calcext:value-type="string">
            <text:p>SANTIAGO NILTEPEC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URA MARIN MENDOZA</text:p>
          </table:table-cell>
          <table:table-cell office:value-type="string" calcext:value-type="string">
            <text:p>YANIN ROBLES CASTILLEJO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0066" calcext:value-type="float">
            <text:p>20066</text:p>
          </table:table-cell>
          <table:table-cell office:value-type="float" office:value="20481" calcext:value-type="float">
            <text:p>20481</text:p>
          </table:table-cell>
          <table:table-cell office:value-type="string" calcext:value-type="string">
            <text:p>SANTIAGO NILTEPE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CASTILLEJOS CRUZ</text:p>
          </table:table-cell>
          <table:table-cell office:value-type="string" calcext:value-type="string">
            <text:p>AHISAMAC ESCOBAR MUMENTHEY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0066" calcext:value-type="float">
            <text:p>20066</text:p>
          </table:table-cell>
          <table:table-cell office:value-type="float" office:value="20481" calcext:value-type="float">
            <text:p>20481</text:p>
          </table:table-cell>
          <table:table-cell office:value-type="string" calcext:value-type="string">
            <text:p>SANTIAGO NILTEPE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BELES JIMENEZ CONTRERAS</text:p>
          </table:table-cell>
          <table:table-cell office:value-type="string" calcext:value-type="string">
            <text:p>DOMINGA BELTRAN PINED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0067" calcext:value-type="float">
            <text:p>20067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OAXACA DE JUARE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YMUNDO CHAGOYA VILLANUEVA</text:p>
          </table:table-cell>
          <table:table-cell office:value-type="string" calcext:value-type="string">
            <text:p>FELIPE LOPEZ OJEDA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OAXACA DE JUAREZ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067" calcext:value-type="float">
            <text:p>20067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OAXACA DE JUAREZ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TULIA SALGADO DELGADO</text:p>
          </table:table-cell>
          <table:table-cell office:value-type="string" calcext:value-type="string">
            <text:p>MARIA FERNANDA CORTES MONTESINOS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067" calcext:value-type="float">
            <text:p>20067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OAXACA DE JUAREZ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ARDO RAMIREZ PEREZ</text:p>
          </table:table-cell>
          <table:table-cell office:value-type="string" calcext:value-type="string">
            <text:p>NICOLAS ALBERTO VASQUEZ BUENO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067" calcext:value-type="float">
            <text:p>20067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OAXACA DE JUAREZ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ANA MATILDE GARCIA VASQUEZ</text:p>
          </table:table-cell>
          <table:table-cell office:value-type="string" calcext:value-type="string">
            <text:p>MARIANA YAMILET LOPEZ MARQUEZ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067" calcext:value-type="float">
            <text:p>20067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OAXACA DE JUAREZ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SUS QUEVEDO CORTES</text:p>
          </table:table-cell>
          <table:table-cell office:value-type="string" calcext:value-type="string">
            <text:p>EDGAR FRANCISCO LEON SANTOS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067" calcext:value-type="float">
            <text:p>20067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OAXACA DE JUAREZ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RISADAI SANCHEZ HERNANDEZ</text:p>
          </table:table-cell>
          <table:table-cell office:value-type="string" calcext:value-type="string">
            <text:p>IRAN JUDITH MARTINEZ HERNANDEZ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0067" calcext:value-type="float">
            <text:p>20067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OAXACA DE JUAREZ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GIO ALEJANDRO CARREÑO MENDEZ</text:p>
          </table:table-cell>
          <table:table-cell office:value-type="string" calcext:value-type="string">
            <text:p>LEVI ESLI BOLAÑOS SANTIAGO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067" calcext:value-type="float">
            <text:p>20067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OAXACA DE JUAREZ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MA ITZEL GARCIA HERRERA</text:p>
          </table:table-cell>
          <table:table-cell office:value-type="string" calcext:value-type="string">
            <text:p>JUANA SILVIA PASCUAL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067" calcext:value-type="float">
            <text:p>20067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OAXACA DE JUAREZ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OSE BERNARDO MAYREN GARCIA</text:p>
          </table:table-cell>
          <table:table-cell office:value-type="string" calcext:value-type="string">
            <text:p>ELI ISVEN PAZ JUAREZ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067" calcext:value-type="float">
            <text:p>20067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OAXACA DE JUAREZ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LCE MARIA LASCAREZ SANTOS</text:p>
          </table:table-cell>
          <table:table-cell office:value-type="string" calcext:value-type="string">
            <text:p>KAREN CRUZ FUENTES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067" calcext:value-type="float">
            <text:p>20067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OAXACA DE JUAREZ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DA YOLANDA LYLE GARCIA</text:p>
          </table:table-cell>
          <table:table-cell office:value-type="string" calcext:value-type="string">
            <text:p>MIRIAM LETICIA CERVANTES KAUFFMANN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067" calcext:value-type="float">
            <text:p>20067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OAXACA DE JUARE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MARTINEZ NERI</text:p>
          </table:table-cell>
          <table:table-cell office:value-type="string" calcext:value-type="string">
            <text:p>ANTONIO ALVAREZ MARTI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067" calcext:value-type="float">
            <text:p>20067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OAXACA DE JUAREZ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DITH CARREÑO HERNANDEZ</text:p>
          </table:table-cell>
          <table:table-cell office:value-type="string" calcext:value-type="string">
            <text:p>JANETH SILVA LA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067" calcext:value-type="float">
            <text:p>20067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OAXACA DE JUARE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 DE JESUS VASQUEZ VILLANUEVA</text:p>
          </table:table-cell>
          <table:table-cell office:value-type="string" calcext:value-type="string">
            <text:p>GILMA GAMBOA ESCOBAR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067" calcext:value-type="float">
            <text:p>20067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OAXACA DE JUARE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PABLO RAMIREZ PUGA LEYVA</text:p>
          </table:table-cell>
          <table:table-cell office:value-type="string" calcext:value-type="string">
            <text:p>ADAN DIAZ FELIX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067" calcext:value-type="float">
            <text:p>20067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OAXACA DE JUAREZ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MA PATRICIA SORIA FRANCO</text:p>
          </table:table-cell>
          <table:table-cell office:value-type="string" calcext:value-type="string">
            <text:p>DANIELA RUEDA LUJAN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068" calcext:value-type="float">
            <text:p>20068</text:p>
          </table:table-cell>
          <table:table-cell office:value-type="float" office:value="20067" calcext:value-type="float">
            <text:p>20067</text:p>
          </table:table-cell>
          <table:table-cell office:value-type="string" calcext:value-type="string">
            <text:p>OCOTLAN DE MORELO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IO ANTONIO MERAZ CONCHA</text:p>
          </table:table-cell>
          <table:table-cell office:value-type="string" calcext:value-type="string">
            <text:p>HOMERO JOSE SALGADO VELAS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OCOTLAN DE MORELO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068" calcext:value-type="float">
            <text:p>20068</text:p>
          </table:table-cell>
          <table:table-cell office:value-type="float" office:value="20067" calcext:value-type="float">
            <text:p>20067</text:p>
          </table:table-cell>
          <table:table-cell office:value-type="string" calcext:value-type="string">
            <text:p>OCOTLAN DE MORELO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ZBETH ALTAMIRANO RIOS</text:p>
          </table:table-cell>
          <table:table-cell office:value-type="string" calcext:value-type="string">
            <text:p>LIZETH NATHALI RAMIREZ DIA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068" calcext:value-type="float">
            <text:p>20068</text:p>
          </table:table-cell>
          <table:table-cell office:value-type="float" office:value="20067" calcext:value-type="float">
            <text:p>20067</text:p>
          </table:table-cell>
          <table:table-cell office:value-type="string" calcext:value-type="string">
            <text:p>OCOTLAN DE MORELO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 JUDITH SAN JUAN VASQUEZ</text:p>
          </table:table-cell>
          <table:table-cell office:value-type="string" calcext:value-type="string">
            <text:p>BENITA DIAZ DIA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068" calcext:value-type="float">
            <text:p>20068</text:p>
          </table:table-cell>
          <table:table-cell office:value-type="float" office:value="20067" calcext:value-type="float">
            <text:p>20067</text:p>
          </table:table-cell>
          <table:table-cell office:value-type="string" calcext:value-type="string">
            <text:p>OCOTLAN DE MORELOS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ALECIO OMAR LOPEZ LUIS</text:p>
          </table:table-cell>
          <table:table-cell office:value-type="string" calcext:value-type="string">
            <text:p>KAREN MARTINEZ GONZAG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068" calcext:value-type="float">
            <text:p>20068</text:p>
          </table:table-cell>
          <table:table-cell office:value-type="float" office:value="20067" calcext:value-type="float">
            <text:p>20067</text:p>
          </table:table-cell>
          <table:table-cell office:value-type="string" calcext:value-type="string">
            <text:p>OCOTLAN DE MORELOS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YSY WENDY CARREÑO VENEGAS</text:p>
          </table:table-cell>
          <table:table-cell office:value-type="string" calcext:value-type="string">
            <text:p>KARLA ANNEL GOMEZ SANTIAG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068" calcext:value-type="float">
            <text:p>20068</text:p>
          </table:table-cell>
          <table:table-cell office:value-type="float" office:value="20067" calcext:value-type="float">
            <text:p>20067</text:p>
          </table:table-cell>
          <table:table-cell office:value-type="string" calcext:value-type="string">
            <text:p>OCOTLAN DE MOREL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ANIA JANICE RIOS MARTI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VACIO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068" calcext:value-type="float">
            <text:p>20068</text:p>
          </table:table-cell>
          <table:table-cell office:value-type="float" office:value="20067" calcext:value-type="float">
            <text:p>20067</text:p>
          </table:table-cell>
          <table:table-cell office:value-type="string" calcext:value-type="string">
            <text:p>OCOTLAN DE MORELOS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DREA ITZEL MARTINEZ LOPEZ</text:p>
          </table:table-cell>
          <table:table-cell office:value-type="string" calcext:value-type="string">
            <text:p>DULCE MISHEL ALTAMIRANO VASQU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068" calcext:value-type="float">
            <text:p>20068</text:p>
          </table:table-cell>
          <table:table-cell office:value-type="float" office:value="20067" calcext:value-type="float">
            <text:p>20067</text:p>
          </table:table-cell>
          <table:table-cell office:value-type="string" calcext:value-type="string">
            <text:p>OCOTLAN DE MORELO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YDA ARAGON RODRIGUEZ</text:p>
          </table:table-cell>
          <table:table-cell office:value-type="string" calcext:value-type="string">
            <text:p>ESPERANZA MERCEDES AMADOR RENDON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068" calcext:value-type="float">
            <text:p>20068</text:p>
          </table:table-cell>
          <table:table-cell office:value-type="float" office:value="20067" calcext:value-type="float">
            <text:p>20067</text:p>
          </table:table-cell>
          <table:table-cell office:value-type="string" calcext:value-type="string">
            <text:p>OCOTLAN DE MORELO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VASQUEZ SANTOS</text:p>
          </table:table-cell>
          <table:table-cell office:value-type="string" calcext:value-type="string">
            <text:p>CESAR GERARDO VAZQUEZ LOPEZ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068" calcext:value-type="float">
            <text:p>20068</text:p>
          </table:table-cell>
          <table:table-cell office:value-type="float" office:value="20067" calcext:value-type="float">
            <text:p>20067</text:p>
          </table:table-cell>
          <table:table-cell office:value-type="string" calcext:value-type="string">
            <text:p>OCOTLAN DE MORELO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ICO FLORES DIAZ</text:p>
          </table:table-cell>
          <table:table-cell office:value-type="string" calcext:value-type="string">
            <text:p>OTILIO GAUDENCIO MENDEZ RICARD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070" calcext:value-type="float">
            <text:p>20070</text:p>
          </table:table-cell>
          <table:table-cell office:value-type="float" office:value="20069" calcext:value-type="float">
            <text:p>20069</text:p>
          </table:table-cell>
          <table:table-cell office:value-type="string" calcext:value-type="string">
            <text:p>PINOTEPA DE DON LUI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KA MEJIA LOPEZ</text:p>
          </table:table-cell>
          <table:table-cell office:value-type="string" calcext:value-type="string">
            <text:p>TRANQUILINA ENRIQUETA MEJI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INOTEPA DE DON LUI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070" calcext:value-type="float">
            <text:p>20070</text:p>
          </table:table-cell>
          <table:table-cell office:value-type="float" office:value="20069" calcext:value-type="float">
            <text:p>20069</text:p>
          </table:table-cell>
          <table:table-cell office:value-type="string" calcext:value-type="string">
            <text:p>PINOTEPA DE DON LUI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INO MERINO CARRO</text:p>
          </table:table-cell>
          <table:table-cell office:value-type="string" calcext:value-type="string">
            <text:p>BENITO MACEDONIO BAUTISTA HERNAND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70" calcext:value-type="float">
            <text:p>20070</text:p>
          </table:table-cell>
          <table:table-cell office:value-type="float" office:value="20069" calcext:value-type="float">
            <text:p>20069</text:p>
          </table:table-cell>
          <table:table-cell office:value-type="string" calcext:value-type="string">
            <text:p>PINOTEPA DE DON LUI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NAIDA CRUZ GALINDO</text:p>
          </table:table-cell>
          <table:table-cell office:value-type="string" calcext:value-type="string">
            <text:p>MARISOL CRUZ PLAZ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070" calcext:value-type="float">
            <text:p>20070</text:p>
          </table:table-cell>
          <table:table-cell office:value-type="float" office:value="20069" calcext:value-type="float">
            <text:p>20069</text:p>
          </table:table-cell>
          <table:table-cell office:value-type="string" calcext:value-type="string">
            <text:p>PINOTEPA DE DON LUIS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GIO VICTOR GALAN</text:p>
          </table:table-cell>
          <table:table-cell office:value-type="string" calcext:value-type="string">
            <text:p>MANUEL AGUSTIN CRUZ CARR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070" calcext:value-type="float">
            <text:p>20070</text:p>
          </table:table-cell>
          <table:table-cell office:value-type="float" office:value="20069" calcext:value-type="float">
            <text:p>20069</text:p>
          </table:table-cell>
          <table:table-cell office:value-type="string" calcext:value-type="string">
            <text:p>PINOTEPA DE DON LUIS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IA ELENA CAMPERO ANGELES</text:p>
          </table:table-cell>
          <table:table-cell office:value-type="string" calcext:value-type="string">
            <text:p>ALICIA SAN LUIS MARCI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070" calcext:value-type="float">
            <text:p>20070</text:p>
          </table:table-cell>
          <table:table-cell office:value-type="float" office:value="20069" calcext:value-type="float">
            <text:p>20069</text:p>
          </table:table-cell>
          <table:table-cell office:value-type="string" calcext:value-type="string">
            <text:p>PINOTEPA DE DON LUI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OVEVA MERINO SANCHEZ</text:p>
          </table:table-cell>
          <table:table-cell office:value-type="string" calcext:value-type="string">
            <text:p>CRISTINA MARIA LORENZO HERNAND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070" calcext:value-type="float">
            <text:p>20070</text:p>
          </table:table-cell>
          <table:table-cell office:value-type="float" office:value="20069" calcext:value-type="float">
            <text:p>20069</text:p>
          </table:table-cell>
          <table:table-cell office:value-type="string" calcext:value-type="string">
            <text:p>PINOTEPA DE DON LUI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NA ROSAURA SANTOS PELAEZ</text:p>
          </table:table-cell>
          <table:table-cell office:value-type="string" calcext:value-type="string">
            <text:p>BENIGNA BAUTISTA SANCH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073" calcext:value-type="float">
            <text:p>20073</text:p>
          </table:table-cell>
          <table:table-cell office:value-type="float" office:value="20071" calcext:value-type="float">
            <text:p>20071</text:p>
          </table:table-cell>
          <table:table-cell office:value-type="string" calcext:value-type="string">
            <text:p>PUTLA VILLA DE GUERRER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PERO FRANCISCO CRUZ RICARDO</text:p>
          </table:table-cell>
          <table:table-cell office:value-type="string" calcext:value-type="string">
            <text:p>SALVADOR GONZALEZ GALEANA</text:p>
          </table:table-cell>
          <table:table-cell office:value-type="string" calcext:value-type="string">
            <text:p>CI5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UTLA VILLA DE GUERRERO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073" calcext:value-type="float">
            <text:p>20073</text:p>
          </table:table-cell>
          <table:table-cell office:value-type="float" office:value="20071" calcext:value-type="float">
            <text:p>20071</text:p>
          </table:table-cell>
          <table:table-cell office:value-type="string" calcext:value-type="string">
            <text:p>PUTLA VILLA DE GUERRER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MA CRUZ LOPEZ</text:p>
          </table:table-cell>
          <table:table-cell office:value-type="string" calcext:value-type="string">
            <text:p>NORMA SANTIAGO ESPINOZA</text:p>
          </table:table-cell>
          <table:table-cell office:value-type="string" calcext:value-type="string">
            <text:p>CI5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073" calcext:value-type="float">
            <text:p>20073</text:p>
          </table:table-cell>
          <table:table-cell office:value-type="float" office:value="20071" calcext:value-type="float">
            <text:p>20071</text:p>
          </table:table-cell>
          <table:table-cell office:value-type="string" calcext:value-type="string">
            <text:p>PUTLA VILLA DE GUERRER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GDIO SANCHEZ ROMAN</text:p>
          </table:table-cell>
          <table:table-cell office:value-type="string" calcext:value-type="string">
            <text:p>JAIME PEDRO HERNANDEZ GONZALEZ</text:p>
          </table:table-cell>
          <table:table-cell office:value-type="string" calcext:value-type="string">
            <text:p>CI5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073" calcext:value-type="float">
            <text:p>20073</text:p>
          </table:table-cell>
          <table:table-cell office:value-type="float" office:value="20071" calcext:value-type="float">
            <text:p>20071</text:p>
          </table:table-cell>
          <table:table-cell office:value-type="string" calcext:value-type="string">
            <text:p>PUTLA VILLA DE GUERRER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HAZIEL PELAEZ GIL</text:p>
          </table:table-cell>
          <table:table-cell office:value-type="string" calcext:value-type="string">
            <text:p>NOHEMI OLIVERA CHAVEZ</text:p>
          </table:table-cell>
          <table:table-cell office:value-type="string" calcext:value-type="string">
            <text:p>CI5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073" calcext:value-type="float">
            <text:p>20073</text:p>
          </table:table-cell>
          <table:table-cell office:value-type="float" office:value="20071" calcext:value-type="float">
            <text:p>20071</text:p>
          </table:table-cell>
          <table:table-cell office:value-type="string" calcext:value-type="string">
            <text:p>PUTLA VILLA DE GUERRER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ADO RAMIREZ TERESO</text:p>
          </table:table-cell>
          <table:table-cell office:value-type="string" calcext:value-type="string">
            <text:p>ULICES ALFONZO GARCIA SANDOVAL</text:p>
          </table:table-cell>
          <table:table-cell office:value-type="string" calcext:value-type="string">
            <text:p>CI5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073" calcext:value-type="float">
            <text:p>20073</text:p>
          </table:table-cell>
          <table:table-cell office:value-type="float" office:value="20071" calcext:value-type="float">
            <text:p>20071</text:p>
          </table:table-cell>
          <table:table-cell office:value-type="string" calcext:value-type="string">
            <text:p>PUTLA VILLA DE GUERRER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ELA ODILIA CUENCAS VIVAR</text:p>
          </table:table-cell>
          <table:table-cell office:value-type="string" calcext:value-type="string">
            <text:p>DOLORES AZUCENA ORTIZ MEJIA</text:p>
          </table:table-cell>
          <table:table-cell office:value-type="string" calcext:value-type="string">
            <text:p>CI5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073" calcext:value-type="float">
            <text:p>20073</text:p>
          </table:table-cell>
          <table:table-cell office:value-type="float" office:value="20071" calcext:value-type="float">
            <text:p>20071</text:p>
          </table:table-cell>
          <table:table-cell office:value-type="string" calcext:value-type="string">
            <text:p>PUTLA VILLA DE GUERRER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LGA GARCIA JUAREZ</text:p>
          </table:table-cell>
          <table:table-cell office:value-type="string" calcext:value-type="string">
            <text:p>JENNIFER HERNANDEZ VASQUEZ</text:p>
          </table:table-cell>
          <table:table-cell office:value-type="string" calcext:value-type="string">
            <text:p>CI5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073" calcext:value-type="float">
            <text:p>20073</text:p>
          </table:table-cell>
          <table:table-cell office:value-type="float" office:value="20071" calcext:value-type="float">
            <text:p>20071</text:p>
          </table:table-cell>
          <table:table-cell office:value-type="string" calcext:value-type="string">
            <text:p>PUTLA VILLA DE GUERRER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SUS ARMANDO CARIÑO TERRONES</text:p>
          </table:table-cell>
          <table:table-cell office:value-type="string" calcext:value-type="string">
            <text:p>HUMBERTO SANCHEZ CISNERO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073" calcext:value-type="float">
            <text:p>20073</text:p>
          </table:table-cell>
          <table:table-cell office:value-type="float" office:value="20071" calcext:value-type="float">
            <text:p>20071</text:p>
          </table:table-cell>
          <table:table-cell office:value-type="string" calcext:value-type="string">
            <text:p>PUTLA VILLA DE GUERRER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ENDIRA ISELA GUZMAN BELLO</text:p>
          </table:table-cell>
          <table:table-cell office:value-type="string" calcext:value-type="string">
            <text:p>PATRICIA MERCEDES MONTESINOS CRU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73" calcext:value-type="float">
            <text:p>20073</text:p>
          </table:table-cell>
          <table:table-cell office:value-type="float" office:value="20071" calcext:value-type="float">
            <text:p>20071</text:p>
          </table:table-cell>
          <table:table-cell office:value-type="string" calcext:value-type="string">
            <text:p>PUTLA VILLA DE GUERRER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I SOLANO GONZALEZ</text:p>
          </table:table-cell>
          <table:table-cell office:value-type="string" calcext:value-type="string">
            <text:p>ALBERTO GABRIEL HERRERA GONZAL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075" calcext:value-type="float">
            <text:p>20075</text:p>
          </table:table-cell>
          <table:table-cell office:value-type="float" office:value="20072" calcext:value-type="float">
            <text:p>20072</text:p>
          </table:table-cell>
          <table:table-cell office:value-type="string" calcext:value-type="string">
            <text:p>REFORMA DE PINED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IDORO GERONIMO CASTELLANOS</text:p>
          </table:table-cell>
          <table:table-cell office:value-type="string" calcext:value-type="string">
            <text:p>JUAN CARLOS RIOS CRU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REFORMA DE PINED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075" calcext:value-type="float">
            <text:p>20075</text:p>
          </table:table-cell>
          <table:table-cell office:value-type="float" office:value="20072" calcext:value-type="float">
            <text:p>20072</text:p>
          </table:table-cell>
          <table:table-cell office:value-type="string" calcext:value-type="string">
            <text:p>REFORMA DE PINED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SESMA JIMENEZ</text:p>
          </table:table-cell>
          <table:table-cell office:value-type="string" calcext:value-type="string">
            <text:p>AIDED LOPEZ ENRIQ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075" calcext:value-type="float">
            <text:p>20075</text:p>
          </table:table-cell>
          <table:table-cell office:value-type="float" office:value="20072" calcext:value-type="float">
            <text:p>20072</text:p>
          </table:table-cell>
          <table:table-cell office:value-type="string" calcext:value-type="string">
            <text:p>REFORMA DE PINEDA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GUADALUPE ALVAREZ ESCOBAR</text:p>
          </table:table-cell>
          <table:table-cell office:value-type="string" calcext:value-type="string">
            <text:p>HERMINDO SANCHEZ TOR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075" calcext:value-type="float">
            <text:p>20075</text:p>
          </table:table-cell>
          <table:table-cell office:value-type="float" office:value="20072" calcext:value-type="float">
            <text:p>20072</text:p>
          </table:table-cell>
          <table:table-cell office:value-type="string" calcext:value-type="string">
            <text:p>REFORMA DE PINED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DRA YUDITH ZARATE RUIZ</text:p>
          </table:table-cell>
          <table:table-cell office:value-type="string" calcext:value-type="string">
            <text:p>GUADALUPE MOYA ANTON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075" calcext:value-type="float">
            <text:p>20075</text:p>
          </table:table-cell>
          <table:table-cell office:value-type="float" office:value="20072" calcext:value-type="float">
            <text:p>20072</text:p>
          </table:table-cell>
          <table:table-cell office:value-type="string" calcext:value-type="string">
            <text:p>REFORMA DE PINEDA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LA LISSETE ORDAZ BASILIO</text:p>
          </table:table-cell>
          <table:table-cell office:value-type="string" calcext:value-type="string">
            <text:p>MARBELLA SANCHEZ ARAG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75" calcext:value-type="float">
            <text:p>20075</text:p>
          </table:table-cell>
          <table:table-cell office:value-type="float" office:value="20072" calcext:value-type="float">
            <text:p>20072</text:p>
          </table:table-cell>
          <table:table-cell office:value-type="string" calcext:value-type="string">
            <text:p>REFORMA DE PINED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RIOS CRUZ</text:p>
          </table:table-cell>
          <table:table-cell office:value-type="string" calcext:value-type="string">
            <text:p>ALEXIS VELAZQUEZ ALVARAD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075" calcext:value-type="float">
            <text:p>20075</text:p>
          </table:table-cell>
          <table:table-cell office:value-type="float" office:value="20072" calcext:value-type="float">
            <text:p>20072</text:p>
          </table:table-cell>
          <table:table-cell office:value-type="string" calcext:value-type="string">
            <text:p>REFORMA DE PINED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RA LUZ SANCHEZ GOMEZ</text:p>
          </table:table-cell>
          <table:table-cell office:value-type="string" calcext:value-type="string">
            <text:p>YOLANDA ENRIQUEZ CASTELLANO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079" calcext:value-type="float">
            <text:p>20079</text:p>
          </table:table-cell>
          <table:table-cell office:value-type="float" office:value="20076" calcext:value-type="float">
            <text:p>20076</text:p>
          </table:table-cell>
          <table:table-cell office:value-type="string" calcext:value-type="string">
            <text:p>SALIN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 MENDEZ SOSA</text:p>
          </table:table-cell>
          <table:table-cell office:value-type="string" calcext:value-type="string">
            <text:p>CIBELES CHIÑAS DE LA CRU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LINA CRUZ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079" calcext:value-type="float">
            <text:p>20079</text:p>
          </table:table-cell>
          <table:table-cell office:value-type="float" office:value="20076" calcext:value-type="float">
            <text:p>20076</text:p>
          </table:table-cell>
          <table:table-cell office:value-type="string" calcext:value-type="string">
            <text:p>SALINA CRUZ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IO GOMEZ ORTEGA</text:p>
          </table:table-cell>
          <table:table-cell office:value-type="string" calcext:value-type="string">
            <text:p>MARIA DOLORES VAZQUEZ HERNAND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079" calcext:value-type="float">
            <text:p>20079</text:p>
          </table:table-cell>
          <table:table-cell office:value-type="float" office:value="20076" calcext:value-type="float">
            <text:p>20076</text:p>
          </table:table-cell>
          <table:table-cell office:value-type="string" calcext:value-type="string">
            <text:p>SALINA CRUZ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GIO PEÑA ABURTO</text:p>
          </table:table-cell>
          <table:table-cell office:value-type="string" calcext:value-type="string">
            <text:p>FRANCISCO CABRERA GARCI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079" calcext:value-type="float">
            <text:p>20079</text:p>
          </table:table-cell>
          <table:table-cell office:value-type="float" office:value="20076" calcext:value-type="float">
            <text:p>20076</text:p>
          </table:table-cell>
          <table:table-cell office:value-type="string" calcext:value-type="string">
            <text:p>SALINA CRUZ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LA MORENO MENDOZA</text:p>
          </table:table-cell>
          <table:table-cell office:value-type="string" calcext:value-type="string">
            <text:p>FRANCISCA MONSERRAT LAVARIEGA ROMER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079" calcext:value-type="float">
            <text:p>20079</text:p>
          </table:table-cell>
          <table:table-cell office:value-type="float" office:value="20076" calcext:value-type="float">
            <text:p>20076</text:p>
          </table:table-cell>
          <table:table-cell office:value-type="string" calcext:value-type="string">
            <text:p>SALINA CRUZ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EAZAR MIJANGOS ESPINOSA</text:p>
          </table:table-cell>
          <table:table-cell office:value-type="string" calcext:value-type="string">
            <text:p>FRANCISCO CABRERA VALD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079" calcext:value-type="float">
            <text:p>20079</text:p>
          </table:table-cell>
          <table:table-cell office:value-type="float" office:value="20076" calcext:value-type="float">
            <text:p>20076</text:p>
          </table:table-cell>
          <table:table-cell office:value-type="string" calcext:value-type="string">
            <text:p>SALINA CRUZ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DIA GENOVEVA MARTINEZ GONZALEZ</text:p>
          </table:table-cell>
          <table:table-cell office:value-type="string" calcext:value-type="string">
            <text:p>ABIGAIL RIOS URBAN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079" calcext:value-type="float">
            <text:p>20079</text:p>
          </table:table-cell>
          <table:table-cell office:value-type="float" office:value="20076" calcext:value-type="float">
            <text:p>20076</text:p>
          </table:table-cell>
          <table:table-cell office:value-type="string" calcext:value-type="string">
            <text:p>SALINA CRUZ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SE AIN SARMIENTO NAFATE</text:p>
          </table:table-cell>
          <table:table-cell office:value-type="string" calcext:value-type="string">
            <text:p>SANTIAGO PEREZ DIA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079" calcext:value-type="float">
            <text:p>20079</text:p>
          </table:table-cell>
          <table:table-cell office:value-type="float" office:value="20076" calcext:value-type="float">
            <text:p>20076</text:p>
          </table:table-cell>
          <table:table-cell office:value-type="string" calcext:value-type="string">
            <text:p>SALINA CRUZ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YIN YOKEBED MATA ARENAS</text:p>
          </table:table-cell>
          <table:table-cell office:value-type="string" calcext:value-type="string">
            <text:p>VANESSA GUADALUPE LOPEZ ESTRAD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079" calcext:value-type="float">
            <text:p>20079</text:p>
          </table:table-cell>
          <table:table-cell office:value-type="float" office:value="20076" calcext:value-type="float">
            <text:p>20076</text:p>
          </table:table-cell>
          <table:table-cell office:value-type="string" calcext:value-type="string">
            <text:p>SALINA CRUZ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ZET ORDAZ RIOS</text:p>
          </table:table-cell>
          <table:table-cell office:value-type="string" calcext:value-type="string">
            <text:p>BLANCA ALEJANDRA CAMACHO GONZAL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079" calcext:value-type="float">
            <text:p>20079</text:p>
          </table:table-cell>
          <table:table-cell office:value-type="float" office:value="20076" calcext:value-type="float">
            <text:p>20076</text:p>
          </table:table-cell>
          <table:table-cell office:value-type="string" calcext:value-type="string">
            <text:p>SALIN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ENIA NOLASCO RAMIREZ</text:p>
          </table:table-cell>
          <table:table-cell office:value-type="string" calcext:value-type="string">
            <text:p>JUANA BEATRIZ VELASCO SALAZAR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079" calcext:value-type="float">
            <text:p>20079</text:p>
          </table:table-cell>
          <table:table-cell office:value-type="float" office:value="20076" calcext:value-type="float">
            <text:p>20076</text:p>
          </table:table-cell>
          <table:table-cell office:value-type="string" calcext:value-type="string">
            <text:p>SALINA CRUZ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ECK LEON MACIEL</text:p>
          </table:table-cell>
          <table:table-cell office:value-type="string" calcext:value-type="string">
            <text:p>HUGO ANDRETTI MENDEZ CHIÑAS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079" calcext:value-type="float">
            <text:p>20079</text:p>
          </table:table-cell>
          <table:table-cell office:value-type="float" office:value="20076" calcext:value-type="float">
            <text:p>20076</text:p>
          </table:table-cell>
          <table:table-cell office:value-type="string" calcext:value-type="string">
            <text:p>SALIN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NA RAMOS LOPEZ</text:p>
          </table:table-cell>
          <table:table-cell office:value-type="string" calcext:value-type="string">
            <text:p>MILDA PAULO LOP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079" calcext:value-type="float">
            <text:p>20079</text:p>
          </table:table-cell>
          <table:table-cell office:value-type="float" office:value="20076" calcext:value-type="float">
            <text:p>20076</text:p>
          </table:table-cell>
          <table:table-cell office:value-type="string" calcext:value-type="string">
            <text:p>SALINA CRUZ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VADOR GARCIA RAMOS</text:p>
          </table:table-cell>
          <table:table-cell office:value-type="string" calcext:value-type="string">
            <text:p>MARTHA PATRICIA VIDAÑA TOLED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080" calcext:value-type="float">
            <text:p>20080</text:p>
          </table:table-cell>
          <table:table-cell office:value-type="float" office:value="20077" calcext:value-type="float">
            <text:p>20077</text:p>
          </table:table-cell>
          <table:table-cell office:value-type="string" calcext:value-type="string">
            <text:p>SAN AGUSTIN AMATENG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IVY SARAHI JUAREZ RAMIREZ</text:p>
          </table:table-cell>
          <table:table-cell office:value-type="string" calcext:value-type="string">
            <text:p>EVELINNE FRANCISCO MARTINEZ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AGUSTIN AMATENGO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080" calcext:value-type="float">
            <text:p>20080</text:p>
          </table:table-cell>
          <table:table-cell office:value-type="float" office:value="20077" calcext:value-type="float">
            <text:p>20077</text:p>
          </table:table-cell>
          <table:table-cell office:value-type="string" calcext:value-type="string">
            <text:p>SAN AGUSTIN AMATENGO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AN JIMENEZ JIMENEZ</text:p>
          </table:table-cell>
          <table:table-cell office:value-type="string" calcext:value-type="string">
            <text:p>ALEJANDRO JOB RAMIREZ ESPINOZA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80" calcext:value-type="float">
            <text:p>20080</text:p>
          </table:table-cell>
          <table:table-cell office:value-type="float" office:value="20077" calcext:value-type="float">
            <text:p>20077</text:p>
          </table:table-cell>
          <table:table-cell office:value-type="string" calcext:value-type="string">
            <text:p>SAN AGUSTIN AMATENG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CED MENDOZA MARTINEZ</text:p>
          </table:table-cell>
          <table:table-cell office:value-type="string" calcext:value-type="string">
            <text:p>EUFRONIA SANTIAGO PALMA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080" calcext:value-type="float">
            <text:p>20080</text:p>
          </table:table-cell>
          <table:table-cell office:value-type="float" office:value="20077" calcext:value-type="float">
            <text:p>20077</text:p>
          </table:table-cell>
          <table:table-cell office:value-type="string" calcext:value-type="string">
            <text:p>SAN AGUSTIN AMATENGO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LIX ALFONSO RAMIREZ AVENDAÑO</text:p>
          </table:table-cell>
          <table:table-cell office:value-type="string" calcext:value-type="string">
            <text:p>PAULA PATRICIA HERNANDEZ MARTINEZ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080" calcext:value-type="float">
            <text:p>20080</text:p>
          </table:table-cell>
          <table:table-cell office:value-type="float" office:value="20077" calcext:value-type="float">
            <text:p>20077</text:p>
          </table:table-cell>
          <table:table-cell office:value-type="string" calcext:value-type="string">
            <text:p>SAN AGUSTIN AMATENGO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CIA SORIANO LOPEZ</text:p>
          </table:table-cell>
          <table:table-cell office:value-type="string" calcext:value-type="string">
            <text:p>ESTELA MENDOZA MARTINEZ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080" calcext:value-type="float">
            <text:p>20080</text:p>
          </table:table-cell>
          <table:table-cell office:value-type="float" office:value="20077" calcext:value-type="float">
            <text:p>20077</text:p>
          </table:table-cell>
          <table:table-cell office:value-type="string" calcext:value-type="string">
            <text:p>SAN AGUSTIN AMATENG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ETH GUADALUPE JIMENEZ REYES</text:p>
          </table:table-cell>
          <table:table-cell office:value-type="string" calcext:value-type="string">
            <text:p>BERTHA GARCIA JIMENEZ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080" calcext:value-type="float">
            <text:p>20080</text:p>
          </table:table-cell>
          <table:table-cell office:value-type="float" office:value="20077" calcext:value-type="float">
            <text:p>20077</text:p>
          </table:table-cell>
          <table:table-cell office:value-type="string" calcext:value-type="string">
            <text:p>SAN AGUSTIN AMATENG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RA JULIA JUAREZ MENDOZA</text:p>
          </table:table-cell>
          <table:table-cell office:value-type="string" calcext:value-type="string">
            <text:p>ANDREA VIANEY PATRICIO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081" calcext:value-type="float">
            <text:p>20081</text:p>
          </table:table-cell>
          <table:table-cell office:value-type="float" office:value="20078" calcext:value-type="float">
            <text:p>20078</text:p>
          </table:table-cell>
          <table:table-cell office:value-type="string" calcext:value-type="string">
            <text:p>SAN AGUSTIN ATENANG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A LOPEZ AVILA</text:p>
          </table:table-cell>
          <table:table-cell office:value-type="string" calcext:value-type="string">
            <text:p>MARICIELO HERNANDEZ GALVA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AGUSTIN ATENANGO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081" calcext:value-type="float">
            <text:p>20081</text:p>
          </table:table-cell>
          <table:table-cell office:value-type="float" office:value="20078" calcext:value-type="float">
            <text:p>20078</text:p>
          </table:table-cell>
          <table:table-cell office:value-type="string" calcext:value-type="string">
            <text:p>SAN AGUSTIN ATENANG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SENCIO ROJAS</text:p>
          </table:table-cell>
          <table:table-cell office:value-type="string" calcext:value-type="string">
            <text:p>MARIA ANASTACIA AVILA ROBL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081" calcext:value-type="float">
            <text:p>20081</text:p>
          </table:table-cell>
          <table:table-cell office:value-type="float" office:value="20078" calcext:value-type="float">
            <text:p>20078</text:p>
          </table:table-cell>
          <table:table-cell office:value-type="string" calcext:value-type="string">
            <text:p>SAN AGUSTIN ATENANG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URA GOMEZ SOLANO</text:p>
          </table:table-cell>
          <table:table-cell office:value-type="string" calcext:value-type="string">
            <text:p>CITLALI AVILA LIVERAT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081" calcext:value-type="float">
            <text:p>20081</text:p>
          </table:table-cell>
          <table:table-cell office:value-type="float" office:value="20078" calcext:value-type="float">
            <text:p>20078</text:p>
          </table:table-cell>
          <table:table-cell office:value-type="string" calcext:value-type="string">
            <text:p>SAN AGUSTIN ATENA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ONSO SIERRA MORALES</text:p>
          </table:table-cell>
          <table:table-cell office:value-type="string" calcext:value-type="string">
            <text:p>LEOVIGILDO ELENA V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081" calcext:value-type="float">
            <text:p>20081</text:p>
          </table:table-cell>
          <table:table-cell office:value-type="float" office:value="20078" calcext:value-type="float">
            <text:p>20078</text:p>
          </table:table-cell>
          <table:table-cell office:value-type="string" calcext:value-type="string">
            <text:p>SAN AGUSTIN ATENANG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HITA CUESTA ARENAS</text:p>
          </table:table-cell>
          <table:table-cell office:value-type="string" calcext:value-type="string">
            <text:p>NATALI SOTO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081" calcext:value-type="float">
            <text:p>20081</text:p>
          </table:table-cell>
          <table:table-cell office:value-type="float" office:value="20078" calcext:value-type="float">
            <text:p>20078</text:p>
          </table:table-cell>
          <table:table-cell office:value-type="string" calcext:value-type="string">
            <text:p>SAN AGUSTIN ATENANG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A ELENA LOPEZ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081" calcext:value-type="float">
            <text:p>20081</text:p>
          </table:table-cell>
          <table:table-cell office:value-type="float" office:value="20078" calcext:value-type="float">
            <text:p>20078</text:p>
          </table:table-cell>
          <table:table-cell office:value-type="string" calcext:value-type="string">
            <text:p>SAN AGUSTIN ATENANG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MAGDALENA PERES</text:p>
          </table:table-cell>
          <table:table-cell office:value-type="string" calcext:value-type="string">
            <text:p>CRISTINA REYES ALVAR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088" calcext:value-type="float">
            <text:p>20088</text:p>
          </table:table-cell>
          <table:table-cell office:value-type="float" office:value="20085" calcext:value-type="float">
            <text:p>20085</text:p>
          </table:table-cell>
          <table:table-cell office:value-type="string" calcext:value-type="string">
            <text:p>SAN ANDRES CABECERA NUEV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S LUCAS GOMEZ</text:p>
          </table:table-cell>
          <table:table-cell office:value-type="string" calcext:value-type="string">
            <text:p>CELSO HERNANDEZ GARCIA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ANDRES CABECERA NUEVA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088" calcext:value-type="float">
            <text:p>20088</text:p>
          </table:table-cell>
          <table:table-cell office:value-type="float" office:value="20085" calcext:value-type="float">
            <text:p>20085</text:p>
          </table:table-cell>
          <table:table-cell office:value-type="string" calcext:value-type="string">
            <text:p>SAN ANDRES CABECERA NUEV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ALFREDA CARRADA</text:p>
          </table:table-cell>
          <table:table-cell office:value-type="string" calcext:value-type="string">
            <text:p>DEISY HERNANDEZ SANCH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088" calcext:value-type="float">
            <text:p>20088</text:p>
          </table:table-cell>
          <table:table-cell office:value-type="float" office:value="20085" calcext:value-type="float">
            <text:p>20085</text:p>
          </table:table-cell>
          <table:table-cell office:value-type="string" calcext:value-type="string">
            <text:p>SAN ANDRES CABECERA NUEV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CRATES CRUZ GARCIA</text:p>
          </table:table-cell>
          <table:table-cell office:value-type="string" calcext:value-type="string">
            <text:p>JESUS PEDRO SANCHEZ MACHUCA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088" calcext:value-type="float">
            <text:p>20088</text:p>
          </table:table-cell>
          <table:table-cell office:value-type="float" office:value="20085" calcext:value-type="float">
            <text:p>20085</text:p>
          </table:table-cell>
          <table:table-cell office:value-type="string" calcext:value-type="string">
            <text:p>SAN ANDRES CABECERA NUEV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MELIA JUAREZ JOSE</text:p>
          </table:table-cell>
          <table:table-cell office:value-type="string" calcext:value-type="string">
            <text:p>MAGNE EMMA MENDOZA SANTIAGO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0088" calcext:value-type="float">
            <text:p>20088</text:p>
          </table:table-cell>
          <table:table-cell office:value-type="float" office:value="20085" calcext:value-type="float">
            <text:p>20085</text:p>
          </table:table-cell>
          <table:table-cell office:value-type="string" calcext:value-type="string">
            <text:p>SAN ANDRES CABECERA NUEV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IO CARRADA HERNANDEZ</text:p>
          </table:table-cell>
          <table:table-cell office:value-type="string" calcext:value-type="string">
            <text:p>ROSALBA CARRADA CUEVAS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088" calcext:value-type="float">
            <text:p>20088</text:p>
          </table:table-cell>
          <table:table-cell office:value-type="float" office:value="20085" calcext:value-type="float">
            <text:p>20085</text:p>
          </table:table-cell>
          <table:table-cell office:value-type="string" calcext:value-type="string">
            <text:p>SAN ANDRES CABECERA NUEV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ERTANO HERRERA CARRADA</text:p>
          </table:table-cell>
          <table:table-cell office:value-type="string" calcext:value-type="string">
            <text:p>ANTONINO RUBEN VASQUEZ VASQU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088" calcext:value-type="float">
            <text:p>20088</text:p>
          </table:table-cell>
          <table:table-cell office:value-type="float" office:value="20085" calcext:value-type="float">
            <text:p>20085</text:p>
          </table:table-cell>
          <table:table-cell office:value-type="string" calcext:value-type="string">
            <text:p>SAN ANDRES CABECERA NUEV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JOVITA GUZMAN PEÑA</text:p>
          </table:table-cell>
          <table:table-cell office:value-type="string" calcext:value-type="string">
            <text:p>LILIANA REYES MARTI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089" calcext:value-type="float">
            <text:p>20089</text:p>
          </table:table-cell>
          <table:table-cell office:value-type="float" office:value="20086" calcext:value-type="float">
            <text:p>20086</text:p>
          </table:table-cell>
          <table:table-cell office:value-type="string" calcext:value-type="string">
            <text:p>SAN ANDRES DINICUIT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SICA CRUZ ORTIZ</text:p>
          </table:table-cell>
          <table:table-cell office:value-type="string" calcext:value-type="string">
            <text:p>LADY MAGDALENA CRUZ MEDIN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ANDRES DINICUITI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89" calcext:value-type="float">
            <text:p>20089</text:p>
          </table:table-cell>
          <table:table-cell office:value-type="float" office:value="20086" calcext:value-type="float">
            <text:p>20086</text:p>
          </table:table-cell>
          <table:table-cell office:value-type="string" calcext:value-type="string">
            <text:p>SAN ANDRES DINICUIT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TOR ARSENIO VASQUEZ HERNANDEZ</text:p>
          </table:table-cell>
          <table:table-cell office:value-type="string" calcext:value-type="string">
            <text:p>HERIBERTO LEYVA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089" calcext:value-type="float">
            <text:p>20089</text:p>
          </table:table-cell>
          <table:table-cell office:value-type="float" office:value="20086" calcext:value-type="float">
            <text:p>20086</text:p>
          </table:table-cell>
          <table:table-cell office:value-type="string" calcext:value-type="string">
            <text:p>SAN ANDRES DINICUITI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ORGINA MARIA IDESALES GIL</text:p>
          </table:table-cell>
          <table:table-cell office:value-type="string" calcext:value-type="string">
            <text:p>AIDE CRUZ BARRANC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089" calcext:value-type="float">
            <text:p>20089</text:p>
          </table:table-cell>
          <table:table-cell office:value-type="float" office:value="20086" calcext:value-type="float">
            <text:p>20086</text:p>
          </table:table-cell>
          <table:table-cell office:value-type="string" calcext:value-type="string">
            <text:p>SAN ANDRES DINICUIT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LIX VAZQUEZ CRUZ</text:p>
          </table:table-cell>
          <table:table-cell office:value-type="string" calcext:value-type="string">
            <text:p>ERNESTO RAMIRO CRUZ CRU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089" calcext:value-type="float">
            <text:p>20089</text:p>
          </table:table-cell>
          <table:table-cell office:value-type="float" office:value="20086" calcext:value-type="float">
            <text:p>20086</text:p>
          </table:table-cell>
          <table:table-cell office:value-type="string" calcext:value-type="string">
            <text:p>SAN ANDRES DINICUIT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ZBETH YADIRA SALAZAR IDESALES</text:p>
          </table:table-cell>
          <table:table-cell office:value-type="string" calcext:value-type="string">
            <text:p>MICHELLE CRUZ GOM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089" calcext:value-type="float">
            <text:p>20089</text:p>
          </table:table-cell>
          <table:table-cell office:value-type="float" office:value="20086" calcext:value-type="float">
            <text:p>20086</text:p>
          </table:table-cell>
          <table:table-cell office:value-type="string" calcext:value-type="string">
            <text:p>SAN ANDRES DINICUIT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SAHI ALICIA CERVANTES GONZALEZ</text:p>
          </table:table-cell>
          <table:table-cell office:value-type="string" calcext:value-type="string">
            <text:p>ITAYE GUADALUPE CRUZ SALAZAR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089" calcext:value-type="float">
            <text:p>20089</text:p>
          </table:table-cell>
          <table:table-cell office:value-type="float" office:value="20086" calcext:value-type="float">
            <text:p>20086</text:p>
          </table:table-cell>
          <table:table-cell office:value-type="string" calcext:value-type="string">
            <text:p>SAN ANDRES DINICUIT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LIO VASQUEZ SORIANO</text:p>
          </table:table-cell>
          <table:table-cell office:value-type="string" calcext:value-type="string">
            <text:p>OLIVERIO CRUZ CRUZ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090" calcext:value-type="float">
            <text:p>20090</text:p>
          </table:table-cell>
          <table:table-cell office:value-type="float" office:value="20087" calcext:value-type="float">
            <text:p>20087</text:p>
          </table:table-cell>
          <table:table-cell office:value-type="string" calcext:value-type="string">
            <text:p>SAN ANDRES HUAXPALTEPE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LIO LIBORIO SANCHEZ</text:p>
          </table:table-cell>
          <table:table-cell office:value-type="string" calcext:value-type="string">
            <text:p>RUFINO GUZMAN BAÑO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ANDRES HUAXPALTEPE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0090" calcext:value-type="float">
            <text:p>20090</text:p>
          </table:table-cell>
          <table:table-cell office:value-type="float" office:value="20087" calcext:value-type="float">
            <text:p>20087</text:p>
          </table:table-cell>
          <table:table-cell office:value-type="string" calcext:value-type="string">
            <text:p>SAN ANDRES HUAXPALTEPEC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ENIA TOMASA HERNANDEZ SANTIAGO</text:p>
          </table:table-cell>
          <table:table-cell office:value-type="string" calcext:value-type="string">
            <text:p>GLORIA LUCRECIO RUI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090" calcext:value-type="float">
            <text:p>20090</text:p>
          </table:table-cell>
          <table:table-cell office:value-type="float" office:value="20087" calcext:value-type="float">
            <text:p>20087</text:p>
          </table:table-cell>
          <table:table-cell office:value-type="string" calcext:value-type="string">
            <text:p>SAN ANDRES HUAXPALTEPEC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AURO TORRES MEJIA</text:p>
          </table:table-cell>
          <table:table-cell office:value-type="string" calcext:value-type="string">
            <text:p>HUGO LOPEZ CRU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090" calcext:value-type="float">
            <text:p>20090</text:p>
          </table:table-cell>
          <table:table-cell office:value-type="float" office:value="20087" calcext:value-type="float">
            <text:p>20087</text:p>
          </table:table-cell>
          <table:table-cell office:value-type="string" calcext:value-type="string">
            <text:p>SAN ANDRES HUAXPALTEPE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ILA ALONSO MEJIA</text:p>
          </table:table-cell>
          <table:table-cell office:value-type="string" calcext:value-type="string">
            <text:p>MARIA GUZMAN SANTIAG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090" calcext:value-type="float">
            <text:p>20090</text:p>
          </table:table-cell>
          <table:table-cell office:value-type="float" office:value="20087" calcext:value-type="float">
            <text:p>20087</text:p>
          </table:table-cell>
          <table:table-cell office:value-type="string" calcext:value-type="string">
            <text:p>SAN ANDRES HUAXPALTEPEC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RIANA MERINO GARCIA</text:p>
          </table:table-cell>
          <table:table-cell office:value-type="string" calcext:value-type="string">
            <text:p>MARIA DE JESUS GARCIA TORRE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0090" calcext:value-type="float">
            <text:p>20090</text:p>
          </table:table-cell>
          <table:table-cell office:value-type="float" office:value="20087" calcext:value-type="float">
            <text:p>20087</text:p>
          </table:table-cell>
          <table:table-cell office:value-type="string" calcext:value-type="string">
            <text:p>SAN ANDRES HUAXPALTEPE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NARDINO JESUS MARQUEZ CRUZ</text:p>
          </table:table-cell>
          <table:table-cell office:value-type="string" calcext:value-type="string">
            <text:p>FIDENCIO ELPIDIO MORALES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090" calcext:value-type="float">
            <text:p>20090</text:p>
          </table:table-cell>
          <table:table-cell office:value-type="float" office:value="20087" calcext:value-type="float">
            <text:p>20087</text:p>
          </table:table-cell>
          <table:table-cell office:value-type="string" calcext:value-type="string">
            <text:p>SAN ANDRES HUAXPALTEPE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FINO CRUZ CRUZ</text:p>
          </table:table-cell>
          <table:table-cell office:value-type="string" calcext:value-type="string">
            <text:p>JACINTO HERNANDEZ GOM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102" calcext:value-type="float">
            <text:p>20102</text:p>
          </table:table-cell>
          <table:table-cell office:value-type="float" office:value="20099" calcext:value-type="float">
            <text:p>20099</text:p>
          </table:table-cell>
          <table:table-cell office:value-type="string" calcext:value-type="string">
            <text:p>SAN ANDRES ZAUTL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ELINO ANGEL FELIX</text:p>
          </table:table-cell>
          <table:table-cell office:value-type="string" calcext:value-type="string">
            <text:p>VICTORIA MENDOZA GARC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ANDRES ZAUTLA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102" calcext:value-type="float">
            <text:p>20102</text:p>
          </table:table-cell>
          <table:table-cell office:value-type="float" office:value="20099" calcext:value-type="float">
            <text:p>20099</text:p>
          </table:table-cell>
          <table:table-cell office:value-type="string" calcext:value-type="string">
            <text:p>SAN ANDRES ZAUTL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MARIA RITA NUÑEZ MELCHOR</text:p>
          </table:table-cell>
          <table:table-cell office:value-type="string" calcext:value-type="string">
            <text:p>JUANA CHAVEZ GARC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0102" calcext:value-type="float">
            <text:p>20102</text:p>
          </table:table-cell>
          <table:table-cell office:value-type="float" office:value="20099" calcext:value-type="float">
            <text:p>20099</text:p>
          </table:table-cell>
          <table:table-cell office:value-type="string" calcext:value-type="string">
            <text:p>SAN ANDRES ZAUTLA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SIMO GARCES LOZANO</text:p>
          </table:table-cell>
          <table:table-cell office:value-type="string" calcext:value-type="string">
            <text:p>PAULINO ROJAS BAUTIST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102" calcext:value-type="float">
            <text:p>20102</text:p>
          </table:table-cell>
          <table:table-cell office:value-type="float" office:value="20099" calcext:value-type="float">
            <text:p>20099</text:p>
          </table:table-cell>
          <table:table-cell office:value-type="string" calcext:value-type="string">
            <text:p>SAN ANDRES ZAUTLA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DE GUADALUPE MENDOZA GARCES</text:p>
          </table:table-cell>
          <table:table-cell office:value-type="string" calcext:value-type="string">
            <text:p>DINA DELIA CHAVEZ CERVANT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102" calcext:value-type="float">
            <text:p>20102</text:p>
          </table:table-cell>
          <table:table-cell office:value-type="float" office:value="20099" calcext:value-type="float">
            <text:p>20099</text:p>
          </table:table-cell>
          <table:table-cell office:value-type="string" calcext:value-type="string">
            <text:p>SAN ANDRES ZAUTLA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INA MENDOZA ESPINOZA</text:p>
          </table:table-cell>
          <table:table-cell office:value-type="string" calcext:value-type="string">
            <text:p>GLORIA CHAVEZ LOP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102" calcext:value-type="float">
            <text:p>20102</text:p>
          </table:table-cell>
          <table:table-cell office:value-type="float" office:value="20099" calcext:value-type="float">
            <text:p>20099</text:p>
          </table:table-cell>
          <table:table-cell office:value-type="string" calcext:value-type="string">
            <text:p>SAN ANDRES ZAUTL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TRIZ CHAVEZ LOZANO</text:p>
          </table:table-cell>
          <table:table-cell office:value-type="string" calcext:value-type="string">
            <text:p>ELIA LOPEZ BAUTIST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102" calcext:value-type="float">
            <text:p>20102</text:p>
          </table:table-cell>
          <table:table-cell office:value-type="float" office:value="20099" calcext:value-type="float">
            <text:p>20099</text:p>
          </table:table-cell>
          <table:table-cell office:value-type="string" calcext:value-type="string">
            <text:p>SAN ANDRES ZAUTL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ICARDO CHAVARRIA MENDOZA</text:p>
          </table:table-cell>
          <table:table-cell office:value-type="string" calcext:value-type="string">
            <text:p>ANTONIO RUIZ MARTIN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0103" calcext:value-type="float">
            <text:p>20103</text:p>
          </table:table-cell>
          <table:table-cell office:value-type="float" office:value="20100" calcext:value-type="float">
            <text:p>20100</text:p>
          </table:table-cell>
          <table:table-cell office:value-type="string" calcext:value-type="string">
            <text:p>SAN ANTONINO CASTILLO VELAS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UDENCIO GERARDO CAMPOS CARAVANTES</text:p>
          </table:table-cell>
          <table:table-cell office:value-type="string" calcext:value-type="string">
            <text:p>ALBERTO NETZAHUALCOYOTL SANTIAGO SANTIAG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ANTONINO CASTILLO VELASCO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103" calcext:value-type="float">
            <text:p>20103</text:p>
          </table:table-cell>
          <table:table-cell office:value-type="float" office:value="20100" calcext:value-type="float">
            <text:p>20100</text:p>
          </table:table-cell>
          <table:table-cell office:value-type="string" calcext:value-type="string">
            <text:p>SAN ANTONINO CASTILLO VELASCO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A CLAUDIA SANTIAGO GALICIA</text:p>
          </table:table-cell>
          <table:table-cell office:value-type="string" calcext:value-type="string">
            <text:p>BRIGIDA SANCHEZ AGUILA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103" calcext:value-type="float">
            <text:p>20103</text:p>
          </table:table-cell>
          <table:table-cell office:value-type="float" office:value="20100" calcext:value-type="float">
            <text:p>20100</text:p>
          </table:table-cell>
          <table:table-cell office:value-type="string" calcext:value-type="string">
            <text:p>SAN ANTONINO CASTILLO VELASC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IS ALBERTO AGUILAR SANTIAGO</text:p>
          </table:table-cell>
          <table:table-cell office:value-type="string" calcext:value-type="string">
            <text:p>LEONARDO SEVERO SANTIAGO AGUILA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03" calcext:value-type="float">
            <text:p>20103</text:p>
          </table:table-cell>
          <table:table-cell office:value-type="float" office:value="20100" calcext:value-type="float">
            <text:p>20100</text:p>
          </table:table-cell>
          <table:table-cell office:value-type="string" calcext:value-type="string">
            <text:p>SAN ANTONINO CASTILLO VELASCO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NIA LIZBETH AGUILAR SANCHEZ</text:p>
          </table:table-cell>
          <table:table-cell office:value-type="string" calcext:value-type="string">
            <text:p>SURI SARAHI SANCHEZ JIMEN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0103" calcext:value-type="float">
            <text:p>20103</text:p>
          </table:table-cell>
          <table:table-cell office:value-type="float" office:value="20100" calcext:value-type="float">
            <text:p>20100</text:p>
          </table:table-cell>
          <table:table-cell office:value-type="string" calcext:value-type="string">
            <text:p>SAN ANTONINO CASTILLO VELASCO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MELA RUTH GOMEZ SANCHEZ</text:p>
          </table:table-cell>
          <table:table-cell office:value-type="string" calcext:value-type="string">
            <text:p>BELINDA MICHEL LUIS PER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103" calcext:value-type="float">
            <text:p>20103</text:p>
          </table:table-cell>
          <table:table-cell office:value-type="float" office:value="20100" calcext:value-type="float">
            <text:p>20100</text:p>
          </table:table-cell>
          <table:table-cell office:value-type="string" calcext:value-type="string">
            <text:p>SAN ANTONINO CASTILLO VELAS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HERNANDEZ</text:p>
          </table:table-cell>
          <table:table-cell office:value-type="string" calcext:value-type="string">
            <text:p>FIDEL ELPIDIO CORDOVA LOPEZ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103" calcext:value-type="float">
            <text:p>20103</text:p>
          </table:table-cell>
          <table:table-cell office:value-type="float" office:value="20100" calcext:value-type="float">
            <text:p>20100</text:p>
          </table:table-cell>
          <table:table-cell office:value-type="string" calcext:value-type="string">
            <text:p>SAN ANTONINO CASTILLO VELAS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AIAS GENARO HERNANDEZ SANTIAGO</text:p>
          </table:table-cell>
          <table:table-cell office:value-type="string" calcext:value-type="string">
            <text:p>JOSE RICARDO GALICIA AGUILAR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116" calcext:value-type="float">
            <text:p>20116</text:p>
          </table:table-cell>
          <table:table-cell office:value-type="float" office:value="20115" calcext:value-type="float">
            <text:p>20115</text:p>
          </table:table-cell>
          <table:table-cell office:value-type="string" calcext:value-type="string">
            <text:p>SAN BARTOLOME AYAUTL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IDRO BAUTISTA ALFARO</text:p>
          </table:table-cell>
          <table:table-cell office:value-type="string" calcext:value-type="string">
            <text:p>JUAN AVENDAÑO JORDA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BARTOLOME AYAUTLA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0116" calcext:value-type="float">
            <text:p>20116</text:p>
          </table:table-cell>
          <table:table-cell office:value-type="float" office:value="20115" calcext:value-type="float">
            <text:p>20115</text:p>
          </table:table-cell>
          <table:table-cell office:value-type="string" calcext:value-type="string">
            <text:p>SAN BARTOLOME AYAUTL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RORA DURAN LOZANO</text:p>
          </table:table-cell>
          <table:table-cell office:value-type="string" calcext:value-type="string">
            <text:p>ELVIRA AHUJ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116" calcext:value-type="float">
            <text:p>20116</text:p>
          </table:table-cell>
          <table:table-cell office:value-type="float" office:value="20115" calcext:value-type="float">
            <text:p>20115</text:p>
          </table:table-cell>
          <table:table-cell office:value-type="string" calcext:value-type="string">
            <text:p>SAN BARTOLOME AYAUTL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 IVAN CRUZ RIVERA</text:p>
          </table:table-cell>
          <table:table-cell office:value-type="string" calcext:value-type="string">
            <text:p>EUSEBIO GARCIA HERNAND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116" calcext:value-type="float">
            <text:p>20116</text:p>
          </table:table-cell>
          <table:table-cell office:value-type="float" office:value="20115" calcext:value-type="float">
            <text:p>20115</text:p>
          </table:table-cell>
          <table:table-cell office:value-type="string" calcext:value-type="string">
            <text:p>SAN BARTOLOME AYAUTL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DILIA CRUZ BORJAS</text:p>
          </table:table-cell>
          <table:table-cell office:value-type="string" calcext:value-type="string">
            <text:p>SUSANA PAREDES NUÑ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0116" calcext:value-type="float">
            <text:p>20116</text:p>
          </table:table-cell>
          <table:table-cell office:value-type="float" office:value="20115" calcext:value-type="float">
            <text:p>20115</text:p>
          </table:table-cell>
          <table:table-cell office:value-type="string" calcext:value-type="string">
            <text:p>SAN BARTOLOME AYAUTL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NATA RAMOS PEREZ</text:p>
          </table:table-cell>
          <table:table-cell office:value-type="string" calcext:value-type="string">
            <text:p>GUDULIA NUÑEZ MORAL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116" calcext:value-type="float">
            <text:p>20116</text:p>
          </table:table-cell>
          <table:table-cell office:value-type="float" office:value="20115" calcext:value-type="float">
            <text:p>20115</text:p>
          </table:table-cell>
          <table:table-cell office:value-type="string" calcext:value-type="string">
            <text:p>SAN BARTOLOME AYAUTL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GO JALISCO REYES</text:p>
          </table:table-cell>
          <table:table-cell office:value-type="string" calcext:value-type="string">
            <text:p>MODESTO VELASCO BORJAS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116" calcext:value-type="float">
            <text:p>20116</text:p>
          </table:table-cell>
          <table:table-cell office:value-type="float" office:value="20115" calcext:value-type="float">
            <text:p>20115</text:p>
          </table:table-cell>
          <table:table-cell office:value-type="string" calcext:value-type="string">
            <text:p>SAN BARTOLOME AYAUTL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ER VELAZQUEZ CARRERA</text:p>
          </table:table-cell>
          <table:table-cell office:value-type="string" calcext:value-type="string">
            <text:p>ANTELMO SANCHEZ GAMBO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0124" calcext:value-type="float">
            <text:p>20124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SAN BLAS ATEMP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LBERTO VELAZQUEZ LOPEZ</text:p>
          </table:table-cell>
          <table:table-cell office:value-type="string" calcext:value-type="string">
            <text:p>CLELIA TOLEDO BERNAL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BLAS ATEMPA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124" calcext:value-type="float">
            <text:p>20124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SAN BLAS ATEMPA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ERVA CRISPIN SANTIAGO</text:p>
          </table:table-cell>
          <table:table-cell office:value-type="string" calcext:value-type="string">
            <text:p>IDALIA ZACARIAS REYES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124" calcext:value-type="float">
            <text:p>20124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SAN BLAS ATEMPA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ENTIN LOPEZ PEZA</text:p>
          </table:table-cell>
          <table:table-cell office:value-type="string" calcext:value-type="string">
            <text:p>GRISENIA RAMIREZ JIMENEZ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124" calcext:value-type="float">
            <text:p>20124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SAN BLAS ATEMPA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RIQUETA BIELMA LOPEZ</text:p>
          </table:table-cell>
          <table:table-cell office:value-type="string" calcext:value-type="string">
            <text:p>JUANA SARABIA ZACARIAS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124" calcext:value-type="float">
            <text:p>20124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SAN BLAS ATEMPA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DY ORTIZ RAMIREZ</text:p>
          </table:table-cell>
          <table:table-cell office:value-type="string" calcext:value-type="string">
            <text:p>JOSE MARIA VILLALOBOS MIRANDA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0124" calcext:value-type="float">
            <text:p>20124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SAN BLAS ATEMPA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RICIA PATIÑO JIMENEZ</text:p>
          </table:table-cell>
          <table:table-cell office:value-type="string" calcext:value-type="string">
            <text:p>MARICELA TERAN GALLEGOS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0124" calcext:value-type="float">
            <text:p>20124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SAN BLAS ATEMPA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ENIA ESPINOZA TOLEDO</text:p>
          </table:table-cell>
          <table:table-cell office:value-type="string" calcext:value-type="string">
            <text:p>GUADALUPE HERNANDEZ GARCIA</text:p>
          </table:table-cell>
          <table:table-cell office:value-type="string" calcext:value-type="string">
            <text:p>CANDIDATURA COMUN PVEM-MORENA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124" calcext:value-type="float">
            <text:p>20124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SAN BLAS ATEMP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CIANO CORTES JIMENEZ</text:p>
          </table:table-cell>
          <table:table-cell office:value-type="string" calcext:value-type="string">
            <text:p>JANET RITO LANDI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124" calcext:value-type="float">
            <text:p>20124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SAN BLAS ATEMPA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Z ARELY SACHIÑAS ESPINOSA</text:p>
          </table:table-cell>
          <table:table-cell office:value-type="string" calcext:value-type="string">
            <text:p>ANITA MARTINEZ PE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24" calcext:value-type="float">
            <text:p>20124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SAN BLAS ATEMP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CIELA LOPEZ MARCELINO</text:p>
          </table:table-cell>
          <table:table-cell office:value-type="string" calcext:value-type="string">
            <text:p>ROSA MARIA PACHECO LOP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130" calcext:value-type="float">
            <text:p>20130</text:p>
          </table:table-cell>
          <table:table-cell office:value-type="float" office:value="20127" calcext:value-type="float">
            <text:p>20127</text:p>
          </table:table-cell>
          <table:table-cell office:value-type="string" calcext:value-type="string">
            <text:p>SAN DIONISIO DEL MA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O PEREZ MATUS</text:p>
          </table:table-cell>
          <table:table-cell office:value-type="string" calcext:value-type="string">
            <text:p>EMMANUEL LOPEZ FLOR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DIONISIO DEL MAR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130" calcext:value-type="float">
            <text:p>20130</text:p>
          </table:table-cell>
          <table:table-cell office:value-type="float" office:value="20127" calcext:value-type="float">
            <text:p>20127</text:p>
          </table:table-cell>
          <table:table-cell office:value-type="string" calcext:value-type="string">
            <text:p>SAN DIONISIO DEL MA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DELIA DIAZ OROZCO</text:p>
          </table:table-cell>
          <table:table-cell office:value-type="string" calcext:value-type="string">
            <text:p>GLADICELA VAZQUEZ RIV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30" calcext:value-type="float">
            <text:p>20130</text:p>
          </table:table-cell>
          <table:table-cell office:value-type="float" office:value="20127" calcext:value-type="float">
            <text:p>20127</text:p>
          </table:table-cell>
          <table:table-cell office:value-type="string" calcext:value-type="string">
            <text:p>SAN DIONISIO DEL MA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IMIRO OROZCO MARTINEZ</text:p>
          </table:table-cell>
          <table:table-cell office:value-type="string" calcext:value-type="string">
            <text:p>ALBERTO MALDONADO OLIVAR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130" calcext:value-type="float">
            <text:p>20130</text:p>
          </table:table-cell>
          <table:table-cell office:value-type="float" office:value="20127" calcext:value-type="float">
            <text:p>20127</text:p>
          </table:table-cell>
          <table:table-cell office:value-type="string" calcext:value-type="string">
            <text:p>SAN DIONISIO DEL MA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MERALDA NORIEGA GALLEGOS</text:p>
          </table:table-cell>
          <table:table-cell office:value-type="string" calcext:value-type="string">
            <text:p>EDITH LOPEZ DIA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30" calcext:value-type="float">
            <text:p>20130</text:p>
          </table:table-cell>
          <table:table-cell office:value-type="float" office:value="20127" calcext:value-type="float">
            <text:p>20127</text:p>
          </table:table-cell>
          <table:table-cell office:value-type="string" calcext:value-type="string">
            <text:p>SAN DIONISIO DEL MA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YNDI YARANEL CASTELLANOS VASQUEZ</text:p>
          </table:table-cell>
          <table:table-cell office:value-type="string" calcext:value-type="string">
            <text:p>YANELI GALLEGOS DIA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0130" calcext:value-type="float">
            <text:p>20130</text:p>
          </table:table-cell>
          <table:table-cell office:value-type="float" office:value="20127" calcext:value-type="float">
            <text:p>20127</text:p>
          </table:table-cell>
          <table:table-cell office:value-type="string" calcext:value-type="string">
            <text:p>SAN DIONISIO DEL MA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GOBERTO ROJAS JUAREZ</text:p>
          </table:table-cell>
          <table:table-cell office:value-type="string" calcext:value-type="string">
            <text:p>OBDULIO MURIEL DIAZ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130" calcext:value-type="float">
            <text:p>20130</text:p>
          </table:table-cell>
          <table:table-cell office:value-type="float" office:value="20127" calcext:value-type="float">
            <text:p>20127</text:p>
          </table:table-cell>
          <table:table-cell office:value-type="string" calcext:value-type="string">
            <text:p>SAN DIONISIO DEL MA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NTINO CASTELLANOS LOPEZ</text:p>
          </table:table-cell>
          <table:table-cell office:value-type="string" calcext:value-type="string">
            <text:p>LUCAS BARTOLO GARCIA ARELLANES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134" calcext:value-type="float">
            <text:p>20134</text:p>
          </table:table-cell>
          <table:table-cell office:value-type="float" office:value="20131" calcext:value-type="float">
            <text:p>20131</text:p>
          </table:table-cell>
          <table:table-cell office:value-type="string" calcext:value-type="string">
            <text:p>SAN FELIPE JALAPA DE DIA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GEL TERRERO OLIVERA</text:p>
          </table:table-cell>
          <table:table-cell office:value-type="string" calcext:value-type="string">
            <text:p>JESUS OMAR TERRERO CRU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FELIPE JALAPA DE DIAZ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134" calcext:value-type="float">
            <text:p>20134</text:p>
          </table:table-cell>
          <table:table-cell office:value-type="float" office:value="20131" calcext:value-type="float">
            <text:p>20131</text:p>
          </table:table-cell>
          <table:table-cell office:value-type="string" calcext:value-type="string">
            <text:p>SAN FELIPE JALAPA DE DIA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GILIA MORENO LOPEZ</text:p>
          </table:table-cell>
          <table:table-cell office:value-type="string" calcext:value-type="string">
            <text:p>ARI YESENIA CALIXTO CRU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134" calcext:value-type="float">
            <text:p>20134</text:p>
          </table:table-cell>
          <table:table-cell office:value-type="float" office:value="20131" calcext:value-type="float">
            <text:p>20131</text:p>
          </table:table-cell>
          <table:table-cell office:value-type="string" calcext:value-type="string">
            <text:p>SAN FELIPE JALAPA DE DIA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ENTE IGNACIO GARCIA</text:p>
          </table:table-cell>
          <table:table-cell office:value-type="string" calcext:value-type="string">
            <text:p>RENATO RAMOS MARIAN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134" calcext:value-type="float">
            <text:p>20134</text:p>
          </table:table-cell>
          <table:table-cell office:value-type="float" office:value="20131" calcext:value-type="float">
            <text:p>20131</text:p>
          </table:table-cell>
          <table:table-cell office:value-type="string" calcext:value-type="string">
            <text:p>SAN FELIPE JALAPA DE DIA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ELINA CARRETERO PEREZ</text:p>
          </table:table-cell>
          <table:table-cell office:value-type="string" calcext:value-type="string">
            <text:p>MARILYN FRANCO PALACIO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0134" calcext:value-type="float">
            <text:p>20134</text:p>
          </table:table-cell>
          <table:table-cell office:value-type="float" office:value="20131" calcext:value-type="float">
            <text:p>20131</text:p>
          </table:table-cell>
          <table:table-cell office:value-type="string" calcext:value-type="string">
            <text:p>SAN FELIPE JALAPA DE DIA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CIO ANTONIO MARTINEZ</text:p>
          </table:table-cell>
          <table:table-cell office:value-type="string" calcext:value-type="string">
            <text:p>FELIPE AGUSTIN FUENTE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134" calcext:value-type="float">
            <text:p>20134</text:p>
          </table:table-cell>
          <table:table-cell office:value-type="float" office:value="20131" calcext:value-type="float">
            <text:p>20131</text:p>
          </table:table-cell>
          <table:table-cell office:value-type="string" calcext:value-type="string">
            <text:p>SAN FELIPE JALAPA DE DIAZ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RTENCIA CUEVAS ANICETO</text:p>
          </table:table-cell>
          <table:table-cell office:value-type="string" calcext:value-type="string">
            <text:p>NICANORA ORTEGA CABRER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134" calcext:value-type="float">
            <text:p>20134</text:p>
          </table:table-cell>
          <table:table-cell office:value-type="float" office:value="20131" calcext:value-type="float">
            <text:p>20131</text:p>
          </table:table-cell>
          <table:table-cell office:value-type="string" calcext:value-type="string">
            <text:p>SAN FELIPE JALAPA DE DIA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RAZON DE MARIA PEREDA SUAREZ</text:p>
          </table:table-cell>
          <table:table-cell office:value-type="string" calcext:value-type="string">
            <text:p>CARLOTA MONTERRUBIO GARCI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134" calcext:value-type="float">
            <text:p>20134</text:p>
          </table:table-cell>
          <table:table-cell office:value-type="float" office:value="20131" calcext:value-type="float">
            <text:p>20131</text:p>
          </table:table-cell>
          <table:table-cell office:value-type="string" calcext:value-type="string">
            <text:p>SAN FELIPE JALAPA DE DIA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IA FERNANDA BARBOSA SOSA</text:p>
          </table:table-cell>
          <table:table-cell office:value-type="string" calcext:value-type="string">
            <text:p>MARGARITA IGNACIO TEJADA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134" calcext:value-type="float">
            <text:p>20134</text:p>
          </table:table-cell>
          <table:table-cell office:value-type="float" office:value="20131" calcext:value-type="float">
            <text:p>20131</text:p>
          </table:table-cell>
          <table:table-cell office:value-type="string" calcext:value-type="string">
            <text:p>SAN FELIPE JALAPA DE DIA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D CRUZ CARRERA</text:p>
          </table:table-cell>
          <table:table-cell office:value-type="string" calcext:value-type="string">
            <text:p>VICENTE HILARIO MORALES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134" calcext:value-type="float">
            <text:p>20134</text:p>
          </table:table-cell>
          <table:table-cell office:value-type="float" office:value="20131" calcext:value-type="float">
            <text:p>20131</text:p>
          </table:table-cell>
          <table:table-cell office:value-type="string" calcext:value-type="string">
            <text:p>SAN FELIPE JALAPA DE DIA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ABEL MORENO BAUTISTA</text:p>
          </table:table-cell>
          <table:table-cell office:value-type="string" calcext:value-type="string">
            <text:p>ALEJANDRINA CARRERA OROZCO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136" calcext:value-type="float">
            <text:p>20136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SAN FELIPE USI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ARDO ISIDRO INOCENTE</text:p>
          </table:table-cell>
          <table:table-cell office:value-type="string" calcext:value-type="string">
            <text:p>MISAEL CRISANTO ANTONIO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FELIPE USILA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136" calcext:value-type="float">
            <text:p>20136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SAN FELIPE USIL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ACELI HERNANDEZ MEDINILLA</text:p>
          </table:table-cell>
          <table:table-cell office:value-type="string" calcext:value-type="string">
            <text:p>FLORIANA VICENTE QUIJANO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136" calcext:value-type="float">
            <text:p>20136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SAN FELIPE USIL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LGER GONZALEZ ROMERO</text:p>
          </table:table-cell>
          <table:table-cell office:value-type="string" calcext:value-type="string">
            <text:p>NICOLAS SANTIAGO CRISTOBAL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136" calcext:value-type="float">
            <text:p>20136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SAN FELIPE USIL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CY AVENDAÑO HERNANDEZ</text:p>
          </table:table-cell>
          <table:table-cell office:value-type="string" calcext:value-type="string">
            <text:p>NICOLE DENISE ISIDRO FRANCISCO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0136" calcext:value-type="float">
            <text:p>20136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SAN FELIPE USIL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EDAD MIGUEL CASIMIRO</text:p>
          </table:table-cell>
          <table:table-cell office:value-type="string" calcext:value-type="string">
            <text:p>ROSA FLORES LUCAS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0136" calcext:value-type="float">
            <text:p>20136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SAN FELIPE USI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ELDA MENDOZA SANCHEZ</text:p>
          </table:table-cell>
          <table:table-cell office:value-type="string" calcext:value-type="string">
            <text:p>CECILIA VAZQUEZ JIME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136" calcext:value-type="float">
            <text:p>20136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SAN FELIPE USIL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DOVEO MEJIA LUCAS</text:p>
          </table:table-cell>
          <table:table-cell office:value-type="string" calcext:value-type="string">
            <text:p>HELI BORJA DE JESU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0141" calcext:value-type="float">
            <text:p>20141</text:p>
          </table:table-cell>
          <table:table-cell office:value-type="float" office:value="20138" calcext:value-type="float">
            <text:p>20138</text:p>
          </table:table-cell>
          <table:table-cell office:value-type="string" calcext:value-type="string">
            <text:p>SAN FRANCISCO DEL MA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 COHETO MONTERO</text:p>
          </table:table-cell>
          <table:table-cell office:value-type="string" calcext:value-type="string">
            <text:p>EDILBERTO VICENTE MARTINEZ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FRANCISCO DEL MAR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141" calcext:value-type="float">
            <text:p>20141</text:p>
          </table:table-cell>
          <table:table-cell office:value-type="float" office:value="20138" calcext:value-type="float">
            <text:p>20138</text:p>
          </table:table-cell>
          <table:table-cell office:value-type="string" calcext:value-type="string">
            <text:p>SAN FRANCISCO DEL MA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TICIA GOMEZ MARTINEZ</text:p>
          </table:table-cell>
          <table:table-cell office:value-type="string" calcext:value-type="string">
            <text:p>CARLOTA VICENTE PINEDA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0141" calcext:value-type="float">
            <text:p>20141</text:p>
          </table:table-cell>
          <table:table-cell office:value-type="float" office:value="20138" calcext:value-type="float">
            <text:p>20138</text:p>
          </table:table-cell>
          <table:table-cell office:value-type="string" calcext:value-type="string">
            <text:p>SAN FRANCISCO DEL MA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FO OCAMPO ALVAREZ</text:p>
          </table:table-cell>
          <table:table-cell office:value-type="string" calcext:value-type="string">
            <text:p>FERMIN MARTINEZ MARTINEZ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141" calcext:value-type="float">
            <text:p>20141</text:p>
          </table:table-cell>
          <table:table-cell office:value-type="float" office:value="20138" calcext:value-type="float">
            <text:p>20138</text:p>
          </table:table-cell>
          <table:table-cell office:value-type="string" calcext:value-type="string">
            <text:p>SAN FRANCISCO DEL MA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ULEIMA MARTINEZ NIETO</text:p>
          </table:table-cell>
          <table:table-cell office:value-type="string" calcext:value-type="string">
            <text:p>ELIZABETH MORALES MENDOZA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41" calcext:value-type="float">
            <text:p>20141</text:p>
          </table:table-cell>
          <table:table-cell office:value-type="float" office:value="20138" calcext:value-type="float">
            <text:p>20138</text:p>
          </table:table-cell>
          <table:table-cell office:value-type="string" calcext:value-type="string">
            <text:p>SAN FRANCISCO DEL MA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A ISELA URBALEJO GUTIERREZ</text:p>
          </table:table-cell>
          <table:table-cell office:value-type="string" calcext:value-type="string">
            <text:p>LOURDES CARRASCO MIGUEL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141" calcext:value-type="float">
            <text:p>20141</text:p>
          </table:table-cell>
          <table:table-cell office:value-type="float" office:value="20138" calcext:value-type="float">
            <text:p>20138</text:p>
          </table:table-cell>
          <table:table-cell office:value-type="string" calcext:value-type="string">
            <text:p>SAN FRANCISCO DEL MA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ENTE GARCIA LOPEZ</text:p>
          </table:table-cell>
          <table:table-cell office:value-type="string" calcext:value-type="string">
            <text:p>ERIK GILBERTO GARCIA MARTINEZ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141" calcext:value-type="float">
            <text:p>20141</text:p>
          </table:table-cell>
          <table:table-cell office:value-type="float" office:value="20138" calcext:value-type="float">
            <text:p>20138</text:p>
          </table:table-cell>
          <table:table-cell office:value-type="string" calcext:value-type="string">
            <text:p>SAN FRANCISCO DEL MA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 CASTILLO JUAN</text:p>
          </table:table-cell>
          <table:table-cell office:value-type="string" calcext:value-type="string">
            <text:p>ARMANDO GARCIA JUA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143" calcext:value-type="float">
            <text:p>20143</text:p>
          </table:table-cell>
          <table:table-cell office:value-type="float" office:value="20140" calcext:value-type="float">
            <text:p>20140</text:p>
          </table:table-cell>
          <table:table-cell office:value-type="string" calcext:value-type="string">
            <text:p>SAN FRANCISCO IXHUATA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 LOPEZ MATUS</text:p>
          </table:table-cell>
          <table:table-cell office:value-type="string" calcext:value-type="string">
            <text:p>JUAN DE DIOS LOPEZ CARRASCO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FRANCISCO IXHUATAN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143" calcext:value-type="float">
            <text:p>20143</text:p>
          </table:table-cell>
          <table:table-cell office:value-type="float" office:value="20140" calcext:value-type="float">
            <text:p>20140</text:p>
          </table:table-cell>
          <table:table-cell office:value-type="string" calcext:value-type="string">
            <text:p>SAN FRANCISCO IXHUATAN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A SANCHEZ MARTINEZ</text:p>
          </table:table-cell>
          <table:table-cell office:value-type="string" calcext:value-type="string">
            <text:p>INES DE LA ROSA LOPEZ DE LA CRUZ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143" calcext:value-type="float">
            <text:p>20143</text:p>
          </table:table-cell>
          <table:table-cell office:value-type="float" office:value="20140" calcext:value-type="float">
            <text:p>20140</text:p>
          </table:table-cell>
          <table:table-cell office:value-type="string" calcext:value-type="string">
            <text:p>SAN FRANCISCO IXHUATA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IS ALBERTO MATUS VALENCIA</text:p>
          </table:table-cell>
          <table:table-cell office:value-type="string" calcext:value-type="string">
            <text:p>HERNAN TOLEDO RUIZ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143" calcext:value-type="float">
            <text:p>20143</text:p>
          </table:table-cell>
          <table:table-cell office:value-type="float" office:value="20140" calcext:value-type="float">
            <text:p>20140</text:p>
          </table:table-cell>
          <table:table-cell office:value-type="string" calcext:value-type="string">
            <text:p>SAN FRANCISCO IXHUATA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LIE LINARES DE LA CRUZ</text:p>
          </table:table-cell>
          <table:table-cell office:value-type="string" calcext:value-type="string">
            <text:p>VIVIAN DELGADO MARTINEZ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143" calcext:value-type="float">
            <text:p>20143</text:p>
          </table:table-cell>
          <table:table-cell office:value-type="float" office:value="20140" calcext:value-type="float">
            <text:p>20140</text:p>
          </table:table-cell>
          <table:table-cell office:value-type="string" calcext:value-type="string">
            <text:p>SAN FRANCISCO IXHUATAN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UDIA IBETH CRUZ MATUS</text:p>
          </table:table-cell>
          <table:table-cell office:value-type="string" calcext:value-type="string">
            <text:p>MARIA DE JESUS CUEVAS GONZALES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143" calcext:value-type="float">
            <text:p>20143</text:p>
          </table:table-cell>
          <table:table-cell office:value-type="float" office:value="20140" calcext:value-type="float">
            <text:p>20140</text:p>
          </table:table-cell>
          <table:table-cell office:value-type="string" calcext:value-type="string">
            <text:p>SAN FRANCISCO IXHUATA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DO CRUZ CASTILLO</text:p>
          </table:table-cell>
          <table:table-cell/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143" calcext:value-type="float">
            <text:p>20143</text:p>
          </table:table-cell>
          <table:table-cell office:value-type="float" office:value="20140" calcext:value-type="float">
            <text:p>20140</text:p>
          </table:table-cell>
          <table:table-cell office:value-type="string" calcext:value-type="string">
            <text:p>SAN FRANCISCO IXHUATAN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IELA LOPEZ GARCIA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VACIO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150" calcext:value-type="float">
            <text:p>20150</text:p>
          </table:table-cell>
          <table:table-cell office:value-type="float" office:value="20147" calcext:value-type="float">
            <text:p>20147</text:p>
          </table:table-cell>
          <table:table-cell office:value-type="string" calcext:value-type="string">
            <text:p>SAN FRANCISCO TELIXTLAHUAC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IME LOPEZ GOMEZ</text:p>
          </table:table-cell>
          <table:table-cell office:value-type="string" calcext:value-type="string">
            <text:p>JOSE LUIS RAMIREZ LOPEZ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FRANCISCO TELIXTLAHUACA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50" calcext:value-type="float">
            <text:p>20150</text:p>
          </table:table-cell>
          <table:table-cell office:value-type="float" office:value="20147" calcext:value-type="float">
            <text:p>20147</text:p>
          </table:table-cell>
          <table:table-cell office:value-type="string" calcext:value-type="string">
            <text:p>SAN FRANCISCO TELIXTLAHUAC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ENICE TRUJILLO PEREZ</text:p>
          </table:table-cell>
          <table:table-cell office:value-type="string" calcext:value-type="string">
            <text:p>MARIA ASUNCION LOPEZ HERNANDEZ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150" calcext:value-type="float">
            <text:p>20150</text:p>
          </table:table-cell>
          <table:table-cell office:value-type="float" office:value="20147" calcext:value-type="float">
            <text:p>20147</text:p>
          </table:table-cell>
          <table:table-cell office:value-type="string" calcext:value-type="string">
            <text:p>SAN FRANCISCO TELIXTLAHUAC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JANDRO GARCIA RUIZ</text:p>
          </table:table-cell>
          <table:table-cell office:value-type="string" calcext:value-type="string">
            <text:p>JAIME ENRIQUE CRUZ TRUJILLO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150" calcext:value-type="float">
            <text:p>20150</text:p>
          </table:table-cell>
          <table:table-cell office:value-type="float" office:value="20147" calcext:value-type="float">
            <text:p>20147</text:p>
          </table:table-cell>
          <table:table-cell office:value-type="string" calcext:value-type="string">
            <text:p>SAN FRANCISCO TELIXTLAHUAC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EL MIYOSHI TELLEZ PEREZ</text:p>
          </table:table-cell>
          <table:table-cell office:value-type="string" calcext:value-type="string">
            <text:p>MAYRA LOPEZ CHAVEZ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150" calcext:value-type="float">
            <text:p>20150</text:p>
          </table:table-cell>
          <table:table-cell office:value-type="float" office:value="20147" calcext:value-type="float">
            <text:p>20147</text:p>
          </table:table-cell>
          <table:table-cell office:value-type="string" calcext:value-type="string">
            <text:p>SAN FRANCISCO TELIXTLAHUAC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RACIELA YADIRA DIAZ LOPEZ</text:p>
          </table:table-cell>
          <table:table-cell office:value-type="string" calcext:value-type="string">
            <text:p>ELODIA CITLALLI CRUZ CRUZ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150" calcext:value-type="float">
            <text:p>20150</text:p>
          </table:table-cell>
          <table:table-cell office:value-type="float" office:value="20147" calcext:value-type="float">
            <text:p>20147</text:p>
          </table:table-cell>
          <table:table-cell office:value-type="string" calcext:value-type="string">
            <text:p>SAN FRANCISCO TELIXTLAHUAC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UE SANTIAGO LOPEZ</text:p>
          </table:table-cell>
          <table:table-cell office:value-type="string" calcext:value-type="string">
            <text:p>JESUS MARTIN MENDOZA FLOR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150" calcext:value-type="float">
            <text:p>20150</text:p>
          </table:table-cell>
          <table:table-cell office:value-type="float" office:value="20147" calcext:value-type="float">
            <text:p>20147</text:p>
          </table:table-cell>
          <table:table-cell office:value-type="string" calcext:value-type="string">
            <text:p>SAN FRANCISCO TELIXTLAHUAC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OVANNI MARTIN LOPEZ OSORIO</text:p>
          </table:table-cell>
          <table:table-cell office:value-type="string" calcext:value-type="string">
            <text:p>ALBERTO RAMOS CHAVEZ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157" calcext:value-type="float">
            <text:p>20157</text:p>
          </table:table-cell>
          <table:table-cell office:value-type="float" office:value="20154" calcext:value-type="float">
            <text:p>20154</text:p>
          </table:table-cell>
          <table:table-cell office:value-type="string" calcext:value-type="string">
            <text:p>SAN JACINTO AMILPA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DEL ALEJANDRO DIAZ DIAZ</text:p>
          </table:table-cell>
          <table:table-cell office:value-type="string" calcext:value-type="string">
            <text:p>DANIEL MENDOZA SANCH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ACINTO AMILPA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157" calcext:value-type="float">
            <text:p>20157</text:p>
          </table:table-cell>
          <table:table-cell office:value-type="float" office:value="20154" calcext:value-type="float">
            <text:p>20154</text:p>
          </table:table-cell>
          <table:table-cell office:value-type="string" calcext:value-type="string">
            <text:p>SAN JACINTO AMILPA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SENCIANA ROJAS VASQUEZ</text:p>
          </table:table-cell>
          <table:table-cell office:value-type="string" calcext:value-type="string">
            <text:p>YOLANDA MENDOSA MOS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157" calcext:value-type="float">
            <text:p>20157</text:p>
          </table:table-cell>
          <table:table-cell office:value-type="float" office:value="20154" calcext:value-type="float">
            <text:p>20154</text:p>
          </table:table-cell>
          <table:table-cell office:value-type="string" calcext:value-type="string">
            <text:p>SAN JACINTO AMILPA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 FELIMON MORALES MATADAMAS</text:p>
          </table:table-cell>
          <table:table-cell office:value-type="string" calcext:value-type="string">
            <text:p>FERNANDO JUAREZ BENIT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157" calcext:value-type="float">
            <text:p>20157</text:p>
          </table:table-cell>
          <table:table-cell office:value-type="float" office:value="20154" calcext:value-type="float">
            <text:p>20154</text:p>
          </table:table-cell>
          <table:table-cell office:value-type="string" calcext:value-type="string">
            <text:p>SAN JACINTO AMILPA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RSULA CLAUDIA GOMEZ LOPEZ</text:p>
          </table:table-cell>
          <table:table-cell office:value-type="string" calcext:value-type="string">
            <text:p>KARINA ZAMORA VILLALOBO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157" calcext:value-type="float">
            <text:p>20157</text:p>
          </table:table-cell>
          <table:table-cell office:value-type="float" office:value="20154" calcext:value-type="float">
            <text:p>20154</text:p>
          </table:table-cell>
          <table:table-cell office:value-type="string" calcext:value-type="string">
            <text:p>SAN JACINTO AMILPA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AEL OLMEDO AVENDAÑO</text:p>
          </table:table-cell>
          <table:table-cell office:value-type="string" calcext:value-type="string">
            <text:p>LUCIO CRISTOBAL SANCHEZ MORAL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157" calcext:value-type="float">
            <text:p>20157</text:p>
          </table:table-cell>
          <table:table-cell office:value-type="float" office:value="20154" calcext:value-type="float">
            <text:p>20154</text:p>
          </table:table-cell>
          <table:table-cell office:value-type="string" calcext:value-type="string">
            <text:p>SAN JACINTO AMILPAS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 TERESA RUIZ VELASQUEZ</text:p>
          </table:table-cell>
          <table:table-cell office:value-type="string" calcext:value-type="string">
            <text:p>ARACELY SANTIAGO CASTELLANO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157" calcext:value-type="float">
            <text:p>20157</text:p>
          </table:table-cell>
          <table:table-cell office:value-type="float" office:value="20154" calcext:value-type="float">
            <text:p>20154</text:p>
          </table:table-cell>
          <table:table-cell office:value-type="string" calcext:value-type="string">
            <text:p>SAN JACINTO AMILPA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OLA LIZBETH HERNANDEZ ZARATE</text:p>
          </table:table-cell>
          <table:table-cell office:value-type="string" calcext:value-type="string">
            <text:p>DULCE MARIA VELASQUEZ MEND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157" calcext:value-type="float">
            <text:p>20157</text:p>
          </table:table-cell>
          <table:table-cell office:value-type="float" office:value="20154" calcext:value-type="float">
            <text:p>20154</text:p>
          </table:table-cell>
          <table:table-cell office:value-type="string" calcext:value-type="string">
            <text:p>SAN JACINTO AMILPA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DA GRACIELA PEREZ LUIS</text:p>
          </table:table-cell>
          <table:table-cell office:value-type="string" calcext:value-type="string">
            <text:p>ITHAI NITSAYA CORTES HERNANDEZ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157" calcext:value-type="float">
            <text:p>20157</text:p>
          </table:table-cell>
          <table:table-cell office:value-type="float" office:value="20154" calcext:value-type="float">
            <text:p>20154</text:p>
          </table:table-cell>
          <table:table-cell office:value-type="string" calcext:value-type="string">
            <text:p>SAN JACINTO AMILPA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FONSO IGNACIO LUNA DE LA ROSA</text:p>
          </table:table-cell>
          <table:table-cell office:value-type="string" calcext:value-type="string">
            <text:p>GUSTAVO MONTALVO CRUZ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157" calcext:value-type="float">
            <text:p>20157</text:p>
          </table:table-cell>
          <table:table-cell office:value-type="float" office:value="20154" calcext:value-type="float">
            <text:p>20154</text:p>
          </table:table-cell>
          <table:table-cell office:value-type="string" calcext:value-type="string">
            <text:p>SAN JACINTO AMILPA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JAVIER JUAREZ SANCHEZ</text:p>
          </table:table-cell>
          <table:table-cell office:value-type="string" calcext:value-type="string">
            <text:p>VICTOR ALFONSO OLMEDO RUI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160" calcext:value-type="float">
            <text:p>20160</text:p>
          </table:table-cell>
          <table:table-cell office:value-type="float" office:value="20157" calcext:value-type="float">
            <text:p>20157</text:p>
          </table:table-cell>
          <table:table-cell office:value-type="string" calcext:value-type="string">
            <text:p>SAN JERONIMO SILACAYOAPILL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LA YOCELINA CEDILLO MARTINEZ</text:p>
          </table:table-cell>
          <table:table-cell office:value-type="string" calcext:value-type="string">
            <text:p>TERESA MARTINEZ MARTIN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ERONIMO SILACAYOAPILLA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160" calcext:value-type="float">
            <text:p>20160</text:p>
          </table:table-cell>
          <table:table-cell office:value-type="float" office:value="20157" calcext:value-type="float">
            <text:p>20157</text:p>
          </table:table-cell>
          <table:table-cell office:value-type="string" calcext:value-type="string">
            <text:p>SAN JERONIMO SILACAYOAPILL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LASIO VICTOR MARTINEZ CEDILLO</text:p>
          </table:table-cell>
          <table:table-cell office:value-type="string" calcext:value-type="string">
            <text:p>ALEJANDRO TIMOTEO MARTIN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160" calcext:value-type="float">
            <text:p>20160</text:p>
          </table:table-cell>
          <table:table-cell office:value-type="float" office:value="20157" calcext:value-type="float">
            <text:p>20157</text:p>
          </table:table-cell>
          <table:table-cell office:value-type="string" calcext:value-type="string">
            <text:p>SAN JERONIMO SILACAYOAPILL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TICIA ALBERTA GONZALEZ MENDEZ</text:p>
          </table:table-cell>
          <table:table-cell office:value-type="string" calcext:value-type="string">
            <text:p>GABRIELA OSORIO ORTI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160" calcext:value-type="float">
            <text:p>20160</text:p>
          </table:table-cell>
          <table:table-cell office:value-type="float" office:value="20157" calcext:value-type="float">
            <text:p>20157</text:p>
          </table:table-cell>
          <table:table-cell office:value-type="string" calcext:value-type="string">
            <text:p>SAN JERONIMO SILACAYOAPILL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FAEL GONZALEZ MARTINEZ</text:p>
          </table:table-cell>
          <table:table-cell office:value-type="string" calcext:value-type="string">
            <text:p>LUIS ALBERTO MARTINEZ LOP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160" calcext:value-type="float">
            <text:p>20160</text:p>
          </table:table-cell>
          <table:table-cell office:value-type="float" office:value="20157" calcext:value-type="float">
            <text:p>20157</text:p>
          </table:table-cell>
          <table:table-cell office:value-type="string" calcext:value-type="string">
            <text:p>SAN JERONIMO SILACAYOAPILL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MERALDA MARTINEZ RAMIRES</text:p>
          </table:table-cell>
          <table:table-cell office:value-type="string" calcext:value-type="string">
            <text:p>ROSA EMELIA LOPEZ MARTIN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160" calcext:value-type="float">
            <text:p>20160</text:p>
          </table:table-cell>
          <table:table-cell office:value-type="float" office:value="20157" calcext:value-type="float">
            <text:p>20157</text:p>
          </table:table-cell>
          <table:table-cell office:value-type="string" calcext:value-type="string">
            <text:p>SAN JERONIMO SILACAYOAPILL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DE RAMIREZ CEDILLO</text:p>
          </table:table-cell>
          <table:table-cell office:value-type="string" calcext:value-type="string">
            <text:p>ESTELA RAMIREZ CEDILL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160" calcext:value-type="float">
            <text:p>20160</text:p>
          </table:table-cell>
          <table:table-cell office:value-type="float" office:value="20157" calcext:value-type="float">
            <text:p>20157</text:p>
          </table:table-cell>
          <table:table-cell office:value-type="string" calcext:value-type="string">
            <text:p>SAN JERONIMO SILACAYOAPILL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AUDELIA CEDILLO CEDILLO</text:p>
          </table:table-cell>
          <table:table-cell office:value-type="string" calcext:value-type="string">
            <text:p>MARIA DE LOS ANGELES CRU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166" calcext:value-type="float">
            <text:p>20166</text:p>
          </table:table-cell>
          <table:table-cell office:value-type="float" office:value="20164" calcext:value-type="float">
            <text:p>20164</text:p>
          </table:table-cell>
          <table:table-cell office:value-type="string" calcext:value-type="string">
            <text:p>SAN JOSE CHILTEP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SELDA MOLINA ESPINOZA</text:p>
          </table:table-cell>
          <table:table-cell office:value-type="string" calcext:value-type="string">
            <text:p>CONSUELO SAENZ SALOMON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OSE CHILTEPEC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166" calcext:value-type="float">
            <text:p>20166</text:p>
          </table:table-cell>
          <table:table-cell office:value-type="float" office:value="20164" calcext:value-type="float">
            <text:p>20164</text:p>
          </table:table-cell>
          <table:table-cell office:value-type="string" calcext:value-type="string">
            <text:p>SAN JOSE CHILTEPE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OLFO GARCIA MARTINEZ</text:p>
          </table:table-cell>
          <table:table-cell office:value-type="string" calcext:value-type="string">
            <text:p>JOEL MARTINEZ MARTINEZ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0166" calcext:value-type="float">
            <text:p>20166</text:p>
          </table:table-cell>
          <table:table-cell office:value-type="float" office:value="20164" calcext:value-type="float">
            <text:p>20164</text:p>
          </table:table-cell>
          <table:table-cell office:value-type="string" calcext:value-type="string">
            <text:p>SAN JOSE CHILTEPE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OSARIO JUAN MARTINEZ</text:p>
          </table:table-cell>
          <table:table-cell office:value-type="string" calcext:value-type="string">
            <text:p>YAHAYRA ZARATE BAUTISTA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0166" calcext:value-type="float">
            <text:p>20166</text:p>
          </table:table-cell>
          <table:table-cell office:value-type="float" office:value="20164" calcext:value-type="float">
            <text:p>20164</text:p>
          </table:table-cell>
          <table:table-cell office:value-type="string" calcext:value-type="string">
            <text:p>SAN JOSE CHILTEPE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NIEL DOMINGO TRINIDAD</text:p>
          </table:table-cell>
          <table:table-cell office:value-type="string" calcext:value-type="string">
            <text:p>BULMARO NORBERTO MANUEL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166" calcext:value-type="float">
            <text:p>20166</text:p>
          </table:table-cell>
          <table:table-cell office:value-type="float" office:value="20164" calcext:value-type="float">
            <text:p>20164</text:p>
          </table:table-cell>
          <table:table-cell office:value-type="string" calcext:value-type="string">
            <text:p>SAN JOSE CHILTEP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SANA GARCIA HERNANDEZ</text:p>
          </table:table-cell>
          <table:table-cell office:value-type="string" calcext:value-type="string">
            <text:p>MONICA GUTIERREZ GARCIA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166" calcext:value-type="float">
            <text:p>20166</text:p>
          </table:table-cell>
          <table:table-cell office:value-type="float" office:value="20164" calcext:value-type="float">
            <text:p>20164</text:p>
          </table:table-cell>
          <table:table-cell office:value-type="string" calcext:value-type="string">
            <text:p>SAN JOSE CHILTEP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ARDO RIOS JUAN</text:p>
          </table:table-cell>
          <table:table-cell office:value-type="string" calcext:value-type="string">
            <text:p>ORALIA PEREZ SANTIAG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166" calcext:value-type="float">
            <text:p>20166</text:p>
          </table:table-cell>
          <table:table-cell office:value-type="float" office:value="20164" calcext:value-type="float">
            <text:p>20164</text:p>
          </table:table-cell>
          <table:table-cell office:value-type="string" calcext:value-type="string">
            <text:p>SAN JOSE CHILTEP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ER MARTINEZ LOPEZ</text:p>
          </table:table-cell>
          <table:table-cell office:value-type="string" calcext:value-type="string">
            <text:p>RIGOBERTO YESCAS FERRER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168" calcext:value-type="float">
            <text:p>20168</text:p>
          </table:table-cell>
          <table:table-cell office:value-type="float" office:value="20166" calcext:value-type="float">
            <text:p>20166</text:p>
          </table:table-cell>
          <table:table-cell office:value-type="string" calcext:value-type="string">
            <text:p>SAN JOSE ESTANCIA GRAND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 RAMOS NAZARIO</text:p>
          </table:table-cell>
          <table:table-cell office:value-type="string" calcext:value-type="string">
            <text:p>CLEMENTE SALINAS HERRER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OSE ESTANCIA GRANDE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168" calcext:value-type="float">
            <text:p>20168</text:p>
          </table:table-cell>
          <table:table-cell office:value-type="float" office:value="20166" calcext:value-type="float">
            <text:p>20166</text:p>
          </table:table-cell>
          <table:table-cell office:value-type="string" calcext:value-type="string">
            <text:p>SAN JOSE ESTANCIA GRAND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EN ALBERTO SALINAS</text:p>
          </table:table-cell>
          <table:table-cell office:value-type="string" calcext:value-type="string">
            <text:p>GLORIA SANDRA DOMINGUEZ SOTEL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168" calcext:value-type="float">
            <text:p>20168</text:p>
          </table:table-cell>
          <table:table-cell office:value-type="float" office:value="20166" calcext:value-type="float">
            <text:p>20166</text:p>
          </table:table-cell>
          <table:table-cell office:value-type="string" calcext:value-type="string">
            <text:p>SAN JOSE ESTANCIA GRAND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NARDO SISTO CORCUERA PALACIOS</text:p>
          </table:table-cell>
          <table:table-cell office:value-type="string" calcext:value-type="string">
            <text:p>VICTOR DE LA CRUZ APREZ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0168" calcext:value-type="float">
            <text:p>20168</text:p>
          </table:table-cell>
          <table:table-cell office:value-type="float" office:value="20166" calcext:value-type="float">
            <text:p>20166</text:p>
          </table:table-cell>
          <table:table-cell office:value-type="string" calcext:value-type="string">
            <text:p>SAN JOSE ESTANCIA GRAND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GARITA CARINA CORCUERA CISNEROS</text:p>
          </table:table-cell>
          <table:table-cell office:value-type="string" calcext:value-type="string">
            <text:p>BLANCA ESTELA SANTOS NAZARI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168" calcext:value-type="float">
            <text:p>20168</text:p>
          </table:table-cell>
          <table:table-cell office:value-type="float" office:value="20166" calcext:value-type="float">
            <text:p>20166</text:p>
          </table:table-cell>
          <table:table-cell office:value-type="string" calcext:value-type="string">
            <text:p>SAN JOSE ESTANCIA GRAND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ZABETH SANCHEZ VALENTIN</text:p>
          </table:table-cell>
          <table:table-cell office:value-type="string" calcext:value-type="string">
            <text:p>AIDA CANDELARIA HERRERA CASTAÑED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168" calcext:value-type="float">
            <text:p>20168</text:p>
          </table:table-cell>
          <table:table-cell office:value-type="float" office:value="20166" calcext:value-type="float">
            <text:p>20166</text:p>
          </table:table-cell>
          <table:table-cell office:value-type="string" calcext:value-type="string">
            <text:p>SAN JOSE ESTANCIA GRAND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ARDO GIL SALINAS HERNANDEZ</text:p>
          </table:table-cell>
          <table:table-cell office:value-type="string" calcext:value-type="string">
            <text:p>BERTIN IRENIA NAVARRETE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0168" calcext:value-type="float">
            <text:p>20168</text:p>
          </table:table-cell>
          <table:table-cell office:value-type="float" office:value="20166" calcext:value-type="float">
            <text:p>20166</text:p>
          </table:table-cell>
          <table:table-cell office:value-type="string" calcext:value-type="string">
            <text:p>SAN JOSE ESTANCIA GRAND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GARITA PALACIOS LOPEZ</text:p>
          </table:table-cell>
          <table:table-cell office:value-type="string" calcext:value-type="string">
            <text:p>NORA MARGARITA DE LA ROSA REYES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169" calcext:value-type="float">
            <text:p>20169</text:p>
          </table:table-cell>
          <table:table-cell office:value-type="float" office:value="20167" calcext:value-type="float">
            <text:p>20167</text:p>
          </table:table-cell>
          <table:table-cell office:value-type="string" calcext:value-type="string">
            <text:p>SAN JOSE INDEPEND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YMUNDO MISAEL ANTONIO GOMEZ</text:p>
          </table:table-cell>
          <table:table-cell office:value-type="string" calcext:value-type="string">
            <text:p>TOMAS CAMILO ANTONI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OSE INDEPENDENCIA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169" calcext:value-type="float">
            <text:p>20169</text:p>
          </table:table-cell>
          <table:table-cell office:value-type="float" office:value="20167" calcext:value-type="float">
            <text:p>20167</text:p>
          </table:table-cell>
          <table:table-cell office:value-type="string" calcext:value-type="string">
            <text:p>SAN JOSE INDEPENDENC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NCA LICETH LOPEZ MORALES</text:p>
          </table:table-cell>
          <table:table-cell office:value-type="string" calcext:value-type="string">
            <text:p>JULIANA OROSCO CAMIL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169" calcext:value-type="float">
            <text:p>20169</text:p>
          </table:table-cell>
          <table:table-cell office:value-type="float" office:value="20167" calcext:value-type="float">
            <text:p>20167</text:p>
          </table:table-cell>
          <table:table-cell office:value-type="string" calcext:value-type="string">
            <text:p>SAN JOSE INDEPENDENC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RIAN SEVERIANO GARCIA</text:p>
          </table:table-cell>
          <table:table-cell office:value-type="string" calcext:value-type="string">
            <text:p>REYNALDO MARTINEZ FLOR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69" calcext:value-type="float">
            <text:p>20169</text:p>
          </table:table-cell>
          <table:table-cell office:value-type="float" office:value="20167" calcext:value-type="float">
            <text:p>20167</text:p>
          </table:table-cell>
          <table:table-cell office:value-type="string" calcext:value-type="string">
            <text:p>SAN JOSE INDEPENDENC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LGENCIA GONZALEZ ANTONIO</text:p>
          </table:table-cell>
          <table:table-cell office:value-type="string" calcext:value-type="string">
            <text:p>PAULA ANTONIO MACEDON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169" calcext:value-type="float">
            <text:p>20169</text:p>
          </table:table-cell>
          <table:table-cell office:value-type="float" office:value="20167" calcext:value-type="float">
            <text:p>20167</text:p>
          </table:table-cell>
          <table:table-cell office:value-type="string" calcext:value-type="string">
            <text:p>SAN JOSE INDEPENDENCI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RA CELESTINO FERNANDEZ</text:p>
          </table:table-cell>
          <table:table-cell office:value-type="string" calcext:value-type="string">
            <text:p>TERESA CAMILO OLIVAR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169" calcext:value-type="float">
            <text:p>20169</text:p>
          </table:table-cell>
          <table:table-cell office:value-type="float" office:value="20167" calcext:value-type="float">
            <text:p>20167</text:p>
          </table:table-cell>
          <table:table-cell office:value-type="string" calcext:value-type="string">
            <text:p>SAN JOSE INDEPEND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GIO MIRANDA LLANO</text:p>
          </table:table-cell>
          <table:table-cell office:value-type="string" calcext:value-type="string">
            <text:p>SEBASTIAN ALTAMIRANO MARIAN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169" calcext:value-type="float">
            <text:p>20169</text:p>
          </table:table-cell>
          <table:table-cell office:value-type="float" office:value="20167" calcext:value-type="float">
            <text:p>20167</text:p>
          </table:table-cell>
          <table:table-cell office:value-type="string" calcext:value-type="string">
            <text:p>SAN JOSE INDEPENDENC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RA TATIANA ESTEBAN ORTEGA</text:p>
          </table:table-cell>
          <table:table-cell office:value-type="string" calcext:value-type="string">
            <text:p>MERCEDES CELESTINO GONZAL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171" calcext:value-type="float">
            <text:p>20171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SAN JOSE TENAN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IS LORENZO CARRERA JUAREZ</text:p>
          </table:table-cell>
          <table:table-cell office:value-type="string" calcext:value-type="string">
            <text:p>JESUS MARTINEZ IGNACI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OSE TENANGO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171" calcext:value-type="float">
            <text:p>20171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SAN JOSE TENAN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A NICOLAS HERRERA</text:p>
          </table:table-cell>
          <table:table-cell office:value-type="string" calcext:value-type="string">
            <text:p>MARICELA GARCIA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71" calcext:value-type="float">
            <text:p>20171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SAN JOSE TENANG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IS ALBERTO RAMIREZ GARCIA</text:p>
          </table:table-cell>
          <table:table-cell office:value-type="string" calcext:value-type="string">
            <text:p>JESUS GONZALEZ JIME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171" calcext:value-type="float">
            <text:p>20171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SAN JOSE TENANG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A BLANCA CERQUEDA JUAREZ</text:p>
          </table:table-cell>
          <table:table-cell office:value-type="string" calcext:value-type="string">
            <text:p>CIRENIA CARRERA MARTI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171" calcext:value-type="float">
            <text:p>20171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SAN JOSE TENANG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RELIO MARTINEZ GARCIA</text:p>
          </table:table-cell>
          <table:table-cell office:value-type="string" calcext:value-type="string">
            <text:p>HUMBERTO MALDONADO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171" calcext:value-type="float">
            <text:p>20171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SAN JOSE TENANG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IA GUADALUPE MARTINEZ CERQUEDA</text:p>
          </table:table-cell>
          <table:table-cell office:value-type="string" calcext:value-type="string">
            <text:p>MARIA SELENA MARTINEZ CARR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171" calcext:value-type="float">
            <text:p>20171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SAN JOSE TENANG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IKA GARCIA GARCIA</text:p>
          </table:table-cell>
          <table:table-cell office:value-type="string" calcext:value-type="string">
            <text:p>REGINA ESPERANZA GARCIA HERR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71" calcext:value-type="float">
            <text:p>20171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SAN JOSE TENAN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TICIA GARCIA GARCIA</text:p>
          </table:table-cell>
          <table:table-cell office:value-type="string" calcext:value-type="string">
            <text:p>MAURA MARTINEZ RIVE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171" calcext:value-type="float">
            <text:p>20171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SAN JOSE TENAN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BERTO CARRERA ESPEJO</text:p>
          </table:table-cell>
          <table:table-cell office:value-type="string" calcext:value-type="string">
            <text:p>NICOLAS ANTONIO CRISAN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71" calcext:value-type="float">
            <text:p>20171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SAN JOSE TENANG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URA JANETT REYES FIGUEROA</text:p>
          </table:table-cell>
          <table:table-cell office:value-type="string" calcext:value-type="string">
            <text:p>ROSALBA CARRERA GARCI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77" calcext:value-type="float">
            <text:p>20177</text:p>
          </table:table-cell>
          <table:table-cell office:value-type="float" office:value="20175" calcext:value-type="float">
            <text:p>20175</text:p>
          </table:table-cell>
          <table:table-cell office:value-type="string" calcext:value-type="string">
            <text:p>SAN JUAN BAUTISTA CUICATL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HERNANDEZ CRUZ</text:p>
          </table:table-cell>
          <table:table-cell office:value-type="string" calcext:value-type="string">
            <text:p>HECTOR EUTIMIO GOMEZ MARISCAL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UAN BAUTISTA CUICATLAN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177" calcext:value-type="float">
            <text:p>20177</text:p>
          </table:table-cell>
          <table:table-cell office:value-type="float" office:value="20175" calcext:value-type="float">
            <text:p>20175</text:p>
          </table:table-cell>
          <table:table-cell office:value-type="string" calcext:value-type="string">
            <text:p>SAN JUAN BAUTISTA CUICATL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DE LA LUZ VILLEGAS MARTINEZ</text:p>
          </table:table-cell>
          <table:table-cell office:value-type="string" calcext:value-type="string">
            <text:p>VIRGINIA ELSA PONCE DE LA LASTRA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177" calcext:value-type="float">
            <text:p>20177</text:p>
          </table:table-cell>
          <table:table-cell office:value-type="float" office:value="20175" calcext:value-type="float">
            <text:p>20175</text:p>
          </table:table-cell>
          <table:table-cell office:value-type="string" calcext:value-type="string">
            <text:p>SAN JUAN BAUTISTA CUICATL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A DEL CARMEN LOPEZ PACHECO</text:p>
          </table:table-cell>
          <table:table-cell office:value-type="string" calcext:value-type="string">
            <text:p>ELIZABETH ARMAS CALVILLO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177" calcext:value-type="float">
            <text:p>20177</text:p>
          </table:table-cell>
          <table:table-cell office:value-type="float" office:value="20175" calcext:value-type="float">
            <text:p>20175</text:p>
          </table:table-cell>
          <table:table-cell office:value-type="string" calcext:value-type="string">
            <text:p>SAN JUAN BAUTISTA CUICATL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RIEL CRUZ VILLAREAL</text:p>
          </table:table-cell>
          <table:table-cell office:value-type="string" calcext:value-type="string">
            <text:p>EMILIO MORALES RAMIREZ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177" calcext:value-type="float">
            <text:p>20177</text:p>
          </table:table-cell>
          <table:table-cell office:value-type="float" office:value="20175" calcext:value-type="float">
            <text:p>20175</text:p>
          </table:table-cell>
          <table:table-cell office:value-type="string" calcext:value-type="string">
            <text:p>SAN JUAN BAUTISTA CUICATL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RA MARIA HERNANDEZ MERINO</text:p>
          </table:table-cell>
          <table:table-cell office:value-type="string" calcext:value-type="string">
            <text:p>ALMA AVENDAÑO HERNANDEZ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177" calcext:value-type="float">
            <text:p>20177</text:p>
          </table:table-cell>
          <table:table-cell office:value-type="float" office:value="20175" calcext:value-type="float">
            <text:p>20175</text:p>
          </table:table-cell>
          <table:table-cell office:value-type="string" calcext:value-type="string">
            <text:p>SAN JUAN BAUTISTA CUICATL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GO VIGIL LAGUNES</text:p>
          </table:table-cell>
          <table:table-cell office:value-type="string" calcext:value-type="string">
            <text:p>MARIA ALICIA RODRIGUEZ ALTAMIRANO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77" calcext:value-type="float">
            <text:p>20177</text:p>
          </table:table-cell>
          <table:table-cell office:value-type="float" office:value="20175" calcext:value-type="float">
            <text:p>20175</text:p>
          </table:table-cell>
          <table:table-cell office:value-type="string" calcext:value-type="string">
            <text:p>SAN JUAN BAUTISTA CUICATL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PHANIE SANCHEZ CRUZ</text:p>
          </table:table-cell>
          <table:table-cell office:value-type="string" calcext:value-type="string">
            <text:p>ITZEL DEL ROCIO BOLAÑOS SUAREZ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180" calcext:value-type="float">
            <text:p>20180</text:p>
          </table:table-cell>
          <table:table-cell office:value-type="float" office:value="20178" calcext:value-type="float">
            <text:p>20178</text:p>
          </table:table-cell>
          <table:table-cell office:value-type="string" calcext:value-type="string">
            <text:p>SAN JUAN BAUTISTA LO DE SOT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SEMA LEYVA OJEDA</text:p>
          </table:table-cell>
          <table:table-cell office:value-type="string" calcext:value-type="string">
            <text:p>STEPHANIE PEÑALOZA MARTI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UAN BAUTISTA LO DE SOTO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0180" calcext:value-type="float">
            <text:p>20180</text:p>
          </table:table-cell>
          <table:table-cell office:value-type="float" office:value="20178" calcext:value-type="float">
            <text:p>20178</text:p>
          </table:table-cell>
          <table:table-cell office:value-type="string" calcext:value-type="string">
            <text:p>SAN JUAN BAUTISTA LO DE SOTO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S REYES LIBORIO</text:p>
          </table:table-cell>
          <table:table-cell office:value-type="string" calcext:value-type="string">
            <text:p>RAUL SALMORAN MENDOZ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180" calcext:value-type="float">
            <text:p>20180</text:p>
          </table:table-cell>
          <table:table-cell office:value-type="float" office:value="20178" calcext:value-type="float">
            <text:p>20178</text:p>
          </table:table-cell>
          <table:table-cell office:value-type="string" calcext:value-type="string">
            <text:p>SAN JUAN BAUTISTA LO DE SOT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DIA VARGAS GONZALEZ</text:p>
          </table:table-cell>
          <table:table-cell office:value-type="string" calcext:value-type="string">
            <text:p>ALBANY SAGUILAN CLEMENTE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180" calcext:value-type="float">
            <text:p>20180</text:p>
          </table:table-cell>
          <table:table-cell office:value-type="float" office:value="20178" calcext:value-type="float">
            <text:p>20178</text:p>
          </table:table-cell>
          <table:table-cell office:value-type="string" calcext:value-type="string">
            <text:p>SAN JUAN BAUTISTA LO DE SOTO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ONIO RUTILO ORTIZ CLEMENTE</text:p>
          </table:table-cell>
          <table:table-cell office:value-type="string" calcext:value-type="string">
            <text:p>ANGEL CLEMENTE AMBROSI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180" calcext:value-type="float">
            <text:p>20180</text:p>
          </table:table-cell>
          <table:table-cell office:value-type="float" office:value="20178" calcext:value-type="float">
            <text:p>20178</text:p>
          </table:table-cell>
          <table:table-cell office:value-type="string" calcext:value-type="string">
            <text:p>SAN JUAN BAUTISTA LO DE SOTO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ANET BUSTOS ARELLANES</text:p>
          </table:table-cell>
          <table:table-cell office:value-type="string" calcext:value-type="string">
            <text:p>TRIFILA TOMASA SANTAMARIA QUITERI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180" calcext:value-type="float">
            <text:p>20180</text:p>
          </table:table-cell>
          <table:table-cell office:value-type="float" office:value="20178" calcext:value-type="float">
            <text:p>20178</text:p>
          </table:table-cell>
          <table:table-cell office:value-type="string" calcext:value-type="string">
            <text:p>SAN JUAN BAUTISTA LO DE SOT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A ITZEL CLEMENTE MONTALVAN</text:p>
          </table:table-cell>
          <table:table-cell office:value-type="string" calcext:value-type="string">
            <text:p>JUSTINA SALINAS DE LA ROS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180" calcext:value-type="float">
            <text:p>20180</text:p>
          </table:table-cell>
          <table:table-cell office:value-type="float" office:value="20178" calcext:value-type="float">
            <text:p>20178</text:p>
          </table:table-cell>
          <table:table-cell office:value-type="string" calcext:value-type="string">
            <text:p>SAN JUAN BAUTISTA LO DE SOT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HAM ALEJANDRO OJEDA PACHECO</text:p>
          </table:table-cell>
          <table:table-cell office:value-type="string" calcext:value-type="string">
            <text:p>RODOLFINA MINERVA SANTIAGO HERNA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181" calcext:value-type="float">
            <text:p>20181</text:p>
          </table:table-cell>
          <table:table-cell office:value-type="float" office:value="20179" calcext:value-type="float">
            <text:p>20179</text:p>
          </table:table-cell>
          <table:table-cell office:value-type="string" calcext:value-type="string">
            <text:p>SAN JUAN BAUTISTA SUCHITEPE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CY ADRIANA PEÑALOZA VASQUEZ</text:p>
          </table:table-cell>
          <table:table-cell office:value-type="string" calcext:value-type="string">
            <text:p>JAQUELINE ITZEL GARCIA GALLARD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UAN BAUTISTA SUCHITEPEC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181" calcext:value-type="float">
            <text:p>20181</text:p>
          </table:table-cell>
          <table:table-cell office:value-type="float" office:value="20179" calcext:value-type="float">
            <text:p>20179</text:p>
          </table:table-cell>
          <table:table-cell office:value-type="string" calcext:value-type="string">
            <text:p>SAN JUAN BAUTISTA SUCHITEPE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SERGIO ARIAS FLORES</text:p>
          </table:table-cell>
          <table:table-cell office:value-type="string" calcext:value-type="string">
            <text:p>ANTONIO LOPEZ JIMENE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181" calcext:value-type="float">
            <text:p>20181</text:p>
          </table:table-cell>
          <table:table-cell office:value-type="float" office:value="20179" calcext:value-type="float">
            <text:p>20179</text:p>
          </table:table-cell>
          <table:table-cell office:value-type="string" calcext:value-type="string">
            <text:p>SAN JUAN BAUTISTA SUCHITEPEC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URDES ALICIA LOPEZ VILLAGOMEZ</text:p>
          </table:table-cell>
          <table:table-cell office:value-type="string" calcext:value-type="string">
            <text:p>GERTRUDIS LOURDES HERNANDEZ VILLAGOME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181" calcext:value-type="float">
            <text:p>20181</text:p>
          </table:table-cell>
          <table:table-cell office:value-type="float" office:value="20179" calcext:value-type="float">
            <text:p>20179</text:p>
          </table:table-cell>
          <table:table-cell office:value-type="string" calcext:value-type="string">
            <text:p>SAN JUAN BAUTISTA SUCHITEPE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NULFO PRIMITIVO GALLARDO SORIANO</text:p>
          </table:table-cell>
          <table:table-cell office:value-type="string" calcext:value-type="string">
            <text:p>BONIFACIO FERNANDO VILLAGOMEZ FLORES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181" calcext:value-type="float">
            <text:p>20181</text:p>
          </table:table-cell>
          <table:table-cell office:value-type="float" office:value="20179" calcext:value-type="float">
            <text:p>20179</text:p>
          </table:table-cell>
          <table:table-cell office:value-type="string" calcext:value-type="string">
            <text:p>SAN JUAN BAUTISTA SUCHITEP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NA LIZBETH MENDEZ ARENAS</text:p>
          </table:table-cell>
          <table:table-cell office:value-type="string" calcext:value-type="string">
            <text:p>MARIA DE LOS ANGELES VILLAGOMEZ VASQUE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181" calcext:value-type="float">
            <text:p>20181</text:p>
          </table:table-cell>
          <table:table-cell office:value-type="float" office:value="20179" calcext:value-type="float">
            <text:p>20179</text:p>
          </table:table-cell>
          <table:table-cell office:value-type="string" calcext:value-type="string">
            <text:p>SAN JUAN BAUTISTA SUCHITEPE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DE MENDEZ VILLAMIL</text:p>
          </table:table-cell>
          <table:table-cell office:value-type="string" calcext:value-type="string">
            <text:p>YESENIA JIMENEZ CAMA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181" calcext:value-type="float">
            <text:p>20181</text:p>
          </table:table-cell>
          <table:table-cell office:value-type="float" office:value="20179" calcext:value-type="float">
            <text:p>20179</text:p>
          </table:table-cell>
          <table:table-cell office:value-type="string" calcext:value-type="string">
            <text:p>SAN JUAN BAUTISTA SUCHITEPE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FEGO WILIAN MENDEZ VILLAMIL</text:p>
          </table:table-cell>
          <table:table-cell office:value-type="string" calcext:value-type="string">
            <text:p>WENCESLAO JUAN VILLAGOMEZ GONZAL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82" calcext:value-type="float">
            <text:p>20182</text:p>
          </table:table-cell>
          <table:table-cell office:value-type="float" office:value="20181" calcext:value-type="float">
            <text:p>20181</text:p>
          </table:table-cell>
          <table:table-cell office:value-type="string" calcext:value-type="string">
            <text:p>SAN JUAN BAUTISTA TLACOATZINTEP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A REGULES MENDOZA</text:p>
          </table:table-cell>
          <table:table-cell office:value-type="string" calcext:value-type="string">
            <text:p>LETICIA GOMEZ HERNAND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UAN BAUTISTA TLACOATZINTEPEC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182" calcext:value-type="float">
            <text:p>20182</text:p>
          </table:table-cell>
          <table:table-cell office:value-type="float" office:value="20181" calcext:value-type="float">
            <text:p>20181</text:p>
          </table:table-cell>
          <table:table-cell office:value-type="string" calcext:value-type="string">
            <text:p>SAN JUAN BAUTISTA TLACOATZINTEPE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ENTINO OLIVERA PABLO</text:p>
          </table:table-cell>
          <table:table-cell office:value-type="string" calcext:value-type="string">
            <text:p>EFREN OLIVERA REGUL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182" calcext:value-type="float">
            <text:p>20182</text:p>
          </table:table-cell>
          <table:table-cell office:value-type="float" office:value="20181" calcext:value-type="float">
            <text:p>20181</text:p>
          </table:table-cell>
          <table:table-cell office:value-type="string" calcext:value-type="string">
            <text:p>SAN JUAN BAUTISTA TLACOATZINTEPE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RTA GONZALEZ OLIVERA</text:p>
          </table:table-cell>
          <table:table-cell office:value-type="string" calcext:value-type="string">
            <text:p>AMALIA ESTEBAN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182" calcext:value-type="float">
            <text:p>20182</text:p>
          </table:table-cell>
          <table:table-cell office:value-type="float" office:value="20181" calcext:value-type="float">
            <text:p>20181</text:p>
          </table:table-cell>
          <table:table-cell office:value-type="string" calcext:value-type="string">
            <text:p>SAN JUAN BAUTISTA TLACOATZINTEPE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ELINO JUAN SILVA</text:p>
          </table:table-cell>
          <table:table-cell office:value-type="string" calcext:value-type="string">
            <text:p>DIEGO BELLO GOM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182" calcext:value-type="float">
            <text:p>20182</text:p>
          </table:table-cell>
          <table:table-cell office:value-type="float" office:value="20181" calcext:value-type="float">
            <text:p>20181</text:p>
          </table:table-cell>
          <table:table-cell office:value-type="string" calcext:value-type="string">
            <text:p>SAN JUAN BAUTISTA TLACOATZINTEP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ONICA CORTES MENDOZA</text:p>
          </table:table-cell>
          <table:table-cell office:value-type="string" calcext:value-type="string">
            <text:p>VICTORIA LOPEZ JUA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82" calcext:value-type="float">
            <text:p>20182</text:p>
          </table:table-cell>
          <table:table-cell office:value-type="float" office:value="20181" calcext:value-type="float">
            <text:p>20181</text:p>
          </table:table-cell>
          <table:table-cell office:value-type="string" calcext:value-type="string">
            <text:p>SAN JUAN BAUTISTA TLACOATZINTEP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LINA PEREZ GOMEZ</text:p>
          </table:table-cell>
          <table:table-cell office:value-type="string" calcext:value-type="string">
            <text:p>JUANA GONZALEZ CHAV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182" calcext:value-type="float">
            <text:p>20182</text:p>
          </table:table-cell>
          <table:table-cell office:value-type="float" office:value="20181" calcext:value-type="float">
            <text:p>20181</text:p>
          </table:table-cell>
          <table:table-cell office:value-type="string" calcext:value-type="string">
            <text:p>SAN JUAN BAUTISTA TLACOATZINTEP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LIA ANTONIO DIONISIO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SAN JUAN BAUTISTA TUXTEPE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O HUERTA CERECEDO</text:p>
          </table:table-cell>
          <table:table-cell office:value-type="string" calcext:value-type="string">
            <text:p>ANA GABRIELA DELGADO SOSA Y AVILA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UAN BAUTISTA TUXTEPEC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SAN JUAN BAUTISTA TUXTEP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ICIA MONTSERRAT CASTILLO PERZABAL</text:p>
          </table:table-cell>
          <table:table-cell office:value-type="string" calcext:value-type="string">
            <text:p>MARIA EUGENIA DEL CARMEN BALDERAS OLIVO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SAN JUAN BAUTISTA TUXTEPE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ISCO JAVIER HERNANDEZ VILLAR</text:p>
          </table:table-cell>
          <table:table-cell office:value-type="string" calcext:value-type="string">
            <text:p>JOSE ALBERTO CORONADO PAZ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SAN JUAN BAUTISTA TUXTEPE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LU CELIA DELFIN RODRIGUEZ</text:p>
          </table:table-cell>
          <table:table-cell office:value-type="string" calcext:value-type="string">
            <text:p>OSIRIS MUÑOZ CONTRERAS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SAN JUAN BAUTISTA TUXTEPE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O CASTAÑEDA SOLIS</text:p>
          </table:table-cell>
          <table:table-cell office:value-type="string" calcext:value-type="string">
            <text:p>DOLORES CASTEÑEDA SOLIS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SAN JUAN BAUTISTA TUXTEP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GRID POULETTE PEREZ ESPINOZA</text:p>
          </table:table-cell>
          <table:table-cell office:value-type="string" calcext:value-type="string">
            <text:p>JULIANA JIMENEZ ENRIQUEZ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SAN JUAN BAUTISTA TUXTEPE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TIN MIRANDA AMADOR</text:p>
          </table:table-cell>
          <table:table-cell office:value-type="string" calcext:value-type="string">
            <text:p>BRAULIO ALBERTO PESTAÑA TORRES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SAN JUAN BAUTISTA TUXTEPE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ATRIZ RIVADENEYRA RAMOS</text:p>
          </table:table-cell>
          <table:table-cell office:value-type="string" calcext:value-type="string">
            <text:p>YURISADAY ENRIQUETA RIVADENEIRA RAMOS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SAN JUAN BAUTISTA TUXTEPE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AN BAUTISTA OLIVERA GUADALUPE</text:p>
          </table:table-cell>
          <table:table-cell office:value-type="string" calcext:value-type="string">
            <text:p>ANTONIO SALAZAR PEREZ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SAN JUAN BAUTISTA TUXTEPEC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VIRA GUTIERREZ RAMIREZ</text:p>
          </table:table-cell>
          <table:table-cell office:value-type="string" calcext:value-type="string">
            <text:p>GRISELDA VICTORIA MENDEZ ALVAREZ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SAN JUAN BAUTISTA TUXTEPEC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ULCE PATRICIA ZAPATA SUAREZ</text:p>
          </table:table-cell>
          <table:table-cell office:value-type="string" calcext:value-type="string">
            <text:p>MARIELA SALAZAR SANTIAGO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SAN JUAN BAUTISTA TUXTEPE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NEO MOLINA ESPINOZA</text:p>
          </table:table-cell>
          <table:table-cell office:value-type="string" calcext:value-type="string">
            <text:p>CIRO HERNANDEZ RUI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SAN JUAN BAUTISTA TUXTEP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RMA MORALES MAURO</text:p>
          </table:table-cell>
          <table:table-cell office:value-type="string" calcext:value-type="string">
            <text:p>VALERIA LIRA LEA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SAN JUAN BAUTISTA TUXTEPE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TIAGO MENDEZ AGAMA</text:p>
          </table:table-cell>
          <table:table-cell office:value-type="string" calcext:value-type="string">
            <text:p>DANIEL LOPEZ CAMPILL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SAN JUAN BAUTISTA TUXTEPE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GARITA ANGULO MARTINEZ</text:p>
          </table:table-cell>
          <table:table-cell office:value-type="string" calcext:value-type="string">
            <text:p>ILSE MARIELA NOLASCO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SAN JUAN BAUTISTA TUXTEPE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LIO BAUTISTA DAVILA</text:p>
          </table:table-cell>
          <table:table-cell office:value-type="string" calcext:value-type="string">
            <text:p>ANTONIO BRAVO ANDRADE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185" calcext:value-type="float">
            <text:p>20185</text:p>
          </table:table-cell>
          <table:table-cell office:value-type="float" office:value="20184" calcext:value-type="float">
            <text:p>20184</text:p>
          </table:table-cell>
          <table:table-cell office:value-type="string" calcext:value-type="string">
            <text:p>SAN JUAN CACAHUATEPE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HA ELENA BAÑOS TAPIA</text:p>
          </table:table-cell>
          <table:table-cell office:value-type="string" calcext:value-type="string">
            <text:p>VALENTINA PAULA PELAEZ PE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UAN CACAHUATEPEC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185" calcext:value-type="float">
            <text:p>20185</text:p>
          </table:table-cell>
          <table:table-cell office:value-type="float" office:value="20184" calcext:value-type="float">
            <text:p>20184</text:p>
          </table:table-cell>
          <table:table-cell office:value-type="string" calcext:value-type="string">
            <text:p>SAN JUAN CACAHUATEPEC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CAR DE LA CRUZ GIL</text:p>
          </table:table-cell>
          <table:table-cell office:value-type="string" calcext:value-type="string">
            <text:p>ELFEGO LOPEZ CRU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185" calcext:value-type="float">
            <text:p>20185</text:p>
          </table:table-cell>
          <table:table-cell office:value-type="float" office:value="20184" calcext:value-type="float">
            <text:p>20184</text:p>
          </table:table-cell>
          <table:table-cell office:value-type="string" calcext:value-type="string">
            <text:p>SAN JUAN CACAHUATEPE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DELIA SANTOS</text:p>
          </table:table-cell>
          <table:table-cell office:value-type="string" calcext:value-type="string">
            <text:p>MARIA SOLEDAD AVILEZ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185" calcext:value-type="float">
            <text:p>20185</text:p>
          </table:table-cell>
          <table:table-cell office:value-type="float" office:value="20184" calcext:value-type="float">
            <text:p>20184</text:p>
          </table:table-cell>
          <table:table-cell office:value-type="string" calcext:value-type="string">
            <text:p>SAN JUAN CACAHUATEPE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E URIBE VILLAVICENCIO</text:p>
          </table:table-cell>
          <table:table-cell office:value-type="string" calcext:value-type="string">
            <text:p>MELINA CAMERO AGAM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185" calcext:value-type="float">
            <text:p>20185</text:p>
          </table:table-cell>
          <table:table-cell office:value-type="float" office:value="20184" calcext:value-type="float">
            <text:p>20184</text:p>
          </table:table-cell>
          <table:table-cell office:value-type="string" calcext:value-type="string">
            <text:p>SAN JUAN CACAHUATEPE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AQUINA JARQUIN BETANCOURT</text:p>
          </table:table-cell>
          <table:table-cell office:value-type="string" calcext:value-type="string">
            <text:p>ALMA ROSA HERNANDEZ HERNAND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185" calcext:value-type="float">
            <text:p>20185</text:p>
          </table:table-cell>
          <table:table-cell office:value-type="float" office:value="20184" calcext:value-type="float">
            <text:p>20184</text:p>
          </table:table-cell>
          <table:table-cell office:value-type="string" calcext:value-type="string">
            <text:p>SAN JUAN CACAHUATEPE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 MARTINEZ BARROSO</text:p>
          </table:table-cell>
          <table:table-cell office:value-type="string" calcext:value-type="string">
            <text:p>ANTONIO JARQUIN HERNAND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185" calcext:value-type="float">
            <text:p>20185</text:p>
          </table:table-cell>
          <table:table-cell office:value-type="float" office:value="20184" calcext:value-type="float">
            <text:p>20184</text:p>
          </table:table-cell>
          <table:table-cell office:value-type="string" calcext:value-type="string">
            <text:p>SAN JUAN CACAHUATEPEC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DALUPE URBAN CEBALLOS</text:p>
          </table:table-cell>
          <table:table-cell office:value-type="string" calcext:value-type="string">
            <text:p>LILIANA MEJIA MARTIN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187" calcext:value-type="float">
            <text:p>20187</text:p>
          </table:table-cell>
          <table:table-cell office:value-type="float" office:value="20189" calcext:value-type="float">
            <text:p>20189</text:p>
          </table:table-cell>
          <table:table-cell office:value-type="string" calcext:value-type="string">
            <text:p>SAN JUAN COATZOSP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GE CAMPOS JUAREZ</text:p>
          </table:table-cell>
          <table:table-cell office:value-type="string" calcext:value-type="string">
            <text:p>LEOBARDO GONZALEZ ROBL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UAN COATZOSPAM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187" calcext:value-type="float">
            <text:p>20187</text:p>
          </table:table-cell>
          <table:table-cell office:value-type="float" office:value="20189" calcext:value-type="float">
            <text:p>20189</text:p>
          </table:table-cell>
          <table:table-cell office:value-type="string" calcext:value-type="string">
            <text:p>SAN JUAN COATZOSPA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ES CAYETANO ROBLES</text:p>
          </table:table-cell>
          <table:table-cell office:value-type="string" calcext:value-type="string">
            <text:p>JUANA MEJIA CASTILL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187" calcext:value-type="float">
            <text:p>20187</text:p>
          </table:table-cell>
          <table:table-cell office:value-type="float" office:value="20189" calcext:value-type="float">
            <text:p>20189</text:p>
          </table:table-cell>
          <table:table-cell office:value-type="string" calcext:value-type="string">
            <text:p>SAN JUAN COATZOSPA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TINO JIMENEZ AVENDAÑO</text:p>
          </table:table-cell>
          <table:table-cell office:value-type="string" calcext:value-type="string">
            <text:p>ENRIQUE PORRAS VI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187" calcext:value-type="float">
            <text:p>20187</text:p>
          </table:table-cell>
          <table:table-cell office:value-type="float" office:value="20189" calcext:value-type="float">
            <text:p>20189</text:p>
          </table:table-cell>
          <table:table-cell office:value-type="string" calcext:value-type="string">
            <text:p>SAN JUAN COATZOSPA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ZENAIDA LOPEZ TORRES</text:p>
          </table:table-cell>
          <table:table-cell office:value-type="string" calcext:value-type="string">
            <text:p>JUANA NATIVIDAD AVENDAÑO MEJ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187" calcext:value-type="float">
            <text:p>20187</text:p>
          </table:table-cell>
          <table:table-cell office:value-type="float" office:value="20189" calcext:value-type="float">
            <text:p>20189</text:p>
          </table:table-cell>
          <table:table-cell office:value-type="string" calcext:value-type="string">
            <text:p>SAN JUAN COATZOSPA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QUELINE CAYETANO TORRES</text:p>
          </table:table-cell>
          <table:table-cell office:value-type="string" calcext:value-type="string">
            <text:p>NOEMI CARRERA PORRA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87" calcext:value-type="float">
            <text:p>20187</text:p>
          </table:table-cell>
          <table:table-cell office:value-type="float" office:value="20189" calcext:value-type="float">
            <text:p>20189</text:p>
          </table:table-cell>
          <table:table-cell office:value-type="string" calcext:value-type="string">
            <text:p>SAN JUAN COATZOSP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GINIA RAMIREZ CASTRO</text:p>
          </table:table-cell>
          <table:table-cell office:value-type="string" calcext:value-type="string">
            <text:p>MARCELA VIERA TORR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0187" calcext:value-type="float">
            <text:p>20187</text:p>
          </table:table-cell>
          <table:table-cell office:value-type="float" office:value="20189" calcext:value-type="float">
            <text:p>20189</text:p>
          </table:table-cell>
          <table:table-cell office:value-type="string" calcext:value-type="string">
            <text:p>SAN JUAN COATZOSP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CETO PORRAS RAMIREZ</text:p>
          </table:table-cell>
          <table:table-cell office:value-type="string" calcext:value-type="string">
            <text:p>JOVITO VIERA AVENDAÑ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188" calcext:value-type="float">
            <text:p>20188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AN JUAN COLORAD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 ALAVEZ NICOLAS</text:p>
          </table:table-cell>
          <table:table-cell office:value-type="string" calcext:value-type="string">
            <text:p>LUCIANO REYES TAP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UAN COLORADO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188" calcext:value-type="float">
            <text:p>20188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AN JUAN COLORADO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ANA CLEOFAS QUIROZ MEJIA</text:p>
          </table:table-cell>
          <table:table-cell office:value-type="string" calcext:value-type="string">
            <text:p>MARIA ESTHER GONZALO NICOLA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188" calcext:value-type="float">
            <text:p>20188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AN JUAN COLORAD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GNACIO ISIDRO ALAVEZ HERNANDEZ</text:p>
          </table:table-cell>
          <table:table-cell office:value-type="string" calcext:value-type="string">
            <text:p>FELIX PALACIO ABREG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88" calcext:value-type="float">
            <text:p>20188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AN JUAN COLORADO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ELI ZARATE PEREZ</text:p>
          </table:table-cell>
          <table:table-cell office:value-type="string" calcext:value-type="string">
            <text:p>TERESA GUTIERREZ MENDOZ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188" calcext:value-type="float">
            <text:p>20188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AN JUAN COLORADO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THA ISABEL MARTINEZ CASTRO</text:p>
          </table:table-cell>
          <table:table-cell office:value-type="string" calcext:value-type="string">
            <text:p>ARELI GUADALUPE MARTINEZ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188" calcext:value-type="float">
            <text:p>20188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AN JUAN COLORAD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GARCIA ARIAS</text:p>
          </table:table-cell>
          <table:table-cell office:value-type="string" calcext:value-type="string">
            <text:p>MARINO ALAVEZ NICOLAS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188" calcext:value-type="float">
            <text:p>20188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AN JUAN COLORAD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AR GARCIA GARCIA</text:p>
          </table:table-cell>
          <table:table-cell office:value-type="string" calcext:value-type="string">
            <text:p>HIPOLITO AGUILAR TAPI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198" calcext:value-type="float">
            <text:p>20198</text:p>
          </table:table-cell>
          <table:table-cell office:value-type="float" office:value="20199" calcext:value-type="float">
            <text:p>20199</text:p>
          </table:table-cell>
          <table:table-cell office:value-type="string" calcext:value-type="string">
            <text:p>SAN JUAN GUICHICOV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CK RUBIEL RAMIREZ PINEDA</text:p>
          </table:table-cell>
          <table:table-cell office:value-type="string" calcext:value-type="string">
            <text:p>RAMIRO BAILEY ANTONI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UAN GUICHICOVI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198" calcext:value-type="float">
            <text:p>20198</text:p>
          </table:table-cell>
          <table:table-cell office:value-type="float" office:value="20199" calcext:value-type="float">
            <text:p>20199</text:p>
          </table:table-cell>
          <table:table-cell office:value-type="string" calcext:value-type="string">
            <text:p>SAN JUAN GUICHICOV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ILA JOSE JUAN</text:p>
          </table:table-cell>
          <table:table-cell office:value-type="string" calcext:value-type="string">
            <text:p>TEOFILA NICOLAS CORT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98" calcext:value-type="float">
            <text:p>20198</text:p>
          </table:table-cell>
          <table:table-cell office:value-type="float" office:value="20199" calcext:value-type="float">
            <text:p>20199</text:p>
          </table:table-cell>
          <table:table-cell office:value-type="string" calcext:value-type="string">
            <text:p>SAN JUAN GUICHICOVI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IVAN MONTERO JOAQUIN</text:p>
          </table:table-cell>
          <table:table-cell office:value-type="string" calcext:value-type="string">
            <text:p>DAVID MATUS JACOV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0198" calcext:value-type="float">
            <text:p>20198</text:p>
          </table:table-cell>
          <table:table-cell office:value-type="float" office:value="20199" calcext:value-type="float">
            <text:p>20199</text:p>
          </table:table-cell>
          <table:table-cell office:value-type="string" calcext:value-type="string">
            <text:p>SAN JUAN GUICHICOVI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ENICE TERAN MEJIA</text:p>
          </table:table-cell>
          <table:table-cell office:value-type="string" calcext:value-type="string">
            <text:p>ANGELICA MARTINEZ REY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198" calcext:value-type="float">
            <text:p>20198</text:p>
          </table:table-cell>
          <table:table-cell office:value-type="float" office:value="20199" calcext:value-type="float">
            <text:p>20199</text:p>
          </table:table-cell>
          <table:table-cell office:value-type="string" calcext:value-type="string">
            <text:p>SAN JUAN GUICHICOVI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OLFO CARRASCO GERMAN</text:p>
          </table:table-cell>
          <table:table-cell office:value-type="string" calcext:value-type="string">
            <text:p>ANTONIO ANASTACIO PEREZ VELASC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198" calcext:value-type="float">
            <text:p>20198</text:p>
          </table:table-cell>
          <table:table-cell office:value-type="float" office:value="20199" calcext:value-type="float">
            <text:p>20199</text:p>
          </table:table-cell>
          <table:table-cell office:value-type="string" calcext:value-type="string">
            <text:p>SAN JUAN GUICHICOVI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IZABETH RUIZ EUGENIO</text:p>
          </table:table-cell>
          <table:table-cell office:value-type="string" calcext:value-type="string">
            <text:p>LEYDI DIANA SAYNES ACUÑ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198" calcext:value-type="float">
            <text:p>20198</text:p>
          </table:table-cell>
          <table:table-cell office:value-type="float" office:value="20199" calcext:value-type="float">
            <text:p>20199</text:p>
          </table:table-cell>
          <table:table-cell office:value-type="string" calcext:value-type="string">
            <text:p>SAN JUAN GUICHICOVI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TH FLORES LEYVA</text:p>
          </table:table-cell>
          <table:table-cell office:value-type="string" calcext:value-type="string">
            <text:p>BRENDA FELIPE PEDR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198" calcext:value-type="float">
            <text:p>20198</text:p>
          </table:table-cell>
          <table:table-cell office:value-type="float" office:value="20199" calcext:value-type="float">
            <text:p>20199</text:p>
          </table:table-cell>
          <table:table-cell office:value-type="string" calcext:value-type="string">
            <text:p>SAN JUAN GUICHICOV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CIEL ANDRES ANTONIO</text:p>
          </table:table-cell>
          <table:table-cell office:value-type="string" calcext:value-type="string">
            <text:p>DAGOBERTO TORIBIO SEVER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198" calcext:value-type="float">
            <text:p>20198</text:p>
          </table:table-cell>
          <table:table-cell office:value-type="float" office:value="20199" calcext:value-type="float">
            <text:p>20199</text:p>
          </table:table-cell>
          <table:table-cell office:value-type="string" calcext:value-type="string">
            <text:p>SAN JUAN GUICHICOV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NIA PINEDA RINCON</text:p>
          </table:table-cell>
          <table:table-cell office:value-type="string" calcext:value-type="string">
            <text:p>MACEDONIA ANDRES ESCOBE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198" calcext:value-type="float">
            <text:p>20198</text:p>
          </table:table-cell>
          <table:table-cell office:value-type="float" office:value="20199" calcext:value-type="float">
            <text:p>20199</text:p>
          </table:table-cell>
          <table:table-cell office:value-type="string" calcext:value-type="string">
            <text:p>SAN JUAN GUICHICOV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OVANNI GARCIA TERAN</text:p>
          </table:table-cell>
          <table:table-cell office:value-type="string" calcext:value-type="string">
            <text:p>VICTOR GOMEZ RI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0199" calcext:value-type="float">
            <text:p>20199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SAN JUAN IHUALTEPE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DALUPE RUEDA POMPOSO</text:p>
          </table:table-cell>
          <table:table-cell office:value-type="string" calcext:value-type="string">
            <text:p>JUANA EPITACIA HERNANDEZ MARTI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UAN IHUALTEPEC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199" calcext:value-type="float">
            <text:p>20199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SAN JUAN IHUALTEPE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AN CRISTOFORO MEDEL LOPEZ</text:p>
          </table:table-cell>
          <table:table-cell office:value-type="string" calcext:value-type="string">
            <text:p>ROMAN GIL MEDEL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199" calcext:value-type="float">
            <text:p>20199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SAN JUAN IHUALTEPEC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GARITA REINA GALVEZ HERNANDEZ</text:p>
          </table:table-cell>
          <table:table-cell office:value-type="string" calcext:value-type="string">
            <text:p>ADALBERTA HERMINIA SALMERON POLANC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99" calcext:value-type="float">
            <text:p>20199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SAN JUAN IHUALTEPE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IS FLORES BONILLA</text:p>
          </table:table-cell>
          <table:table-cell office:value-type="string" calcext:value-type="string">
            <text:p>JOEL CARMEN HERNANDEZ GONZAL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199" calcext:value-type="float">
            <text:p>20199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SAN JUAN IHUALTEP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CERO IMELDA GONZALEZ GONZALEZ</text:p>
          </table:table-cell>
          <table:table-cell office:value-type="string" calcext:value-type="string">
            <text:p>FABIOLA ABIGAIL HERNANDEZ FLOR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199" calcext:value-type="float">
            <text:p>20199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SAN JUAN IHUALTEPE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LISA LEOBARDA BONOLA ARELLANO</text:p>
          </table:table-cell>
          <table:table-cell office:value-type="string" calcext:value-type="string">
            <text:p>DARIA EUSTOLIA URAGA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199" calcext:value-type="float">
            <text:p>20199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SAN JUAN IHUALTEPE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IA ANAHI RAMOS PEREZ</text:p>
          </table:table-cell>
          <table:table-cell office:value-type="string" calcext:value-type="string">
            <text:p>MARIA DE LOS ANGELES REYES RIO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20225" calcext:value-type="float">
            <text:p>20225</text:p>
          </table:table-cell>
          <table:table-cell office:value-type="string" calcext:value-type="string">
            <text:p>SAN LORENZ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ARDO ALBERTO SARMIENTO</text:p>
          </table:table-cell>
          <table:table-cell office:value-type="string" calcext:value-type="string">
            <text:p>HILARIO MERI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LORENZO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float" office:value="20225" calcext:value-type="float">
            <text:p>20225</text:p>
          </table:table-cell>
          <table:table-cell office:value-type="string" calcext:value-type="string">
            <text:p>SAN LORENZO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MARCELINA LORENZO MENDOZA</text:p>
          </table:table-cell>
          <table:table-cell office:value-type="string" calcext:value-type="string">
            <text:p>LUISA MERINO BAUTIST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20225" calcext:value-type="float">
            <text:p>20225</text:p>
          </table:table-cell>
          <table:table-cell office:value-type="string" calcext:value-type="string">
            <text:p>SAN LORENZ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BURCIO CRUZ MERINO</text:p>
          </table:table-cell>
          <table:table-cell office:value-type="string" calcext:value-type="string">
            <text:p>MARCELINO MARCOS MERINO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float" office:value="20225" calcext:value-type="float">
            <text:p>20225</text:p>
          </table:table-cell>
          <table:table-cell office:value-type="string" calcext:value-type="string">
            <text:p>SAN LORENZO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INA MERINO GARCIA</text:p>
          </table:table-cell>
          <table:table-cell office:value-type="string" calcext:value-type="string">
            <text:p>ROSA MERINO BAUTIST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float" office:value="20225" calcext:value-type="float">
            <text:p>20225</text:p>
          </table:table-cell>
          <table:table-cell office:value-type="string" calcext:value-type="string">
            <text:p>SAN LORENZO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ABEL GUZMAN LORENZO</text:p>
          </table:table-cell>
          <table:table-cell office:value-type="string" calcext:value-type="string">
            <text:p>ANATOLIA PEREZ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float" office:value="20225" calcext:value-type="float">
            <text:p>20225</text:p>
          </table:table-cell>
          <table:table-cell office:value-type="string" calcext:value-type="string">
            <text:p>SAN LORENZ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TAZAR HERNANDEZ HERNANDEZ</text:p>
          </table:table-cell>
          <table:table-cell office:value-type="string" calcext:value-type="string">
            <text:p>BRUNO LOPEZ BAUTISTA</text:p>
          </table:table-cell>
          <table:table-cell office:value-type="string" calcext:value-type="string">
            <text:p>CANDIDATURA COMUN PAN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20225" calcext:value-type="float">
            <text:p>20225</text:p>
          </table:table-cell>
          <table:table-cell office:value-type="string" calcext:value-type="string">
            <text:p>SAN LORENZ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STO LARREA MERINO</text:p>
          </table:table-cell>
          <table:table-cell office:value-type="string" calcext:value-type="string">
            <text:p>NASARIO MERINO LOPE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float" office:value="20232" calcext:value-type="float">
            <text:p>20232</text:p>
          </table:table-cell>
          <table:table-cell office:value-type="string" calcext:value-type="string">
            <text:p>SAN LUCAS OJITL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ERTICO LUNA HERNANDEZ</text:p>
          </table:table-cell>
          <table:table-cell office:value-type="string" calcext:value-type="string">
            <text:p>RICHAR RONQUILLO ARANO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LUCAS OJITLAN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float" office:value="20232" calcext:value-type="float">
            <text:p>20232</text:p>
          </table:table-cell>
          <table:table-cell office:value-type="string" calcext:value-type="string">
            <text:p>SAN LUCAS OJITL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BINA MENDEZ CANO</text:p>
          </table:table-cell>
          <table:table-cell office:value-type="string" calcext:value-type="string">
            <text:p>CRISTINA MENDEZ CANO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float" office:value="20232" calcext:value-type="float">
            <text:p>20232</text:p>
          </table:table-cell>
          <table:table-cell office:value-type="string" calcext:value-type="string">
            <text:p>SAN LUCAS OJITL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DRO MONICO PIOQUINTO</text:p>
          </table:table-cell>
          <table:table-cell office:value-type="string" calcext:value-type="string">
            <text:p>GABRIEL MONICO PIOQUINTO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float" office:value="20232" calcext:value-type="float">
            <text:p>20232</text:p>
          </table:table-cell>
          <table:table-cell office:value-type="string" calcext:value-type="string">
            <text:p>SAN LUCAS OJITL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RGINIA CARRERA PALACIOS</text:p>
          </table:table-cell>
          <table:table-cell office:value-type="string" calcext:value-type="string">
            <text:p>ANGELINA MONTOR ESTEBAN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float" office:value="20232" calcext:value-type="float">
            <text:p>20232</text:p>
          </table:table-cell>
          <table:table-cell office:value-type="string" calcext:value-type="string">
            <text:p>SAN LUCAS OJITLA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IS FERNANDO NICOLAS RAMOS</text:p>
          </table:table-cell>
          <table:table-cell office:value-type="string" calcext:value-type="string">
            <text:p>FERNANDO NICOLAS ORTIZ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float" office:value="20232" calcext:value-type="float">
            <text:p>20232</text:p>
          </table:table-cell>
          <table:table-cell office:value-type="string" calcext:value-type="string">
            <text:p>SAN LUCAS OJITL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ELINA CARRIZOSA DIONICIO</text:p>
          </table:table-cell>
          <table:table-cell office:value-type="string" calcext:value-type="string">
            <text:p>MAURA PROCOPIO MARGARITO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float" office:value="20232" calcext:value-type="float">
            <text:p>20232</text:p>
          </table:table-cell>
          <table:table-cell office:value-type="string" calcext:value-type="string">
            <text:p>SAN LUCAS OJITLA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ACELI SARMIENTO PEREDA</text:p>
          </table:table-cell>
          <table:table-cell office:value-type="string" calcext:value-type="string">
            <text:p>MAGALI VAZQUEZ REGULES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20232" calcext:value-type="float">
            <text:p>20232</text:p>
          </table:table-cell>
          <table:table-cell office:value-type="string" calcext:value-type="string">
            <text:p>SAN LUCAS OJITL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ELIA ORTEGA MARQUEZ</text:p>
          </table:table-cell>
          <table:table-cell office:value-type="string" calcext:value-type="string">
            <text:p>ALEJANDRINA MORALES ORTI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float" office:value="20232" calcext:value-type="float">
            <text:p>20232</text:p>
          </table:table-cell>
          <table:table-cell office:value-type="string" calcext:value-type="string">
            <text:p>SAN LUCAS OJITL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IMIRO FELICIANO ONOFRE</text:p>
          </table:table-cell>
          <table:table-cell office:value-type="string" calcext:value-type="string">
            <text:p>ISABEL BELTRAN MANZAN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float" office:value="20232" calcext:value-type="float">
            <text:p>20232</text:p>
          </table:table-cell>
          <table:table-cell office:value-type="string" calcext:value-type="string">
            <text:p>SAN LUCAS OJITL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ES MIGUEL MONTERO</text:p>
          </table:table-cell>
          <table:table-cell office:value-type="string" calcext:value-type="string">
            <text:p>LUCIA IGNACIO MERIN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 office:value-type="float" office:value="20237" calcext:value-type="float">
            <text:p>20237</text:p>
          </table:table-cell>
          <table:table-cell office:value-type="string" calcext:value-type="string">
            <text:p>SAN MARCOS ARTEAG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ARDO VILLANUEVA SANCHEZ</text:p>
          </table:table-cell>
          <table:table-cell office:value-type="string" calcext:value-type="string">
            <text:p>ALDO NOE RAMIREZ GONZALE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MARCOS ARTEAGA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float" office:value="20237" calcext:value-type="float">
            <text:p>20237</text:p>
          </table:table-cell>
          <table:table-cell office:value-type="string" calcext:value-type="string">
            <text:p>SAN MARCOS ARTEAG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BEL AQUINO RUIZ</text:p>
          </table:table-cell>
          <table:table-cell office:value-type="string" calcext:value-type="string">
            <text:p>CARMELA AMBROCIO MARTINE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20237" calcext:value-type="float">
            <text:p>20237</text:p>
          </table:table-cell>
          <table:table-cell office:value-type="string" calcext:value-type="string">
            <text:p>SAN MARCOS ARTEAG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ENTINO VARGAS BARRAGAN</text:p>
          </table:table-cell>
          <table:table-cell office:value-type="string" calcext:value-type="string">
            <text:p>FRANCISCO GUADALUPE ROJAS MARTINE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float" office:value="20237" calcext:value-type="float">
            <text:p>20237</text:p>
          </table:table-cell>
          <table:table-cell office:value-type="string" calcext:value-type="string">
            <text:p>SAN MARCOS ARTEAG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NIS GONZALEZ VILLANUEVA</text:p>
          </table:table-cell>
          <table:table-cell office:value-type="string" calcext:value-type="string">
            <text:p>GUADALUPE ANCELMA PONCE ACEVED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float" office:value="20237" calcext:value-type="float">
            <text:p>20237</text:p>
          </table:table-cell>
          <table:table-cell office:value-type="string" calcext:value-type="string">
            <text:p>SAN MARCOS ARTEAG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JANDRA AURORA CRUZ CRUZ</text:p>
          </table:table-cell>
          <table:table-cell office:value-type="string" calcext:value-type="string">
            <text:p>VICENTA DEL CARMEN MARTINEZ BARRAGAN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20237" calcext:value-type="float">
            <text:p>20237</text:p>
          </table:table-cell>
          <table:table-cell office:value-type="string" calcext:value-type="string">
            <text:p>SAN MARCOS ARTEAG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NA ELIZABETH HERNANDEZ BARRAGAN</text:p>
          </table:table-cell>
          <table:table-cell office:value-type="string" calcext:value-type="string">
            <text:p>AZUCENA YOLANDA PASTRANA RAMI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float" office:value="20237" calcext:value-type="float">
            <text:p>20237</text:p>
          </table:table-cell>
          <table:table-cell office:value-type="string" calcext:value-type="string">
            <text:p>SAN MARCOS ARTEAG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URO FRANCISCO ACEVEDO CRUZ</text:p>
          </table:table-cell>
          <table:table-cell office:value-type="string" calcext:value-type="string">
            <text:p>RAMIRO LOYOLA RIV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20245" calcext:value-type="float">
            <text:p>20245</text:p>
          </table:table-cell>
          <table:table-cell office:value-type="string" calcext:value-type="string">
            <text:p>SAN MARTIN ZACATEPE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ARO BALDERRAMA URRUTIA</text:p>
          </table:table-cell>
          <table:table-cell office:value-type="string" calcext:value-type="string">
            <text:p>ALBERTO YXRRAEL GONZALEZ PONCE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MARTIN ZACATEPEC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float" office:value="20245" calcext:value-type="float">
            <text:p>20245</text:p>
          </table:table-cell>
          <table:table-cell office:value-type="string" calcext:value-type="string">
            <text:p>SAN MARTIN ZACATEPE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LIPA MARIA ZURITA GONZALEZ</text:p>
          </table:table-cell>
          <table:table-cell office:value-type="string" calcext:value-type="string">
            <text:p>ISEL GONZALEZ ZURITA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float" office:value="20245" calcext:value-type="float">
            <text:p>20245</text:p>
          </table:table-cell>
          <table:table-cell office:value-type="string" calcext:value-type="string">
            <text:p>SAN MARTIN ZACATEPEC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EMENTE GUMARO GOMEZ MARTINES</text:p>
          </table:table-cell>
          <table:table-cell office:value-type="string" calcext:value-type="string">
            <text:p>ISAIAS PONCE GUZMAN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float" office:value="20245" calcext:value-type="float">
            <text:p>20245</text:p>
          </table:table-cell>
          <table:table-cell office:value-type="string" calcext:value-type="string">
            <text:p>SAN MARTIN ZACATEPE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CIELA TERESA GONZALEZ CHAVEZ</text:p>
          </table:table-cell>
          <table:table-cell office:value-type="string" calcext:value-type="string">
            <text:p>MIRIAM XOCHIL MARTINEZ AGUIRRE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float" office:value="20245" calcext:value-type="float">
            <text:p>20245</text:p>
          </table:table-cell>
          <table:table-cell office:value-type="string" calcext:value-type="string">
            <text:p>SAN MARTIN ZACATEP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ADALUPE GOMEZ GONZALEZ</text:p>
          </table:table-cell>
          <table:table-cell office:value-type="string" calcext:value-type="string">
            <text:p>SARAI BELEN MENDEZ URRUTIA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float" office:value="20245" calcext:value-type="float">
            <text:p>20245</text:p>
          </table:table-cell>
          <table:table-cell office:value-type="string" calcext:value-type="string">
            <text:p>SAN MARTIN ZACATEPE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IA INOCENCIA FERNANDEZ VELAZQUEZ</text:p>
          </table:table-cell>
          <table:table-cell office:value-type="string" calcext:value-type="string">
            <text:p>FLORENTINA AGUIRRE CHAV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float" office:value="20245" calcext:value-type="float">
            <text:p>20245</text:p>
          </table:table-cell>
          <table:table-cell office:value-type="string" calcext:value-type="string">
            <text:p>SAN MARTIN ZACATEPE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DDY ADAN GOMEZ VELASCO</text:p>
          </table:table-cell>
          <table:table-cell office:value-type="string" calcext:value-type="string">
            <text:p>FLORENCIO GONZALEZ VELAZQU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0254" calcext:value-type="float">
            <text:p>20254</text:p>
          </table:table-cell>
          <table:table-cell office:value-type="float" office:value="20252" calcext:value-type="float">
            <text:p>20252</text:p>
          </table:table-cell>
          <table:table-cell office:value-type="string" calcext:value-type="string">
            <text:p>SAN MATEO RIO HOND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ER ALFREDO VELASQUEZ RAMIREZ</text:p>
          </table:table-cell>
          <table:table-cell office:value-type="string" calcext:value-type="string">
            <text:p>FRANCISCO PEDRO PAZ RAMI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MATEO RIO HONDO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254" calcext:value-type="float">
            <text:p>20254</text:p>
          </table:table-cell>
          <table:table-cell office:value-type="float" office:value="20252" calcext:value-type="float">
            <text:p>20252</text:p>
          </table:table-cell>
          <table:table-cell office:value-type="string" calcext:value-type="string">
            <text:p>SAN MATEO RIO HONDO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NISIA PEREZ PACHECO</text:p>
          </table:table-cell>
          <table:table-cell office:value-type="string" calcext:value-type="string">
            <text:p>VICENTA REYES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254" calcext:value-type="float">
            <text:p>20254</text:p>
          </table:table-cell>
          <table:table-cell office:value-type="float" office:value="20252" calcext:value-type="float">
            <text:p>20252</text:p>
          </table:table-cell>
          <table:table-cell office:value-type="string" calcext:value-type="string">
            <text:p>SAN MATEO RIO HOND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ERTO FIDENCIO REYES PINACHO</text:p>
          </table:table-cell>
          <table:table-cell office:value-type="string" calcext:value-type="string">
            <text:p>VALENTIN TERESO RAMIREZ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0254" calcext:value-type="float">
            <text:p>20254</text:p>
          </table:table-cell>
          <table:table-cell office:value-type="float" office:value="20252" calcext:value-type="float">
            <text:p>20252</text:p>
          </table:table-cell>
          <table:table-cell office:value-type="string" calcext:value-type="string">
            <text:p>SAN MATEO RIO HONDO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ARI MAHLI GARCIA CORTES</text:p>
          </table:table-cell>
          <table:table-cell office:value-type="string" calcext:value-type="string">
            <text:p>ELIZBETH MARIAM MARTINEZ PACHEC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0254" calcext:value-type="float">
            <text:p>20254</text:p>
          </table:table-cell>
          <table:table-cell office:value-type="float" office:value="20252" calcext:value-type="float">
            <text:p>20252</text:p>
          </table:table-cell>
          <table:table-cell office:value-type="string" calcext:value-type="string">
            <text:p>SAN MATEO RIO HONDO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ZTLI SHUNAXI GARCIA MARTINEZ</text:p>
          </table:table-cell>
          <table:table-cell office:value-type="string" calcext:value-type="string">
            <text:p>MARLEN ESPERANZA RAMOS RUI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254" calcext:value-type="float">
            <text:p>20254</text:p>
          </table:table-cell>
          <table:table-cell office:value-type="float" office:value="20252" calcext:value-type="float">
            <text:p>20252</text:p>
          </table:table-cell>
          <table:table-cell office:value-type="string" calcext:value-type="string">
            <text:p>SAN MATEO RIO HOND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IULFO ELFEGO PINACHO RUIZ</text:p>
          </table:table-cell>
          <table:table-cell office:value-type="string" calcext:value-type="string">
            <text:p>ANGELICO JOSE PINACHO RAMIREZ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0254" calcext:value-type="float">
            <text:p>20254</text:p>
          </table:table-cell>
          <table:table-cell office:value-type="float" office:value="20252" calcext:value-type="float">
            <text:p>20252</text:p>
          </table:table-cell>
          <table:table-cell office:value-type="string" calcext:value-type="string">
            <text:p>SAN MATEO RIO HOND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IO VELASQUEZ</text:p>
          </table:table-cell>
          <table:table-cell/>
          <table:table-cell office:value-type="string" calcext:value-type="string">
            <text:p>CANDIDATURA COMUN PVEM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0259" calcext:value-type="float">
            <text:p>20259</text:p>
          </table:table-cell>
          <table:table-cell office:value-type="float" office:value="20258" calcext:value-type="float">
            <text:p>20258</text:p>
          </table:table-cell>
          <table:table-cell office:value-type="string" calcext:value-type="string">
            <text:p>SAN MIGUEL AHUEHUETITL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ARIO BOLAÑOS FUENTES</text:p>
          </table:table-cell>
          <table:table-cell office:value-type="string" calcext:value-type="string">
            <text:p>AUSENCIO GRACIANO CORTES ARIA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MIGUEL AHUEHUETITLAN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259" calcext:value-type="float">
            <text:p>20259</text:p>
          </table:table-cell>
          <table:table-cell office:value-type="float" office:value="20258" calcext:value-type="float">
            <text:p>20258</text:p>
          </table:table-cell>
          <table:table-cell office:value-type="string" calcext:value-type="string">
            <text:p>SAN MIGUEL AHUEHUETITLA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NTHIA ALEJANDRA GUADALUPE PAVIA PAVIA</text:p>
          </table:table-cell>
          <table:table-cell office:value-type="string" calcext:value-type="string">
            <text:p>BENITA GONZALEZ BRAV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259" calcext:value-type="float">
            <text:p>20259</text:p>
          </table:table-cell>
          <table:table-cell office:value-type="float" office:value="20258" calcext:value-type="float">
            <text:p>20258</text:p>
          </table:table-cell>
          <table:table-cell office:value-type="string" calcext:value-type="string">
            <text:p>SAN MIGUEL AHUEHUETITL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NARDINO GARCIA SENADO</text:p>
          </table:table-cell>
          <table:table-cell office:value-type="string" calcext:value-type="string">
            <text:p>VICTORINO PERAL MALDONAD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259" calcext:value-type="float">
            <text:p>20259</text:p>
          </table:table-cell>
          <table:table-cell office:value-type="float" office:value="20258" calcext:value-type="float">
            <text:p>20258</text:p>
          </table:table-cell>
          <table:table-cell office:value-type="string" calcext:value-type="string">
            <text:p>SAN MIGUEL AHUEHUETITL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ADALUPE DOMINGUEZ ORAN</text:p>
          </table:table-cell>
          <table:table-cell office:value-type="string" calcext:value-type="string">
            <text:p>LUCIA ESPINOZA GONZAL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0259" calcext:value-type="float">
            <text:p>20259</text:p>
          </table:table-cell>
          <table:table-cell office:value-type="float" office:value="20258" calcext:value-type="float">
            <text:p>20258</text:p>
          </table:table-cell>
          <table:table-cell office:value-type="string" calcext:value-type="string">
            <text:p>SAN MIGUEL AHUEHUETITL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LISA FUENTES LOPEZ</text:p>
          </table:table-cell>
          <table:table-cell office:value-type="string" calcext:value-type="string">
            <text:p>MAYRA JOHANA PERAL LEO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259" calcext:value-type="float">
            <text:p>20259</text:p>
          </table:table-cell>
          <table:table-cell office:value-type="float" office:value="20258" calcext:value-type="float">
            <text:p>20258</text:p>
          </table:table-cell>
          <table:table-cell office:value-type="string" calcext:value-type="string">
            <text:p>SAN MIGUEL AHUEHUETITL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RELLA PELAEZ CUENCA</text:p>
          </table:table-cell>
          <table:table-cell office:value-type="string" calcext:value-type="string">
            <text:p>ESPERANZA INES SENADO OLA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259" calcext:value-type="float">
            <text:p>20259</text:p>
          </table:table-cell>
          <table:table-cell office:value-type="float" office:value="20258" calcext:value-type="float">
            <text:p>20258</text:p>
          </table:table-cell>
          <table:table-cell office:value-type="string" calcext:value-type="string">
            <text:p>SAN MIGUEL AHUEHUETITLA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ONIMO ASUNCION ARZOLA LAZARO</text:p>
          </table:table-cell>
          <table:table-cell office:value-type="string" calcext:value-type="string">
            <text:p>FIDEL PASIANO BOLAÑOS ESPINO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0261" calcext:value-type="float">
            <text:p>20261</text:p>
          </table:table-cell>
          <table:table-cell office:value-type="float" office:value="20260" calcext:value-type="float">
            <text:p>20260</text:p>
          </table:table-cell>
          <table:table-cell office:value-type="string" calcext:value-type="string">
            <text:p>SAN MIGUEL AMATITL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EL ANGEL BRAVO MARTINEZ</text:p>
          </table:table-cell>
          <table:table-cell office:value-type="string" calcext:value-type="string">
            <text:p>JULIAN CIRIACO BEDOLLA ARANGO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MIGUEL AMATITLAN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261" calcext:value-type="float">
            <text:p>20261</text:p>
          </table:table-cell>
          <table:table-cell office:value-type="float" office:value="20260" calcext:value-type="float">
            <text:p>20260</text:p>
          </table:table-cell>
          <table:table-cell office:value-type="string" calcext:value-type="string">
            <text:p>SAN MIGUEL AMATITLA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IO VILLEGAS GONZALEZ</text:p>
          </table:table-cell>
          <table:table-cell office:value-type="string" calcext:value-type="string">
            <text:p>MARICRUZ MARTINEZ BARRAGAN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261" calcext:value-type="float">
            <text:p>20261</text:p>
          </table:table-cell>
          <table:table-cell office:value-type="float" office:value="20260" calcext:value-type="float">
            <text:p>20260</text:p>
          </table:table-cell>
          <table:table-cell office:value-type="string" calcext:value-type="string">
            <text:p>SAN MIGUEL AMATITL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CTOR JULIAN CORDERO CONTRERAS</text:p>
          </table:table-cell>
          <table:table-cell office:value-type="string" calcext:value-type="string">
            <text:p>MAURICIO MARTINEZ BELTRAN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261" calcext:value-type="float">
            <text:p>20261</text:p>
          </table:table-cell>
          <table:table-cell office:value-type="float" office:value="20260" calcext:value-type="float">
            <text:p>20260</text:p>
          </table:table-cell>
          <table:table-cell office:value-type="string" calcext:value-type="string">
            <text:p>SAN MIGUEL AMATITL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BRIELA URIBE TORRES</text:p>
          </table:table-cell>
          <table:table-cell office:value-type="string" calcext:value-type="string">
            <text:p>KARLA HERRERA BARRERA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261" calcext:value-type="float">
            <text:p>20261</text:p>
          </table:table-cell>
          <table:table-cell office:value-type="float" office:value="20260" calcext:value-type="float">
            <text:p>20260</text:p>
          </table:table-cell>
          <table:table-cell office:value-type="string" calcext:value-type="string">
            <text:p>SAN MIGUEL AMATITL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AFIRA GARCIA SANTIAGO</text:p>
          </table:table-cell>
          <table:table-cell office:value-type="string" calcext:value-type="string">
            <text:p>HERMELINDA FRANCISCA REYES OLVERA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261" calcext:value-type="float">
            <text:p>20261</text:p>
          </table:table-cell>
          <table:table-cell office:value-type="float" office:value="20260" calcext:value-type="float">
            <text:p>20260</text:p>
          </table:table-cell>
          <table:table-cell office:value-type="string" calcext:value-type="string">
            <text:p>SAN MIGUEL AMATITL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JOSE FERNANDEZ ARELLANO</text:p>
          </table:table-cell>
          <table:table-cell office:value-type="string" calcext:value-type="string">
            <text:p>VIRGILIO SAUL LUNA BARRAGA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261" calcext:value-type="float">
            <text:p>20261</text:p>
          </table:table-cell>
          <table:table-cell office:value-type="float" office:value="20260" calcext:value-type="float">
            <text:p>20260</text:p>
          </table:table-cell>
          <table:table-cell office:value-type="string" calcext:value-type="string">
            <text:p>SAN MIGUEL AMATITL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GUEL BELTRAN RAMIREZ</text:p>
          </table:table-cell>
          <table:table-cell office:value-type="string" calcext:value-type="string">
            <text:p>ANGEL EMILIO PASTOR RAMI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0277" calcext:value-type="float">
            <text:p>20277</text:p>
          </table:table-cell>
          <table:table-cell office:value-type="float" office:value="20536" calcext:value-type="float">
            <text:p>20536</text:p>
          </table:table-cell>
          <table:table-cell office:value-type="string" calcext:value-type="string">
            <text:p>VILLA SOLA DE VEG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ERTH CABRERA JARQUIN</text:p>
          </table:table-cell>
          <table:table-cell office:value-type="string" calcext:value-type="string">
            <text:p>FERNANDO RAMIREZ RAMI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VILLA SOLA DE VEGA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0277" calcext:value-type="float">
            <text:p>20277</text:p>
          </table:table-cell>
          <table:table-cell office:value-type="float" office:value="20536" calcext:value-type="float">
            <text:p>20536</text:p>
          </table:table-cell>
          <table:table-cell office:value-type="string" calcext:value-type="string">
            <text:p>VILLA SOLA DE VEG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ZMIN RIOS QUIROZ</text:p>
          </table:table-cell>
          <table:table-cell office:value-type="string" calcext:value-type="string">
            <text:p>MADAI ARAGON LAGUNA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0277" calcext:value-type="float">
            <text:p>20277</text:p>
          </table:table-cell>
          <table:table-cell office:value-type="float" office:value="20536" calcext:value-type="float">
            <text:p>20536</text:p>
          </table:table-cell>
          <table:table-cell office:value-type="string" calcext:value-type="string">
            <text:p>VILLA SOLA DE VEGA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JANDRINO GARCIA RODRIGUEZ</text:p>
          </table:table-cell>
          <table:table-cell office:value-type="string" calcext:value-type="string">
            <text:p>ALEJANDRO FIDEL MENDEZ CRU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0277" calcext:value-type="float">
            <text:p>20277</text:p>
          </table:table-cell>
          <table:table-cell office:value-type="float" office:value="20536" calcext:value-type="float">
            <text:p>20536</text:p>
          </table:table-cell>
          <table:table-cell office:value-type="string" calcext:value-type="string">
            <text:p>VILLA SOLA DE VEGA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MA MONTAÑO GARCIA</text:p>
          </table:table-cell>
          <table:table-cell office:value-type="string" calcext:value-type="string">
            <text:p>ELODIA BERTHA CALVO ARAGO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0277" calcext:value-type="float">
            <text:p>20277</text:p>
          </table:table-cell>
          <table:table-cell office:value-type="float" office:value="20536" calcext:value-type="float">
            <text:p>20536</text:p>
          </table:table-cell>
          <table:table-cell office:value-type="string" calcext:value-type="string">
            <text:p>VILLA SOLA DE VEGA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NIELA VIANET REYES DIAZ</text:p>
          </table:table-cell>
          <table:table-cell office:value-type="string" calcext:value-type="string">
            <text:p>LAURA ISELA GARCIA MORAL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20277" calcext:value-type="float">
            <text:p>20277</text:p>
          </table:table-cell>
          <table:table-cell office:value-type="float" office:value="20536" calcext:value-type="float">
            <text:p>20536</text:p>
          </table:table-cell>
          <table:table-cell office:value-type="string" calcext:value-type="string">
            <text:p>VILLA SOLA DE VEG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D ROMERO HERNANDEZ</text:p>
          </table:table-cell>
          <table:table-cell office:value-type="string" calcext:value-type="string">
            <text:p>FERNANDO VILLANUEVA RAMO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0277" calcext:value-type="float">
            <text:p>20277</text:p>
          </table:table-cell>
          <table:table-cell office:value-type="float" office:value="20536" calcext:value-type="float">
            <text:p>20536</text:p>
          </table:table-cell>
          <table:table-cell office:value-type="string" calcext:value-type="string">
            <text:p>VILLA SOLA DE VEG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 REYES CALVO</text:p>
          </table:table-cell>
          <table:table-cell office:value-type="string" calcext:value-type="string">
            <text:p>LUIS REY MORALES RAMO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0278" calcext:value-type="float">
            <text:p>20278</text:p>
          </table:table-cell>
          <table:table-cell office:value-type="float" office:value="20276" calcext:value-type="float">
            <text:p>20276</text:p>
          </table:table-cell>
          <table:table-cell office:value-type="string" calcext:value-type="string">
            <text:p>SAN MIGUEL SOYALTEPE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CENTE CABRERA CASTRO</text:p>
          </table:table-cell>
          <table:table-cell office:value-type="string" calcext:value-type="string">
            <text:p>DULCE MARIA HERMENEGILDO BAUTIST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MIGUEL SOYALTEPEC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278" calcext:value-type="float">
            <text:p>20278</text:p>
          </table:table-cell>
          <table:table-cell office:value-type="float" office:value="20276" calcext:value-type="float">
            <text:p>20276</text:p>
          </table:table-cell>
          <table:table-cell office:value-type="string" calcext:value-type="string">
            <text:p>SAN MIGUEL SOYALTE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EN ASHLEY ROSETTE VELAZQUEZ</text:p>
          </table:table-cell>
          <table:table-cell office:value-type="string" calcext:value-type="string">
            <text:p>JAZMIN REYES TOR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278" calcext:value-type="float">
            <text:p>20278</text:p>
          </table:table-cell>
          <table:table-cell office:value-type="float" office:value="20276" calcext:value-type="float">
            <text:p>20276</text:p>
          </table:table-cell>
          <table:table-cell office:value-type="string" calcext:value-type="string">
            <text:p>SAN MIGUEL SOYALTEPE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LONIO QUEVEDO GARCIA</text:p>
          </table:table-cell>
          <table:table-cell office:value-type="string" calcext:value-type="string">
            <text:p>CATALINO GOMEZ ALONZ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0278" calcext:value-type="float">
            <text:p>20278</text:p>
          </table:table-cell>
          <table:table-cell office:value-type="float" office:value="20276" calcext:value-type="float">
            <text:p>20276</text:p>
          </table:table-cell>
          <table:table-cell office:value-type="string" calcext:value-type="string">
            <text:p>SAN MIGUEL SOYALTEPE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LIA HERNANDEZ BUENO</text:p>
          </table:table-cell>
          <table:table-cell office:value-type="string" calcext:value-type="string">
            <text:p>MARIA HORTENCIA RONQUILLO LOP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0278" calcext:value-type="float">
            <text:p>20278</text:p>
          </table:table-cell>
          <table:table-cell office:value-type="float" office:value="20276" calcext:value-type="float">
            <text:p>20276</text:p>
          </table:table-cell>
          <table:table-cell office:value-type="string" calcext:value-type="string">
            <text:p>SAN MIGUEL SOYALTEPE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OCENCIO BERNARDINO RONQUILLO</text:p>
          </table:table-cell>
          <table:table-cell office:value-type="string" calcext:value-type="string">
            <text:p>GUADALUPE ORTIGOZA SALAZAR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278" calcext:value-type="float">
            <text:p>20278</text:p>
          </table:table-cell>
          <table:table-cell office:value-type="float" office:value="20276" calcext:value-type="float">
            <text:p>20276</text:p>
          </table:table-cell>
          <table:table-cell office:value-type="string" calcext:value-type="string">
            <text:p>SAN MIGUEL SOYALTEPE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TICIA RAMIREZ HERNANDEZ</text:p>
          </table:table-cell>
          <table:table-cell office:value-type="string" calcext:value-type="string">
            <text:p>MARIA DE LOS ANGELES AGUSTIN PORFIR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278" calcext:value-type="float">
            <text:p>20278</text:p>
          </table:table-cell>
          <table:table-cell office:value-type="float" office:value="20276" calcext:value-type="float">
            <text:p>20276</text:p>
          </table:table-cell>
          <table:table-cell office:value-type="string" calcext:value-type="string">
            <text:p>SAN MIGUEL SOYALTEPE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CTORIA FLORENTINO HERNANDEZ</text:p>
          </table:table-cell>
          <table:table-cell office:value-type="string" calcext:value-type="string">
            <text:p>SILVIA GREGORIO JU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278" calcext:value-type="float">
            <text:p>20278</text:p>
          </table:table-cell>
          <table:table-cell office:value-type="float" office:value="20276" calcext:value-type="float">
            <text:p>20276</text:p>
          </table:table-cell>
          <table:table-cell office:value-type="string" calcext:value-type="string">
            <text:p>SAN MIGUEL SOYALTEPE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AQUIO RAMIREZ PAULINO</text:p>
          </table:table-cell>
          <table:table-cell office:value-type="string" calcext:value-type="string">
            <text:p>AURELIANO RAMIREZ PAULINO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0278" calcext:value-type="float">
            <text:p>20278</text:p>
          </table:table-cell>
          <table:table-cell office:value-type="float" office:value="20276" calcext:value-type="float">
            <text:p>20276</text:p>
          </table:table-cell>
          <table:table-cell office:value-type="string" calcext:value-type="string">
            <text:p>SAN MIGUEL SOYALTE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A CINTURA HERNANDEZ</text:p>
          </table:table-cell>
          <table:table-cell office:value-type="string" calcext:value-type="string">
            <text:p>ADELFA FUENTES TIBURON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0278" calcext:value-type="float">
            <text:p>20278</text:p>
          </table:table-cell>
          <table:table-cell office:value-type="float" office:value="20276" calcext:value-type="float">
            <text:p>20276</text:p>
          </table:table-cell>
          <table:table-cell office:value-type="string" calcext:value-type="string">
            <text:p>SAN MIGUEL SOYALTEPE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CO ANTONIO GOMEZ TORRES</text:p>
          </table:table-cell>
          <table:table-cell office:value-type="string" calcext:value-type="string">
            <text:p>HUGO RENDON SOLANO</text:p>
          </table:table-cell>
          <table:table-cell office:value-type="string" calcext:value-type="string">
            <text:p>CANDIDATURA COMUN PVEM-NA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285" calcext:value-type="float">
            <text:p>20285</text:p>
          </table:table-cell>
          <table:table-cell office:value-type="float" office:value="20283" calcext:value-type="float">
            <text:p>20283</text:p>
          </table:table-cell>
          <table:table-cell office:value-type="string" calcext:value-type="string">
            <text:p>SAN MIGUEL TLACAMAM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OLMEDO MENDOZA</text:p>
          </table:table-cell>
          <table:table-cell office:value-type="string" calcext:value-type="string">
            <text:p>BERNARDO DELGADO MATIA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MIGUEL TLACAMAMA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285" calcext:value-type="float">
            <text:p>20285</text:p>
          </table:table-cell>
          <table:table-cell office:value-type="float" office:value="20283" calcext:value-type="float">
            <text:p>20283</text:p>
          </table:table-cell>
          <table:table-cell office:value-type="string" calcext:value-type="string">
            <text:p>SAN MIGUEL TLACAMAMA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BERTA JOSEFINA GONZALEZ GONZALEZ</text:p>
          </table:table-cell>
          <table:table-cell office:value-type="string" calcext:value-type="string">
            <text:p>GUILLERMINA GARCIA GONZAL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285" calcext:value-type="float">
            <text:p>20285</text:p>
          </table:table-cell>
          <table:table-cell office:value-type="float" office:value="20283" calcext:value-type="float">
            <text:p>20283</text:p>
          </table:table-cell>
          <table:table-cell office:value-type="string" calcext:value-type="string">
            <text:p>SAN MIGUEL TLACAMAMA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MAR DOMINGUEZ LOPEZ</text:p>
          </table:table-cell>
          <table:table-cell office:value-type="string" calcext:value-type="string">
            <text:p>JAVIER LOPEZ LOP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285" calcext:value-type="float">
            <text:p>20285</text:p>
          </table:table-cell>
          <table:table-cell office:value-type="float" office:value="20283" calcext:value-type="float">
            <text:p>20283</text:p>
          </table:table-cell>
          <table:table-cell office:value-type="string" calcext:value-type="string">
            <text:p>SAN MIGUEL TLACAMAMA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IA MAGDALENA VASQUEZ NAVARRETE</text:p>
          </table:table-cell>
          <table:table-cell office:value-type="string" calcext:value-type="string">
            <text:p>ANTONIA ORTIZ SANTIAG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285" calcext:value-type="float">
            <text:p>20285</text:p>
          </table:table-cell>
          <table:table-cell office:value-type="float" office:value="20283" calcext:value-type="float">
            <text:p>20283</text:p>
          </table:table-cell>
          <table:table-cell office:value-type="string" calcext:value-type="string">
            <text:p>SAN MIGUEL TLACAMAMA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ONIETA MENDOZA HERNANDEZ</text:p>
          </table:table-cell>
          <table:table-cell office:value-type="string" calcext:value-type="string">
            <text:p>NATIVIDAD HERRERA CRU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285" calcext:value-type="float">
            <text:p>20285</text:p>
          </table:table-cell>
          <table:table-cell office:value-type="float" office:value="20283" calcext:value-type="float">
            <text:p>20283</text:p>
          </table:table-cell>
          <table:table-cell office:value-type="string" calcext:value-type="string">
            <text:p>SAN MIGUEL TLACAMAM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 DE JESUS CISNEROS BAÑOS</text:p>
          </table:table-cell>
          <table:table-cell office:value-type="string" calcext:value-type="string">
            <text:p>MISAEL CISNEROS SANTIAG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285" calcext:value-type="float">
            <text:p>20285</text:p>
          </table:table-cell>
          <table:table-cell office:value-type="float" office:value="20283" calcext:value-type="float">
            <text:p>20283</text:p>
          </table:table-cell>
          <table:table-cell office:value-type="string" calcext:value-type="string">
            <text:p>SAN MIGUEL TLACAMAMA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ICA CISNEROS PELAEZ</text:p>
          </table:table-cell>
          <table:table-cell office:value-type="string" calcext:value-type="string">
            <text:p>CORNELIA ARELLANES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290" calcext:value-type="float">
            <text:p>20290</text:p>
          </table:table-cell>
          <table:table-cell office:value-type="float" office:value="20288" calcext:value-type="float">
            <text:p>20288</text:p>
          </table:table-cell>
          <table:table-cell office:value-type="string" calcext:value-type="string">
            <text:p>SAN NICOLAS HIDALG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RA LETICIA RAMIREZ PONCE</text:p>
          </table:table-cell>
          <table:table-cell office:value-type="string" calcext:value-type="string">
            <text:p>ESMERALDA BALBUENA BRAB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NICOLAS HIDALGO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290" calcext:value-type="float">
            <text:p>20290</text:p>
          </table:table-cell>
          <table:table-cell office:value-type="float" office:value="20288" calcext:value-type="float">
            <text:p>20288</text:p>
          </table:table-cell>
          <table:table-cell office:value-type="string" calcext:value-type="string">
            <text:p>SAN NICOLAS HIDALG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 MARTINEZ GALINDO</text:p>
          </table:table-cell>
          <table:table-cell office:value-type="string" calcext:value-type="string">
            <text:p>CARLOS SILVA SALGA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0290" calcext:value-type="float">
            <text:p>20290</text:p>
          </table:table-cell>
          <table:table-cell office:value-type="float" office:value="20288" calcext:value-type="float">
            <text:p>20288</text:p>
          </table:table-cell>
          <table:table-cell office:value-type="string" calcext:value-type="string">
            <text:p>SAN NICOLAS HIDALG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MERALDA BARRAGAN PEÑA</text:p>
          </table:table-cell>
          <table:table-cell office:value-type="string" calcext:value-type="string">
            <text:p>VERONICA RAMIREZ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0290" calcext:value-type="float">
            <text:p>20290</text:p>
          </table:table-cell>
          <table:table-cell office:value-type="float" office:value="20288" calcext:value-type="float">
            <text:p>20288</text:p>
          </table:table-cell>
          <table:table-cell office:value-type="string" calcext:value-type="string">
            <text:p>SAN NICOLAS HIDALG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BURCIO SALVADOR BARRERA SILVA</text:p>
          </table:table-cell>
          <table:table-cell office:value-type="string" calcext:value-type="string">
            <text:p>RUBEN ROBERTO HIDALGO PANTOJ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290" calcext:value-type="float">
            <text:p>20290</text:p>
          </table:table-cell>
          <table:table-cell office:value-type="float" office:value="20288" calcext:value-type="float">
            <text:p>20288</text:p>
          </table:table-cell>
          <table:table-cell office:value-type="string" calcext:value-type="string">
            <text:p>SAN NICOLAS HIDALG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RENA SANCHEZ HUEY</text:p>
          </table:table-cell>
          <table:table-cell office:value-type="string" calcext:value-type="string">
            <text:p>MARTHA TERESA LEON BONILL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290" calcext:value-type="float">
            <text:p>20290</text:p>
          </table:table-cell>
          <table:table-cell office:value-type="float" office:value="20288" calcext:value-type="float">
            <text:p>20288</text:p>
          </table:table-cell>
          <table:table-cell office:value-type="string" calcext:value-type="string">
            <text:p>SAN NICOLAS HIDALG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DIS BERENICE RAMIREZ AQUINO</text:p>
          </table:table-cell>
          <table:table-cell office:value-type="string" calcext:value-type="string">
            <text:p>CARMEN MARGARITA PEÑA REYE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0290" calcext:value-type="float">
            <text:p>20290</text:p>
          </table:table-cell>
          <table:table-cell office:value-type="float" office:value="20288" calcext:value-type="float">
            <text:p>20288</text:p>
          </table:table-cell>
          <table:table-cell office:value-type="string" calcext:value-type="string">
            <text:p>SAN NICOLAS HIDALG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A TAPIA MARTINEZ</text:p>
          </table:table-cell>
          <table:table-cell office:value-type="string" calcext:value-type="string">
            <text:p>ORALIA OLIBA BALBUENA CANSEC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294" calcext:value-type="float">
            <text:p>20294</text:p>
          </table:table-cell>
          <table:table-cell office:value-type="float" office:value="20292" calcext:value-type="float">
            <text:p>20292</text:p>
          </table:table-cell>
          <table:table-cell office:value-type="string" calcext:value-type="string">
            <text:p>SAN PABLO HUITZ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ONICA MARIBEL REYES LOPEZ</text:p>
          </table:table-cell>
          <table:table-cell office:value-type="string" calcext:value-type="string">
            <text:p>IVON RAMIREZ MENDOZ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PABLO HUITZO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294" calcext:value-type="float">
            <text:p>20294</text:p>
          </table:table-cell>
          <table:table-cell office:value-type="float" office:value="20292" calcext:value-type="float">
            <text:p>20292</text:p>
          </table:table-cell>
          <table:table-cell office:value-type="string" calcext:value-type="string">
            <text:p>SAN PABLO HUITZ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 GABRIEL GARCIA CARRASCO</text:p>
          </table:table-cell>
          <table:table-cell office:value-type="string" calcext:value-type="string">
            <text:p>OSMAN GONZALEZ GUZMA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294" calcext:value-type="float">
            <text:p>20294</text:p>
          </table:table-cell>
          <table:table-cell office:value-type="float" office:value="20292" calcext:value-type="float">
            <text:p>20292</text:p>
          </table:table-cell>
          <table:table-cell office:value-type="string" calcext:value-type="string">
            <text:p>SAN PABLO HUITZ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DAI VELASCO RAMIREZ</text:p>
          </table:table-cell>
          <table:table-cell office:value-type="string" calcext:value-type="string">
            <text:p>DOLORES SALMERON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0294" calcext:value-type="float">
            <text:p>20294</text:p>
          </table:table-cell>
          <table:table-cell office:value-type="float" office:value="20292" calcext:value-type="float">
            <text:p>20292</text:p>
          </table:table-cell>
          <table:table-cell office:value-type="string" calcext:value-type="string">
            <text:p>SAN PABLO HUITZ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BLO PEDRO LOPEZ IGNACIO</text:p>
          </table:table-cell>
          <table:table-cell office:value-type="string" calcext:value-type="string">
            <text:p>JOSE RODOLFO FLORES ROSA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294" calcext:value-type="float">
            <text:p>20294</text:p>
          </table:table-cell>
          <table:table-cell office:value-type="float" office:value="20292" calcext:value-type="float">
            <text:p>20292</text:p>
          </table:table-cell>
          <table:table-cell office:value-type="string" calcext:value-type="string">
            <text:p>SAN PABLO HUITZ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EIBITH AVENDAÑO CRUZ</text:p>
          </table:table-cell>
          <table:table-cell office:value-type="string" calcext:value-type="string">
            <text:p>ANEL SANCHEZ CORT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0294" calcext:value-type="float">
            <text:p>20294</text:p>
          </table:table-cell>
          <table:table-cell office:value-type="float" office:value="20292" calcext:value-type="float">
            <text:p>20292</text:p>
          </table:table-cell>
          <table:table-cell office:value-type="string" calcext:value-type="string">
            <text:p>SAN PABLO HUITZ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 LOURDES GONZALEZ FLORES</text:p>
          </table:table-cell>
          <table:table-cell office:value-type="string" calcext:value-type="string">
            <text:p>SANDRA ANAYA LOP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294" calcext:value-type="float">
            <text:p>20294</text:p>
          </table:table-cell>
          <table:table-cell office:value-type="float" office:value="20292" calcext:value-type="float">
            <text:p>20292</text:p>
          </table:table-cell>
          <table:table-cell office:value-type="string" calcext:value-type="string">
            <text:p>SAN PABLO HUITZ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S HOMAR AVENDAÑO ZEPEDA</text:p>
          </table:table-cell>
          <table:table-cell/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0295" calcext:value-type="float">
            <text:p>20295</text:p>
          </table:table-cell>
          <table:table-cell office:value-type="float" office:value="20293" calcext:value-type="float">
            <text:p>20293</text:p>
          </table:table-cell>
          <table:table-cell office:value-type="string" calcext:value-type="string">
            <text:p>SAN PABLO HUIXTEPE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GUEL ANGEL RODRIGUEZ BAUTISTA</text:p>
          </table:table-cell>
          <table:table-cell office:value-type="string" calcext:value-type="string">
            <text:p>BENITO MUÑOZ CRU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PABLO HUIXTEPEC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295" calcext:value-type="float">
            <text:p>20295</text:p>
          </table:table-cell>
          <table:table-cell office:value-type="float" office:value="20293" calcext:value-type="float">
            <text:p>20293</text:p>
          </table:table-cell>
          <table:table-cell office:value-type="string" calcext:value-type="string">
            <text:p>SAN PABLO HUIXTEPEC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NIVET LARA CORRES</text:p>
          </table:table-cell>
          <table:table-cell office:value-type="string" calcext:value-type="string">
            <text:p>DALIA MARLENE LUIS MARTIN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0295" calcext:value-type="float">
            <text:p>20295</text:p>
          </table:table-cell>
          <table:table-cell office:value-type="float" office:value="20293" calcext:value-type="float">
            <text:p>20293</text:p>
          </table:table-cell>
          <table:table-cell office:value-type="string" calcext:value-type="string">
            <text:p>SAN PABLO HUIXTEPEC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ISCO JUAN HERNANDEZ CRUZ</text:p>
          </table:table-cell>
          <table:table-cell office:value-type="string" calcext:value-type="string">
            <text:p>PABLITO ROLANDO MORALES CRU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0295" calcext:value-type="float">
            <text:p>20295</text:p>
          </table:table-cell>
          <table:table-cell office:value-type="float" office:value="20293" calcext:value-type="float">
            <text:p>20293</text:p>
          </table:table-cell>
          <table:table-cell office:value-type="string" calcext:value-type="string">
            <text:p>SAN PABLO HUIXTEPEC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AIS MENCHACA GOMEZ</text:p>
          </table:table-cell>
          <table:table-cell office:value-type="string" calcext:value-type="string">
            <text:p>ELIZABETH HERNANDEZ MEND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0295" calcext:value-type="float">
            <text:p>20295</text:p>
          </table:table-cell>
          <table:table-cell office:value-type="float" office:value="20293" calcext:value-type="float">
            <text:p>20293</text:p>
          </table:table-cell>
          <table:table-cell office:value-type="string" calcext:value-type="string">
            <text:p>SAN PABLO HUIXTEPEC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CTORIA MARIANA RODRIGUEZ VELAZCO</text:p>
          </table:table-cell>
          <table:table-cell office:value-type="string" calcext:value-type="string">
            <text:p>DULCE MARIA RODRIGUEZ MUÑO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0295" calcext:value-type="float">
            <text:p>20295</text:p>
          </table:table-cell>
          <table:table-cell office:value-type="float" office:value="20293" calcext:value-type="float">
            <text:p>20293</text:p>
          </table:table-cell>
          <table:table-cell office:value-type="string" calcext:value-type="string">
            <text:p>SAN PABLO HUIXTEPE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RIO MUÑOZ PACHECO</text:p>
          </table:table-cell>
          <table:table-cell office:value-type="string" calcext:value-type="string">
            <text:p>ROSALBA ENRIQUETA VIRGINIA SIERRA MENDEZ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0295" calcext:value-type="float">
            <text:p>20295</text:p>
          </table:table-cell>
          <table:table-cell office:value-type="float" office:value="20293" calcext:value-type="float">
            <text:p>20293</text:p>
          </table:table-cell>
          <table:table-cell office:value-type="string" calcext:value-type="string">
            <text:p>SAN PABLO HUIXTEPE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LANDO PEREZ BARROSO</text:p>
          </table:table-cell>
          <table:table-cell office:value-type="string" calcext:value-type="string">
            <text:p>RAYMUNDO GOMEZ CRU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0298" calcext:value-type="float">
            <text:p>20298</text:p>
          </table:table-cell>
          <table:table-cell office:value-type="float" office:value="20296" calcext:value-type="float">
            <text:p>20296</text:p>
          </table:table-cell>
          <table:table-cell office:value-type="string" calcext:value-type="string">
            <text:p>SAN PABLO VILLA DE MITL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AU LOPEZ QUERO</text:p>
          </table:table-cell>
          <table:table-cell office:value-type="string" calcext:value-type="string">
            <text:p>GUILLERMO BAUTIST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PABLO VILLA DE MITLA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298" calcext:value-type="float">
            <text:p>20298</text:p>
          </table:table-cell>
          <table:table-cell office:value-type="float" office:value="20296" calcext:value-type="float">
            <text:p>20296</text:p>
          </table:table-cell>
          <table:table-cell office:value-type="string" calcext:value-type="string">
            <text:p>SAN PABLO VILLA DE MITLA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ZABETH GONZALEZ OLIVERA</text:p>
          </table:table-cell>
          <table:table-cell office:value-type="string" calcext:value-type="string">
            <text:p>MARIA ANTONIETA SANTIAGO HERNAND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0298" calcext:value-type="float">
            <text:p>20298</text:p>
          </table:table-cell>
          <table:table-cell office:value-type="float" office:value="20296" calcext:value-type="float">
            <text:p>20296</text:p>
          </table:table-cell>
          <table:table-cell office:value-type="string" calcext:value-type="string">
            <text:p>SAN PABLO VILLA DE MITLA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RAIN OLIVERA MARTINEZ</text:p>
          </table:table-cell>
          <table:table-cell office:value-type="string" calcext:value-type="string">
            <text:p>ERIC MENDEZ GOPAR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0298" calcext:value-type="float">
            <text:p>20298</text:p>
          </table:table-cell>
          <table:table-cell office:value-type="float" office:value="20296" calcext:value-type="float">
            <text:p>20296</text:p>
          </table:table-cell>
          <table:table-cell office:value-type="string" calcext:value-type="string">
            <text:p>SAN PABLO VILLA DE MITLA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IA CELENE REYES MARTINEZ</text:p>
          </table:table-cell>
          <table:table-cell office:value-type="string" calcext:value-type="string">
            <text:p>GLORIA NELLY OLIVERA SOS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298" calcext:value-type="float">
            <text:p>20298</text:p>
          </table:table-cell>
          <table:table-cell office:value-type="float" office:value="20296" calcext:value-type="float">
            <text:p>20296</text:p>
          </table:table-cell>
          <table:table-cell office:value-type="string" calcext:value-type="string">
            <text:p>SAN PABLO VILLA DE MITLA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NDY MARTINEZ MARTINEZ</text:p>
          </table:table-cell>
          <table:table-cell office:value-type="string" calcext:value-type="string">
            <text:p>ILIANA ANTONIO GONZAL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0298" calcext:value-type="float">
            <text:p>20298</text:p>
          </table:table-cell>
          <table:table-cell office:value-type="float" office:value="20296" calcext:value-type="float">
            <text:p>20296</text:p>
          </table:table-cell>
          <table:table-cell office:value-type="string" calcext:value-type="string">
            <text:p>SAN PABLO VILLA DE MITL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LARDO RUIZ ACEVEDO</text:p>
          </table:table-cell>
          <table:table-cell office:value-type="string" calcext:value-type="string">
            <text:p>JOSE PATRICIO LUIS MARTINEZ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298" calcext:value-type="float">
            <text:p>20298</text:p>
          </table:table-cell>
          <table:table-cell office:value-type="float" office:value="20296" calcext:value-type="float">
            <text:p>20296</text:p>
          </table:table-cell>
          <table:table-cell office:value-type="string" calcext:value-type="string">
            <text:p>SAN PABLO VILLA DE MITL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ARMANDO OLIVERA LOPEZ</text:p>
          </table:table-cell>
          <table:table-cell office:value-type="string" calcext:value-type="string">
            <text:p>RUTILIO MONTERRUBIO MENDEZ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0300" calcext:value-type="float">
            <text:p>20300</text:p>
          </table:table-cell>
          <table:table-cell office:value-type="float" office:value="20298" calcext:value-type="float">
            <text:p>20298</text:p>
          </table:table-cell>
          <table:table-cell office:value-type="string" calcext:value-type="string">
            <text:p>SAN PEDRO AMUZGO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ELIO ROMAN MARTINEZ HERNANDEZ</text:p>
          </table:table-cell>
          <table:table-cell office:value-type="string" calcext:value-type="string">
            <text:p>JUAN RANULFO GARCIA OLMED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PEDRO AMUZGO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300" calcext:value-type="float">
            <text:p>20300</text:p>
          </table:table-cell>
          <table:table-cell office:value-type="float" office:value="20298" calcext:value-type="float">
            <text:p>20298</text:p>
          </table:table-cell>
          <table:table-cell office:value-type="string" calcext:value-type="string">
            <text:p>SAN PEDRO AMUZGO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DITH MARTINEZ TAPIA</text:p>
          </table:table-cell>
          <table:table-cell office:value-type="string" calcext:value-type="string">
            <text:p>VERONICA ARIZA OLMED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0300" calcext:value-type="float">
            <text:p>20300</text:p>
          </table:table-cell>
          <table:table-cell office:value-type="float" office:value="20298" calcext:value-type="float">
            <text:p>20298</text:p>
          </table:table-cell>
          <table:table-cell office:value-type="string" calcext:value-type="string">
            <text:p>SAN PEDRO AMUZGO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LIX PELAEZ IBARRA</text:p>
          </table:table-cell>
          <table:table-cell office:value-type="string" calcext:value-type="string">
            <text:p>GRACIANO JOACHIN TAP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300" calcext:value-type="float">
            <text:p>20300</text:p>
          </table:table-cell>
          <table:table-cell office:value-type="float" office:value="20298" calcext:value-type="float">
            <text:p>20298</text:p>
          </table:table-cell>
          <table:table-cell office:value-type="string" calcext:value-type="string">
            <text:p>SAN PEDRO AMUZGO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A MARTINEZ CHORA</text:p>
          </table:table-cell>
          <table:table-cell office:value-type="string" calcext:value-type="string">
            <text:p>ESPERANZA GARCIA BERNABE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0300" calcext:value-type="float">
            <text:p>20300</text:p>
          </table:table-cell>
          <table:table-cell office:value-type="float" office:value="20298" calcext:value-type="float">
            <text:p>20298</text:p>
          </table:table-cell>
          <table:table-cell office:value-type="string" calcext:value-type="string">
            <text:p>SAN PEDRO AMUZGO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RIANA LORENZO TAPIA</text:p>
          </table:table-cell>
          <table:table-cell office:value-type="string" calcext:value-type="string">
            <text:p>ISABEL LOPEZ MERIN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0300" calcext:value-type="float">
            <text:p>20300</text:p>
          </table:table-cell>
          <table:table-cell office:value-type="float" office:value="20298" calcext:value-type="float">
            <text:p>20298</text:p>
          </table:table-cell>
          <table:table-cell office:value-type="string" calcext:value-type="string">
            <text:p>SAN PEDRO AMUZGO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LFRANO VICTORIA VELAZQUEZ</text:p>
          </table:table-cell>
          <table:table-cell office:value-type="string" calcext:value-type="string">
            <text:p>LEONIDES CRUZ HERNANDEZ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0300" calcext:value-type="float">
            <text:p>20300</text:p>
          </table:table-cell>
          <table:table-cell office:value-type="float" office:value="20298" calcext:value-type="float">
            <text:p>20298</text:p>
          </table:table-cell>
          <table:table-cell office:value-type="string" calcext:value-type="string">
            <text:p>SAN PEDRO AMUZGO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Z INES BAQUEDANO PERALTA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0302" calcext:value-type="float">
            <text:p>20302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SAN PEDRO ATOYA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EL LARREA CRUZ</text:p>
          </table:table-cell>
          <table:table-cell office:value-type="string" calcext:value-type="string">
            <text:p>VULFRANO MARGARITO MIGUE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PEDRO ATOYAC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0302" calcext:value-type="float">
            <text:p>20302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SAN PEDRO ATOYAC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VILLA MARTINEZ</text:p>
          </table:table-cell>
          <table:table-cell office:value-type="string" calcext:value-type="string">
            <text:p>ELVA VICENTE FUENT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0302" calcext:value-type="float">
            <text:p>20302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SAN PEDRO ATOYAC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AEL GARCIA MENDEZ</text:p>
          </table:table-cell>
          <table:table-cell office:value-type="string" calcext:value-type="string">
            <text:p>GONZALO VICENTE LOP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0302" calcext:value-type="float">
            <text:p>20302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SAN PEDRO ATOYA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ERATRIZ HERNANDEZ FUENTES</text:p>
          </table:table-cell>
          <table:table-cell office:value-type="string" calcext:value-type="string">
            <text:p>MARICELA MENDEZ FUENT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0302" calcext:value-type="float">
            <text:p>20302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SAN PEDRO ATOYAC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LDA GARCIA GONZALEZ</text:p>
          </table:table-cell>
          <table:table-cell office:value-type="string" calcext:value-type="string">
            <text:p>CARMELITA FUENTES JIMEN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0302" calcext:value-type="float">
            <text:p>20302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SAN PEDRO ATOYA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A LUZ OSORIO PELAEZ</text:p>
          </table:table-cell>
          <table:table-cell office:value-type="string" calcext:value-type="string">
            <text:p>EPIFANIA VICENTE GAYTAN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0302" calcext:value-type="float">
            <text:p>20302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SAN PEDRO ATOYA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INDA MACAYO GUZMAN</text:p>
          </table:table-cell>
          <table:table-cell office:value-type="string" calcext:value-type="string">
            <text:p>EDITH AGUILAR RAYMUND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0305" calcext:value-type="float">
            <text:p>20305</text:p>
          </table:table-cell>
          <table:table-cell office:value-type="float" office:value="20303" calcext:value-type="float">
            <text:p>20303</text:p>
          </table:table-cell>
          <table:table-cell office:value-type="string" calcext:value-type="string">
            <text:p>SAN PEDRO COMITANCILL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JANDRO OSORIO SOLORZANO</text:p>
          </table:table-cell>
          <table:table-cell office:value-type="string" calcext:value-type="string">
            <text:p>VICTOR RAUL CABRERA CRUZ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FXMO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PEDRO COMITANCILLO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0305" calcext:value-type="float">
            <text:p>20305</text:p>
          </table:table-cell>
          <table:table-cell office:value-type="float" office:value="20303" calcext:value-type="float">
            <text:p>20303</text:p>
          </table:table-cell>
          <table:table-cell office:value-type="string" calcext:value-type="string">
            <text:p>SAN PEDRO COMITANCILL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ZBETH TOLEDO CASTILLO</text:p>
          </table:table-cell>
          <table:table-cell office:value-type="string" calcext:value-type="string">
            <text:p>DIANA HERNANDEZ MORALES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FXMO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0305" calcext:value-type="float">
            <text:p>20305</text:p>
          </table:table-cell>
          <table:table-cell office:value-type="float" office:value="20303" calcext:value-type="float">
            <text:p>20303</text:p>
          </table:table-cell>
          <table:table-cell office:value-type="string" calcext:value-type="string">
            <text:p>SAN PEDRO COMITANCILL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 SANTOS SANTIAGO</text:p>
          </table:table-cell>
          <table:table-cell office:value-type="string" calcext:value-type="string">
            <text:p>SERGIO TOLEDO ANTONIO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FXMO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305" calcext:value-type="float">
            <text:p>20305</text:p>
          </table:table-cell>
          <table:table-cell office:value-type="float" office:value="20303" calcext:value-type="float">
            <text:p>20303</text:p>
          </table:table-cell>
          <table:table-cell office:value-type="string" calcext:value-type="string">
            <text:p>SAN PEDRO COMITANCILLO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IA DE LOURDES JIMENEZ SANTIAGO</text:p>
          </table:table-cell>
          <table:table-cell office:value-type="string" calcext:value-type="string">
            <text:p>NADIA JIMENEZ SOLORZANO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FXMO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0305" calcext:value-type="float">
            <text:p>20305</text:p>
          </table:table-cell>
          <table:table-cell office:value-type="float" office:value="20303" calcext:value-type="float">
            <text:p>20303</text:p>
          </table:table-cell>
          <table:table-cell office:value-type="string" calcext:value-type="string">
            <text:p>SAN PEDRO COMITANCILLO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BEL ORTIZ HERNANDEZ</text:p>
          </table:table-cell>
          <table:table-cell office:value-type="string" calcext:value-type="string">
            <text:p>NELVIS SANTOS SANTIAGO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FXMO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0305" calcext:value-type="float">
            <text:p>20305</text:p>
          </table:table-cell>
          <table:table-cell office:value-type="float" office:value="20303" calcext:value-type="float">
            <text:p>20303</text:p>
          </table:table-cell>
          <table:table-cell office:value-type="string" calcext:value-type="string">
            <text:p>SAN PEDRO COMITANCILL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A RODRIGUEZ VILLANUEVA</text:p>
          </table:table-cell>
          <table:table-cell office:value-type="string" calcext:value-type="string">
            <text:p>CARMEN VALDIVIESO CRU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0305" calcext:value-type="float">
            <text:p>20305</text:p>
          </table:table-cell>
          <table:table-cell office:value-type="float" office:value="20303" calcext:value-type="float">
            <text:p>20303</text:p>
          </table:table-cell>
          <table:table-cell office:value-type="string" calcext:value-type="string">
            <text:p>SAN PEDRO COMITANCILL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FILO GIRON MANUEL</text:p>
          </table:table-cell>
          <table:table-cell office:value-type="string" calcext:value-type="string">
            <text:p>ROCIO CABRERA RIO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0307" calcext:value-type="float">
            <text:p>20307</text:p>
          </table:table-cell>
          <table:table-cell office:value-type="float" office:value="20305" calcext:value-type="float">
            <text:p>20305</text:p>
          </table:table-cell>
          <table:table-cell office:value-type="string" calcext:value-type="string">
            <text:p>SAN PEDRO HUAMELUL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 GUTIERREZ PEÑA</text:p>
          </table:table-cell>
          <table:table-cell office:value-type="string" calcext:value-type="string">
            <text:p>FILEMON GARCIA RAMIR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PEDRO HUAMELULA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0307" calcext:value-type="float">
            <text:p>20307</text:p>
          </table:table-cell>
          <table:table-cell office:value-type="float" office:value="20305" calcext:value-type="float">
            <text:p>20305</text:p>
          </table:table-cell>
          <table:table-cell office:value-type="string" calcext:value-type="string">
            <text:p>SAN PEDRO HUAMELULA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ANIA MENDOZA MENDOZA</text:p>
          </table:table-cell>
          <table:table-cell office:value-type="string" calcext:value-type="string">
            <text:p>ELIZABETH SOSA CORTE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0307" calcext:value-type="float">
            <text:p>20307</text:p>
          </table:table-cell>
          <table:table-cell office:value-type="float" office:value="20305" calcext:value-type="float">
            <text:p>20305</text:p>
          </table:table-cell>
          <table:table-cell office:value-type="string" calcext:value-type="string">
            <text:p>SAN PEDRO HUAMELUL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LUIVER CARTAS SANTIAGO</text:p>
          </table:table-cell>
          <table:table-cell office:value-type="string" calcext:value-type="string">
            <text:p>ROMEL PEREZ LEON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307" calcext:value-type="float">
            <text:p>20307</text:p>
          </table:table-cell>
          <table:table-cell office:value-type="float" office:value="20305" calcext:value-type="float">
            <text:p>20305</text:p>
          </table:table-cell>
          <table:table-cell office:value-type="string" calcext:value-type="string">
            <text:p>SAN PEDRO HUAMELULA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THIA JARET SOSA CRISTOBAL</text:p>
          </table:table-cell>
          <table:table-cell office:value-type="string" calcext:value-type="string">
            <text:p>TERESA GARCIA PER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0307" calcext:value-type="float">
            <text:p>20307</text:p>
          </table:table-cell>
          <table:table-cell office:value-type="float" office:value="20305" calcext:value-type="float">
            <text:p>20305</text:p>
          </table:table-cell>
          <table:table-cell office:value-type="string" calcext:value-type="string">
            <text:p>SAN PEDRO HUAMELULA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HORY RAMIREZ MARTINEZ</text:p>
          </table:table-cell>
          <table:table-cell office:value-type="string" calcext:value-type="string">
            <text:p>MAYENY LOPEZ CRU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0307" calcext:value-type="float">
            <text:p>20307</text:p>
          </table:table-cell>
          <table:table-cell office:value-type="float" office:value="20305" calcext:value-type="float">
            <text:p>20305</text:p>
          </table:table-cell>
          <table:table-cell office:value-type="string" calcext:value-type="string">
            <text:p>SAN PEDRO HUAMELUL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TOR HUGO SOSA GARCIA</text:p>
          </table:table-cell>
          <table:table-cell office:value-type="string" calcext:value-type="string">
            <text:p>ISRRAEL BARENCA TORR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0307" calcext:value-type="float">
            <text:p>20307</text:p>
          </table:table-cell>
          <table:table-cell office:value-type="float" office:value="20305" calcext:value-type="float">
            <text:p>20305</text:p>
          </table:table-cell>
          <table:table-cell office:value-type="string" calcext:value-type="string">
            <text:p>SAN PEDRO HUAMELUL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GO ROBLES CIRIACO</text:p>
          </table:table-cell>
          <table:table-cell office:value-type="string" calcext:value-type="string">
            <text:p>MIGUEL ANGEL RAMOS BARENC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0308" calcext:value-type="float">
            <text:p>20308</text:p>
          </table:table-cell>
          <table:table-cell office:value-type="float" office:value="20306" calcext:value-type="float">
            <text:p>20306</text:p>
          </table:table-cell>
          <table:table-cell office:value-type="string" calcext:value-type="string">
            <text:p>SAN PEDRO HUILOTEPE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CASTILLO SARABIA</text:p>
          </table:table-cell>
          <table:table-cell office:value-type="string" calcext:value-type="string">
            <text:p>SANTIAGO SALINAS RUI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PEDRO HUILOTEPEC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0308" calcext:value-type="float">
            <text:p>20308</text:p>
          </table:table-cell>
          <table:table-cell office:value-type="float" office:value="20306" calcext:value-type="float">
            <text:p>20306</text:p>
          </table:table-cell>
          <table:table-cell office:value-type="string" calcext:value-type="string">
            <text:p>SAN PEDRO HUILOTEPEC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LUIS TERAN ECHEVERRIA</text:p>
          </table:table-cell>
          <table:table-cell office:value-type="string" calcext:value-type="string">
            <text:p>NESTOR ALEJANDRO BRISTOL MORE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0308" calcext:value-type="float">
            <text:p>20308</text:p>
          </table:table-cell>
          <table:table-cell office:value-type="float" office:value="20306" calcext:value-type="float">
            <text:p>20306</text:p>
          </table:table-cell>
          <table:table-cell office:value-type="string" calcext:value-type="string">
            <text:p>SAN PEDRO HUILOTEPEC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CIANA SALINAS GONZALEZ</text:p>
          </table:table-cell>
          <table:table-cell office:value-type="string" calcext:value-type="string">
            <text:p>MIRNA YAZMIN PIAMONTE SALINA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0308" calcext:value-type="float">
            <text:p>20308</text:p>
          </table:table-cell>
          <table:table-cell office:value-type="float" office:value="20306" calcext:value-type="float">
            <text:p>20306</text:p>
          </table:table-cell>
          <table:table-cell office:value-type="string" calcext:value-type="string">
            <text:p>SAN PEDRO HUILOTEPEC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INA ESTUDILLO GARCIA</text:p>
          </table:table-cell>
          <table:table-cell office:value-type="string" calcext:value-type="string">
            <text:p>FLORENCIA GUTIERREZ SARABI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0308" calcext:value-type="float">
            <text:p>20308</text:p>
          </table:table-cell>
          <table:table-cell office:value-type="float" office:value="20306" calcext:value-type="float">
            <text:p>20306</text:p>
          </table:table-cell>
          <table:table-cell office:value-type="string" calcext:value-type="string">
            <text:p>SAN PEDRO HUILOTEPEC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LITA RUIZ GUTIERREZ</text:p>
          </table:table-cell>
          <table:table-cell office:value-type="string" calcext:value-type="string">
            <text:p>ANA LISBET AQUINO DEZAL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0308" calcext:value-type="float">
            <text:p>20308</text:p>
          </table:table-cell>
          <table:table-cell office:value-type="float" office:value="20306" calcext:value-type="float">
            <text:p>20306</text:p>
          </table:table-cell>
          <table:table-cell office:value-type="string" calcext:value-type="string">
            <text:p>SAN PEDRO HUILOTEPE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A HELEINEN ROMERO MORALES</text:p>
          </table:table-cell>
          <table:table-cell office:value-type="string" calcext:value-type="string">
            <text:p>LUZ CARINA ALQUISIREZ MORAL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0308" calcext:value-type="float">
            <text:p>20308</text:p>
          </table:table-cell>
          <table:table-cell office:value-type="float" office:value="20306" calcext:value-type="float">
            <text:p>20306</text:p>
          </table:table-cell>
          <table:table-cell office:value-type="string" calcext:value-type="string">
            <text:p>SAN PEDRO HUILOTEPE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CELI RUIZ SARABIA</text:p>
          </table:table-cell>
          <table:table-cell office:value-type="string" calcext:value-type="string">
            <text:p>SALUSTRIA LOPEZ GUTIER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0309" calcext:value-type="float">
            <text:p>20309</text:p>
          </table:table-cell>
          <table:table-cell office:value-type="float" office:value="20307" calcext:value-type="float">
            <text:p>20307</text:p>
          </table:table-cell>
          <table:table-cell office:value-type="string" calcext:value-type="string">
            <text:p>SAN PEDRO IXCAT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LDARDO VICENTE MATIAS</text:p>
          </table:table-cell>
          <table:table-cell office:value-type="string" calcext:value-type="string">
            <text:p>CRISTINO JIMENEZ FIGUERO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PEDRO IXCATLAN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0309" calcext:value-type="float">
            <text:p>20309</text:p>
          </table:table-cell>
          <table:table-cell office:value-type="float" office:value="20307" calcext:value-type="float">
            <text:p>20307</text:p>
          </table:table-cell>
          <table:table-cell office:value-type="string" calcext:value-type="string">
            <text:p>SAN PEDRO IXCATL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IA ALCALA FELIPE</text:p>
          </table:table-cell>
          <table:table-cell office:value-type="string" calcext:value-type="string">
            <text:p>ROSA ISELA RONQUILLO BERNANDIN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309" calcext:value-type="float">
            <text:p>20309</text:p>
          </table:table-cell>
          <table:table-cell office:value-type="float" office:value="20307" calcext:value-type="float">
            <text:p>20307</text:p>
          </table:table-cell>
          <table:table-cell office:value-type="string" calcext:value-type="string">
            <text:p>SAN PEDRO IXCATL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BALDO NARCISO FLORENTINO</text:p>
          </table:table-cell>
          <table:table-cell office:value-type="string" calcext:value-type="string">
            <text:p>FRANCISCO FELICIANO ANICET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0309" calcext:value-type="float">
            <text:p>20309</text:p>
          </table:table-cell>
          <table:table-cell office:value-type="float" office:value="20307" calcext:value-type="float">
            <text:p>20307</text:p>
          </table:table-cell>
          <table:table-cell office:value-type="string" calcext:value-type="string">
            <text:p>SAN PEDRO IXCATL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LANDA SOSA QUINTERO</text:p>
          </table:table-cell>
          <table:table-cell office:value-type="string" calcext:value-type="string">
            <text:p>MARIA FELICIDAD SARMIENTO CARRISOS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0309" calcext:value-type="float">
            <text:p>20309</text:p>
          </table:table-cell>
          <table:table-cell office:value-type="float" office:value="20307" calcext:value-type="float">
            <text:p>20307</text:p>
          </table:table-cell>
          <table:table-cell office:value-type="string" calcext:value-type="string">
            <text:p>SAN PEDRO IXCATL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CENTA CAMPECHANO GONZALEZ</text:p>
          </table:table-cell>
          <table:table-cell office:value-type="string" calcext:value-type="string">
            <text:p>OFELIA SIERRA GALLARD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0309" calcext:value-type="float">
            <text:p>20309</text:p>
          </table:table-cell>
          <table:table-cell office:value-type="float" office:value="20307" calcext:value-type="float">
            <text:p>20307</text:p>
          </table:table-cell>
          <table:table-cell office:value-type="string" calcext:value-type="string">
            <text:p>SAN PEDRO IXCAT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TOLO CARRERA PALACIOS</text:p>
          </table:table-cell>
          <table:table-cell office:value-type="string" calcext:value-type="string">
            <text:p>TIBURCIO CASIMIRO FLORENTI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309" calcext:value-type="float">
            <text:p>20309</text:p>
          </table:table-cell>
          <table:table-cell office:value-type="float" office:value="20307" calcext:value-type="float">
            <text:p>20307</text:p>
          </table:table-cell>
          <table:table-cell office:value-type="string" calcext:value-type="string">
            <text:p>SAN PEDRO IXCAT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SAR ALDAIR VELAZQUEZ MANUEL</text:p>
          </table:table-cell>
          <table:table-cell office:value-type="string" calcext:value-type="string">
            <text:p>ANGEL LOPEZ PERFECTO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0312" calcext:value-type="float">
            <text:p>20312</text:p>
          </table:table-cell>
          <table:table-cell office:value-type="float" office:value="20310" calcext:value-type="float">
            <text:p>20310</text:p>
          </table:table-cell>
          <table:table-cell office:value-type="string" calcext:value-type="string">
            <text:p>SAN PEDRO JICAYA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FRANCISCO ALBERTO GONZALEZ</text:p>
          </table:table-cell>
          <table:table-cell office:value-type="string" calcext:value-type="string">
            <text:p>JOEL MERINO LOPEZ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PEDRO JICAYAN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0312" calcext:value-type="float">
            <text:p>20312</text:p>
          </table:table-cell>
          <table:table-cell office:value-type="float" office:value="20310" calcext:value-type="float">
            <text:p>20310</text:p>
          </table:table-cell>
          <table:table-cell office:value-type="string" calcext:value-type="string">
            <text:p>SAN PEDRO JICAYA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ENTINA NICOLAS GARCIA</text:p>
          </table:table-cell>
          <table:table-cell office:value-type="string" calcext:value-type="string">
            <text:p>FRANCISCA MERINO HERRER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0312" calcext:value-type="float">
            <text:p>20312</text:p>
          </table:table-cell>
          <table:table-cell office:value-type="float" office:value="20310" calcext:value-type="float">
            <text:p>20310</text:p>
          </table:table-cell>
          <table:table-cell office:value-type="string" calcext:value-type="string">
            <text:p>SAN PEDRO JICAYA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CENTE LOPEZ HERNANDEZ</text:p>
          </table:table-cell>
          <table:table-cell office:value-type="string" calcext:value-type="string">
            <text:p>JOSE LUIS ANTONIO GOMEZ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0312" calcext:value-type="float">
            <text:p>20312</text:p>
          </table:table-cell>
          <table:table-cell office:value-type="float" office:value="20310" calcext:value-type="float">
            <text:p>20310</text:p>
          </table:table-cell>
          <table:table-cell office:value-type="string" calcext:value-type="string">
            <text:p>SAN PEDRO JICAYA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ENTINA SANTIAGO MERINO</text:p>
          </table:table-cell>
          <table:table-cell office:value-type="string" calcext:value-type="string">
            <text:p>MARIA DOMINGA VASQUEZ AGUILAR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0312" calcext:value-type="float">
            <text:p>20312</text:p>
          </table:table-cell>
          <table:table-cell office:value-type="float" office:value="20310" calcext:value-type="float">
            <text:p>20310</text:p>
          </table:table-cell>
          <table:table-cell office:value-type="string" calcext:value-type="string">
            <text:p>SAN PEDRO JICAYAN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RIANA ALAVEZ DAMIAN</text:p>
          </table:table-cell>
          <table:table-cell office:value-type="string" calcext:value-type="string">
            <text:p>ISABEL SANTIAGO LOPEZ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0312" calcext:value-type="float">
            <text:p>20312</text:p>
          </table:table-cell>
          <table:table-cell office:value-type="float" office:value="20310" calcext:value-type="float">
            <text:p>20310</text:p>
          </table:table-cell>
          <table:table-cell office:value-type="string" calcext:value-type="string">
            <text:p>SAN PEDRO JICAYA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SANTIAGO ALAVEZ</text:p>
          </table:table-cell>
          <table:table-cell office:value-type="string" calcext:value-type="string">
            <text:p>SEBASTIAN LOPEZ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312" calcext:value-type="float">
            <text:p>20312</text:p>
          </table:table-cell>
          <table:table-cell office:value-type="float" office:value="20310" calcext:value-type="float">
            <text:p>20310</text:p>
          </table:table-cell>
          <table:table-cell office:value-type="string" calcext:value-type="string">
            <text:p>SAN PEDRO JICAYA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LOPEZ MERINO</text:p>
          </table:table-cell>
          <table:table-cell office:value-type="string" calcext:value-type="string">
            <text:p>JUAN SANTIAGO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0319" calcext:value-type="float">
            <text:p>20319</text:p>
          </table:table-cell>
          <table:table-cell office:value-type="float" office:value="20317" calcext:value-type="float">
            <text:p>20317</text:p>
          </table:table-cell>
          <table:table-cell office:value-type="string" calcext:value-type="string">
            <text:p>SAN PEDRO MIXTEPE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GUEL ANGEL OLVERA JIMENEZ</text:p>
          </table:table-cell>
          <table:table-cell office:value-type="string" calcext:value-type="string">
            <text:p>ULISES ALMARAZ CRUZ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PEDRO MIXTEPEC DIS. 2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0319" calcext:value-type="float">
            <text:p>20319</text:p>
          </table:table-cell>
          <table:table-cell office:value-type="float" office:value="20317" calcext:value-type="float">
            <text:p>20317</text:p>
          </table:table-cell>
          <table:table-cell office:value-type="string" calcext:value-type="string">
            <text:p>SAN PEDRO MIXTEPEC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EL KARINA RODRIGUEZ GARCIA</text:p>
          </table:table-cell>
          <table:table-cell office:value-type="string" calcext:value-type="string">
            <text:p>VICTORIA JAQUELINE ORTEGA GIJON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0319" calcext:value-type="float">
            <text:p>20319</text:p>
          </table:table-cell>
          <table:table-cell office:value-type="float" office:value="20317" calcext:value-type="float">
            <text:p>20317</text:p>
          </table:table-cell>
          <table:table-cell office:value-type="string" calcext:value-type="string">
            <text:p>SAN PEDRO MIXTEPEC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MON VILLAVICENCIO JARQUIN</text:p>
          </table:table-cell>
          <table:table-cell office:value-type="string" calcext:value-type="string">
            <text:p>NEMECIO CRUZ SIEMPRE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0319" calcext:value-type="float">
            <text:p>20319</text:p>
          </table:table-cell>
          <table:table-cell office:value-type="float" office:value="20317" calcext:value-type="float">
            <text:p>20317</text:p>
          </table:table-cell>
          <table:table-cell office:value-type="string" calcext:value-type="string">
            <text:p>SAN PEDRO MIXTEPEC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HARIT CALLEJAS DIAZ</text:p>
          </table:table-cell>
          <table:table-cell office:value-type="string" calcext:value-type="string">
            <text:p>FLOR ISABEL CRUZ VAZQUEZ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0319" calcext:value-type="float">
            <text:p>20319</text:p>
          </table:table-cell>
          <table:table-cell office:value-type="float" office:value="20317" calcext:value-type="float">
            <text:p>20317</text:p>
          </table:table-cell>
          <table:table-cell office:value-type="string" calcext:value-type="string">
            <text:p>SAN PEDRO MIXTEPEC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CTOR NERIS JIMENEZ AVENDAÑO</text:p>
          </table:table-cell>
          <table:table-cell office:value-type="string" calcext:value-type="string">
            <text:p>CIRILO CRUZ CRUZ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0319" calcext:value-type="float">
            <text:p>20319</text:p>
          </table:table-cell>
          <table:table-cell office:value-type="float" office:value="20317" calcext:value-type="float">
            <text:p>20317</text:p>
          </table:table-cell>
          <table:table-cell office:value-type="string" calcext:value-type="string">
            <text:p>SAN PEDRO MIXTEPEC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DIRA IBETH GONZALEZ SAMUDIO</text:p>
          </table:table-cell>
          <table:table-cell office:value-type="string" calcext:value-type="string">
            <text:p>REYNA LOPEZ MEZA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0319" calcext:value-type="float">
            <text:p>20319</text:p>
          </table:table-cell>
          <table:table-cell office:value-type="float" office:value="20317" calcext:value-type="float">
            <text:p>20317</text:p>
          </table:table-cell>
          <table:table-cell office:value-type="string" calcext:value-type="string">
            <text:p>SAN PEDRO MIXTEPEC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CTORINO BUSTAMANTE CALVO</text:p>
          </table:table-cell>
          <table:table-cell office:value-type="string" calcext:value-type="string">
            <text:p>MARIO ANGELES RIOS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319" calcext:value-type="float">
            <text:p>20319</text:p>
          </table:table-cell>
          <table:table-cell office:value-type="float" office:value="20317" calcext:value-type="float">
            <text:p>20317</text:p>
          </table:table-cell>
          <table:table-cell office:value-type="string" calcext:value-type="string">
            <text:p>SAN PEDRO MIXTEPEC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IA ELENA SANCHEZ ALTAMIRANO</text:p>
          </table:table-cell>
          <table:table-cell office:value-type="string" calcext:value-type="string">
            <text:p>MARGARITA SANTIAGO SANCHEZ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0319" calcext:value-type="float">
            <text:p>20319</text:p>
          </table:table-cell>
          <table:table-cell office:value-type="float" office:value="20317" calcext:value-type="float">
            <text:p>20317</text:p>
          </table:table-cell>
          <table:table-cell office:value-type="string" calcext:value-type="string">
            <text:p>SAN PEDRO MIXTEPEC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IA MAGDALENA NARANJO RIOS</text:p>
          </table:table-cell>
          <table:table-cell office:value-type="string" calcext:value-type="string">
            <text:p>PATRICIA RAMIREZ FUENTES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0319" calcext:value-type="float">
            <text:p>20319</text:p>
          </table:table-cell>
          <table:table-cell office:value-type="float" office:value="20317" calcext:value-type="float">
            <text:p>20317</text:p>
          </table:table-cell>
          <table:table-cell office:value-type="string" calcext:value-type="string">
            <text:p>SAN PEDRO MIXTEPE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OS GARCIA ESCAMILLA</text:p>
          </table:table-cell>
          <table:table-cell office:value-type="string" calcext:value-type="string">
            <text:p>ELIAS NICOLAS GARCIA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0319" calcext:value-type="float">
            <text:p>20319</text:p>
          </table:table-cell>
          <table:table-cell office:value-type="float" office:value="20317" calcext:value-type="float">
            <text:p>20317</text:p>
          </table:table-cell>
          <table:table-cell office:value-type="string" calcext:value-type="string">
            <text:p>SAN PEDRO MIXTEPEC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ZAVALETA AGUDO</text:p>
          </table:table-cell>
          <table:table-cell office:value-type="string" calcext:value-type="string">
            <text:p>ARIADNA GUADALUPE PEREZ SANTIAGO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0319" calcext:value-type="float">
            <text:p>20319</text:p>
          </table:table-cell>
          <table:table-cell office:value-type="float" office:value="20317" calcext:value-type="float">
            <text:p>20317</text:p>
          </table:table-cell>
          <table:table-cell office:value-type="string" calcext:value-type="string">
            <text:p>SAN PEDRO MIXTEPE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ER CRUZ JIMENEZ</text:p>
          </table:table-cell>
          <table:table-cell office:value-type="string" calcext:value-type="string">
            <text:p>REGINO ARTURO CORTES MENDOZ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0319" calcext:value-type="float">
            <text:p>20319</text:p>
          </table:table-cell>
          <table:table-cell office:value-type="float" office:value="20317" calcext:value-type="float">
            <text:p>20317</text:p>
          </table:table-cell>
          <table:table-cell office:value-type="string" calcext:value-type="string">
            <text:p>SAN PEDRO MIXTEPE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FONSO PEREZ SANCHEZ</text:p>
          </table:table-cell>
          <table:table-cell office:value-type="string" calcext:value-type="string">
            <text:p>JOSE ASCENSION RIVERA MORALES</text:p>
          </table:table-cell>
          <table:table-cell office:value-type="string" calcext:value-type="string">
            <text:p>CANDIDATURA COMUN PVEM-NA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0324" calcext:value-type="float">
            <text:p>20324</text:p>
          </table:table-cell>
          <table:table-cell office:value-type="float" office:value="20322" calcext:value-type="float">
            <text:p>20322</text:p>
          </table:table-cell>
          <table:table-cell office:value-type="string" calcext:value-type="string">
            <text:p>SAN PEDRO POCHUT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DO RODRIGUEZ JIJON</text:p>
          </table:table-cell>
          <table:table-cell office:value-type="string" calcext:value-type="string">
            <text:p>ROQUE PINEDA RUI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PEDRO POCHUTLA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0324" calcext:value-type="float">
            <text:p>20324</text:p>
          </table:table-cell>
          <table:table-cell office:value-type="float" office:value="20322" calcext:value-type="float">
            <text:p>20322</text:p>
          </table:table-cell>
          <table:table-cell office:value-type="string" calcext:value-type="string">
            <text:p>SAN PEDRO POCHUTLA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A SALINAS VASQUEZ</text:p>
          </table:table-cell>
          <table:table-cell office:value-type="string" calcext:value-type="string">
            <text:p>ADRIANA REYES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0324" calcext:value-type="float">
            <text:p>20324</text:p>
          </table:table-cell>
          <table:table-cell office:value-type="float" office:value="20322" calcext:value-type="float">
            <text:p>20322</text:p>
          </table:table-cell>
          <table:table-cell office:value-type="string" calcext:value-type="string">
            <text:p>SAN PEDRO POCHUTLA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MANUEL LOPEZ CARMONA</text:p>
          </table:table-cell>
          <table:table-cell office:value-type="string" calcext:value-type="string">
            <text:p>JOSE MARTINEZ LUN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0324" calcext:value-type="float">
            <text:p>20324</text:p>
          </table:table-cell>
          <table:table-cell office:value-type="float" office:value="20322" calcext:value-type="float">
            <text:p>20322</text:p>
          </table:table-cell>
          <table:table-cell office:value-type="string" calcext:value-type="string">
            <text:p>SAN PEDRO POCHUTL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NCA CORTES PERALTA</text:p>
          </table:table-cell>
          <table:table-cell office:value-type="string" calcext:value-type="string">
            <text:p>ISABEL SANTIAGO RODRIGU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0324" calcext:value-type="float">
            <text:p>20324</text:p>
          </table:table-cell>
          <table:table-cell office:value-type="float" office:value="20322" calcext:value-type="float">
            <text:p>20322</text:p>
          </table:table-cell>
          <table:table-cell office:value-type="string" calcext:value-type="string">
            <text:p>SAN PEDRO POCHUTLA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CTOR CUETO LOPEZ</text:p>
          </table:table-cell>
          <table:table-cell office:value-type="string" calcext:value-type="string">
            <text:p>PERLA ELIZABETH SALINAS MENDOZ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324" calcext:value-type="float">
            <text:p>20324</text:p>
          </table:table-cell>
          <table:table-cell office:value-type="float" office:value="20322" calcext:value-type="float">
            <text:p>20322</text:p>
          </table:table-cell>
          <table:table-cell office:value-type="string" calcext:value-type="string">
            <text:p>SAN PEDRO POCHUTLA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RAI GARCIA GARCIA</text:p>
          </table:table-cell>
          <table:table-cell office:value-type="string" calcext:value-type="string">
            <text:p>MONTSERRAT RODRIGUEZ RODRIGU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0324" calcext:value-type="float">
            <text:p>20324</text:p>
          </table:table-cell>
          <table:table-cell office:value-type="float" office:value="20322" calcext:value-type="float">
            <text:p>20322</text:p>
          </table:table-cell>
          <table:table-cell office:value-type="string" calcext:value-type="string">
            <text:p>SAN PEDRO POCHUTLA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DY BUSTAMANTE SALINAS</text:p>
          </table:table-cell>
          <table:table-cell office:value-type="string" calcext:value-type="string">
            <text:p>DIEGO RODRIGUEZ ROMER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0324" calcext:value-type="float">
            <text:p>20324</text:p>
          </table:table-cell>
          <table:table-cell office:value-type="float" office:value="20322" calcext:value-type="float">
            <text:p>20322</text:p>
          </table:table-cell>
          <table:table-cell office:value-type="string" calcext:value-type="string">
            <text:p>SAN PEDRO POCHUTLA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GINIA SPINDOLA LOPEZ</text:p>
          </table:table-cell>
          <table:table-cell office:value-type="string" calcext:value-type="string">
            <text:p>GEORGINA MARTINEZ SALINA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0324" calcext:value-type="float">
            <text:p>20324</text:p>
          </table:table-cell>
          <table:table-cell office:value-type="float" office:value="20322" calcext:value-type="float">
            <text:p>20322</text:p>
          </table:table-cell>
          <table:table-cell office:value-type="string" calcext:value-type="string">
            <text:p>SAN PEDRO POCHUTLA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ZEL CARRILLO ARISTA</text:p>
          </table:table-cell>
          <table:table-cell office:value-type="string" calcext:value-type="string">
            <text:p>HARUMY LOPEZ BAUTIST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0324" calcext:value-type="float">
            <text:p>20324</text:p>
          </table:table-cell>
          <table:table-cell office:value-type="float" office:value="20322" calcext:value-type="float">
            <text:p>20322</text:p>
          </table:table-cell>
          <table:table-cell office:value-type="string" calcext:value-type="string">
            <text:p>SAN PEDRO POCHUT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MIN ARELLANES RAMOS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0324" calcext:value-type="float">
            <text:p>20324</text:p>
          </table:table-cell>
          <table:table-cell office:value-type="float" office:value="20322" calcext:value-type="float">
            <text:p>20322</text:p>
          </table:table-cell>
          <table:table-cell office:value-type="string" calcext:value-type="string">
            <text:p>SAN PEDRO POCHUT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SUS REYES JIMENEZ</text:p>
          </table:table-cell>
          <table:table-cell office:value-type="string" calcext:value-type="string">
            <text:p>JOSE MANUEL REYES GARCI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0324" calcext:value-type="float">
            <text:p>20324</text:p>
          </table:table-cell>
          <table:table-cell office:value-type="float" office:value="20322" calcext:value-type="float">
            <text:p>20322</text:p>
          </table:table-cell>
          <table:table-cell office:value-type="string" calcext:value-type="string">
            <text:p>SAN PEDRO POCHUT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YMUNDO CARMONA LAREDO</text:p>
          </table:table-cell>
          <table:table-cell office:value-type="string" calcext:value-type="string">
            <text:p>MARCELO MARQUEZ MARTINEZ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0324" calcext:value-type="float">
            <text:p>20324</text:p>
          </table:table-cell>
          <table:table-cell office:value-type="float" office:value="20322" calcext:value-type="float">
            <text:p>20322</text:p>
          </table:table-cell>
          <table:table-cell office:value-type="string" calcext:value-type="string">
            <text:p>SAN PEDRO POCHUT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XICHA GABRIEL MONTENEGRO</text:p>
          </table:table-cell>
          <table:table-cell office:value-type="string" calcext:value-type="string">
            <text:p>MANUELA AQUINO CARREÑ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0327" calcext:value-type="float">
            <text:p>20327</text:p>
          </table:table-cell>
          <table:table-cell office:value-type="float" office:value="20325" calcext:value-type="float">
            <text:p>20325</text:p>
          </table:table-cell>
          <table:table-cell office:value-type="string" calcext:value-type="string">
            <text:p>SAN PEDRO TAPANATEPE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IANA GUADALUPE VAZQUEZ CRUZ</text:p>
          </table:table-cell>
          <table:table-cell office:value-type="string" calcext:value-type="string">
            <text:p>ESPERANZA LOPEZ CABRERA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PEDRO TAPANATEPEC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0327" calcext:value-type="float">
            <text:p>20327</text:p>
          </table:table-cell>
          <table:table-cell office:value-type="float" office:value="20325" calcext:value-type="float">
            <text:p>20325</text:p>
          </table:table-cell>
          <table:table-cell office:value-type="string" calcext:value-type="string">
            <text:p>SAN PEDRO TAPANATEPE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MANUEL ALVAREZ CRUZ</text:p>
          </table:table-cell>
          <table:table-cell office:value-type="string" calcext:value-type="string">
            <text:p>VICTOR CASTELLANOS RAMOS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327" calcext:value-type="float">
            <text:p>20327</text:p>
          </table:table-cell>
          <table:table-cell office:value-type="float" office:value="20325" calcext:value-type="float">
            <text:p>20325</text:p>
          </table:table-cell>
          <table:table-cell office:value-type="string" calcext:value-type="string">
            <text:p>SAN PEDRO TAPANATEPEC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NELLY CRUZ CASTELLANOS</text:p>
          </table:table-cell>
          <table:table-cell office:value-type="string" calcext:value-type="string">
            <text:p>DIDRET SANTOS SANTOS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0327" calcext:value-type="float">
            <text:p>20327</text:p>
          </table:table-cell>
          <table:table-cell office:value-type="float" office:value="20325" calcext:value-type="float">
            <text:p>20325</text:p>
          </table:table-cell>
          <table:table-cell office:value-type="string" calcext:value-type="string">
            <text:p>SAN PEDRO TAPANATEPEC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DDI APOLINAR FIGUEROA SOTO</text:p>
          </table:table-cell>
          <table:table-cell office:value-type="string" calcext:value-type="string">
            <text:p>CARLOS LOPEZ VILLALOBOS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327" calcext:value-type="float">
            <text:p>20327</text:p>
          </table:table-cell>
          <table:table-cell office:value-type="float" office:value="20325" calcext:value-type="float">
            <text:p>20325</text:p>
          </table:table-cell>
          <table:table-cell office:value-type="string" calcext:value-type="string">
            <text:p>SAN PEDRO TAPANATEPEC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VIA PATRICIA CRUZ JARQUIN</text:p>
          </table:table-cell>
          <table:table-cell office:value-type="string" calcext:value-type="string">
            <text:p>DEYSI MILENIA CASTELLANOS MORENO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0327" calcext:value-type="float">
            <text:p>20327</text:p>
          </table:table-cell>
          <table:table-cell office:value-type="float" office:value="20325" calcext:value-type="float">
            <text:p>20325</text:p>
          </table:table-cell>
          <table:table-cell office:value-type="string" calcext:value-type="string">
            <text:p>SAN PEDRO TAPANATEPEC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LIPE ENRIQUEZ RAMOS</text:p>
          </table:table-cell>
          <table:table-cell office:value-type="string" calcext:value-type="string">
            <text:p>SERGIO GOMEZ RAMOS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327" calcext:value-type="float">
            <text:p>20327</text:p>
          </table:table-cell>
          <table:table-cell office:value-type="float" office:value="20325" calcext:value-type="float">
            <text:p>20325</text:p>
          </table:table-cell>
          <table:table-cell office:value-type="string" calcext:value-type="string">
            <text:p>SAN PEDRO TAPANATEPEC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EDAD ROSADO SIBAJA</text:p>
          </table:table-cell>
          <table:table-cell office:value-type="string" calcext:value-type="string">
            <text:p>FRIDA MEDINA LOPEZ</text:p>
          </table:table-cell>
          <table:table-cell office:value-type="string" calcext:value-type="string">
            <text:p>CANDIDATURA COMUN PVEM-MORENA-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0327" calcext:value-type="float">
            <text:p>20327</text:p>
          </table:table-cell>
          <table:table-cell office:value-type="float" office:value="20325" calcext:value-type="float">
            <text:p>20325</text:p>
          </table:table-cell>
          <table:table-cell office:value-type="string" calcext:value-type="string">
            <text:p>SAN PEDRO TAPANATEPE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TERESA HERNADEZ CASTELLANOS</text:p>
          </table:table-cell>
          <table:table-cell office:value-type="string" calcext:value-type="string">
            <text:p>LEONOR CRUZ ESPERAN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0327" calcext:value-type="float">
            <text:p>20327</text:p>
          </table:table-cell>
          <table:table-cell office:value-type="float" office:value="20325" calcext:value-type="float">
            <text:p>20325</text:p>
          </table:table-cell>
          <table:table-cell office:value-type="string" calcext:value-type="string">
            <text:p>SAN PEDRO TAPANATEPE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GUEL ARGUELLO ARREOLA</text:p>
          </table:table-cell>
          <table:table-cell office:value-type="string" calcext:value-type="string">
            <text:p>OSWALDO TAPIA ESPINO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0327" calcext:value-type="float">
            <text:p>20327</text:p>
          </table:table-cell>
          <table:table-cell office:value-type="float" office:value="20325" calcext:value-type="float">
            <text:p>20325</text:p>
          </table:table-cell>
          <table:table-cell office:value-type="string" calcext:value-type="string">
            <text:p>SAN PEDRO TAPANATEPEC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A DEL CARMEN SIBAJA CRUZ</text:p>
          </table:table-cell>
          <table:table-cell office:value-type="string" calcext:value-type="string">
            <text:p>MAYTE ROSALIA TEJADA ENRIQ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334" calcext:value-type="float">
            <text:p>20334</text:p>
          </table:table-cell>
          <table:table-cell office:value-type="float" office:value="20332" calcext:value-type="float">
            <text:p>20332</text:p>
          </table:table-cell>
          <table:table-cell office:value-type="string" calcext:value-type="string">
            <text:p>VILLA DE TUTUTEPEC DE MELCHOR OCAMP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ER MUÑOZ PEÑA</text:p>
          </table:table-cell>
          <table:table-cell office:value-type="string" calcext:value-type="string">
            <text:p>JOSE LUIS DIAZ ESPINOZA</text:p>
          </table:table-cell>
          <table:table-cell office:value-type="string" calcext:value-type="string">
            <text:p>CANDIDATURA COMUN PT-PUP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UP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VILLA DE TUTUTEPEC DE MELCHOR OCAMPO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0334" calcext:value-type="float">
            <text:p>20334</text:p>
          </table:table-cell>
          <table:table-cell office:value-type="float" office:value="20332" calcext:value-type="float">
            <text:p>20332</text:p>
          </table:table-cell>
          <table:table-cell office:value-type="string" calcext:value-type="string">
            <text:p>VILLA DE TUTUTEPEC DE MELCHOR OCAMPO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ERVA LOPEZ GARCIA</text:p>
          </table:table-cell>
          <table:table-cell office:value-type="string" calcext:value-type="string">
            <text:p>MINERVA TORRES JIMENEZ</text:p>
          </table:table-cell>
          <table:table-cell office:value-type="string" calcext:value-type="string">
            <text:p>CANDIDATURA COMUN PT-PUP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UP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0334" calcext:value-type="float">
            <text:p>20334</text:p>
          </table:table-cell>
          <table:table-cell office:value-type="float" office:value="20332" calcext:value-type="float">
            <text:p>20332</text:p>
          </table:table-cell>
          <table:table-cell office:value-type="string" calcext:value-type="string">
            <text:p>VILLA DE TUTUTEPEC DE MELCHOR OCAMP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SERIO LOPEZ GATICA</text:p>
          </table:table-cell>
          <table:table-cell office:value-type="string" calcext:value-type="string">
            <text:p>ANTONIO PALACIOS MATEOS</text:p>
          </table:table-cell>
          <table:table-cell office:value-type="string" calcext:value-type="string">
            <text:p>CANDIDATURA COMUN PT-PUP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UP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0334" calcext:value-type="float">
            <text:p>20334</text:p>
          </table:table-cell>
          <table:table-cell office:value-type="float" office:value="20332" calcext:value-type="float">
            <text:p>20332</text:p>
          </table:table-cell>
          <table:table-cell office:value-type="string" calcext:value-type="string">
            <text:p>VILLA DE TUTUTEPEC DE MELCHOR OCAMPO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INA REYES ALAMAR</text:p>
          </table:table-cell>
          <table:table-cell office:value-type="string" calcext:value-type="string">
            <text:p>BASILISA RIOS VELASCO</text:p>
          </table:table-cell>
          <table:table-cell office:value-type="string" calcext:value-type="string">
            <text:p>CANDIDATURA COMUN PT-PUP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UP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0334" calcext:value-type="float">
            <text:p>20334</text:p>
          </table:table-cell>
          <table:table-cell office:value-type="float" office:value="20332" calcext:value-type="float">
            <text:p>20332</text:p>
          </table:table-cell>
          <table:table-cell office:value-type="string" calcext:value-type="string">
            <text:p>VILLA DE TUTUTEPEC DE MELCHOR OCAMPO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 SANTOS HERNANDEZ</text:p>
          </table:table-cell>
          <table:table-cell office:value-type="string" calcext:value-type="string">
            <text:p>FERNANDO DIAZ NICOLAS</text:p>
          </table:table-cell>
          <table:table-cell office:value-type="string" calcext:value-type="string">
            <text:p>CANDIDATURA COMUN PT-PUP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UP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0334" calcext:value-type="float">
            <text:p>20334</text:p>
          </table:table-cell>
          <table:table-cell office:value-type="float" office:value="20332" calcext:value-type="float">
            <text:p>20332</text:p>
          </table:table-cell>
          <table:table-cell office:value-type="string" calcext:value-type="string">
            <text:p>VILLA DE TUTUTEPEC DE MELCHOR OCAMPO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RENICE GONZALEZ ESCAMILLA</text:p>
          </table:table-cell>
          <table:table-cell office:value-type="string" calcext:value-type="string">
            <text:p>NELIDA LOZANO RIVAS</text:p>
          </table:table-cell>
          <table:table-cell office:value-type="string" calcext:value-type="string">
            <text:p>CANDIDATURA COMUN PT-PUP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UP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0334" calcext:value-type="float">
            <text:p>20334</text:p>
          </table:table-cell>
          <table:table-cell office:value-type="float" office:value="20332" calcext:value-type="float">
            <text:p>20332</text:p>
          </table:table-cell>
          <table:table-cell office:value-type="string" calcext:value-type="string">
            <text:p>VILLA DE TUTUTEPEC DE MELCHOR OCAMPO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NDY JAZEL GALINDO GARCIA</text:p>
          </table:table-cell>
          <table:table-cell office:value-type="string" calcext:value-type="string">
            <text:p>SHEILA GAEL LEAL FRANCO</text:p>
          </table:table-cell>
          <table:table-cell office:value-type="string" calcext:value-type="string">
            <text:p>CANDIDATURA COMUN PT-PUP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UP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0334" calcext:value-type="float">
            <text:p>20334</text:p>
          </table:table-cell>
          <table:table-cell office:value-type="float" office:value="20332" calcext:value-type="float">
            <text:p>20332</text:p>
          </table:table-cell>
          <table:table-cell office:value-type="string" calcext:value-type="string">
            <text:p>VILLA DE TUTUTEPEC DE MELCHOR OCAMP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CORTES SOLANO</text:p>
          </table:table-cell>
          <table:table-cell office:value-type="string" calcext:value-type="string">
            <text:p>TAURINO LEON SANTOS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0334" calcext:value-type="float">
            <text:p>20334</text:p>
          </table:table-cell>
          <table:table-cell office:value-type="float" office:value="20332" calcext:value-type="float">
            <text:p>20332</text:p>
          </table:table-cell>
          <table:table-cell office:value-type="string" calcext:value-type="string">
            <text:p>VILLA DE TUTUTEPEC DE MELCHOR OCAMPO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ULLI ALAVEZ VELASCO</text:p>
          </table:table-cell>
          <table:table-cell office:value-type="string" calcext:value-type="string">
            <text:p>IRASEMA LOPEZ ALAVEZ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0334" calcext:value-type="float">
            <text:p>20334</text:p>
          </table:table-cell>
          <table:table-cell office:value-type="float" office:value="20332" calcext:value-type="float">
            <text:p>20332</text:p>
          </table:table-cell>
          <table:table-cell office:value-type="string" calcext:value-type="string">
            <text:p>VILLA DE TUTUTEPEC DE MELCHOR OCAMP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E HERNANDEZ SILVA</text:p>
          </table:table-cell>
          <table:table-cell office:value-type="string" calcext:value-type="string">
            <text:p>DIEGO ARMANDO LOPEZ MENDOZA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0338" calcext:value-type="float">
            <text:p>20338</text:p>
          </table:table-cell>
          <table:table-cell office:value-type="float" office:value="20560" calcext:value-type="float">
            <text:p>20560</text:p>
          </table:table-cell>
          <table:table-cell office:value-type="string" calcext:value-type="string">
            <text:p>VILLA DE ETL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AS ROBERTO MENDOZA PEREZ</text:p>
          </table:table-cell>
          <table:table-cell office:value-type="string" calcext:value-type="string">
            <text:p>RAFAEL RENE DAVILA BARRIENTO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VILLA DE ETLA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0338" calcext:value-type="float">
            <text:p>20338</text:p>
          </table:table-cell>
          <table:table-cell office:value-type="float" office:value="20560" calcext:value-type="float">
            <text:p>20560</text:p>
          </table:table-cell>
          <table:table-cell office:value-type="string" calcext:value-type="string">
            <text:p>VILLA DE ETL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ISTINA ELENA CARRASCO LOPEZ</text:p>
          </table:table-cell>
          <table:table-cell office:value-type="string" calcext:value-type="string">
            <text:p>FLORA CLEMENCIA AMPARO CARRASCO CARRAS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20338" calcext:value-type="float">
            <text:p>20338</text:p>
          </table:table-cell>
          <table:table-cell office:value-type="float" office:value="20560" calcext:value-type="float">
            <text:p>20560</text:p>
          </table:table-cell>
          <table:table-cell office:value-type="string" calcext:value-type="string">
            <text:p>VILLA DE ETLA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AN CARLOS BAUTISTA VELAZQUEZ</text:p>
          </table:table-cell>
          <table:table-cell office:value-type="string" calcext:value-type="string">
            <text:p>FELIPE NERI MENDOZA HERNAND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0338" calcext:value-type="float">
            <text:p>20338</text:p>
          </table:table-cell>
          <table:table-cell office:value-type="float" office:value="20560" calcext:value-type="float">
            <text:p>20560</text:p>
          </table:table-cell>
          <table:table-cell office:value-type="string" calcext:value-type="string">
            <text:p>VILLA DE ETLA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A ALJANDRA LUNA BAUTISTA</text:p>
          </table:table-cell>
          <table:table-cell office:value-type="string" calcext:value-type="string">
            <text:p>ESPERANZA MEDINA LUN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20338" calcext:value-type="float">
            <text:p>20338</text:p>
          </table:table-cell>
          <table:table-cell office:value-type="float" office:value="20560" calcext:value-type="float">
            <text:p>20560</text:p>
          </table:table-cell>
          <table:table-cell office:value-type="string" calcext:value-type="string">
            <text:p>VILLA DE ETLA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A SOCORRO LOPEZ TORRES</text:p>
          </table:table-cell>
          <table:table-cell office:value-type="string" calcext:value-type="string">
            <text:p>LLASMIN CLAUDIA MARTINEZ CRU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0338" calcext:value-type="float">
            <text:p>20338</text:p>
          </table:table-cell>
          <table:table-cell office:value-type="float" office:value="20560" calcext:value-type="float">
            <text:p>20560</text:p>
          </table:table-cell>
          <table:table-cell office:value-type="string" calcext:value-type="string">
            <text:p>VILLA DE ETL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N DANTE CRUZ CABRERA</text:p>
          </table:table-cell>
          <table:table-cell office:value-type="string" calcext:value-type="string">
            <text:p>MEINARDO SILVIO DAVILA ROMERO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0338" calcext:value-type="float">
            <text:p>20338</text:p>
          </table:table-cell>
          <table:table-cell office:value-type="float" office:value="20560" calcext:value-type="float">
            <text:p>20560</text:p>
          </table:table-cell>
          <table:table-cell office:value-type="string" calcext:value-type="string">
            <text:p>VILLA DE ETL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ICA GARCIA PEREZ</text:p>
          </table:table-cell>
          <table:table-cell office:value-type="string" calcext:value-type="string">
            <text:p>XOCHIQUETZATL CRUZ GUER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0339" calcext:value-type="float">
            <text:p>20339</text:p>
          </table:table-cell>
          <table:table-cell office:value-type="float" office:value="20334" calcext:value-type="float">
            <text:p>20334</text:p>
          </table:table-cell>
          <table:table-cell office:value-type="string" calcext:value-type="string">
            <text:p>SAN PEDRO Y SAN PABLO TEPOSCOLUL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LBERTO REYES AVILA</text:p>
          </table:table-cell>
          <table:table-cell office:value-type="string" calcext:value-type="string">
            <text:p>LUIS GONZALEZ CRU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PEDRO Y SAN PABLO TEPOSCOLULA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0339" calcext:value-type="float">
            <text:p>20339</text:p>
          </table:table-cell>
          <table:table-cell office:value-type="float" office:value="20334" calcext:value-type="float">
            <text:p>20334</text:p>
          </table:table-cell>
          <table:table-cell office:value-type="string" calcext:value-type="string">
            <text:p>SAN PEDRO Y SAN PABLO TEPOSCOLUL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MELITA JACINTA RAMIREZ OLIVA</text:p>
          </table:table-cell>
          <table:table-cell office:value-type="string" calcext:value-type="string">
            <text:p>TANIA SELENE LOPEZ CASTR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0339" calcext:value-type="float">
            <text:p>20339</text:p>
          </table:table-cell>
          <table:table-cell office:value-type="float" office:value="20334" calcext:value-type="float">
            <text:p>20334</text:p>
          </table:table-cell>
          <table:table-cell office:value-type="string" calcext:value-type="string">
            <text:p>SAN PEDRO Y SAN PABLO TEPOSCOLUL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ZEQUIEL GARCIA ABREGO</text:p>
          </table:table-cell>
          <table:table-cell office:value-type="string" calcext:value-type="string">
            <text:p>PEDRO GIOVANNI RAMIREZ CRU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0339" calcext:value-type="float">
            <text:p>20339</text:p>
          </table:table-cell>
          <table:table-cell office:value-type="float" office:value="20334" calcext:value-type="float">
            <text:p>20334</text:p>
          </table:table-cell>
          <table:table-cell office:value-type="string" calcext:value-type="string">
            <text:p>SAN PEDRO Y SAN PABLO TEPOSCOLUL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RINA MARTINEZ LOPEZ</text:p>
          </table:table-cell>
          <table:table-cell office:value-type="string" calcext:value-type="string">
            <text:p>HERMILA GUMECINDA SANTIAGO LOPE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0339" calcext:value-type="float">
            <text:p>20339</text:p>
          </table:table-cell>
          <table:table-cell office:value-type="float" office:value="20334" calcext:value-type="float">
            <text:p>20334</text:p>
          </table:table-cell>
          <table:table-cell office:value-type="string" calcext:value-type="string">
            <text:p>SAN PEDRO Y SAN PABLO TEPOSCOLUL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AYURI DEYANIRA BELTRAN RIVERA</text:p>
          </table:table-cell>
          <table:table-cell office:value-type="string" calcext:value-type="string">
            <text:p>CESIA HERNANDEZ ARIAS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0339" calcext:value-type="float">
            <text:p>20339</text:p>
          </table:table-cell>
          <table:table-cell office:value-type="float" office:value="20334" calcext:value-type="float">
            <text:p>20334</text:p>
          </table:table-cell>
          <table:table-cell office:value-type="string" calcext:value-type="string">
            <text:p>SAN PEDRO Y SAN PABLO TEPOSCOLUL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LOPEZ PALMA</text:p>
          </table:table-cell>
          <table:table-cell office:value-type="string" calcext:value-type="string">
            <text:p>ROBERTO PEREZ MENDEZ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0339" calcext:value-type="float">
            <text:p>20339</text:p>
          </table:table-cell>
          <table:table-cell office:value-type="float" office:value="20334" calcext:value-type="float">
            <text:p>20334</text:p>
          </table:table-cell>
          <table:table-cell office:value-type="string" calcext:value-type="string">
            <text:p>SAN PEDRO Y SAN PABLO TEPOSCOLUL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IA CERVANTES OSORIO</text:p>
          </table:table-cell>
          <table:table-cell office:value-type="string" calcext:value-type="string">
            <text:p>YADIRA SANTIAGO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0345" calcext:value-type="float">
            <text:p>20345</text:p>
          </table:table-cell>
          <table:table-cell office:value-type="float" office:value="20342" calcext:value-type="float">
            <text:p>20342</text:p>
          </table:table-cell>
          <table:table-cell office:value-type="string" calcext:value-type="string">
            <text:p>SAN SEBASTIAN IXCAP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ARDO ESTEVEZ MERINO</text:p>
          </table:table-cell>
          <table:table-cell office:value-type="string" calcext:value-type="string">
            <text:p>ROBERTO HERNANDEZ FIGUEROA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SEBASTIAN IXCAPA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0345" calcext:value-type="float">
            <text:p>20345</text:p>
          </table:table-cell>
          <table:table-cell office:value-type="float" office:value="20342" calcext:value-type="float">
            <text:p>20342</text:p>
          </table:table-cell>
          <table:table-cell office:value-type="string" calcext:value-type="string">
            <text:p>SAN SEBASTIAN IXCAPA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EPHANIE BRIGETTE BORNIOS CRUZ</text:p>
          </table:table-cell>
          <table:table-cell office:value-type="string" calcext:value-type="string">
            <text:p>MINERVA CISNEROS GARCES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0345" calcext:value-type="float">
            <text:p>20345</text:p>
          </table:table-cell>
          <table:table-cell office:value-type="float" office:value="20342" calcext:value-type="float">
            <text:p>20342</text:p>
          </table:table-cell>
          <table:table-cell office:value-type="string" calcext:value-type="string">
            <text:p>SAN SEBASTIAN IXCAPA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EL VICTORIA HERNANDEZ</text:p>
          </table:table-cell>
          <table:table-cell office:value-type="string" calcext:value-type="string">
            <text:p>ALEJANDRO MARTINEZ ARREOLA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345" calcext:value-type="float">
            <text:p>20345</text:p>
          </table:table-cell>
          <table:table-cell office:value-type="float" office:value="20342" calcext:value-type="float">
            <text:p>20342</text:p>
          </table:table-cell>
          <table:table-cell office:value-type="string" calcext:value-type="string">
            <text:p>SAN SEBASTIAN IXCAPA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DRA RUIZ LUCAS</text:p>
          </table:table-cell>
          <table:table-cell office:value-type="string" calcext:value-type="string">
            <text:p>ERALDA AGUSTIN LUCAS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0345" calcext:value-type="float">
            <text:p>20345</text:p>
          </table:table-cell>
          <table:table-cell office:value-type="float" office:value="20342" calcext:value-type="float">
            <text:p>20342</text:p>
          </table:table-cell>
          <table:table-cell office:value-type="string" calcext:value-type="string">
            <text:p>SAN SEBASTIAN IXCAPA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DRA CRUZ IRENE</text:p>
          </table:table-cell>
          <table:table-cell office:value-type="string" calcext:value-type="string">
            <text:p>JUANA MARIA SANTIAGO BAUTISTA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0345" calcext:value-type="float">
            <text:p>20345</text:p>
          </table:table-cell>
          <table:table-cell office:value-type="float" office:value="20342" calcext:value-type="float">
            <text:p>20342</text:p>
          </table:table-cell>
          <table:table-cell office:value-type="string" calcext:value-type="string">
            <text:p>SAN SEBASTIAN IXCAP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IO FABIOLA VAZQUEZ DAMIAN</text:p>
          </table:table-cell>
          <table:table-cell office:value-type="string" calcext:value-type="string">
            <text:p>TATIANA YOLITZI LUCAS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345" calcext:value-type="float">
            <text:p>20345</text:p>
          </table:table-cell>
          <table:table-cell office:value-type="float" office:value="20342" calcext:value-type="float">
            <text:p>20342</text:p>
          </table:table-cell>
          <table:table-cell office:value-type="string" calcext:value-type="string">
            <text:p>SAN SEBASTIAN IXCAP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DIA LISBETH LOPEZ LOPEZ</text:p>
          </table:table-cell>
          <table:table-cell office:value-type="string" calcext:value-type="string">
            <text:p>MARTHA DOMINGUEZ HERRE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20360" calcext:value-type="float">
            <text:p>20360</text:p>
          </table:table-cell>
          <table:table-cell office:value-type="string" calcext:value-type="string">
            <text:p>SANTA ANA ZEGACH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DALUPE ELIZABETH MARTINEZ LEON</text:p>
          </table:table-cell>
          <table:table-cell office:value-type="string" calcext:value-type="string">
            <text:p>PATRICIA VELASCO BENI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ANA ZEGACH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float" office:value="20360" calcext:value-type="float">
            <text:p>20360</text:p>
          </table:table-cell>
          <table:table-cell office:value-type="string" calcext:value-type="string">
            <text:p>SANTA ANA ZEGACH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NTIN MENDOZA PABLO</text:p>
          </table:table-cell>
          <table:table-cell office:value-type="string" calcext:value-type="string">
            <text:p>PEDRO VELASCO MORAL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float" office:value="20360" calcext:value-type="float">
            <text:p>20360</text:p>
          </table:table-cell>
          <table:table-cell office:value-type="string" calcext:value-type="string">
            <text:p>SANTA ANA ZEGACH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ANA GALVAN LEON</text:p>
          </table:table-cell>
          <table:table-cell office:value-type="string" calcext:value-type="string">
            <text:p>PETRA HERNANDEZ BARTOL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 office:value-type="float" office:value="20360" calcext:value-type="float">
            <text:p>20360</text:p>
          </table:table-cell>
          <table:table-cell office:value-type="string" calcext:value-type="string">
            <text:p>SANTA ANA ZEGACHE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CUAL MENDEZ MENDEZ</text:p>
          </table:table-cell>
          <table:table-cell office:value-type="string" calcext:value-type="string">
            <text:p>LUIS ENRIQUE GUTIERREZ GUATEMAL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float" office:value="20360" calcext:value-type="float">
            <text:p>20360</text:p>
          </table:table-cell>
          <table:table-cell office:value-type="string" calcext:value-type="string">
            <text:p>SANTA ANA ZEGACHE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LIETA GONZALEZ REYES</text:p>
          </table:table-cell>
          <table:table-cell office:value-type="string" calcext:value-type="string">
            <text:p>LAURA JESSICA CHOMPA AQUIN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float" office:value="20360" calcext:value-type="float">
            <text:p>20360</text:p>
          </table:table-cell>
          <table:table-cell office:value-type="string" calcext:value-type="string">
            <text:p>SANTA ANA ZEGACH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NDY FAUSTINA MARTINEZ VELASCO</text:p>
          </table:table-cell>
          <table:table-cell office:value-type="string" calcext:value-type="string">
            <text:p>CECILIA MORALES FELIPE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float" office:value="20360" calcext:value-type="float">
            <text:p>20360</text:p>
          </table:table-cell>
          <table:table-cell office:value-type="string" calcext:value-type="string">
            <text:p>SANTA ANA ZEGACH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GARITO PEREZ BENITO</text:p>
          </table:table-cell>
          <table:table-cell office:value-type="string" calcext:value-type="string">
            <text:p>ERASMO GARCIA ACOL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float" office:value="20364" calcext:value-type="float">
            <text:p>20364</text:p>
          </table:table-cell>
          <table:table-cell office:value-type="string" calcext:value-type="string">
            <text:p>SANTA CATARINA JUQUIL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O ANTONIO GARCIA PALACIOS</text:p>
          </table:table-cell>
          <table:table-cell office:value-type="string" calcext:value-type="string">
            <text:p>GARY CUEVAS RAMI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CATARINA JUQUILA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float" office:value="20364" calcext:value-type="float">
            <text:p>20364</text:p>
          </table:table-cell>
          <table:table-cell office:value-type="string" calcext:value-type="string">
            <text:p>SANTA CATARINA JUQUILA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ALTAGRACIA ZORRILLA BARRANCO</text:p>
          </table:table-cell>
          <table:table-cell office:value-type="string" calcext:value-type="string">
            <text:p>ALICIA EDENIA SALINAS GUZMA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float" office:value="20364" calcext:value-type="float">
            <text:p>20364</text:p>
          </table:table-cell>
          <table:table-cell office:value-type="string" calcext:value-type="string">
            <text:p>SANTA CATARINA JUQUILA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FINO BARTOLO MENDOZA</text:p>
          </table:table-cell>
          <table:table-cell office:value-type="string" calcext:value-type="string">
            <text:p>JOSUE SALINAS ESCAMILL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float" office:value="20364" calcext:value-type="float">
            <text:p>20364</text:p>
          </table:table-cell>
          <table:table-cell office:value-type="string" calcext:value-type="string">
            <text:p>SANTA CATARINA JUQUIL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MA LOPEZ AYUZO</text:p>
          </table:table-cell>
          <table:table-cell office:value-type="string" calcext:value-type="string">
            <text:p>SARA MAGDALENA MATEO ORTI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float" office:value="20364" calcext:value-type="float">
            <text:p>20364</text:p>
          </table:table-cell>
          <table:table-cell office:value-type="string" calcext:value-type="string">
            <text:p>SANTA CATARINA JUQUILA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JANDRO RAMIREZ AGUILAR</text:p>
          </table:table-cell>
          <table:table-cell office:value-type="string" calcext:value-type="string">
            <text:p>MANUEL CANSECO VENTU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float" office:value="20364" calcext:value-type="float">
            <text:p>20364</text:p>
          </table:table-cell>
          <table:table-cell office:value-type="string" calcext:value-type="string">
            <text:p>SANTA CATARINA JUQUILA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RIA SILVA HERNANDEZ</text:p>
          </table:table-cell>
          <table:table-cell office:value-type="string" calcext:value-type="string">
            <text:p>LIZETH GUADALUPE CRUZ CELI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float" office:value="20364" calcext:value-type="float">
            <text:p>20364</text:p>
          </table:table-cell>
          <table:table-cell office:value-type="string" calcext:value-type="string">
            <text:p>SANTA CATARINA JUQUILA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LCE BELEN SANTOS CRUZ</text:p>
          </table:table-cell>
          <table:table-cell office:value-type="string" calcext:value-type="string">
            <text:p>CHRISTIAN CORTES RAMI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float" office:value="20364" calcext:value-type="float">
            <text:p>20364</text:p>
          </table:table-cell>
          <table:table-cell office:value-type="string" calcext:value-type="string">
            <text:p>SANTA CATARINA JUQUIL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DAI GUZMAN MENDOZA</text:p>
          </table:table-cell>
          <table:table-cell office:value-type="string" calcext:value-type="string">
            <text:p>JAVIER GUZMAN ZARATE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20364" calcext:value-type="float">
            <text:p>20364</text:p>
          </table:table-cell>
          <table:table-cell office:value-type="string" calcext:value-type="string">
            <text:p>SANTA CATARINA JUQUIL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LUISA DEL CARMEN ZAVALETA ROJAS</text:p>
          </table:table-cell>
          <table:table-cell office:value-type="string" calcext:value-type="string">
            <text:p>ABRIL ITZEL HERNANDEZ BUSTAMANTE</text:p>
          </table:table-cell>
          <table:table-cell office:value-type="string" calcext:value-type="string">
            <text:p>CANDIDATURA COMUN PVEM-NA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float" office:value="20364" calcext:value-type="float">
            <text:p>20364</text:p>
          </table:table-cell>
          <table:table-cell office:value-type="string" calcext:value-type="string">
            <text:p>SANTA CATARINA JUQUIL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IBERTO BENJAMIN AYUZO GOMEZ</text:p>
          </table:table-cell>
          <table:table-cell office:value-type="string" calcext:value-type="string">
            <text:p>GEOVANNI CUEVAS QUIRO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0375" calcext:value-type="float">
            <text:p>20375</text:p>
          </table:table-cell>
          <table:table-cell office:value-type="float" office:value="20376" calcext:value-type="float">
            <text:p>20376</text:p>
          </table:table-cell>
          <table:table-cell office:value-type="string" calcext:value-type="string">
            <text:p>SANTA CRUZ AMILPA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IAN BARUCH CASTELLANOS RODRIGUEZ</text:p>
          </table:table-cell>
          <table:table-cell office:value-type="string" calcext:value-type="string">
            <text:p>DAVID GARCIA CRUZ</text:p>
          </table:table-cell>
          <table:table-cell office:value-type="string" calcext:value-type="string">
            <text:p>CI2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CRUZ AMILPAS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375" calcext:value-type="float">
            <text:p>20375</text:p>
          </table:table-cell>
          <table:table-cell office:value-type="float" office:value="20376" calcext:value-type="float">
            <text:p>20376</text:p>
          </table:table-cell>
          <table:table-cell office:value-type="string" calcext:value-type="string">
            <text:p>SANTA CRUZ AMILPA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ERIKA CRUZ GARCIA</text:p>
          </table:table-cell>
          <table:table-cell office:value-type="string" calcext:value-type="string">
            <text:p>LUZ ADRIANA PEREZ GARCIA</text:p>
          </table:table-cell>
          <table:table-cell office:value-type="string" calcext:value-type="string">
            <text:p>CI2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0375" calcext:value-type="float">
            <text:p>20375</text:p>
          </table:table-cell>
          <table:table-cell office:value-type="float" office:value="20376" calcext:value-type="float">
            <text:p>20376</text:p>
          </table:table-cell>
          <table:table-cell office:value-type="string" calcext:value-type="string">
            <text:p>SANTA CRUZ AMILPA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EBAN MORALES ORTEGA</text:p>
          </table:table-cell>
          <table:table-cell office:value-type="string" calcext:value-type="string">
            <text:p>HECTOR GONZALO FABIAN CRUZ</text:p>
          </table:table-cell>
          <table:table-cell office:value-type="string" calcext:value-type="string">
            <text:p>CI2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0375" calcext:value-type="float">
            <text:p>20375</text:p>
          </table:table-cell>
          <table:table-cell office:value-type="float" office:value="20376" calcext:value-type="float">
            <text:p>20376</text:p>
          </table:table-cell>
          <table:table-cell office:value-type="string" calcext:value-type="string">
            <text:p>SANTA CRUZ AMILPA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ZMIN RODRIGUEZ DIEGO</text:p>
          </table:table-cell>
          <table:table-cell office:value-type="string" calcext:value-type="string">
            <text:p>LISELDA HERNANDEZ CRUZ</text:p>
          </table:table-cell>
          <table:table-cell office:value-type="string" calcext:value-type="string">
            <text:p>CI2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0375" calcext:value-type="float">
            <text:p>20375</text:p>
          </table:table-cell>
          <table:table-cell office:value-type="float" office:value="20376" calcext:value-type="float">
            <text:p>20376</text:p>
          </table:table-cell>
          <table:table-cell office:value-type="string" calcext:value-type="string">
            <text:p>SANTA CRUZ AMILPA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RIQUETA VASQUEZ PEREZ</text:p>
          </table:table-cell>
          <table:table-cell office:value-type="string" calcext:value-type="string">
            <text:p>MONSERRAT ROJAS LOPEZ</text:p>
          </table:table-cell>
          <table:table-cell office:value-type="string" calcext:value-type="string">
            <text:p>CI2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0375" calcext:value-type="float">
            <text:p>20375</text:p>
          </table:table-cell>
          <table:table-cell office:value-type="float" office:value="20376" calcext:value-type="float">
            <text:p>20376</text:p>
          </table:table-cell>
          <table:table-cell office:value-type="string" calcext:value-type="string">
            <text:p>SANTA CRUZ AMILPA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STIN MORALES MORALES</text:p>
          </table:table-cell>
          <table:table-cell office:value-type="string" calcext:value-type="string">
            <text:p>JULIO CESAR ALVAREZ CORT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0375" calcext:value-type="float">
            <text:p>20375</text:p>
          </table:table-cell>
          <table:table-cell office:value-type="float" office:value="20376" calcext:value-type="float">
            <text:p>20376</text:p>
          </table:table-cell>
          <table:table-cell office:value-type="string" calcext:value-type="string">
            <text:p>SANTA CRUZ AMILPA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OLA JULIANA MORALES LOPEZ</text:p>
          </table:table-cell>
          <table:table-cell office:value-type="string" calcext:value-type="string">
            <text:p>CINTHYA MEJIA JIME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0377" calcext:value-type="float">
            <text:p>20377</text:p>
          </table:table-cell>
          <table:table-cell office:value-type="float" office:value="20378" calcext:value-type="float">
            <text:p>20378</text:p>
          </table:table-cell>
          <table:table-cell office:value-type="string" calcext:value-type="string">
            <text:p>SANTA CRUZ ITUNDUJI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AS LUCERO SANCHEZ</text:p>
          </table:table-cell>
          <table:table-cell office:value-type="string" calcext:value-type="string">
            <text:p>MAURO SARMIENTO JUAREZ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CRUZ ITUNDUJIA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0377" calcext:value-type="float">
            <text:p>20377</text:p>
          </table:table-cell>
          <table:table-cell office:value-type="float" office:value="20378" calcext:value-type="float">
            <text:p>20378</text:p>
          </table:table-cell>
          <table:table-cell office:value-type="string" calcext:value-type="string">
            <text:p>SANTA CRUZ ITUNDUJI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ZMIN JOSE CRUZ</text:p>
          </table:table-cell>
          <table:table-cell office:value-type="string" calcext:value-type="string">
            <text:p>LAURA ISABEL GARCIA ANGON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0377" calcext:value-type="float">
            <text:p>20377</text:p>
          </table:table-cell>
          <table:table-cell office:value-type="float" office:value="20378" calcext:value-type="float">
            <text:p>20378</text:p>
          </table:table-cell>
          <table:table-cell office:value-type="string" calcext:value-type="string">
            <text:p>SANTA CRUZ ITUNDUJI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URO LAZO GARCIA</text:p>
          </table:table-cell>
          <table:table-cell office:value-type="string" calcext:value-type="string">
            <text:p>VALENTE CRUZ RIAÑO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0377" calcext:value-type="float">
            <text:p>20377</text:p>
          </table:table-cell>
          <table:table-cell office:value-type="float" office:value="20378" calcext:value-type="float">
            <text:p>20378</text:p>
          </table:table-cell>
          <table:table-cell office:value-type="string" calcext:value-type="string">
            <text:p>SANTA CRUZ ITUNDUJI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ZABETH CRUZ CRUZ</text:p>
          </table:table-cell>
          <table:table-cell office:value-type="string" calcext:value-type="string">
            <text:p>PAULITA YOLANDA ANGON ALAVEZ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377" calcext:value-type="float">
            <text:p>20377</text:p>
          </table:table-cell>
          <table:table-cell office:value-type="float" office:value="20378" calcext:value-type="float">
            <text:p>20378</text:p>
          </table:table-cell>
          <table:table-cell office:value-type="string" calcext:value-type="string">
            <text:p>SANTA CRUZ ITUNDUJI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DITH ALFARO VAZQUEZ</text:p>
          </table:table-cell>
          <table:table-cell office:value-type="string" calcext:value-type="string">
            <text:p>VIOLETA YTAYEZI HERNANDEZ JOSE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0377" calcext:value-type="float">
            <text:p>20377</text:p>
          </table:table-cell>
          <table:table-cell office:value-type="float" office:value="20378" calcext:value-type="float">
            <text:p>20378</text:p>
          </table:table-cell>
          <table:table-cell office:value-type="string" calcext:value-type="string">
            <text:p>SANTA CRUZ ITUNDUJI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SANCHEZ SALMORAN</text:p>
          </table:table-cell>
          <table:table-cell office:value-type="string" calcext:value-type="string">
            <text:p>GABRIEL BALDOMERO RAMIREZ OSEGUERA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0377" calcext:value-type="float">
            <text:p>20377</text:p>
          </table:table-cell>
          <table:table-cell office:value-type="float" office:value="20378" calcext:value-type="float">
            <text:p>20378</text:p>
          </table:table-cell>
          <table:table-cell office:value-type="string" calcext:value-type="string">
            <text:p>SANTA CRUZ ITUNDUJI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ELINO GARCIA ACUÑA</text:p>
          </table:table-cell>
          <table:table-cell office:value-type="string" calcext:value-type="string">
            <text:p>FRANCISCO JAVIER JOSE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0381" calcext:value-type="float">
            <text:p>20381</text:p>
          </table:table-cell>
          <table:table-cell office:value-type="float" office:value="20382" calcext:value-type="float">
            <text:p>20382</text:p>
          </table:table-cell>
          <table:table-cell office:value-type="string" calcext:value-type="string">
            <text:p>SANTA CRUZ TACACHE DE MI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CHITL AGUIRRE MENDEZ</text:p>
          </table:table-cell>
          <table:table-cell office:value-type="string" calcext:value-type="string">
            <text:p>ENEIDA MARILI BRAVO AGUIRRE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CRUZ TACACHE DE MINA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0381" calcext:value-type="float">
            <text:p>20381</text:p>
          </table:table-cell>
          <table:table-cell office:value-type="float" office:value="20382" calcext:value-type="float">
            <text:p>20382</text:p>
          </table:table-cell>
          <table:table-cell office:value-type="string" calcext:value-type="string">
            <text:p>SANTA CRUZ TACACHE DE MI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MULO JUAN MENDEZ RAMIREZ</text:p>
          </table:table-cell>
          <table:table-cell office:value-type="string" calcext:value-type="string">
            <text:p>ANTONIO CRISTINO BALBUENA GUERRER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0381" calcext:value-type="float">
            <text:p>20381</text:p>
          </table:table-cell>
          <table:table-cell office:value-type="float" office:value="20382" calcext:value-type="float">
            <text:p>20382</text:p>
          </table:table-cell>
          <table:table-cell office:value-type="string" calcext:value-type="string">
            <text:p>SANTA CRUZ TACACHE DE MI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IA EUFEMIA MENDEZ RAMIREZ</text:p>
          </table:table-cell>
          <table:table-cell office:value-type="string" calcext:value-type="string">
            <text:p>CLARIZA MARIN BRAV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0381" calcext:value-type="float">
            <text:p>20381</text:p>
          </table:table-cell>
          <table:table-cell office:value-type="float" office:value="20382" calcext:value-type="float">
            <text:p>20382</text:p>
          </table:table-cell>
          <table:table-cell office:value-type="string" calcext:value-type="string">
            <text:p>SANTA CRUZ TACACHE DE MIN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CIO JOSE MARIN PALAFOX</text:p>
          </table:table-cell>
          <table:table-cell office:value-type="string" calcext:value-type="string">
            <text:p>ROLANDO ALBERTO MENDEZ HUEY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0381" calcext:value-type="float">
            <text:p>20381</text:p>
          </table:table-cell>
          <table:table-cell office:value-type="float" office:value="20382" calcext:value-type="float">
            <text:p>20382</text:p>
          </table:table-cell>
          <table:table-cell office:value-type="string" calcext:value-type="string">
            <text:p>SANTA CRUZ TACACHE DE MIN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ZAYANA DANIELA MARIN SILVA</text:p>
          </table:table-cell>
          <table:table-cell office:value-type="string" calcext:value-type="string">
            <text:p>NAYELI RAMIREZ SILV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0381" calcext:value-type="float">
            <text:p>20381</text:p>
          </table:table-cell>
          <table:table-cell office:value-type="float" office:value="20382" calcext:value-type="float">
            <text:p>20382</text:p>
          </table:table-cell>
          <table:table-cell office:value-type="string" calcext:value-type="string">
            <text:p>SANTA CRUZ TACACHE DE MI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ILIANO RAUL FABIO SANCHEZ SILVA</text:p>
          </table:table-cell>
          <table:table-cell office:value-type="string" calcext:value-type="string">
            <text:p>ELFEGO TIOFILO MENDEZ RAMIREZ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0381" calcext:value-type="float">
            <text:p>20381</text:p>
          </table:table-cell>
          <table:table-cell office:value-type="float" office:value="20382" calcext:value-type="float">
            <text:p>20382</text:p>
          </table:table-cell>
          <table:table-cell office:value-type="string" calcext:value-type="string">
            <text:p>SANTA CRUZ TACACHE DE MI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INA CORTES SOLI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VACIO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385" calcext:value-type="float">
            <text:p>20385</text:p>
          </table:table-cell>
          <table:table-cell office:value-type="float" office:value="20386" calcext:value-type="float">
            <text:p>20386</text:p>
          </table:table-cell>
          <table:table-cell office:value-type="string" calcext:value-type="string">
            <text:p>SANTA CRUZ XOXOCOTLA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CY NATALIA BENITEZ ZARATE</text:p>
          </table:table-cell>
          <table:table-cell office:value-type="string" calcext:value-type="string">
            <text:p>REINA DEL CARMEN QUIROZ ENRIQUEZ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CRUZ XOXOCOTLAN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0385" calcext:value-type="float">
            <text:p>20385</text:p>
          </table:table-cell>
          <table:table-cell office:value-type="float" office:value="20386" calcext:value-type="float">
            <text:p>20386</text:p>
          </table:table-cell>
          <table:table-cell office:value-type="string" calcext:value-type="string">
            <text:p>SANTA CRUZ XOXOCOTLA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MAR BERNAL SANTIAGO</text:p>
          </table:table-cell>
          <table:table-cell office:value-type="string" calcext:value-type="string">
            <text:p>IGNACIO DANIEL RIOS CONTRERAS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0385" calcext:value-type="float">
            <text:p>20385</text:p>
          </table:table-cell>
          <table:table-cell office:value-type="float" office:value="20386" calcext:value-type="float">
            <text:p>20386</text:p>
          </table:table-cell>
          <table:table-cell office:value-type="string" calcext:value-type="string">
            <text:p>SANTA CRUZ XOXOCOTL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 LILIA AGUILAR PACHECO</text:p>
          </table:table-cell>
          <table:table-cell office:value-type="string" calcext:value-type="string">
            <text:p>MARIANA TIBURCIO ANTONIO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0385" calcext:value-type="float">
            <text:p>20385</text:p>
          </table:table-cell>
          <table:table-cell office:value-type="float" office:value="20386" calcext:value-type="float">
            <text:p>20386</text:p>
          </table:table-cell>
          <table:table-cell office:value-type="string" calcext:value-type="string">
            <text:p>SANTA CRUZ XOXOCOTLAN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FILO MARTINEZ AGUDO</text:p>
          </table:table-cell>
          <table:table-cell office:value-type="string" calcext:value-type="string">
            <text:p>BLADIEL MIJAIL GARCIA VELASCO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0385" calcext:value-type="float">
            <text:p>20385</text:p>
          </table:table-cell>
          <table:table-cell office:value-type="float" office:value="20386" calcext:value-type="float">
            <text:p>20386</text:p>
          </table:table-cell>
          <table:table-cell office:value-type="string" calcext:value-type="string">
            <text:p>SANTA CRUZ XOXOCOTLAN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ZEL ARMIDA AQUINO GARCIA</text:p>
          </table:table-cell>
          <table:table-cell office:value-type="string" calcext:value-type="string">
            <text:p>EVA SANTIAGO VILLANUEVA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0385" calcext:value-type="float">
            <text:p>20385</text:p>
          </table:table-cell>
          <table:table-cell office:value-type="float" office:value="20386" calcext:value-type="float">
            <text:p>20386</text:p>
          </table:table-cell>
          <table:table-cell office:value-type="string" calcext:value-type="string">
            <text:p>SANTA CRUZ XOXOCOTLAN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CIO CORTES RODRIGUEZ</text:p>
          </table:table-cell>
          <table:table-cell office:value-type="string" calcext:value-type="string">
            <text:p>NANCY ARIADNA MARTINEZ LOPEZ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0385" calcext:value-type="float">
            <text:p>20385</text:p>
          </table:table-cell>
          <table:table-cell office:value-type="float" office:value="20386" calcext:value-type="float">
            <text:p>20386</text:p>
          </table:table-cell>
          <table:table-cell office:value-type="string" calcext:value-type="string">
            <text:p>SANTA CRUZ XOXOCOTLAN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BRIELA GRICEL MATIAS NARVAEZ</text:p>
          </table:table-cell>
          <table:table-cell office:value-type="string" calcext:value-type="string">
            <text:p>FLOR RIVERA HERNANDEZ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0385" calcext:value-type="float">
            <text:p>20385</text:p>
          </table:table-cell>
          <table:table-cell office:value-type="float" office:value="20386" calcext:value-type="float">
            <text:p>20386</text:p>
          </table:table-cell>
          <table:table-cell office:value-type="string" calcext:value-type="string">
            <text:p>SANTA CRUZ XOXOCOTLAN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IBAL MARCOS SILVA ARELLANEZ</text:p>
          </table:table-cell>
          <table:table-cell office:value-type="string" calcext:value-type="string">
            <text:p>MARCO ANTONIO GARCIA CRUZ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0385" calcext:value-type="float">
            <text:p>20385</text:p>
          </table:table-cell>
          <table:table-cell office:value-type="float" office:value="20386" calcext:value-type="float">
            <text:p>20386</text:p>
          </table:table-cell>
          <table:table-cell office:value-type="string" calcext:value-type="string">
            <text:p>SANTA CRUZ XOXOCOTLAN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OBYN LESLYE CONTRERAS GARCIA</text:p>
          </table:table-cell>
          <table:table-cell office:value-type="string" calcext:value-type="string">
            <text:p>FERNANDA ISABEL CRUZ DOMINGUEZ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0385" calcext:value-type="float">
            <text:p>20385</text:p>
          </table:table-cell>
          <table:table-cell office:value-type="float" office:value="20386" calcext:value-type="float">
            <text:p>20386</text:p>
          </table:table-cell>
          <table:table-cell office:value-type="string" calcext:value-type="string">
            <text:p>SANTA CRUZ XOXOCOTLA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HNNY RAMIREZ CRUZ</text:p>
          </table:table-cell>
          <table:table-cell office:value-type="string" calcext:value-type="string">
            <text:p>REYNA GABRIELA RODRIGUEZ RUIZ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0385" calcext:value-type="float">
            <text:p>20385</text:p>
          </table:table-cell>
          <table:table-cell office:value-type="float" office:value="20386" calcext:value-type="float">
            <text:p>20386</text:p>
          </table:table-cell>
          <table:table-cell office:value-type="string" calcext:value-type="string">
            <text:p>SANTA CRUZ XOXOCOTLA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LDA PEREZ PACHECO</text:p>
          </table:table-cell>
          <table:table-cell office:value-type="string" calcext:value-type="string">
            <text:p>EUSTOLIA ZAVALETA CHAVEZ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385" calcext:value-type="float">
            <text:p>20385</text:p>
          </table:table-cell>
          <table:table-cell office:value-type="float" office:value="20386" calcext:value-type="float">
            <text:p>20386</text:p>
          </table:table-cell>
          <table:table-cell office:value-type="string" calcext:value-type="string">
            <text:p>SANTA CRUZ XOXOCOTLA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CENTE CASTELLANOS ALEJOS</text:p>
          </table:table-cell>
          <table:table-cell office:value-type="string" calcext:value-type="string">
            <text:p>JESUS EDUARDO ARAGON GARNIC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0385" calcext:value-type="float">
            <text:p>20385</text:p>
          </table:table-cell>
          <table:table-cell office:value-type="float" office:value="20386" calcext:value-type="float">
            <text:p>20386</text:p>
          </table:table-cell>
          <table:table-cell office:value-type="string" calcext:value-type="string">
            <text:p>SANTA CRUZ XOXOCOTLA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LA LIZBETH MORALES CELIS</text:p>
          </table:table-cell>
          <table:table-cell office:value-type="string" calcext:value-type="string">
            <text:p>MARIA JOSE DIAZ VELASC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0385" calcext:value-type="float">
            <text:p>20385</text:p>
          </table:table-cell>
          <table:table-cell office:value-type="float" office:value="20386" calcext:value-type="float">
            <text:p>20386</text:p>
          </table:table-cell>
          <table:table-cell office:value-type="string" calcext:value-type="string">
            <text:p>SANTA CRUZ XOXOCOTL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IER MATIAS AQUINO</text:p>
          </table:table-cell>
          <table:table-cell office:value-type="string" calcext:value-type="string">
            <text:p>CESAR ANTONIO LOPEZ CRU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0385" calcext:value-type="float">
            <text:p>20385</text:p>
          </table:table-cell>
          <table:table-cell office:value-type="float" office:value="20386" calcext:value-type="float">
            <text:p>20386</text:p>
          </table:table-cell>
          <table:table-cell office:value-type="string" calcext:value-type="string">
            <text:p>SANTA CRUZ XOXOCOTLA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DDY GIL PINEDA GOPAR</text:p>
          </table:table-cell>
          <table:table-cell office:value-type="string" calcext:value-type="string">
            <text:p>REVERIANO ANDRES CHAGOYA CORRES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0385" calcext:value-type="float">
            <text:p>20385</text:p>
          </table:table-cell>
          <table:table-cell office:value-type="float" office:value="20386" calcext:value-type="float">
            <text:p>20386</text:p>
          </table:table-cell>
          <table:table-cell office:value-type="string" calcext:value-type="string">
            <text:p>SANTA CRUZ XOXOCOTLA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 REYNA LOPEZ MARTINEZ</text:p>
          </table:table-cell>
          <table:table-cell office:value-type="string" calcext:value-type="string">
            <text:p>CARLA SALAZAR PEREZ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387" calcext:value-type="float">
            <text:p>20387</text:p>
          </table:table-cell>
          <table:table-cell office:value-type="float" office:value="20388" calcext:value-type="float">
            <text:p>20388</text:p>
          </table:table-cell>
          <table:table-cell office:value-type="string" calcext:value-type="string">
            <text:p>SANTA GERTRUDI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 SUMANO MENDOZA</text:p>
          </table:table-cell>
          <table:table-cell office:value-type="string" calcext:value-type="string">
            <text:p>MARIA ARANGO RAMI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GERTRUDIS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387" calcext:value-type="float">
            <text:p>20387</text:p>
          </table:table-cell>
          <table:table-cell office:value-type="float" office:value="20388" calcext:value-type="float">
            <text:p>20388</text:p>
          </table:table-cell>
          <table:table-cell office:value-type="string" calcext:value-type="string">
            <text:p>SANTA GERTRUDI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OCENTE CONTRERAS RAMIREZ</text:p>
          </table:table-cell>
          <table:table-cell office:value-type="string" calcext:value-type="string">
            <text:p>JOSE LUIS GARCIA MALDONAD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0387" calcext:value-type="float">
            <text:p>20387</text:p>
          </table:table-cell>
          <table:table-cell office:value-type="float" office:value="20388" calcext:value-type="float">
            <text:p>20388</text:p>
          </table:table-cell>
          <table:table-cell office:value-type="string" calcext:value-type="string">
            <text:p>SANTA GERTRUDI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TA ANAHI MORA ARANGO</text:p>
          </table:table-cell>
          <table:table-cell office:value-type="string" calcext:value-type="string">
            <text:p>ARACELI REYES RIV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0387" calcext:value-type="float">
            <text:p>20387</text:p>
          </table:table-cell>
          <table:table-cell office:value-type="float" office:value="20388" calcext:value-type="float">
            <text:p>20388</text:p>
          </table:table-cell>
          <table:table-cell office:value-type="string" calcext:value-type="string">
            <text:p>SANTA GERTRUDI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LAXIS GERARDO MALDONADO LOPEZ</text:p>
          </table:table-cell>
          <table:table-cell office:value-type="string" calcext:value-type="string">
            <text:p>DULCE CONCEPCION IBAÑEZ MALDONAD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387" calcext:value-type="float">
            <text:p>20387</text:p>
          </table:table-cell>
          <table:table-cell office:value-type="float" office:value="20388" calcext:value-type="float">
            <text:p>20388</text:p>
          </table:table-cell>
          <table:table-cell office:value-type="string" calcext:value-type="string">
            <text:p>SANTA GERTRUDI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EFANY DOLORES DIAZ GARCIA</text:p>
          </table:table-cell>
          <table:table-cell office:value-type="string" calcext:value-type="string">
            <text:p>MARIA DE LOS ANGELES AVENDAÑO RAMI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0387" calcext:value-type="float">
            <text:p>20387</text:p>
          </table:table-cell>
          <table:table-cell office:value-type="float" office:value="20388" calcext:value-type="float">
            <text:p>20388</text:p>
          </table:table-cell>
          <table:table-cell office:value-type="string" calcext:value-type="string">
            <text:p>SANTA GERTRUDI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ELIA MIREYA MENDEZ PEREZ</text:p>
          </table:table-cell>
          <table:table-cell office:value-type="string" calcext:value-type="string">
            <text:p>ISIDRA GARCIA GIJ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0387" calcext:value-type="float">
            <text:p>20387</text:p>
          </table:table-cell>
          <table:table-cell office:value-type="float" office:value="20388" calcext:value-type="float">
            <text:p>20388</text:p>
          </table:table-cell>
          <table:table-cell office:value-type="string" calcext:value-type="string">
            <text:p>SANTA GERTRUDI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AN ALBERTO RODRIGUEZ SARMIENTO</text:p>
          </table:table-cell>
          <table:table-cell office:value-type="string" calcext:value-type="string">
            <text:p>APOLINAR LOPEZ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0390" calcext:value-type="float">
            <text:p>20390</text:p>
          </table:table-cell>
          <table:table-cell office:value-type="float" office:value="20392" calcext:value-type="float">
            <text:p>20392</text:p>
          </table:table-cell>
          <table:table-cell office:value-type="string" calcext:value-type="string">
            <text:p>SANTA LUCIA DEL CAMIN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CARLOS GARCIA MARQUEZ</text:p>
          </table:table-cell>
          <table:table-cell office:value-type="string" calcext:value-type="string">
            <text:p>JORGE GIL LOPEZ ESTEVA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LUCIA DEL CAMINO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0390" calcext:value-type="float">
            <text:p>20390</text:p>
          </table:table-cell>
          <table:table-cell office:value-type="float" office:value="20392" calcext:value-type="float">
            <text:p>20392</text:p>
          </table:table-cell>
          <table:table-cell office:value-type="string" calcext:value-type="string">
            <text:p>SANTA LUCIA DEL CAMIN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IPINA AGUILAR JERONIMO</text:p>
          </table:table-cell>
          <table:table-cell office:value-type="string" calcext:value-type="string">
            <text:p>MARIA MONTES MARTINEZ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0390" calcext:value-type="float">
            <text:p>20390</text:p>
          </table:table-cell>
          <table:table-cell office:value-type="float" office:value="20392" calcext:value-type="float">
            <text:p>20392</text:p>
          </table:table-cell>
          <table:table-cell office:value-type="string" calcext:value-type="string">
            <text:p>SANTA LUCIA DEL CAMIN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BEN CRUZ GARCIA</text:p>
          </table:table-cell>
          <table:table-cell office:value-type="string" calcext:value-type="string">
            <text:p>HECTOR ANTONIO VILLANUEVA ALONSO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0390" calcext:value-type="float">
            <text:p>20390</text:p>
          </table:table-cell>
          <table:table-cell office:value-type="float" office:value="20392" calcext:value-type="float">
            <text:p>20392</text:p>
          </table:table-cell>
          <table:table-cell office:value-type="string" calcext:value-type="string">
            <text:p>SANTA LUCIA DEL CAMINO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IAM ORTIZ PEREZ</text:p>
          </table:table-cell>
          <table:table-cell office:value-type="string" calcext:value-type="string">
            <text:p>IVONNE DONAJI HEREDIA CRUZ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0390" calcext:value-type="float">
            <text:p>20390</text:p>
          </table:table-cell>
          <table:table-cell office:value-type="float" office:value="20392" calcext:value-type="float">
            <text:p>20392</text:p>
          </table:table-cell>
          <table:table-cell office:value-type="string" calcext:value-type="string">
            <text:p>SANTA LUCIA DEL CAMINO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MAS FLAVIO CORTES VICENTE</text:p>
          </table:table-cell>
          <table:table-cell office:value-type="string" calcext:value-type="string">
            <text:p>HUGO JARIF COLMENARES LEYVA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0390" calcext:value-type="float">
            <text:p>20390</text:p>
          </table:table-cell>
          <table:table-cell office:value-type="float" office:value="20392" calcext:value-type="float">
            <text:p>20392</text:p>
          </table:table-cell>
          <table:table-cell office:value-type="string" calcext:value-type="string">
            <text:p>SANTA LUCIA DEL CAMINO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LIAN DEL CARMEN SUMANO JUAN</text:p>
          </table:table-cell>
          <table:table-cell office:value-type="string" calcext:value-type="string">
            <text:p>LORENA MONTSERRAT ROBLES BAÑOS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0390" calcext:value-type="float">
            <text:p>20390</text:p>
          </table:table-cell>
          <table:table-cell office:value-type="float" office:value="20392" calcext:value-type="float">
            <text:p>20392</text:p>
          </table:table-cell>
          <table:table-cell office:value-type="string" calcext:value-type="string">
            <text:p>SANTA LUCIA DEL CAMIN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IDRO LEON DIAZ MANCERA</text:p>
          </table:table-cell>
          <table:table-cell office:value-type="string" calcext:value-type="string">
            <text:p>ISABEL DELFINA GARCIA MENDOZA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390" calcext:value-type="float">
            <text:p>20390</text:p>
          </table:table-cell>
          <table:table-cell office:value-type="float" office:value="20392" calcext:value-type="float">
            <text:p>20392</text:p>
          </table:table-cell>
          <table:table-cell office:value-type="string" calcext:value-type="string">
            <text:p>SANTA LUCIA DEL CAMINO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DREA JAQUELINE TEJADA GARCES</text:p>
          </table:table-cell>
          <table:table-cell office:value-type="string" calcext:value-type="string">
            <text:p>LORENA JIMENEZ MARTINEZ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0390" calcext:value-type="float">
            <text:p>20390</text:p>
          </table:table-cell>
          <table:table-cell office:value-type="float" office:value="20392" calcext:value-type="float">
            <text:p>20392</text:p>
          </table:table-cell>
          <table:table-cell office:value-type="string" calcext:value-type="string">
            <text:p>SANTA LUCIA DEL CAMINO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ANA ISABEL MALDONADO GARCIA</text:p>
          </table:table-cell>
          <table:table-cell office:value-type="string" calcext:value-type="string">
            <text:p>ROSA MARIA PEÑA LOPEZ</text:p>
          </table:table-cell>
          <table:table-cell office:value-type="string" calcext:value-type="string">
            <text:p>CANDIDATURA COMUN PVEM-MORENA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0390" calcext:value-type="float">
            <text:p>20390</text:p>
          </table:table-cell>
          <table:table-cell office:value-type="float" office:value="20392" calcext:value-type="float">
            <text:p>20392</text:p>
          </table:table-cell>
          <table:table-cell office:value-type="string" calcext:value-type="string">
            <text:p>SANTA LUCIA DEL CAMIN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REY LOPEZ MARTINEZ</text:p>
          </table:table-cell>
          <table:table-cell office:value-type="string" calcext:value-type="string">
            <text:p>CHRISTIAN ANDRES CANSECO MELGAREJ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0390" calcext:value-type="float">
            <text:p>20390</text:p>
          </table:table-cell>
          <table:table-cell office:value-type="float" office:value="20392" calcext:value-type="float">
            <text:p>20392</text:p>
          </table:table-cell>
          <table:table-cell office:value-type="string" calcext:value-type="string">
            <text:p>SANTA LUCIA DEL CAMIN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A RAFAELA DIAZ GARCIA</text:p>
          </table:table-cell>
          <table:table-cell office:value-type="string" calcext:value-type="string">
            <text:p>BEATRIZ ARACELI MELLADO BAUTIST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0390" calcext:value-type="float">
            <text:p>20390</text:p>
          </table:table-cell>
          <table:table-cell office:value-type="float" office:value="20392" calcext:value-type="float">
            <text:p>20392</text:p>
          </table:table-cell>
          <table:table-cell office:value-type="string" calcext:value-type="string">
            <text:p>SANTA LUCIA DEL CAMIN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R REYES MENDEZ</text:p>
          </table:table-cell>
          <table:table-cell office:value-type="string" calcext:value-type="string">
            <text:p>VALENTE WILFRIDO CRUZ GUTIERR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0390" calcext:value-type="float">
            <text:p>20390</text:p>
          </table:table-cell>
          <table:table-cell office:value-type="float" office:value="20392" calcext:value-type="float">
            <text:p>20392</text:p>
          </table:table-cell>
          <table:table-cell office:value-type="string" calcext:value-type="string">
            <text:p>SANTA LUCIA DEL CAMIN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SELDA XOCHITL LOPEZ VASQUEZ</text:p>
          </table:table-cell>
          <table:table-cell office:value-type="string" calcext:value-type="string">
            <text:p>LETICIA LOPEZ HERNA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397" calcext:value-type="float">
            <text:p>20397</text:p>
          </table:table-cell>
          <table:table-cell office:value-type="float" office:value="20553" calcext:value-type="float">
            <text:p>20553</text:p>
          </table:table-cell>
          <table:table-cell office:value-type="string" calcext:value-type="string">
            <text:p>HEROICA CIUDAD DE TLAXIAC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GE OCTAVIO HERNANDEZ MARTINEZ</text:p>
          </table:table-cell>
          <table:table-cell office:value-type="string" calcext:value-type="string">
            <text:p>RAFAEL CRUZ SANTIAGO</text:p>
          </table:table-cell>
          <table:table-cell office:value-type="string" calcext:value-type="string">
            <text:p>CANDIDATURA COMUN 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FXMO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EROICA CIUDAD DE TLAXIAC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397" calcext:value-type="float">
            <text:p>20397</text:p>
          </table:table-cell>
          <table:table-cell office:value-type="float" office:value="20553" calcext:value-type="float">
            <text:p>20553</text:p>
          </table:table-cell>
          <table:table-cell office:value-type="string" calcext:value-type="string">
            <text:p>HEROICA CIUDAD DE TLAXIAC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ELA ARACELI PEREZ RAMIREZ</text:p>
          </table:table-cell>
          <table:table-cell office:value-type="string" calcext:value-type="string">
            <text:p>GUADALUPE VELASCO VASQUEZ</text:p>
          </table:table-cell>
          <table:table-cell office:value-type="string" calcext:value-type="string">
            <text:p>CANDIDATURA COMUN 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FXMO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397" calcext:value-type="float">
            <text:p>20397</text:p>
          </table:table-cell>
          <table:table-cell office:value-type="float" office:value="20553" calcext:value-type="float">
            <text:p>20553</text:p>
          </table:table-cell>
          <table:table-cell office:value-type="string" calcext:value-type="string">
            <text:p>HEROICA CIUDAD DE TLAXIAC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O ANTONIO TORRES LOPEZ</text:p>
          </table:table-cell>
          <table:table-cell office:value-type="string" calcext:value-type="string">
            <text:p>ANGEL HERNANDEZ ORTIZ</text:p>
          </table:table-cell>
          <table:table-cell office:value-type="string" calcext:value-type="string">
            <text:p>CANDIDATURA COMUN 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FXMO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397" calcext:value-type="float">
            <text:p>20397</text:p>
          </table:table-cell>
          <table:table-cell office:value-type="float" office:value="20553" calcext:value-type="float">
            <text:p>20553</text:p>
          </table:table-cell>
          <table:table-cell office:value-type="string" calcext:value-type="string">
            <text:p>HEROICA CIUDAD DE TLAXIACO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DIA GONZALEZ CRUZ</text:p>
          </table:table-cell>
          <table:table-cell office:value-type="string" calcext:value-type="string">
            <text:p>CYNTHIA MAGALLY PEREZ ORTIZ</text:p>
          </table:table-cell>
          <table:table-cell office:value-type="string" calcext:value-type="string">
            <text:p>CANDIDATURA COMUN 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FXMO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397" calcext:value-type="float">
            <text:p>20397</text:p>
          </table:table-cell>
          <table:table-cell office:value-type="float" office:value="20553" calcext:value-type="float">
            <text:p>20553</text:p>
          </table:table-cell>
          <table:table-cell office:value-type="string" calcext:value-type="string">
            <text:p>HEROICA CIUDAD DE TLAXIAC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MAR CORTES VAZQUEZ</text:p>
          </table:table-cell>
          <table:table-cell office:value-type="string" calcext:value-type="string">
            <text:p>JUAN SENOBIO CRUZ REYES</text:p>
          </table:table-cell>
          <table:table-cell office:value-type="string" calcext:value-type="string">
            <text:p>CANDIDATURA COMUN 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FXMO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397" calcext:value-type="float">
            <text:p>20397</text:p>
          </table:table-cell>
          <table:table-cell office:value-type="float" office:value="20553" calcext:value-type="float">
            <text:p>20553</text:p>
          </table:table-cell>
          <table:table-cell office:value-type="string" calcext:value-type="string">
            <text:p>HEROICA CIUDAD DE TLAXIAC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MA NELLY BAUTISTA ROSAS</text:p>
          </table:table-cell>
          <table:table-cell office:value-type="string" calcext:value-type="string">
            <text:p>CRISTINA GUADALUPE ROJAS JIMENEZ</text:p>
          </table:table-cell>
          <table:table-cell office:value-type="string" calcext:value-type="string">
            <text:p>CANDIDATURA COMUN 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FXMO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397" calcext:value-type="float">
            <text:p>20397</text:p>
          </table:table-cell>
          <table:table-cell office:value-type="float" office:value="20553" calcext:value-type="float">
            <text:p>20553</text:p>
          </table:table-cell>
          <table:table-cell office:value-type="string" calcext:value-type="string">
            <text:p>HEROICA CIUDAD DE TLAXIAC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IKA MAGALI ORTIZ SANTIAGO</text:p>
          </table:table-cell>
          <table:table-cell office:value-type="string" calcext:value-type="string">
            <text:p>ADECARI HERNANDEZ LOPEZ</text:p>
          </table:table-cell>
          <table:table-cell office:value-type="string" calcext:value-type="string">
            <text:p>CANDIDATURA COMUN NAO-FXM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FXMO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397" calcext:value-type="float">
            <text:p>20397</text:p>
          </table:table-cell>
          <table:table-cell office:value-type="float" office:value="20553" calcext:value-type="float">
            <text:p>20553</text:p>
          </table:table-cell>
          <table:table-cell office:value-type="string" calcext:value-type="string">
            <text:p>HEROICA CIUDAD DE TLAXIAC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GNACIO SANJUAN REYES</text:p>
          </table:table-cell>
          <table:table-cell office:value-type="string" calcext:value-type="string">
            <text:p>CI4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397" calcext:value-type="float">
            <text:p>20397</text:p>
          </table:table-cell>
          <table:table-cell office:value-type="float" office:value="20553" calcext:value-type="float">
            <text:p>20553</text:p>
          </table:table-cell>
          <table:table-cell office:value-type="string" calcext:value-type="string">
            <text:p>HEROICA CIUDAD DE TLAXIAC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GUEL DE JESUS PEREZ VASQUEZ</text:p>
          </table:table-cell>
          <table:table-cell office:value-type="string" calcext:value-type="string">
            <text:p>EUDEMO ROGELIO ROSAS GUZMAN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397" calcext:value-type="float">
            <text:p>20397</text:p>
          </table:table-cell>
          <table:table-cell office:value-type="float" office:value="20553" calcext:value-type="float">
            <text:p>20553</text:p>
          </table:table-cell>
          <table:table-cell office:value-type="string" calcext:value-type="string">
            <text:p>HEROICA CIUDAD DE TLAXIAC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HA CRUZ REYES</text:p>
          </table:table-cell>
          <table:table-cell office:value-type="string" calcext:value-type="string">
            <text:p>LIZZETE VENTURA HERNAND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0402" calcext:value-type="float">
            <text:p>20402</text:p>
          </table:table-cell>
          <table:table-cell office:value-type="float" office:value="20407" calcext:value-type="float">
            <text:p>20407</text:p>
          </table:table-cell>
          <table:table-cell office:value-type="string" calcext:value-type="string">
            <text:p>SANTA MARIA CORTIJ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ILO IGNACIO AVILA AYONA</text:p>
          </table:table-cell>
          <table:table-cell office:value-type="string" calcext:value-type="string">
            <text:p>JOSE MARIA MAGDALENO ROJAS LOPE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MARIA CORTIJO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402" calcext:value-type="float">
            <text:p>20402</text:p>
          </table:table-cell>
          <table:table-cell office:value-type="float" office:value="20407" calcext:value-type="float">
            <text:p>20407</text:p>
          </table:table-cell>
          <table:table-cell office:value-type="string" calcext:value-type="string">
            <text:p>SANTA MARIA CORTIJO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RAIDA YERALDINHT VARGAS SERRANO</text:p>
          </table:table-cell>
          <table:table-cell office:value-type="string" calcext:value-type="string">
            <text:p>ANTONIA RAMOS LOPE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0402" calcext:value-type="float">
            <text:p>20402</text:p>
          </table:table-cell>
          <table:table-cell office:value-type="float" office:value="20407" calcext:value-type="float">
            <text:p>20407</text:p>
          </table:table-cell>
          <table:table-cell office:value-type="string" calcext:value-type="string">
            <text:p>SANTA MARIA CORTIJ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VERIANO BERNABE AYONA HERNANDEZ</text:p>
          </table:table-cell>
          <table:table-cell office:value-type="string" calcext:value-type="string">
            <text:p>BLAS CELERINO LOPEZ CALLEJ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0402" calcext:value-type="float">
            <text:p>20402</text:p>
          </table:table-cell>
          <table:table-cell office:value-type="float" office:value="20407" calcext:value-type="float">
            <text:p>20407</text:p>
          </table:table-cell>
          <table:table-cell office:value-type="string" calcext:value-type="string">
            <text:p>SANTA MARIA CORTIJO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ELDA ACEVEDO BAUTISTA</text:p>
          </table:table-cell>
          <table:table-cell office:value-type="string" calcext:value-type="string">
            <text:p>ROSA BARBARA VARGAS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0402" calcext:value-type="float">
            <text:p>20402</text:p>
          </table:table-cell>
          <table:table-cell office:value-type="float" office:value="20407" calcext:value-type="float">
            <text:p>20407</text:p>
          </table:table-cell>
          <table:table-cell office:value-type="string" calcext:value-type="string">
            <text:p>SANTA MARIA CORTIJO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A MUJICA ARELLANO</text:p>
          </table:table-cell>
          <table:table-cell office:value-type="string" calcext:value-type="string">
            <text:p>CECILIA TITA HERNANDEZ DOMINGUE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0402" calcext:value-type="float">
            <text:p>20402</text:p>
          </table:table-cell>
          <table:table-cell office:value-type="float" office:value="20407" calcext:value-type="float">
            <text:p>20407</text:p>
          </table:table-cell>
          <table:table-cell office:value-type="string" calcext:value-type="string">
            <text:p>SANTA MARIA CORTIJ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SBAN CARMONA TORRES</text:p>
          </table:table-cell>
          <table:table-cell office:value-type="string" calcext:value-type="string">
            <text:p>LUIS ALBERTO TORRALBA MOREN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0402" calcext:value-type="float">
            <text:p>20402</text:p>
          </table:table-cell>
          <table:table-cell office:value-type="float" office:value="20407" calcext:value-type="float">
            <text:p>20407</text:p>
          </table:table-cell>
          <table:table-cell office:value-type="string" calcext:value-type="string">
            <text:p>SANTA MARIA CORTIJO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ISTINA MARCELA AGUSTINIANO ARELLANES</text:p>
          </table:table-cell>
          <table:table-cell office:value-type="string" calcext:value-type="string">
            <text:p>HIGINIA HORTENCIA SERRANO MARICHE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0413" calcext:value-type="float">
            <text:p>20413</text:p>
          </table:table-cell>
          <table:table-cell office:value-type="float" office:value="20414" calcext:value-type="float">
            <text:p>20414</text:p>
          </table:table-cell>
          <table:table-cell office:value-type="string" calcext:value-type="string">
            <text:p>SANTA MARIA HUATULC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O CESAR CARDENAS ORTEGA</text:p>
          </table:table-cell>
          <table:table-cell office:value-type="string" calcext:value-type="string">
            <text:p>GIOVANI JIMENEZ CASTILL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MARIA HUATULCO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0413" calcext:value-type="float">
            <text:p>20413</text:p>
          </table:table-cell>
          <table:table-cell office:value-type="float" office:value="20414" calcext:value-type="float">
            <text:p>20414</text:p>
          </table:table-cell>
          <table:table-cell office:value-type="string" calcext:value-type="string">
            <text:p>SANTA MARIA HUATULCO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BIANA MORALES PASCUAL</text:p>
          </table:table-cell>
          <table:table-cell office:value-type="string" calcext:value-type="string">
            <text:p>MARIA LILIANA ALDERETE MONTENEGR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0413" calcext:value-type="float">
            <text:p>20413</text:p>
          </table:table-cell>
          <table:table-cell office:value-type="float" office:value="20414" calcext:value-type="float">
            <text:p>20414</text:p>
          </table:table-cell>
          <table:table-cell office:value-type="string" calcext:value-type="string">
            <text:p>SANTA MARIA HUATULC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SA GARCIA LAVARIEGA</text:p>
          </table:table-cell>
          <table:table-cell office:value-type="string" calcext:value-type="string">
            <text:p>ANTONIO ROMERO MARTIN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0413" calcext:value-type="float">
            <text:p>20413</text:p>
          </table:table-cell>
          <table:table-cell office:value-type="float" office:value="20414" calcext:value-type="float">
            <text:p>20414</text:p>
          </table:table-cell>
          <table:table-cell office:value-type="string" calcext:value-type="string">
            <text:p>SANTA MARIA HUATULCO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 MARIA CUEVAS MORENO</text:p>
          </table:table-cell>
          <table:table-cell office:value-type="string" calcext:value-type="string">
            <text:p>ELIA RAMIREZ SORIA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0413" calcext:value-type="float">
            <text:p>20413</text:p>
          </table:table-cell>
          <table:table-cell office:value-type="float" office:value="20414" calcext:value-type="float">
            <text:p>20414</text:p>
          </table:table-cell>
          <table:table-cell office:value-type="string" calcext:value-type="string">
            <text:p>SANTA MARIA HUATULCO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RARDO COPKA TELLEZ</text:p>
          </table:table-cell>
          <table:table-cell office:value-type="string" calcext:value-type="string">
            <text:p>CHRISTIAN PEZA GUTIERR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0413" calcext:value-type="float">
            <text:p>20413</text:p>
          </table:table-cell>
          <table:table-cell office:value-type="float" office:value="20414" calcext:value-type="float">
            <text:p>20414</text:p>
          </table:table-cell>
          <table:table-cell office:value-type="string" calcext:value-type="string">
            <text:p>SANTA MARIA HUATULCO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MENDRA VINISSA AGUILAR SANTIAGO</text:p>
          </table:table-cell>
          <table:table-cell office:value-type="string" calcext:value-type="string">
            <text:p>DIANA LAURA LAVARIEGA ALDERETE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0413" calcext:value-type="float">
            <text:p>20413</text:p>
          </table:table-cell>
          <table:table-cell office:value-type="float" office:value="20414" calcext:value-type="float">
            <text:p>20414</text:p>
          </table:table-cell>
          <table:table-cell office:value-type="string" calcext:value-type="string">
            <text:p>SANTA MARIA HUATULCO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YNA FELIPA RIOS CRUZ</text:p>
          </table:table-cell>
          <table:table-cell office:value-type="string" calcext:value-type="string">
            <text:p>JANET ALDERETE GALAN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0413" calcext:value-type="float">
            <text:p>20413</text:p>
          </table:table-cell>
          <table:table-cell office:value-type="float" office:value="20414" calcext:value-type="float">
            <text:p>20414</text:p>
          </table:table-cell>
          <table:table-cell office:value-type="string" calcext:value-type="string">
            <text:p>SANTA MARIA HUATULC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HERNANDEZ CARDENAS</text:p>
          </table:table-cell>
          <table:table-cell office:value-type="string" calcext:value-type="string">
            <text:p>ADAN SALINAS GARCIA</text:p>
          </table:table-cell>
          <table:table-cell office:value-type="string" calcext:value-type="string">
            <text:p>CANDIDATURA COMUN MORENA-NAO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0413" calcext:value-type="float">
            <text:p>20413</text:p>
          </table:table-cell>
          <table:table-cell office:value-type="float" office:value="20414" calcext:value-type="float">
            <text:p>20414</text:p>
          </table:table-cell>
          <table:table-cell office:value-type="string" calcext:value-type="string">
            <text:p>SANTA MARIA HUATULCO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ISSE JERONIMO GARCIA</text:p>
          </table:table-cell>
          <table:table-cell office:value-type="string" calcext:value-type="string">
            <text:p>KEILA ARELY LOPEZ CELIS</text:p>
          </table:table-cell>
          <table:table-cell office:value-type="string" calcext:value-type="string">
            <text:p>CANDIDATURA COMUN MORENA-NAO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0413" calcext:value-type="float">
            <text:p>20413</text:p>
          </table:table-cell>
          <table:table-cell office:value-type="float" office:value="20414" calcext:value-type="float">
            <text:p>20414</text:p>
          </table:table-cell>
          <table:table-cell office:value-type="string" calcext:value-type="string">
            <text:p>SANTA MARIA HUATULC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GZAR MERODIO DE DIOS</text:p>
          </table:table-cell>
          <table:table-cell office:value-type="string" calcext:value-type="string">
            <text:p>EDILBERTO URIEL QUIROZ MARTINEZ</text:p>
          </table:table-cell>
          <table:table-cell office:value-type="string" calcext:value-type="string">
            <text:p>CANDIDATURA COMUN MORENA-NAO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0414" calcext:value-type="float">
            <text:p>20414</text:p>
          </table:table-cell>
          <table:table-cell office:value-type="float" office:value="20415" calcext:value-type="float">
            <text:p>20415</text:p>
          </table:table-cell>
          <table:table-cell office:value-type="string" calcext:value-type="string">
            <text:p>SANTA MARIA HUAZOLOTITLA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STINA GOMEZ TORRES</text:p>
          </table:table-cell>
          <table:table-cell office:value-type="string" calcext:value-type="string">
            <text:p>LUISA NICOLAS GALLEGO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MARIA HUAZOLOTITLAN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0414" calcext:value-type="float">
            <text:p>20414</text:p>
          </table:table-cell>
          <table:table-cell office:value-type="float" office:value="20415" calcext:value-type="float">
            <text:p>20415</text:p>
          </table:table-cell>
          <table:table-cell office:value-type="string" calcext:value-type="string">
            <text:p>SANTA MARIA HUAZOLOTITLA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AS MARIO DE LOS SANTOS BAÑOS</text:p>
          </table:table-cell>
          <table:table-cell office:value-type="string" calcext:value-type="string">
            <text:p>FELICIANO SANTIAGO HERNAND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0414" calcext:value-type="float">
            <text:p>20414</text:p>
          </table:table-cell>
          <table:table-cell office:value-type="float" office:value="20415" calcext:value-type="float">
            <text:p>20415</text:p>
          </table:table-cell>
          <table:table-cell office:value-type="string" calcext:value-type="string">
            <text:p>SANTA MARIA HUAZOLOTITLA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OTA GOMEZ AGUILAR</text:p>
          </table:table-cell>
          <table:table-cell office:value-type="string" calcext:value-type="string">
            <text:p>DANIELA MEDINA TERRAZA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0414" calcext:value-type="float">
            <text:p>20414</text:p>
          </table:table-cell>
          <table:table-cell office:value-type="float" office:value="20415" calcext:value-type="float">
            <text:p>20415</text:p>
          </table:table-cell>
          <table:table-cell office:value-type="string" calcext:value-type="string">
            <text:p>SANTA MARIA HUAZOLOTITLA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ELO TORRES ROMAN</text:p>
          </table:table-cell>
          <table:table-cell office:value-type="string" calcext:value-type="string">
            <text:p>JACINTO MERINO GUTIER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0414" calcext:value-type="float">
            <text:p>20414</text:p>
          </table:table-cell>
          <table:table-cell office:value-type="float" office:value="20415" calcext:value-type="float">
            <text:p>20415</text:p>
          </table:table-cell>
          <table:table-cell office:value-type="string" calcext:value-type="string">
            <text:p>SANTA MARIA HUAZOLOTITLAN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Z ELENA TERRAZAS LOPEZ</text:p>
          </table:table-cell>
          <table:table-cell office:value-type="string" calcext:value-type="string">
            <text:p>PAULA VIVIAN NICOLAS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0414" calcext:value-type="float">
            <text:p>20414</text:p>
          </table:table-cell>
          <table:table-cell office:value-type="float" office:value="20415" calcext:value-type="float">
            <text:p>20415</text:p>
          </table:table-cell>
          <table:table-cell office:value-type="string" calcext:value-type="string">
            <text:p>SANTA MARIA HUAZOLOTITLA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EMIO DIONICIO MEDINA</text:p>
          </table:table-cell>
          <table:table-cell office:value-type="string" calcext:value-type="string">
            <text:p>CELERINO GARCIA MERI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0414" calcext:value-type="float">
            <text:p>20414</text:p>
          </table:table-cell>
          <table:table-cell office:value-type="float" office:value="20415" calcext:value-type="float">
            <text:p>20415</text:p>
          </table:table-cell>
          <table:table-cell office:value-type="string" calcext:value-type="string">
            <text:p>SANTA MARIA HUAZOLOTITLA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RSO VICTOR TERRAZAS MOLINA</text:p>
          </table:table-cell>
          <table:table-cell office:value-type="string" calcext:value-type="string">
            <text:p>TOMAS CRISTIAN SANCHEZ GOM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0415" calcext:value-type="float">
            <text:p>20415</text:p>
          </table:table-cell>
          <table:table-cell office:value-type="float" office:value="20416" calcext:value-type="float">
            <text:p>20416</text:p>
          </table:table-cell>
          <table:table-cell office:value-type="string" calcext:value-type="string">
            <text:p>SANTA MARIA IPALAP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NUEL PELAEZ PELAEZ</text:p>
          </table:table-cell>
          <table:table-cell office:value-type="string" calcext:value-type="string">
            <text:p>ADALBERTO HERMINIO DIAZ VELASC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MARIA IPALAPA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0415" calcext:value-type="float">
            <text:p>20415</text:p>
          </table:table-cell>
          <table:table-cell office:value-type="float" office:value="20416" calcext:value-type="float">
            <text:p>20416</text:p>
          </table:table-cell>
          <table:table-cell office:value-type="string" calcext:value-type="string">
            <text:p>SANTA MARIA IPALAP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QUEL CRUZ GUZMAN</text:p>
          </table:table-cell>
          <table:table-cell office:value-type="string" calcext:value-type="string">
            <text:p>EPIFANIA INOCENCIA AVILA CRU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0415" calcext:value-type="float">
            <text:p>20415</text:p>
          </table:table-cell>
          <table:table-cell office:value-type="float" office:value="20416" calcext:value-type="float">
            <text:p>20416</text:p>
          </table:table-cell>
          <table:table-cell office:value-type="string" calcext:value-type="string">
            <text:p>SANTA MARIA IPALAP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CENTE HERRERA SERRANO</text:p>
          </table:table-cell>
          <table:table-cell office:value-type="string" calcext:value-type="string">
            <text:p>GUILLERMO CRUZ FLOR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0415" calcext:value-type="float">
            <text:p>20415</text:p>
          </table:table-cell>
          <table:table-cell office:value-type="float" office:value="20416" calcext:value-type="float">
            <text:p>20416</text:p>
          </table:table-cell>
          <table:table-cell office:value-type="string" calcext:value-type="string">
            <text:p>SANTA MARIA IPALAP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ONICA SORIANO ROJAS</text:p>
          </table:table-cell>
          <table:table-cell office:value-type="string" calcext:value-type="string">
            <text:p>MARINA MARTINEZ BETANCOURT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0415" calcext:value-type="float">
            <text:p>20415</text:p>
          </table:table-cell>
          <table:table-cell office:value-type="float" office:value="20416" calcext:value-type="float">
            <text:p>20416</text:p>
          </table:table-cell>
          <table:table-cell office:value-type="string" calcext:value-type="string">
            <text:p>SANTA MARIA IPALAP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MEN BERNABE MERINO</text:p>
          </table:table-cell>
          <table:table-cell office:value-type="string" calcext:value-type="string">
            <text:p>CELINA RODRIGUEZ AVIL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0415" calcext:value-type="float">
            <text:p>20415</text:p>
          </table:table-cell>
          <table:table-cell office:value-type="float" office:value="20416" calcext:value-type="float">
            <text:p>20416</text:p>
          </table:table-cell>
          <table:table-cell office:value-type="string" calcext:value-type="string">
            <text:p>SANTA MARIA IPALAP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BARDO GERARDO SANTOS LOPEZ</text:p>
          </table:table-cell>
          <table:table-cell office:value-type="string" calcext:value-type="string">
            <text:p>ISRAEL HERAS MERIN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0415" calcext:value-type="float">
            <text:p>20415</text:p>
          </table:table-cell>
          <table:table-cell office:value-type="float" office:value="20416" calcext:value-type="float">
            <text:p>20416</text:p>
          </table:table-cell>
          <table:table-cell office:value-type="string" calcext:value-type="string">
            <text:p>SANTA MARIA IPALAP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RALDINE LOPEZ AVILA</text:p>
          </table:table-cell>
          <table:table-cell office:value-type="string" calcext:value-type="string">
            <text:p>MARGARITA MORALES CRUZ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0417" calcext:value-type="float">
            <text:p>20417</text:p>
          </table:table-cell>
          <table:table-cell office:value-type="float" office:value="20418" calcext:value-type="float">
            <text:p>20418</text:p>
          </table:table-cell>
          <table:table-cell office:value-type="string" calcext:value-type="string">
            <text:p>SANTA MARIA JACATEP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A ITZEL CARRILLO ROY</text:p>
          </table:table-cell>
          <table:table-cell office:value-type="string" calcext:value-type="string">
            <text:p>ARACELY DIEGO CORRO</text:p>
          </table:table-cell>
          <table:table-cell office:value-type="string" calcext:value-type="string">
            <text:p>CANDIDATURA COMUN PAN-PRD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MARIA JACATEPEC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0417" calcext:value-type="float">
            <text:p>20417</text:p>
          </table:table-cell>
          <table:table-cell office:value-type="float" office:value="20418" calcext:value-type="float">
            <text:p>20418</text:p>
          </table:table-cell>
          <table:table-cell office:value-type="string" calcext:value-type="string">
            <text:p>SANTA MARIA JACATEPE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STO DE JESUS MIGUEL AVENDAÑO</text:p>
          </table:table-cell>
          <table:table-cell office:value-type="string" calcext:value-type="string">
            <text:p>MARCOS MARTINEZ JUAN</text:p>
          </table:table-cell>
          <table:table-cell office:value-type="string" calcext:value-type="string">
            <text:p>CANDIDATURA COMUN PAN-PRD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0417" calcext:value-type="float">
            <text:p>20417</text:p>
          </table:table-cell>
          <table:table-cell office:value-type="float" office:value="20418" calcext:value-type="float">
            <text:p>20418</text:p>
          </table:table-cell>
          <table:table-cell office:value-type="string" calcext:value-type="string">
            <text:p>SANTA MARIA JACATEPE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ERNARDITA JOSE TEJEDA</text:p>
          </table:table-cell>
          <table:table-cell office:value-type="string" calcext:value-type="string">
            <text:p>ROSALIA GARCIA FELICIANO</text:p>
          </table:table-cell>
          <table:table-cell office:value-type="string" calcext:value-type="string">
            <text:p>CANDIDATURA COMUN PAN-PRD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0417" calcext:value-type="float">
            <text:p>20417</text:p>
          </table:table-cell>
          <table:table-cell office:value-type="float" office:value="20418" calcext:value-type="float">
            <text:p>20418</text:p>
          </table:table-cell>
          <table:table-cell office:value-type="string" calcext:value-type="string">
            <text:p>SANTA MARIA JACATEPE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AN PEREZ HERNANDEZ</text:p>
          </table:table-cell>
          <table:table-cell office:value-type="string" calcext:value-type="string">
            <text:p>TEOFILO MIGUEL GAMBOA HERNANDEZ</text:p>
          </table:table-cell>
          <table:table-cell office:value-type="string" calcext:value-type="string">
            <text:p>CANDIDATURA COMUN PAN-PRD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0417" calcext:value-type="float">
            <text:p>20417</text:p>
          </table:table-cell>
          <table:table-cell office:value-type="float" office:value="20418" calcext:value-type="float">
            <text:p>20418</text:p>
          </table:table-cell>
          <table:table-cell office:value-type="string" calcext:value-type="string">
            <text:p>SANTA MARIA JACATEP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REYA BELLO RAMIREZ</text:p>
          </table:table-cell>
          <table:table-cell office:value-type="string" calcext:value-type="string">
            <text:p>CORAZON AMAIRANI SANTOS DIEGO</text:p>
          </table:table-cell>
          <table:table-cell office:value-type="string" calcext:value-type="string">
            <text:p>CANDIDATURA COMUN PAN-PRD-PUP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0417" calcext:value-type="float">
            <text:p>20417</text:p>
          </table:table-cell>
          <table:table-cell office:value-type="float" office:value="20418" calcext:value-type="float">
            <text:p>20418</text:p>
          </table:table-cell>
          <table:table-cell office:value-type="string" calcext:value-type="string">
            <text:p>SANTA MARIA JACATEP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LA INDIRA MINGO WEBER</text:p>
          </table:table-cell>
          <table:table-cell office:value-type="string" calcext:value-type="string">
            <text:p>ISIDRA GUADALUPE GARCIA MUÑOZ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0417" calcext:value-type="float">
            <text:p>20417</text:p>
          </table:table-cell>
          <table:table-cell office:value-type="float" office:value="20418" calcext:value-type="float">
            <text:p>20418</text:p>
          </table:table-cell>
          <table:table-cell office:value-type="string" calcext:value-type="string">
            <text:p>SANTA MARIA JACATEP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LUIS GARCIA MUÑOZ</text:p>
          </table:table-cell>
          <table:table-cell office:value-type="string" calcext:value-type="string">
            <text:p>JOSE LUIS GARCIA FENTAN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0418" calcext:value-type="float">
            <text:p>20418</text:p>
          </table:table-cell>
          <table:table-cell office:value-type="float" office:value="20419" calcext:value-type="float">
            <text:p>20419</text:p>
          </table:table-cell>
          <table:table-cell office:value-type="string" calcext:value-type="string">
            <text:p>SANTA MARIA JALAPA DEL MARQU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ICIA SIBAJA MENDOZA</text:p>
          </table:table-cell>
          <table:table-cell office:value-type="string" calcext:value-type="string">
            <text:p>ELIA ESCOBAR VILLALOBO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MARIA JALAPA DEL MARQUES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0418" calcext:value-type="float">
            <text:p>20418</text:p>
          </table:table-cell>
          <table:table-cell office:value-type="float" office:value="20419" calcext:value-type="float">
            <text:p>20419</text:p>
          </table:table-cell>
          <table:table-cell office:value-type="string" calcext:value-type="string">
            <text:p>SANTA MARIA JALAPA DEL MARQUE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LEMUEL FLORES RITO</text:p>
          </table:table-cell>
          <table:table-cell office:value-type="string" calcext:value-type="string">
            <text:p>JOSE FRANCISCO DIAZ VELASQU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0418" calcext:value-type="float">
            <text:p>20418</text:p>
          </table:table-cell>
          <table:table-cell office:value-type="float" office:value="20419" calcext:value-type="float">
            <text:p>20419</text:p>
          </table:table-cell>
          <table:table-cell office:value-type="string" calcext:value-type="string">
            <text:p>SANTA MARIA JALAPA DEL MARQUE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A FERNANDA VERDUZCO GARRIDO</text:p>
          </table:table-cell>
          <table:table-cell office:value-type="string" calcext:value-type="string">
            <text:p>YALID RODRIGUEZ PE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0418" calcext:value-type="float">
            <text:p>20418</text:p>
          </table:table-cell>
          <table:table-cell office:value-type="float" office:value="20419" calcext:value-type="float">
            <text:p>20419</text:p>
          </table:table-cell>
          <table:table-cell office:value-type="string" calcext:value-type="string">
            <text:p>SANTA MARIA JALAPA DEL MARQUES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URO ATILANO GRIJALVA VILLALOBOS</text:p>
          </table:table-cell>
          <table:table-cell office:value-type="string" calcext:value-type="string">
            <text:p>FREDDY LARA GUTIER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0418" calcext:value-type="float">
            <text:p>20418</text:p>
          </table:table-cell>
          <table:table-cell office:value-type="float" office:value="20419" calcext:value-type="float">
            <text:p>20419</text:p>
          </table:table-cell>
          <table:table-cell office:value-type="string" calcext:value-type="string">
            <text:p>SANTA MARIA JALAPA DEL MARQUE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THA EVELIA TERAN URBINA</text:p>
          </table:table-cell>
          <table:table-cell office:value-type="string" calcext:value-type="string">
            <text:p>HORTENCIA RODRIGUEZ CARREÑ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0418" calcext:value-type="float">
            <text:p>20418</text:p>
          </table:table-cell>
          <table:table-cell office:value-type="float" office:value="20419" calcext:value-type="float">
            <text:p>20419</text:p>
          </table:table-cell>
          <table:table-cell office:value-type="string" calcext:value-type="string">
            <text:p>SANTA MARIA JALAPA DEL MARQU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O ESQUIVEL CARBALLO</text:p>
          </table:table-cell>
          <table:table-cell office:value-type="string" calcext:value-type="string">
            <text:p>JOSE EDUARDO RIOS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418" calcext:value-type="float">
            <text:p>20418</text:p>
          </table:table-cell>
          <table:table-cell office:value-type="float" office:value="20419" calcext:value-type="float">
            <text:p>20419</text:p>
          </table:table-cell>
          <table:table-cell office:value-type="string" calcext:value-type="string">
            <text:p>SANTA MARIA JALAPA DEL MARQU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EONELI MORALES SANTOS</text:p>
          </table:table-cell>
          <table:table-cell office:value-type="string" calcext:value-type="string">
            <text:p>ESTHER ZARATE CRUZ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0421" calcext:value-type="float">
            <text:p>20421</text:p>
          </table:table-cell>
          <table:table-cell office:value-type="float" office:value="20422" calcext:value-type="float">
            <text:p>20422</text:p>
          </table:table-cell>
          <table:table-cell office:value-type="string" calcext:value-type="string">
            <text:p>SANTA MARIA MIXTEQUILL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FREDO VALDEZ MENDOZA</text:p>
          </table:table-cell>
          <table:table-cell office:value-type="string" calcext:value-type="string">
            <text:p>RAFAEL RODRIGUEZ LUI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MARIA MIXTEQUILLA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0421" calcext:value-type="float">
            <text:p>20421</text:p>
          </table:table-cell>
          <table:table-cell office:value-type="float" office:value="20422" calcext:value-type="float">
            <text:p>20422</text:p>
          </table:table-cell>
          <table:table-cell office:value-type="string" calcext:value-type="string">
            <text:p>SANTA MARIA MIXTEQUILLA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LE JIMENEZ AVENDAÑO</text:p>
          </table:table-cell>
          <table:table-cell office:value-type="string" calcext:value-type="string">
            <text:p>ESMERALDA HERNANDEZ OROZC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0421" calcext:value-type="float">
            <text:p>20421</text:p>
          </table:table-cell>
          <table:table-cell office:value-type="float" office:value="20422" calcext:value-type="float">
            <text:p>20422</text:p>
          </table:table-cell>
          <table:table-cell office:value-type="string" calcext:value-type="string">
            <text:p>SANTA MARIA MIXTEQUILL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AS GARCIA ROMERO</text:p>
          </table:table-cell>
          <table:table-cell office:value-type="string" calcext:value-type="string">
            <text:p>AMOS REYNA FUENTEVILL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0421" calcext:value-type="float">
            <text:p>20421</text:p>
          </table:table-cell>
          <table:table-cell office:value-type="float" office:value="20422" calcext:value-type="float">
            <text:p>20422</text:p>
          </table:table-cell>
          <table:table-cell office:value-type="string" calcext:value-type="string">
            <text:p>SANTA MARIA MIXTEQUILLA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THIA SANTIAGO TONCHEZ</text:p>
          </table:table-cell>
          <table:table-cell office:value-type="string" calcext:value-type="string">
            <text:p>ANTONIA VAZQUEZ JARQUI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0421" calcext:value-type="float">
            <text:p>20421</text:p>
          </table:table-cell>
          <table:table-cell office:value-type="float" office:value="20422" calcext:value-type="float">
            <text:p>20422</text:p>
          </table:table-cell>
          <table:table-cell office:value-type="string" calcext:value-type="string">
            <text:p>SANTA MARIA MIXTEQUILLA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MELITA LATOS GOMEZ</text:p>
          </table:table-cell>
          <table:table-cell office:value-type="string" calcext:value-type="string">
            <text:p>YAELI SARAHI VARGAS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421" calcext:value-type="float">
            <text:p>20421</text:p>
          </table:table-cell>
          <table:table-cell office:value-type="float" office:value="20422" calcext:value-type="float">
            <text:p>20422</text:p>
          </table:table-cell>
          <table:table-cell office:value-type="string" calcext:value-type="string">
            <text:p>SANTA MARIA MIXTEQUILL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ARDO JIMENEZ VICENTE</text:p>
          </table:table-cell>
          <table:table-cell office:value-type="string" calcext:value-type="string">
            <text:p>GABINO OLIVERA ROSALES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0421" calcext:value-type="float">
            <text:p>20421</text:p>
          </table:table-cell>
          <table:table-cell office:value-type="float" office:value="20422" calcext:value-type="float">
            <text:p>20422</text:p>
          </table:table-cell>
          <table:table-cell office:value-type="string" calcext:value-type="string">
            <text:p>SANTA MARIA MIXTEQUILL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NICES GOMEZ VASQUEZ</text:p>
          </table:table-cell>
          <table:table-cell office:value-type="string" calcext:value-type="string">
            <text:p>CRUZITA DE LA ROSA CISNEROS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 office:value-type="float" office:value="20427" calcext:value-type="float">
            <text:p>20427</text:p>
          </table:table-cell>
          <table:table-cell office:value-type="string" calcext:value-type="string">
            <text:p>SANTA MARIA PETAP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ESO DE JESUS MARTINEZ GARCIA</text:p>
          </table:table-cell>
          <table:table-cell office:value-type="string" calcext:value-type="string">
            <text:p>RICARDO LOPEZ VASQU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MARIA PETAPA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float" office:value="20427" calcext:value-type="float">
            <text:p>20427</text:p>
          </table:table-cell>
          <table:table-cell office:value-type="string" calcext:value-type="string">
            <text:p>SANTA MARIA PETAP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Z FLORENCIA RUIZ TOMINEZ</text:p>
          </table:table-cell>
          <table:table-cell office:value-type="string" calcext:value-type="string">
            <text:p>ANGELICA AGUILAR BA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float" office:value="20427" calcext:value-type="float">
            <text:p>20427</text:p>
          </table:table-cell>
          <table:table-cell office:value-type="string" calcext:value-type="string">
            <text:p>SANTA MARIA PETAPA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FREDO MARTINEZ ANTONIO</text:p>
          </table:table-cell>
          <table:table-cell office:value-type="string" calcext:value-type="string">
            <text:p>FRANCISCO BAUTISTA VASQU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float" office:value="20427" calcext:value-type="float">
            <text:p>20427</text:p>
          </table:table-cell>
          <table:table-cell office:value-type="string" calcext:value-type="string">
            <text:p>SANTA MARIA PETAP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LIA MARTINEZ VASQUEZ</text:p>
          </table:table-cell>
          <table:table-cell office:value-type="string" calcext:value-type="string">
            <text:p>CITLALLI RAMOS CONTRERA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 office:value-type="float" office:value="20427" calcext:value-type="float">
            <text:p>20427</text:p>
          </table:table-cell>
          <table:table-cell office:value-type="string" calcext:value-type="string">
            <text:p>SANTA MARIA PETAPA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ILIO FLORES MARTINEZ</text:p>
          </table:table-cell>
          <table:table-cell office:value-type="string" calcext:value-type="string">
            <text:p>PEDRO FUENTES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 office:value-type="float" office:value="20427" calcext:value-type="float">
            <text:p>20427</text:p>
          </table:table-cell>
          <table:table-cell office:value-type="string" calcext:value-type="string">
            <text:p>SANTA MARIA PETAPA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ILIA IHETH MARTINEZ BERNAL</text:p>
          </table:table-cell>
          <table:table-cell office:value-type="string" calcext:value-type="string">
            <text:p>ARACELI LOPEZ SANTIAG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float" office:value="20427" calcext:value-type="float">
            <text:p>20427</text:p>
          </table:table-cell>
          <table:table-cell office:value-type="string" calcext:value-type="string">
            <text:p>SANTA MARIA PETAP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OVEBA ZARATE HERNANDEZ</text:p>
          </table:table-cell>
          <table:table-cell office:value-type="string" calcext:value-type="string">
            <text:p>ANA YELY GALINDO NAVARR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 office:value-type="float" office:value="20427" calcext:value-type="float">
            <text:p>20427</text:p>
          </table:table-cell>
          <table:table-cell office:value-type="string" calcext:value-type="string">
            <text:p>SANTA MARIA PETAP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ARIO RAMIREZ ARAGON</text:p>
          </table:table-cell>
          <table:table-cell office:value-type="string" calcext:value-type="string">
            <text:p>JOSUE LOPEZ MARTINEZ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float" office:value="20427" calcext:value-type="float">
            <text:p>20427</text:p>
          </table:table-cell>
          <table:table-cell office:value-type="string" calcext:value-type="string">
            <text:p>SANTA MARIA PETAP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DALUPE VILLAGOMEZ TOLEDO</text:p>
          </table:table-cell>
          <table:table-cell office:value-type="string" calcext:value-type="string">
            <text:p>AMISADAI CITLALLY PEREZ VICENT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" office:value-type="float" office:value="20427" calcext:value-type="float">
            <text:p>20427</text:p>
          </table:table-cell>
          <table:table-cell office:value-type="string" calcext:value-type="string">
            <text:p>SANTA MARIA PETAP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QUELIN GONZALEZ PEREZ</text:p>
          </table:table-cell>
          <table:table-cell office:value-type="string" calcext:value-type="string">
            <text:p>ROSA MARIA LOPEZ SANTIAG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0431" calcext:value-type="float">
            <text:p>20431</text:p>
          </table:table-cell>
          <table:table-cell office:value-type="float" office:value="20432" calcext:value-type="float">
            <text:p>20432</text:p>
          </table:table-cell>
          <table:table-cell office:value-type="string" calcext:value-type="string">
            <text:p>SANTA MARIA TECOMAVAC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IBERTA NARVAEZ FERRER</text:p>
          </table:table-cell>
          <table:table-cell office:value-type="string" calcext:value-type="string">
            <text:p>CRISTINA FERRER PACHEC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MARIA TECOMAVACA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0431" calcext:value-type="float">
            <text:p>20431</text:p>
          </table:table-cell>
          <table:table-cell office:value-type="float" office:value="20432" calcext:value-type="float">
            <text:p>20432</text:p>
          </table:table-cell>
          <table:table-cell office:value-type="string" calcext:value-type="string">
            <text:p>SANTA MARIA TECOMAVAC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URO FERRER SANCHEZ</text:p>
          </table:table-cell>
          <table:table-cell office:value-type="string" calcext:value-type="string">
            <text:p>FAUSTO RAMOS FERRER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0431" calcext:value-type="float">
            <text:p>20431</text:p>
          </table:table-cell>
          <table:table-cell office:value-type="float" office:value="20432" calcext:value-type="float">
            <text:p>20432</text:p>
          </table:table-cell>
          <table:table-cell office:value-type="string" calcext:value-type="string">
            <text:p>SANTA MARIA TECOMAVAC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ENDY FERRER AVENDAÑO</text:p>
          </table:table-cell>
          <table:table-cell office:value-type="string" calcext:value-type="string">
            <text:p>EMMA LAURA NARVAEZ MARTI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0431" calcext:value-type="float">
            <text:p>20431</text:p>
          </table:table-cell>
          <table:table-cell office:value-type="float" office:value="20432" calcext:value-type="float">
            <text:p>20432</text:p>
          </table:table-cell>
          <table:table-cell office:value-type="string" calcext:value-type="string">
            <text:p>SANTA MARIA TECOMAVAC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VICTOR MANUEL MEDINA SALAZAR</text:p>
          </table:table-cell>
          <table:table-cell office:value-type="string" calcext:value-type="string">
            <text:p>MARTIN PERALTA FERRER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0431" calcext:value-type="float">
            <text:p>20431</text:p>
          </table:table-cell>
          <table:table-cell office:value-type="float" office:value="20432" calcext:value-type="float">
            <text:p>20432</text:p>
          </table:table-cell>
          <table:table-cell office:value-type="string" calcext:value-type="string">
            <text:p>SANTA MARIA TECOMAVAC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ISPINA MORA ORTIZ</text:p>
          </table:table-cell>
          <table:table-cell office:value-type="string" calcext:value-type="string">
            <text:p>LETZI LEONOR ORTIZ SANCH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0431" calcext:value-type="float">
            <text:p>20431</text:p>
          </table:table-cell>
          <table:table-cell office:value-type="float" office:value="20432" calcext:value-type="float">
            <text:p>20432</text:p>
          </table:table-cell>
          <table:table-cell office:value-type="string" calcext:value-type="string">
            <text:p>SANTA MARIA TECOMAVAC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 CRISTAL MENDEZ ARTEAGA</text:p>
          </table:table-cell>
          <table:table-cell office:value-type="string" calcext:value-type="string">
            <text:p>MARINA REYES GARCIA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0431" calcext:value-type="float">
            <text:p>20431</text:p>
          </table:table-cell>
          <table:table-cell office:value-type="float" office:value="20432" calcext:value-type="float">
            <text:p>20432</text:p>
          </table:table-cell>
          <table:table-cell office:value-type="string" calcext:value-type="string">
            <text:p>SANTA MARIA TECOMAVAC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O CARRASCO HERNANDEZ</text:p>
          </table:table-cell>
          <table:table-cell office:value-type="string" calcext:value-type="string">
            <text:p>MARIO ALEJANDRO MARTINEZ ARTEAG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0434" calcext:value-type="float">
            <text:p>20434</text:p>
          </table:table-cell>
          <table:table-cell office:value-type="float" office:value="20435" calcext:value-type="float">
            <text:p>20435</text:p>
          </table:table-cell>
          <table:table-cell office:value-type="string" calcext:value-type="string">
            <text:p>SANTA MARIA TEOPOXC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QUEVEDO FABIAN</text:p>
          </table:table-cell>
          <table:table-cell office:value-type="string" calcext:value-type="string">
            <text:p>MOISES GARCIA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MARIA TEOPOXCO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0434" calcext:value-type="float">
            <text:p>20434</text:p>
          </table:table-cell>
          <table:table-cell office:value-type="float" office:value="20435" calcext:value-type="float">
            <text:p>20435</text:p>
          </table:table-cell>
          <table:table-cell office:value-type="string" calcext:value-type="string">
            <text:p>SANTA MARIA TEOPOXC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 ELIZABETH HERNANDEZ PALACIOS</text:p>
          </table:table-cell>
          <table:table-cell office:value-type="string" calcext:value-type="string">
            <text:p>FRANCISCA HERNANDEZ TEJE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0434" calcext:value-type="float">
            <text:p>20434</text:p>
          </table:table-cell>
          <table:table-cell office:value-type="float" office:value="20435" calcext:value-type="float">
            <text:p>20435</text:p>
          </table:table-cell>
          <table:table-cell office:value-type="string" calcext:value-type="string">
            <text:p>SANTA MARIA TEOPOXC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GARITO VAZQUEZ ROMERO</text:p>
          </table:table-cell>
          <table:table-cell office:value-type="string" calcext:value-type="string">
            <text:p>LUCIO AVENDAÑO TEJE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0434" calcext:value-type="float">
            <text:p>20434</text:p>
          </table:table-cell>
          <table:table-cell office:value-type="float" office:value="20435" calcext:value-type="float">
            <text:p>20435</text:p>
          </table:table-cell>
          <table:table-cell office:value-type="string" calcext:value-type="string">
            <text:p>SANTA MARIA TEOPOXC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RCELA GONZALEZ CARRERA</text:p>
          </table:table-cell>
          <table:table-cell office:value-type="string" calcext:value-type="string">
            <text:p>JUANA RAMIREZ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0434" calcext:value-type="float">
            <text:p>20434</text:p>
          </table:table-cell>
          <table:table-cell office:value-type="float" office:value="20435" calcext:value-type="float">
            <text:p>20435</text:p>
          </table:table-cell>
          <table:table-cell office:value-type="string" calcext:value-type="string">
            <text:p>SANTA MARIA TEOPOXC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RELIA ROMERO REYES</text:p>
          </table:table-cell>
          <table:table-cell office:value-type="string" calcext:value-type="string">
            <text:p>WENDY GARCIA QUEVE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0434" calcext:value-type="float">
            <text:p>20434</text:p>
          </table:table-cell>
          <table:table-cell office:value-type="float" office:value="20435" calcext:value-type="float">
            <text:p>20435</text:p>
          </table:table-cell>
          <table:table-cell office:value-type="string" calcext:value-type="string">
            <text:p>SANTA MARIA TEOPOXC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ATO GONZALEZ GONZALEZ</text:p>
          </table:table-cell>
          <table:table-cell office:value-type="string" calcext:value-type="string">
            <text:p>JEREMIAS SANCHEZ MARTI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0434" calcext:value-type="float">
            <text:p>20434</text:p>
          </table:table-cell>
          <table:table-cell office:value-type="float" office:value="20435" calcext:value-type="float">
            <text:p>20435</text:p>
          </table:table-cell>
          <table:table-cell office:value-type="string" calcext:value-type="string">
            <text:p>SANTA MARIA TEOPOXC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A ROSALVA GONZALEZ SANCHEZ</text:p>
          </table:table-cell>
          <table:table-cell office:value-type="string" calcext:value-type="string">
            <text:p>FLORENCIA MARTINEZ MARTI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0436" calcext:value-type="float">
            <text:p>20436</text:p>
          </table:table-cell>
          <table:table-cell office:value-type="float" office:value="20437" calcext:value-type="float">
            <text:p>20437</text:p>
          </table:table-cell>
          <table:table-cell office:value-type="string" calcext:value-type="string">
            <text:p>SANTA MARIA TEXCATITL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IA CRUZ HERNANDEZ</text:p>
          </table:table-cell>
          <table:table-cell office:value-type="string" calcext:value-type="string">
            <text:p>MARTHA HERNANDEZ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MARIA TEXCATITLAN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0436" calcext:value-type="float">
            <text:p>20436</text:p>
          </table:table-cell>
          <table:table-cell office:value-type="float" office:value="20437" calcext:value-type="float">
            <text:p>20437</text:p>
          </table:table-cell>
          <table:table-cell office:value-type="string" calcext:value-type="string">
            <text:p>SANTA MARIA TEXCATITL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S HERNANDEZ HERNANDEZ</text:p>
          </table:table-cell>
          <table:table-cell office:value-type="string" calcext:value-type="string">
            <text:p>FELIX JIMENEZ RODRIGU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0436" calcext:value-type="float">
            <text:p>20436</text:p>
          </table:table-cell>
          <table:table-cell office:value-type="float" office:value="20437" calcext:value-type="float">
            <text:p>20437</text:p>
          </table:table-cell>
          <table:table-cell office:value-type="string" calcext:value-type="string">
            <text:p>SANTA MARIA TEXCATITL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NESTINA CRUZ LOPEZ</text:p>
          </table:table-cell>
          <table:table-cell office:value-type="string" calcext:value-type="string">
            <text:p>MARIA DEL CARMEN HERNANDEZ HERNAND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0436" calcext:value-type="float">
            <text:p>20436</text:p>
          </table:table-cell>
          <table:table-cell office:value-type="float" office:value="20437" calcext:value-type="float">
            <text:p>20437</text:p>
          </table:table-cell>
          <table:table-cell office:value-type="string" calcext:value-type="string">
            <text:p>SANTA MARIA TEXCATITL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VELINO CARRERA HERNANDEZ</text:p>
          </table:table-cell>
          <table:table-cell office:value-type="string" calcext:value-type="string">
            <text:p>ELOY HERNANDEZ PE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0436" calcext:value-type="float">
            <text:p>20436</text:p>
          </table:table-cell>
          <table:table-cell office:value-type="float" office:value="20437" calcext:value-type="float">
            <text:p>20437</text:p>
          </table:table-cell>
          <table:table-cell office:value-type="string" calcext:value-type="string">
            <text:p>SANTA MARIA TEXCATITL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IA DURAN CRUZ</text:p>
          </table:table-cell>
          <table:table-cell office:value-type="string" calcext:value-type="string">
            <text:p>VERONICA FRANCISCO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0436" calcext:value-type="float">
            <text:p>20436</text:p>
          </table:table-cell>
          <table:table-cell office:value-type="float" office:value="20437" calcext:value-type="float">
            <text:p>20437</text:p>
          </table:table-cell>
          <table:table-cell office:value-type="string" calcext:value-type="string">
            <text:p>SANTA MARIA TEXCATITL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DENCIO ELPIDIO DIAZ ALVAREZ</text:p>
          </table:table-cell>
          <table:table-cell office:value-type="string" calcext:value-type="string">
            <text:p>FERMIN HERNANDEZ LOP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0436" calcext:value-type="float">
            <text:p>20436</text:p>
          </table:table-cell>
          <table:table-cell office:value-type="float" office:value="20437" calcext:value-type="float">
            <text:p>20437</text:p>
          </table:table-cell>
          <table:table-cell office:value-type="string" calcext:value-type="string">
            <text:p>SANTA MARIA TEXCATITL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ELDA QUIROZ LOPEZ</text:p>
          </table:table-cell>
          <table:table-cell office:value-type="string" calcext:value-type="string">
            <text:p>YASBET HERNANDEZ RODRIGU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0439" calcext:value-type="float">
            <text:p>20439</text:p>
          </table:table-cell>
          <table:table-cell office:value-type="float" office:value="20440" calcext:value-type="float">
            <text:p>20440</text:p>
          </table:table-cell>
          <table:table-cell office:value-type="string" calcext:value-type="string">
            <text:p>SANTA MARIA TONAMEC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SAR RUIZ GUTIERREZ</text:p>
          </table:table-cell>
          <table:table-cell office:value-type="string" calcext:value-type="string">
            <text:p>SERGIO EMMANUEL GALGUERA REYES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MARIA TONAMECA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0439" calcext:value-type="float">
            <text:p>20439</text:p>
          </table:table-cell>
          <table:table-cell office:value-type="float" office:value="20440" calcext:value-type="float">
            <text:p>20440</text:p>
          </table:table-cell>
          <table:table-cell office:value-type="string" calcext:value-type="string">
            <text:p>SANTA MARIA TONAMECA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UELO RAMIREZ PEREZ</text:p>
          </table:table-cell>
          <table:table-cell office:value-type="string" calcext:value-type="string">
            <text:p>CRISTAL MARTINEZ LUIZ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0439" calcext:value-type="float">
            <text:p>20439</text:p>
          </table:table-cell>
          <table:table-cell office:value-type="float" office:value="20440" calcext:value-type="float">
            <text:p>20440</text:p>
          </table:table-cell>
          <table:table-cell office:value-type="string" calcext:value-type="string">
            <text:p>SANTA MARIA TONAMECA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ILBERTO GARCIA NAVARRO</text:p>
          </table:table-cell>
          <table:table-cell office:value-type="string" calcext:value-type="string">
            <text:p>GAUDENCIO ARGUELLES CRUZ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0439" calcext:value-type="float">
            <text:p>20439</text:p>
          </table:table-cell>
          <table:table-cell office:value-type="float" office:value="20440" calcext:value-type="float">
            <text:p>20440</text:p>
          </table:table-cell>
          <table:table-cell office:value-type="string" calcext:value-type="string">
            <text:p>SANTA MARIA TONAMEC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IA DEL ROSARIO SANCHEZ PACHECO</text:p>
          </table:table-cell>
          <table:table-cell office:value-type="string" calcext:value-type="string">
            <text:p>GUDELIA PINACHO CORTEZ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0439" calcext:value-type="float">
            <text:p>20439</text:p>
          </table:table-cell>
          <table:table-cell office:value-type="float" office:value="20440" calcext:value-type="float">
            <text:p>20440</text:p>
          </table:table-cell>
          <table:table-cell office:value-type="string" calcext:value-type="string">
            <text:p>SANTA MARIA TONAMECA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AQUIN ALMARAZ SANTIAGO</text:p>
          </table:table-cell>
          <table:table-cell office:value-type="string" calcext:value-type="string">
            <text:p>BENIGNO JIMENEZ FERIA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0439" calcext:value-type="float">
            <text:p>20439</text:p>
          </table:table-cell>
          <table:table-cell office:value-type="float" office:value="20440" calcext:value-type="float">
            <text:p>20440</text:p>
          </table:table-cell>
          <table:table-cell office:value-type="string" calcext:value-type="string">
            <text:p>SANTA MARIA TONAMECA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ANA RAMIREZ GARCIA</text:p>
          </table:table-cell>
          <table:table-cell office:value-type="string" calcext:value-type="string">
            <text:p>JULIETA MARTINEZ HERNANDEZ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0439" calcext:value-type="float">
            <text:p>20439</text:p>
          </table:table-cell>
          <table:table-cell office:value-type="float" office:value="20440" calcext:value-type="float">
            <text:p>20440</text:p>
          </table:table-cell>
          <table:table-cell office:value-type="string" calcext:value-type="string">
            <text:p>SANTA MARIA TONAMECA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BIA GARCIA HERNANDEZ</text:p>
          </table:table-cell>
          <table:table-cell office:value-type="string" calcext:value-type="string">
            <text:p>EULALIA CANSECO GARCIA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0439" calcext:value-type="float">
            <text:p>20439</text:p>
          </table:table-cell>
          <table:table-cell office:value-type="float" office:value="20440" calcext:value-type="float">
            <text:p>20440</text:p>
          </table:table-cell>
          <table:table-cell office:value-type="string" calcext:value-type="string">
            <text:p>SANTA MARIA TONAMEC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O ANTONIO VELAZQUEZ RAMIREZ</text:p>
          </table:table-cell>
          <table:table-cell office:value-type="string" calcext:value-type="string">
            <text:p>DAVID MATIAS HERNAND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0439" calcext:value-type="float">
            <text:p>20439</text:p>
          </table:table-cell>
          <table:table-cell office:value-type="float" office:value="20440" calcext:value-type="float">
            <text:p>20440</text:p>
          </table:table-cell>
          <table:table-cell office:value-type="string" calcext:value-type="string">
            <text:p>SANTA MARIA TONAMEC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ICIA OLIVERA SORIANO</text:p>
          </table:table-cell>
          <table:table-cell office:value-type="string" calcext:value-type="string">
            <text:p>MARIA PACHECO SANTIAG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0439" calcext:value-type="float">
            <text:p>20439</text:p>
          </table:table-cell>
          <table:table-cell office:value-type="float" office:value="20440" calcext:value-type="float">
            <text:p>20440</text:p>
          </table:table-cell>
          <table:table-cell office:value-type="string" calcext:value-type="string">
            <text:p>SANTA MARIA TONAMEC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VIA ESPINO CARMONA</text:p>
          </table:table-cell>
          <table:table-cell office:value-type="string" calcext:value-type="string">
            <text:p>PAULA ALMARAZ LUN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0441" calcext:value-type="float">
            <text:p>20441</text:p>
          </table:table-cell>
          <table:table-cell office:value-type="float" office:value="20442" calcext:value-type="float">
            <text:p>20442</text:p>
          </table:table-cell>
          <table:table-cell office:value-type="string" calcext:value-type="string">
            <text:p>SANTA MARIA XADAN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JIMENEZ LUIS</text:p>
          </table:table-cell>
          <table:table-cell office:value-type="string" calcext:value-type="string">
            <text:p>JOSE ARMANDO CASTILLEJOS MANUEL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MARIA XADANI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0441" calcext:value-type="float">
            <text:p>20441</text:p>
          </table:table-cell>
          <table:table-cell office:value-type="float" office:value="20442" calcext:value-type="float">
            <text:p>20442</text:p>
          </table:table-cell>
          <table:table-cell office:value-type="string" calcext:value-type="string">
            <text:p>SANTA MARIA XADANI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MA GUERRA SANTIAGO</text:p>
          </table:table-cell>
          <table:table-cell office:value-type="string" calcext:value-type="string">
            <text:p>ANGELITA GUERRA CASTILL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0441" calcext:value-type="float">
            <text:p>20441</text:p>
          </table:table-cell>
          <table:table-cell office:value-type="float" office:value="20442" calcext:value-type="float">
            <text:p>20442</text:p>
          </table:table-cell>
          <table:table-cell office:value-type="string" calcext:value-type="string">
            <text:p>SANTA MARIA XADAN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LIDA CORTES LOPEZ</text:p>
          </table:table-cell>
          <table:table-cell office:value-type="string" calcext:value-type="string">
            <text:p>MARIA CRUZ AQUINO SANTIAG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0441" calcext:value-type="float">
            <text:p>20441</text:p>
          </table:table-cell>
          <table:table-cell office:value-type="float" office:value="20442" calcext:value-type="float">
            <text:p>20442</text:p>
          </table:table-cell>
          <table:table-cell office:value-type="string" calcext:value-type="string">
            <text:p>SANTA MARIA XADANI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RNANDO PIN HERNANDEZ</text:p>
          </table:table-cell>
          <table:table-cell office:value-type="string" calcext:value-type="string">
            <text:p>FRANCO MORALES GALLEGO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0441" calcext:value-type="float">
            <text:p>20441</text:p>
          </table:table-cell>
          <table:table-cell office:value-type="float" office:value="20442" calcext:value-type="float">
            <text:p>20442</text:p>
          </table:table-cell>
          <table:table-cell office:value-type="string" calcext:value-type="string">
            <text:p>SANTA MARIA XADANI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IA SOLEDAD SANCHEZ DIAZ</text:p>
          </table:table-cell>
          <table:table-cell office:value-type="string" calcext:value-type="string">
            <text:p>CARMEN LOPEZ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0441" calcext:value-type="float">
            <text:p>20441</text:p>
          </table:table-cell>
          <table:table-cell office:value-type="float" office:value="20442" calcext:value-type="float">
            <text:p>20442</text:p>
          </table:table-cell>
          <table:table-cell office:value-type="string" calcext:value-type="string">
            <text:p>SANTA MARIA XADAN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ILIA RAMOS LOPEZ</text:p>
          </table:table-cell>
          <table:table-cell office:value-type="string" calcext:value-type="string">
            <text:p>TERESITA LOPEZ ANTONI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0441" calcext:value-type="float">
            <text:p>20441</text:p>
          </table:table-cell>
          <table:table-cell office:value-type="float" office:value="20442" calcext:value-type="float">
            <text:p>20442</text:p>
          </table:table-cell>
          <table:table-cell office:value-type="string" calcext:value-type="string">
            <text:p>SANTA MARIA XADANI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RIEL JIMENEZ SANTIAGO</text:p>
          </table:table-cell>
          <table:table-cell office:value-type="string" calcext:value-type="string">
            <text:p>VIRJILIO LANDIZ AQUIN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0447" calcext:value-type="float">
            <text:p>20447</text:p>
          </table:table-cell>
          <table:table-cell office:value-type="float" office:value="20448" calcext:value-type="float">
            <text:p>20448</text:p>
          </table:table-cell>
          <table:table-cell office:value-type="string" calcext:value-type="string">
            <text:p>SANTA MARIA ZACATEPE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 MARIA RAMOS BAÑOS</text:p>
          </table:table-cell>
          <table:table-cell office:value-type="string" calcext:value-type="string">
            <text:p>ARLETT LUIS MARTINEZ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A MARIA ZACATEPEC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0447" calcext:value-type="float">
            <text:p>20447</text:p>
          </table:table-cell>
          <table:table-cell office:value-type="float" office:value="20448" calcext:value-type="float">
            <text:p>20448</text:p>
          </table:table-cell>
          <table:table-cell office:value-type="string" calcext:value-type="string">
            <text:p>SANTA MARIA ZACATEPEC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AN CARLOS LOPEZ CAMARILLO</text:p>
          </table:table-cell>
          <table:table-cell office:value-type="string" calcext:value-type="string">
            <text:p>MIGUEL RAFAEL AGUILAR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0447" calcext:value-type="float">
            <text:p>20447</text:p>
          </table:table-cell>
          <table:table-cell office:value-type="float" office:value="20448" calcext:value-type="float">
            <text:p>20448</text:p>
          </table:table-cell>
          <table:table-cell office:value-type="string" calcext:value-type="string">
            <text:p>SANTA MARIA ZACATEPE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ISCA PEREZ BAUTISTA</text:p>
          </table:table-cell>
          <table:table-cell office:value-type="string" calcext:value-type="string">
            <text:p>PAOLA MARIBEL HERRERA ROJAS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0447" calcext:value-type="float">
            <text:p>20447</text:p>
          </table:table-cell>
          <table:table-cell office:value-type="float" office:value="20448" calcext:value-type="float">
            <text:p>20448</text:p>
          </table:table-cell>
          <table:table-cell office:value-type="string" calcext:value-type="string">
            <text:p>SANTA MARIA ZACATEPE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OLINAR CASTRO OLIVERA</text:p>
          </table:table-cell>
          <table:table-cell office:value-type="string" calcext:value-type="string">
            <text:p>RUBEN COLON PEREZ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0447" calcext:value-type="float">
            <text:p>20447</text:p>
          </table:table-cell>
          <table:table-cell office:value-type="float" office:value="20448" calcext:value-type="float">
            <text:p>20448</text:p>
          </table:table-cell>
          <table:table-cell office:value-type="string" calcext:value-type="string">
            <text:p>SANTA MARIA ZACATEPE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RANIA GARCIA ROJAS</text:p>
          </table:table-cell>
          <table:table-cell office:value-type="string" calcext:value-type="string">
            <text:p>YANET APARICIO HERRERA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0447" calcext:value-type="float">
            <text:p>20447</text:p>
          </table:table-cell>
          <table:table-cell office:value-type="float" office:value="20448" calcext:value-type="float">
            <text:p>20448</text:p>
          </table:table-cell>
          <table:table-cell office:value-type="string" calcext:value-type="string">
            <text:p>SANTA MARIA ZACATEPEC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IBERTO ESPAÑA RAMIREZ</text:p>
          </table:table-cell>
          <table:table-cell office:value-type="string" calcext:value-type="string">
            <text:p>JOSE ALEXANDER LOPEZ MARTINEZ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0447" calcext:value-type="float">
            <text:p>20447</text:p>
          </table:table-cell>
          <table:table-cell office:value-type="float" office:value="20448" calcext:value-type="float">
            <text:p>20448</text:p>
          </table:table-cell>
          <table:table-cell office:value-type="string" calcext:value-type="string">
            <text:p>SANTA MARIA ZACATEPE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YOCXAJANDY ROMAN RIVERA</text:p>
          </table:table-cell>
          <table:table-cell office:value-type="string" calcext:value-type="string">
            <text:p>TERESA BAUTISTA RAFAEL</text:p>
          </table:table-cell>
          <table:table-cell office:value-type="string" calcext:value-type="string">
            <text:p>CANDIDATURA COMUN PAN-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0447" calcext:value-type="float">
            <text:p>20447</text:p>
          </table:table-cell>
          <table:table-cell office:value-type="float" office:value="20448" calcext:value-type="float">
            <text:p>20448</text:p>
          </table:table-cell>
          <table:table-cell office:value-type="string" calcext:value-type="string">
            <text:p>SANTA MARIA ZACATEPE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STO AURELIANO SAABEDRA PEREZ</text:p>
          </table:table-cell>
          <table:table-cell office:value-type="string" calcext:value-type="string">
            <text:p>JAVIER CRUZ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0447" calcext:value-type="float">
            <text:p>20447</text:p>
          </table:table-cell>
          <table:table-cell office:value-type="float" office:value="20448" calcext:value-type="float">
            <text:p>20448</text:p>
          </table:table-cell>
          <table:table-cell office:value-type="string" calcext:value-type="string">
            <text:p>SANTA MARIA ZACATEPEC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ZEFERINA PELAEZ SANTIAGO</text:p>
          </table:table-cell>
          <table:table-cell office:value-type="string" calcext:value-type="string">
            <text:p>MARTINA AQUINO RAFA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0447" calcext:value-type="float">
            <text:p>20447</text:p>
          </table:table-cell>
          <table:table-cell office:value-type="float" office:value="20448" calcext:value-type="float">
            <text:p>20448</text:p>
          </table:table-cell>
          <table:table-cell office:value-type="string" calcext:value-type="string">
            <text:p>SANTA MARIA ZACATEPE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O RAMOS GARCIA</text:p>
          </table:table-cell>
          <table:table-cell office:value-type="string" calcext:value-type="string">
            <text:p>JOSE MATEO MARTIN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0455" calcext:value-type="float">
            <text:p>20455</text:p>
          </table:table-cell>
          <table:table-cell office:value-type="float" office:value="20456" calcext:value-type="float">
            <text:p>20456</text:p>
          </table:table-cell>
          <table:table-cell office:value-type="string" calcext:value-type="string">
            <text:p>SANTIAGO AYUQUILILL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ARMANDO ROMERO ESCOBEDO</text:p>
          </table:table-cell>
          <table:table-cell office:value-type="string" calcext:value-type="string">
            <text:p>NOEL AMBROSIO NIL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IAGO AYUQUILILLA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0455" calcext:value-type="float">
            <text:p>20455</text:p>
          </table:table-cell>
          <table:table-cell office:value-type="float" office:value="20456" calcext:value-type="float">
            <text:p>20456</text:p>
          </table:table-cell>
          <table:table-cell office:value-type="string" calcext:value-type="string">
            <text:p>SANTIAGO AYUQUILILL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ESA FELIPA BAZAN HUERTA</text:p>
          </table:table-cell>
          <table:table-cell office:value-type="string" calcext:value-type="string">
            <text:p>EVELIA MARTINEZ BAZAN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0455" calcext:value-type="float">
            <text:p>20455</text:p>
          </table:table-cell>
          <table:table-cell office:value-type="float" office:value="20456" calcext:value-type="float">
            <text:p>20456</text:p>
          </table:table-cell>
          <table:table-cell office:value-type="string" calcext:value-type="string">
            <text:p>SANTIAGO AYUQUILILL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CAS GUZMAN VARGAS</text:p>
          </table:table-cell>
          <table:table-cell office:value-type="string" calcext:value-type="string">
            <text:p>ZEFERINO ORTIGOZA ZAMBRAN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0455" calcext:value-type="float">
            <text:p>20455</text:p>
          </table:table-cell>
          <table:table-cell office:value-type="float" office:value="20456" calcext:value-type="float">
            <text:p>20456</text:p>
          </table:table-cell>
          <table:table-cell office:value-type="string" calcext:value-type="string">
            <text:p>SANTIAGO AYUQUILILL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INI RAMIREZ BERESTAIM</text:p>
          </table:table-cell>
          <table:table-cell office:value-type="string" calcext:value-type="string">
            <text:p>MARISOL LOPEZ CRESP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0455" calcext:value-type="float">
            <text:p>20455</text:p>
          </table:table-cell>
          <table:table-cell office:value-type="float" office:value="20456" calcext:value-type="float">
            <text:p>20456</text:p>
          </table:table-cell>
          <table:table-cell office:value-type="string" calcext:value-type="string">
            <text:p>SANTIAGO AYUQUILILL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ANIA GUZMAN GUZMAN</text:p>
          </table:table-cell>
          <table:table-cell office:value-type="string" calcext:value-type="string">
            <text:p>CRISTINA GARCIA REYES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0455" calcext:value-type="float">
            <text:p>20455</text:p>
          </table:table-cell>
          <table:table-cell office:value-type="float" office:value="20456" calcext:value-type="float">
            <text:p>20456</text:p>
          </table:table-cell>
          <table:table-cell office:value-type="string" calcext:value-type="string">
            <text:p>SANTIAGO AYUQUILILL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IA MARTINEZ URAGA</text:p>
          </table:table-cell>
          <table:table-cell office:value-type="string" calcext:value-type="string">
            <text:p>ELIZABETH CHAVEZ REY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0455" calcext:value-type="float">
            <text:p>20455</text:p>
          </table:table-cell>
          <table:table-cell office:value-type="float" office:value="20456" calcext:value-type="float">
            <text:p>20456</text:p>
          </table:table-cell>
          <table:table-cell office:value-type="string" calcext:value-type="string">
            <text:p>SANTIAGO AYUQUILILL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RA REYES GUZMAN</text:p>
          </table:table-cell>
          <table:table-cell office:value-type="string" calcext:value-type="string">
            <text:p>GRACIELA MARTINEZ REY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0456" calcext:value-type="float">
            <text:p>20456</text:p>
          </table:table-cell>
          <table:table-cell office:value-type="float" office:value="20457" calcext:value-type="float">
            <text:p>20457</text:p>
          </table:table-cell>
          <table:table-cell office:value-type="string" calcext:value-type="string">
            <text:p>SANTIAGO CACALOXTEPE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IA PATRICIA APARICIO MENDOZA</text:p>
          </table:table-cell>
          <table:table-cell office:value-type="string" calcext:value-type="string">
            <text:p>ANDREA MARTINEZ MUÑO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IAGO CACALOXTEPEC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0456" calcext:value-type="float">
            <text:p>20456</text:p>
          </table:table-cell>
          <table:table-cell office:value-type="float" office:value="20457" calcext:value-type="float">
            <text:p>20457</text:p>
          </table:table-cell>
          <table:table-cell office:value-type="string" calcext:value-type="string">
            <text:p>SANTIAGO CACALOXTEPE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JANDRO SALAZAR RAMIREZ</text:p>
          </table:table-cell>
          <table:table-cell office:value-type="string" calcext:value-type="string">
            <text:p>MARCOS GIOVANNI ACEVEDO SILVESTRE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0456" calcext:value-type="float">
            <text:p>20456</text:p>
          </table:table-cell>
          <table:table-cell office:value-type="float" office:value="20457" calcext:value-type="float">
            <text:p>20457</text:p>
          </table:table-cell>
          <table:table-cell office:value-type="string" calcext:value-type="string">
            <text:p>SANTIAGO CACALOXTEPEC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LCE CORAZON PACHECO REYES</text:p>
          </table:table-cell>
          <table:table-cell office:value-type="string" calcext:value-type="string">
            <text:p>PERLA NAYELLI URIBE HERNAND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0456" calcext:value-type="float">
            <text:p>20456</text:p>
          </table:table-cell>
          <table:table-cell office:value-type="float" office:value="20457" calcext:value-type="float">
            <text:p>20457</text:p>
          </table:table-cell>
          <table:table-cell office:value-type="string" calcext:value-type="string">
            <text:p>SANTIAGO CACALOXTEPE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IN RUTILIO MARTINEZ GUTIERREZ</text:p>
          </table:table-cell>
          <table:table-cell office:value-type="string" calcext:value-type="string">
            <text:p>NICOLAS FLORENTINO GONZALEZ SILVESTRE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456" calcext:value-type="float">
            <text:p>20456</text:p>
          </table:table-cell>
          <table:table-cell office:value-type="float" office:value="20457" calcext:value-type="float">
            <text:p>20457</text:p>
          </table:table-cell>
          <table:table-cell office:value-type="string" calcext:value-type="string">
            <text:p>SANTIAGO CACALOXTEP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IA DE LOS ANGELES GARCIA HERNANDEZ</text:p>
          </table:table-cell>
          <table:table-cell office:value-type="string" calcext:value-type="string">
            <text:p>ANGELICA MARTINEZ CEDILL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0456" calcext:value-type="float">
            <text:p>20456</text:p>
          </table:table-cell>
          <table:table-cell office:value-type="float" office:value="20457" calcext:value-type="float">
            <text:p>20457</text:p>
          </table:table-cell>
          <table:table-cell office:value-type="string" calcext:value-type="string">
            <text:p>SANTIAGO CACALOXTEPE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IO MARGARITO ENCARNACION</text:p>
          </table:table-cell>
          <table:table-cell office:value-type="string" calcext:value-type="string">
            <text:p>ARTURO JOEL RUIZ LOP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0456" calcext:value-type="float">
            <text:p>20456</text:p>
          </table:table-cell>
          <table:table-cell office:value-type="float" office:value="20457" calcext:value-type="float">
            <text:p>20457</text:p>
          </table:table-cell>
          <table:table-cell office:value-type="string" calcext:value-type="string">
            <text:p>SANTIAGO CACALOXTEPE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ODILON IBARRA FRANCISCO</text:p>
          </table:table-cell>
          <table:table-cell office:value-type="string" calcext:value-type="string">
            <text:p>MISAEL EUSEBIO MARTINEZ OSOR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 office:value-type="float" office:value="20459" calcext:value-type="float">
            <text:p>20459</text:p>
          </table:table-cell>
          <table:table-cell office:value-type="string" calcext:value-type="string">
            <text:p>VILLA DE SANTIAGO CHAZUMB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A PEREZ MORALES</text:p>
          </table:table-cell>
          <table:table-cell office:value-type="string" calcext:value-type="string">
            <text:p>SANDRA ADELA CARRASCO OLE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VILLA DE SANTIAGO CHAZUMBA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 office:value-type="float" office:value="20459" calcext:value-type="float">
            <text:p>20459</text:p>
          </table:table-cell>
          <table:table-cell office:value-type="string" calcext:value-type="string">
            <text:p>VILLA DE SANTIAGO CHAZUMB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STO SIBAJA HUERTA</text:p>
          </table:table-cell>
          <table:table-cell office:value-type="string" calcext:value-type="string">
            <text:p>SALVADOR LARIOS CARRASC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2" office:value-type="float" office:value="20459" calcext:value-type="float">
            <text:p>20459</text:p>
          </table:table-cell>
          <table:table-cell office:value-type="string" calcext:value-type="string">
            <text:p>VILLA DE SANTIAGO CHAZUMB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IANA PEREZ SOLIS</text:p>
          </table:table-cell>
          <table:table-cell office:value-type="string" calcext:value-type="string">
            <text:p>GRISELDA ACOSTA HERNAND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2" office:value-type="float" office:value="20459" calcext:value-type="float">
            <text:p>20459</text:p>
          </table:table-cell>
          <table:table-cell office:value-type="string" calcext:value-type="string">
            <text:p>VILLA DE SANTIAGO CHAZUMB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UL LEONEL SOLANO RIVERA</text:p>
          </table:table-cell>
          <table:table-cell office:value-type="string" calcext:value-type="string">
            <text:p>FULGENCIO HONORATO TERAN COLLAD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 office:value-type="float" office:value="20459" calcext:value-type="float">
            <text:p>20459</text:p>
          </table:table-cell>
          <table:table-cell office:value-type="string" calcext:value-type="string">
            <text:p>VILLA DE SANTIAGO CHAZUMB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RICIA AMADOR SOLANO</text:p>
          </table:table-cell>
          <table:table-cell office:value-type="string" calcext:value-type="string">
            <text:p>ROSA ARELLANO CASTILL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2" office:value-type="float" office:value="20459" calcext:value-type="float">
            <text:p>20459</text:p>
          </table:table-cell>
          <table:table-cell office:value-type="string" calcext:value-type="string">
            <text:p>VILLA DE SANTIAGO CHAZUMB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IA IRENE CASTRO RIVERA</text:p>
          </table:table-cell>
          <table:table-cell office:value-type="string" calcext:value-type="string">
            <text:p>YANET GONZALEZ JUA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2" office:value-type="float" office:value="20459" calcext:value-type="float">
            <text:p>20459</text:p>
          </table:table-cell>
          <table:table-cell office:value-type="string" calcext:value-type="string">
            <text:p>VILLA DE SANTIAGO CHAZUMB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A ESPERANZA BAUTISTA CRUZ</text:p>
          </table:table-cell>
          <table:table-cell office:value-type="string" calcext:value-type="string">
            <text:p>INES LAGOS BA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0462" calcext:value-type="float">
            <text:p>20462</text:p>
          </table:table-cell>
          <table:table-cell office:value-type="float" office:value="20463" calcext:value-type="float">
            <text:p>20463</text:p>
          </table:table-cell>
          <table:table-cell office:value-type="string" calcext:value-type="string">
            <text:p>SANTIAGO HUAJOLOTITL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GUADALUPE BARBOSA BARRAGAN</text:p>
          </table:table-cell>
          <table:table-cell office:value-type="string" calcext:value-type="string">
            <text:p>ALFONSINO DEL CARMEN HERNANDEZ LUCERO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IAGO HUAJOLOTITLAN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0462" calcext:value-type="float">
            <text:p>20462</text:p>
          </table:table-cell>
          <table:table-cell office:value-type="float" office:value="20463" calcext:value-type="float">
            <text:p>20463</text:p>
          </table:table-cell>
          <table:table-cell office:value-type="string" calcext:value-type="string">
            <text:p>SANTIAGO HUAJOLOTITLA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YELI LOPEZ HERNANDEZ</text:p>
          </table:table-cell>
          <table:table-cell office:value-type="string" calcext:value-type="string">
            <text:p>LILIANA HERNANDEZ PONCE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0462" calcext:value-type="float">
            <text:p>20462</text:p>
          </table:table-cell>
          <table:table-cell office:value-type="float" office:value="20463" calcext:value-type="float">
            <text:p>20463</text:p>
          </table:table-cell>
          <table:table-cell office:value-type="string" calcext:value-type="string">
            <text:p>SANTIAGO HUAJOLOTITL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DIMIR ALVERDIN AGUILAR</text:p>
          </table:table-cell>
          <table:table-cell office:value-type="string" calcext:value-type="string">
            <text:p>ANTONIO JAVIER LUGO SANTOS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0462" calcext:value-type="float">
            <text:p>20462</text:p>
          </table:table-cell>
          <table:table-cell office:value-type="float" office:value="20463" calcext:value-type="float">
            <text:p>20463</text:p>
          </table:table-cell>
          <table:table-cell office:value-type="string" calcext:value-type="string">
            <text:p>SANTIAGO HUAJOLOTITL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IA DEL PILAR RIVERA HERNANDEZ</text:p>
          </table:table-cell>
          <table:table-cell office:value-type="string" calcext:value-type="string">
            <text:p>RAFAELA DIAZ LUCERO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0462" calcext:value-type="float">
            <text:p>20462</text:p>
          </table:table-cell>
          <table:table-cell office:value-type="float" office:value="20463" calcext:value-type="float">
            <text:p>20463</text:p>
          </table:table-cell>
          <table:table-cell office:value-type="string" calcext:value-type="string">
            <text:p>SANTIAGO HUAJOLOTITL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OINA PAULINA SIERRA HERRERA</text:p>
          </table:table-cell>
          <table:table-cell office:value-type="string" calcext:value-type="string">
            <text:p>ITZEL AHTZIRI SARABIA GONZAL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0462" calcext:value-type="float">
            <text:p>20462</text:p>
          </table:table-cell>
          <table:table-cell office:value-type="float" office:value="20463" calcext:value-type="float">
            <text:p>20463</text:p>
          </table:table-cell>
          <table:table-cell office:value-type="string" calcext:value-type="string">
            <text:p>SANTIAGO HUAJOLOTITL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AHU PEÑALOZA LOPEZ</text:p>
          </table:table-cell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0462" calcext:value-type="float">
            <text:p>20462</text:p>
          </table:table-cell>
          <table:table-cell office:value-type="float" office:value="20463" calcext:value-type="float">
            <text:p>20463</text:p>
          </table:table-cell>
          <table:table-cell office:value-type="string" calcext:value-type="string">
            <text:p>SANTIAGO HUAJOLOTITL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C FILADELFO ROJAS PEÑALOZA</text:p>
          </table:table-cell>
          <table:table-cell office:value-type="string" calcext:value-type="string">
            <text:p>EUSEBIO BIBIANO LUGO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0467" calcext:value-type="float">
            <text:p>20467</text:p>
          </table:table-cell>
          <table:table-cell office:value-type="float" office:value="20468" calcext:value-type="float">
            <text:p>20468</text:p>
          </table:table-cell>
          <table:table-cell office:value-type="string" calcext:value-type="string">
            <text:p>SANTIAGO JAMILTEPE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BERTO RAMOS ACEVEDO</text:p>
          </table:table-cell>
          <table:table-cell office:value-type="string" calcext:value-type="string">
            <text:p>AGUSTIN ANTONIO LOPEZ DE LA PA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IAGO JAMILTEPEC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0467" calcext:value-type="float">
            <text:p>20467</text:p>
          </table:table-cell>
          <table:table-cell office:value-type="float" office:value="20468" calcext:value-type="float">
            <text:p>20468</text:p>
          </table:table-cell>
          <table:table-cell office:value-type="string" calcext:value-type="string">
            <text:p>SANTIAGO JAMILTEPEC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TH ALONDRA VAZQUEZ VELASCO</text:p>
          </table:table-cell>
          <table:table-cell office:value-type="string" calcext:value-type="string">
            <text:p>BEATRIZ VASQUEZ SIERR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0467" calcext:value-type="float">
            <text:p>20467</text:p>
          </table:table-cell>
          <table:table-cell office:value-type="float" office:value="20468" calcext:value-type="float">
            <text:p>20468</text:p>
          </table:table-cell>
          <table:table-cell office:value-type="string" calcext:value-type="string">
            <text:p>SANTIAGO JAMILTEPEC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MAR CONTRERAS CHAVEZ</text:p>
          </table:table-cell>
          <table:table-cell office:value-type="string" calcext:value-type="string">
            <text:p>LUIS EPIGMENIO RAMIREZ CARMON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0467" calcext:value-type="float">
            <text:p>20467</text:p>
          </table:table-cell>
          <table:table-cell office:value-type="float" office:value="20468" calcext:value-type="float">
            <text:p>20468</text:p>
          </table:table-cell>
          <table:table-cell office:value-type="string" calcext:value-type="string">
            <text:p>SANTIAGO JAMILTEPE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HA ROCIO AGUILAR OSORIO</text:p>
          </table:table-cell>
          <table:table-cell office:value-type="string" calcext:value-type="string">
            <text:p>SANDRA DE JESUS ROJAS IGLESIA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0467" calcext:value-type="float">
            <text:p>20467</text:p>
          </table:table-cell>
          <table:table-cell office:value-type="float" office:value="20468" calcext:value-type="float">
            <text:p>20468</text:p>
          </table:table-cell>
          <table:table-cell office:value-type="string" calcext:value-type="string">
            <text:p>SANTIAGO JAMILTEPEC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EL CAJERO VELASCO</text:p>
          </table:table-cell>
          <table:table-cell office:value-type="string" calcext:value-type="string">
            <text:p>JOSE ROLANDO GUZMAN BETANZO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0467" calcext:value-type="float">
            <text:p>20467</text:p>
          </table:table-cell>
          <table:table-cell office:value-type="float" office:value="20468" calcext:value-type="float">
            <text:p>20468</text:p>
          </table:table-cell>
          <table:table-cell office:value-type="string" calcext:value-type="string">
            <text:p>SANTIAGO JAMILTEPEC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CELIA AIDA DIAZ HERNANDEZ</text:p>
          </table:table-cell>
          <table:table-cell office:value-type="string" calcext:value-type="string">
            <text:p>FLORINDA DE LA CRUZ JIMEN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0467" calcext:value-type="float">
            <text:p>20467</text:p>
          </table:table-cell>
          <table:table-cell office:value-type="float" office:value="20468" calcext:value-type="float">
            <text:p>20468</text:p>
          </table:table-cell>
          <table:table-cell office:value-type="string" calcext:value-type="string">
            <text:p>SANTIAGO JAMILTEPEC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RA LIZ PACHECO SAAVEDRA</text:p>
          </table:table-cell>
          <table:table-cell office:value-type="string" calcext:value-type="string">
            <text:p>MINERVA REYES HERNAND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0467" calcext:value-type="float">
            <text:p>20467</text:p>
          </table:table-cell>
          <table:table-cell office:value-type="float" office:value="20468" calcext:value-type="float">
            <text:p>20468</text:p>
          </table:table-cell>
          <table:table-cell office:value-type="string" calcext:value-type="string">
            <text:p>SANTIAGO JAMILTEPE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IGNACIO VALLADOLID CALDERON</text:p>
          </table:table-cell>
          <table:table-cell office:value-type="string" calcext:value-type="string">
            <text:p>HUGO BAUTISTA TORRES</text:p>
          </table:table-cell>
          <table:table-cell office:value-type="string" calcext:value-type="string">
            <text:p>CANDIDATURA COMUN PUP-NA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NAO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0467" calcext:value-type="float">
            <text:p>20467</text:p>
          </table:table-cell>
          <table:table-cell office:value-type="float" office:value="20468" calcext:value-type="float">
            <text:p>20468</text:p>
          </table:table-cell>
          <table:table-cell office:value-type="string" calcext:value-type="string">
            <text:p>SANTIAGO JAMILTEPEC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ESA VELASCO TORRES</text:p>
          </table:table-cell>
          <table:table-cell office:value-type="string" calcext:value-type="string">
            <text:p>DAYANA NOHEMI BARRIOS MERINO</text:p>
          </table:table-cell>
          <table:table-cell office:value-type="string" calcext:value-type="string">
            <text:p>CANDIDATURA COMUN PUP-NA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NAO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0467" calcext:value-type="float">
            <text:p>20467</text:p>
          </table:table-cell>
          <table:table-cell office:value-type="float" office:value="20468" calcext:value-type="float">
            <text:p>20468</text:p>
          </table:table-cell>
          <table:table-cell office:value-type="string" calcext:value-type="string">
            <text:p>SANTIAGO JAMILTEPE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O OLIVERA ESPINOSA</text:p>
          </table:table-cell>
          <table:table-cell office:value-type="string" calcext:value-type="string">
            <text:p>ALVARO RAMIREZ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0469" calcext:value-type="float">
            <text:p>20469</text:p>
          </table:table-cell>
          <table:table-cell office:value-type="float" office:value="20470" calcext:value-type="float">
            <text:p>20470</text:p>
          </table:table-cell>
          <table:table-cell office:value-type="string" calcext:value-type="string">
            <text:p>SANTIAGO JUXTLAHUAC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SENIO LORENZO MEJIA GARCIA</text:p>
          </table:table-cell>
          <table:table-cell office:value-type="string" calcext:value-type="string">
            <text:p>RIGOBERTO SALAZAR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IAGO JUXTLAHUACA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0469" calcext:value-type="float">
            <text:p>20469</text:p>
          </table:table-cell>
          <table:table-cell office:value-type="float" office:value="20470" calcext:value-type="float">
            <text:p>20470</text:p>
          </table:table-cell>
          <table:table-cell office:value-type="string" calcext:value-type="string">
            <text:p>SANTIAGO JUXTLAHUAC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AL MARTINEZ BARCENAS</text:p>
          </table:table-cell>
          <table:table-cell office:value-type="string" calcext:value-type="string">
            <text:p>SAHARA ESTELA DE LA SOLEDAD REYES GUERRER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0469" calcext:value-type="float">
            <text:p>20469</text:p>
          </table:table-cell>
          <table:table-cell office:value-type="float" office:value="20470" calcext:value-type="float">
            <text:p>20470</text:p>
          </table:table-cell>
          <table:table-cell office:value-type="string" calcext:value-type="string">
            <text:p>SANTIAGO JUXTLAHUAC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ARDO SALAZAR GUTIERREZ</text:p>
          </table:table-cell>
          <table:table-cell office:value-type="string" calcext:value-type="string">
            <text:p>NOE TRINIDAD CHAV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469" calcext:value-type="float">
            <text:p>20469</text:p>
          </table:table-cell>
          <table:table-cell office:value-type="float" office:value="20470" calcext:value-type="float">
            <text:p>20470</text:p>
          </table:table-cell>
          <table:table-cell office:value-type="string" calcext:value-type="string">
            <text:p>SANTIAGO JUXTLAHUAC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ICA HERNANDEZ ROJAS</text:p>
          </table:table-cell>
          <table:table-cell office:value-type="string" calcext:value-type="string">
            <text:p>XOCHITL CARRERA SANCH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0469" calcext:value-type="float">
            <text:p>20469</text:p>
          </table:table-cell>
          <table:table-cell office:value-type="float" office:value="20470" calcext:value-type="float">
            <text:p>20470</text:p>
          </table:table-cell>
          <table:table-cell office:value-type="string" calcext:value-type="string">
            <text:p>SANTIAGO JUXTLAHUAC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E JUAN MENDEZ RAMIREZ</text:p>
          </table:table-cell>
          <table:table-cell office:value-type="string" calcext:value-type="string">
            <text:p>SILVIO AGUSTIN GUTIERREZ GONZAL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0469" calcext:value-type="float">
            <text:p>20469</text:p>
          </table:table-cell>
          <table:table-cell office:value-type="float" office:value="20470" calcext:value-type="float">
            <text:p>20470</text:p>
          </table:table-cell>
          <table:table-cell office:value-type="string" calcext:value-type="string">
            <text:p>SANTIAGO JUXTLAHUAC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IA DEL CARMEN LOPEZ GALINDO</text:p>
          </table:table-cell>
          <table:table-cell office:value-type="string" calcext:value-type="string">
            <text:p>LETICIA YANETH ASUNCION SALAZAR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0469" calcext:value-type="float">
            <text:p>20469</text:p>
          </table:table-cell>
          <table:table-cell office:value-type="float" office:value="20470" calcext:value-type="float">
            <text:p>20470</text:p>
          </table:table-cell>
          <table:table-cell office:value-type="string" calcext:value-type="string">
            <text:p>SANTIAGO JUXTLAHUAC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UADALUPE MONTALVO MARTINEZ</text:p>
          </table:table-cell>
          <table:table-cell office:value-type="string" calcext:value-type="string">
            <text:p>LUCIA YUDIVET REYES MOT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469" calcext:value-type="float">
            <text:p>20469</text:p>
          </table:table-cell>
          <table:table-cell office:value-type="float" office:value="20470" calcext:value-type="float">
            <text:p>20470</text:p>
          </table:table-cell>
          <table:table-cell office:value-type="string" calcext:value-type="string">
            <text:p>SANTIAGO JUXTLAHUAC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TOR MANUEL LEYVA ACEVEDO</text:p>
          </table:table-cell>
          <table:table-cell office:value-type="string" calcext:value-type="string">
            <text:p>ALBERTO MENDEZ RAMIREZ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0469" calcext:value-type="float">
            <text:p>20469</text:p>
          </table:table-cell>
          <table:table-cell office:value-type="float" office:value="20470" calcext:value-type="float">
            <text:p>20470</text:p>
          </table:table-cell>
          <table:table-cell office:value-type="string" calcext:value-type="string">
            <text:p>SANTIAGO JUXTLAHUAC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EN MELISANDRA CALOCA CALOCA</text:p>
          </table:table-cell>
          <table:table-cell office:value-type="string" calcext:value-type="string">
            <text:p>VICSANDY CORAL SALMERON CORONEL</text:p>
          </table:table-cell>
          <table:table-cell office:value-type="string" calcext:value-type="string">
            <text:p>CANDIDATURA COMUN PVEM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0469" calcext:value-type="float">
            <text:p>20469</text:p>
          </table:table-cell>
          <table:table-cell office:value-type="float" office:value="20470" calcext:value-type="float">
            <text:p>20470</text:p>
          </table:table-cell>
          <table:table-cell office:value-type="string" calcext:value-type="string">
            <text:p>SANTIAGO JUXTLAHUAC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BURCIO JOSE CLAUDIO FLORES</text:p>
          </table:table-cell>
          <table:table-cell office:value-type="string" calcext:value-type="string">
            <text:p>JUAN DE DIOS MOTA NAN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0472" calcext:value-type="float">
            <text:p>20472</text:p>
          </table:table-cell>
          <table:table-cell office:value-type="float" office:value="20473" calcext:value-type="float">
            <text:p>20473</text:p>
          </table:table-cell>
          <table:table-cell office:value-type="string" calcext:value-type="string">
            <text:p>SANTIAGO LAOLLAG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LIO MANUEL GUZMAN</text:p>
          </table:table-cell>
          <table:table-cell office:value-type="string" calcext:value-type="string">
            <text:p>FERNANDO GUZMAN HERNAND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IAGO LAOLLAGA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0472" calcext:value-type="float">
            <text:p>20472</text:p>
          </table:table-cell>
          <table:table-cell office:value-type="float" office:value="20473" calcext:value-type="float">
            <text:p>20473</text:p>
          </table:table-cell>
          <table:table-cell office:value-type="string" calcext:value-type="string">
            <text:p>SANTIAGO LAOLLAGA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I GUTIERREZ CHAVEZ</text:p>
          </table:table-cell>
          <table:table-cell office:value-type="string" calcext:value-type="string">
            <text:p>OLIVIA OSORIO GUTIER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0472" calcext:value-type="float">
            <text:p>20472</text:p>
          </table:table-cell>
          <table:table-cell office:value-type="float" office:value="20473" calcext:value-type="float">
            <text:p>20473</text:p>
          </table:table-cell>
          <table:table-cell office:value-type="string" calcext:value-type="string">
            <text:p>SANTIAGO LAOLLAG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CAR CHAVEZ GIRON</text:p>
          </table:table-cell>
          <table:table-cell office:value-type="string" calcext:value-type="string">
            <text:p>EIDER BETANZOS RUED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0472" calcext:value-type="float">
            <text:p>20472</text:p>
          </table:table-cell>
          <table:table-cell office:value-type="float" office:value="20473" calcext:value-type="float">
            <text:p>20473</text:p>
          </table:table-cell>
          <table:table-cell office:value-type="string" calcext:value-type="string">
            <text:p>SANTIAGO LAOLLAGA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ETH ANTONIO MARTINEZ</text:p>
          </table:table-cell>
          <table:table-cell office:value-type="string" calcext:value-type="string">
            <text:p>JENI JARQUIN ESPINOS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0472" calcext:value-type="float">
            <text:p>20472</text:p>
          </table:table-cell>
          <table:table-cell office:value-type="float" office:value="20473" calcext:value-type="float">
            <text:p>20473</text:p>
          </table:table-cell>
          <table:table-cell office:value-type="string" calcext:value-type="string">
            <text:p>SANTIAGO LAOLLAGA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ANDI ITZCALOTZIN LEAL TORAL</text:p>
          </table:table-cell>
          <table:table-cell office:value-type="string" calcext:value-type="string">
            <text:p>IRENE ALICIA FRANCO JUA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0472" calcext:value-type="float">
            <text:p>20472</text:p>
          </table:table-cell>
          <table:table-cell office:value-type="float" office:value="20473" calcext:value-type="float">
            <text:p>20473</text:p>
          </table:table-cell>
          <table:table-cell office:value-type="string" calcext:value-type="string">
            <text:p>SANTIAGO LAOLLAG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TOR MANUEL TOLEDO ARREOLA</text:p>
          </table:table-cell>
          <table:table-cell office:value-type="string" calcext:value-type="string">
            <text:p>JESUS SEBASTIAN ESPINOS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0472" calcext:value-type="float">
            <text:p>20472</text:p>
          </table:table-cell>
          <table:table-cell office:value-type="float" office:value="20473" calcext:value-type="float">
            <text:p>20473</text:p>
          </table:table-cell>
          <table:table-cell office:value-type="string" calcext:value-type="string">
            <text:p>SANTIAGO LAOLLAG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NCIANO HERNANDEZ BETANZOS</text:p>
          </table:table-cell>
          <table:table-cell office:value-type="string" calcext:value-type="string">
            <text:p>LITZIA ESPINOSA MARTIN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0474" calcext:value-type="float">
            <text:p>20474</text:p>
          </table:table-cell>
          <table:table-cell office:value-type="float" office:value="20475" calcext:value-type="float">
            <text:p>20475</text:p>
          </table:table-cell>
          <table:table-cell office:value-type="string" calcext:value-type="string">
            <text:p>SANTIAGO LLANO GRAND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CHIL CRUZ ARELLANES</text:p>
          </table:table-cell>
          <table:table-cell office:value-type="string" calcext:value-type="string">
            <text:p>ZILA PRUDENTE PELA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IAGO LLANO GRANDE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0474" calcext:value-type="float">
            <text:p>20474</text:p>
          </table:table-cell>
          <table:table-cell office:value-type="float" office:value="20475" calcext:value-type="float">
            <text:p>20475</text:p>
          </table:table-cell>
          <table:table-cell office:value-type="string" calcext:value-type="string">
            <text:p>SANTIAGO LLANO GRAND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ILO NICEFORO ZABALETA DOMINGUEZ</text:p>
          </table:table-cell>
          <table:table-cell office:value-type="string" calcext:value-type="string">
            <text:p>EMILIO JOAQUIN SANTIAGO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0474" calcext:value-type="float">
            <text:p>20474</text:p>
          </table:table-cell>
          <table:table-cell office:value-type="float" office:value="20475" calcext:value-type="float">
            <text:p>20475</text:p>
          </table:table-cell>
          <table:table-cell office:value-type="string" calcext:value-type="string">
            <text:p>SANTIAGO LLANO GRAND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ALIA CRUZ LOPEZ</text:p>
          </table:table-cell>
          <table:table-cell office:value-type="string" calcext:value-type="string">
            <text:p>AIDA VENTURA SAGUILA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0474" calcext:value-type="float">
            <text:p>20474</text:p>
          </table:table-cell>
          <table:table-cell office:value-type="float" office:value="20475" calcext:value-type="float">
            <text:p>20475</text:p>
          </table:table-cell>
          <table:table-cell office:value-type="string" calcext:value-type="string">
            <text:p>SANTIAGO LLANO GRAND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IS MIGUEL REYES LOPEZ</text:p>
          </table:table-cell>
          <table:table-cell office:value-type="string" calcext:value-type="string">
            <text:p>ROSA MARIA MARTINEZ SILV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0474" calcext:value-type="float">
            <text:p>20474</text:p>
          </table:table-cell>
          <table:table-cell office:value-type="float" office:value="20475" calcext:value-type="float">
            <text:p>20475</text:p>
          </table:table-cell>
          <table:table-cell office:value-type="string" calcext:value-type="string">
            <text:p>SANTIAGO LLANO GRAND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LAEP CALLEJA MARTINEZ</text:p>
          </table:table-cell>
          <table:table-cell office:value-type="string" calcext:value-type="string">
            <text:p>MELODY MARTINEZ DOMINGU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0474" calcext:value-type="float">
            <text:p>20474</text:p>
          </table:table-cell>
          <table:table-cell office:value-type="float" office:value="20475" calcext:value-type="float">
            <text:p>20475</text:p>
          </table:table-cell>
          <table:table-cell office:value-type="string" calcext:value-type="string">
            <text:p>SANTIAGO LLANO GRAND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CARLOS SALINAS SAGUILAN</text:p>
          </table:table-cell>
          <table:table-cell office:value-type="string" calcext:value-type="string">
            <text:p>FERNANDO VARGAS ARELLAN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0474" calcext:value-type="float">
            <text:p>20474</text:p>
          </table:table-cell>
          <table:table-cell office:value-type="float" office:value="20475" calcext:value-type="float">
            <text:p>20475</text:p>
          </table:table-cell>
          <table:table-cell office:value-type="string" calcext:value-type="string">
            <text:p>SANTIAGO LLANO GRAND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DALUPE ZARATE RODRIGUEZ</text:p>
          </table:table-cell>
          <table:table-cell office:value-type="string" calcext:value-type="string">
            <text:p>ALICIA PRUDENTE LARE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0482" calcext:value-type="float">
            <text:p>20482</text:p>
          </table:table-cell>
          <table:table-cell office:value-type="float" office:value="20484" calcext:value-type="float">
            <text:p>20484</text:p>
          </table:table-cell>
          <table:table-cell office:value-type="string" calcext:value-type="string">
            <text:p>SANTIAGO PINOTEPA NACION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DOMINGO BAÑOS TOSCANO</text:p>
          </table:table-cell>
          <table:table-cell office:value-type="string" calcext:value-type="string">
            <text:p>JORGE LUIS PEREZ RAMIREZ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IAGO PINOTEPA NACIONAL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0482" calcext:value-type="float">
            <text:p>20482</text:p>
          </table:table-cell>
          <table:table-cell office:value-type="float" office:value="20484" calcext:value-type="float">
            <text:p>20484</text:p>
          </table:table-cell>
          <table:table-cell office:value-type="string" calcext:value-type="string">
            <text:p>SANTIAGO PINOTEPA NACION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I NUTI SANTIAGO MENDOZA</text:p>
          </table:table-cell>
          <table:table-cell office:value-type="string" calcext:value-type="string">
            <text:p>BERTHA AZUCENA TORRES PEREZ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0482" calcext:value-type="float">
            <text:p>20482</text:p>
          </table:table-cell>
          <table:table-cell office:value-type="float" office:value="20484" calcext:value-type="float">
            <text:p>20484</text:p>
          </table:table-cell>
          <table:table-cell office:value-type="string" calcext:value-type="string">
            <text:p>SANTIAGO PINOTEPA NACIONA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ZIEL NAZARETH FUENTES VARGAS</text:p>
          </table:table-cell>
          <table:table-cell office:value-type="string" calcext:value-type="string">
            <text:p>EDUARDO HERNANDEZ MORALES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0482" calcext:value-type="float">
            <text:p>20482</text:p>
          </table:table-cell>
          <table:table-cell office:value-type="float" office:value="20484" calcext:value-type="float">
            <text:p>20484</text:p>
          </table:table-cell>
          <table:table-cell office:value-type="string" calcext:value-type="string">
            <text:p>SANTIAGO PINOTEPA NACIONAL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 VICTORIA AGUIRRE NICOLAS</text:p>
          </table:table-cell>
          <table:table-cell office:value-type="string" calcext:value-type="string">
            <text:p>MARICELA RUIZ HERRERA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0482" calcext:value-type="float">
            <text:p>20482</text:p>
          </table:table-cell>
          <table:table-cell office:value-type="float" office:value="20484" calcext:value-type="float">
            <text:p>20484</text:p>
          </table:table-cell>
          <table:table-cell office:value-type="string" calcext:value-type="string">
            <text:p>SANTIAGO PINOTEPA NACIONAL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CTOR MANUEL MENDOZA MERINO</text:p>
          </table:table-cell>
          <table:table-cell office:value-type="string" calcext:value-type="string">
            <text:p>MARCO ANTONIO TORRES GARCIA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0482" calcext:value-type="float">
            <text:p>20482</text:p>
          </table:table-cell>
          <table:table-cell office:value-type="float" office:value="20484" calcext:value-type="float">
            <text:p>20484</text:p>
          </table:table-cell>
          <table:table-cell office:value-type="string" calcext:value-type="string">
            <text:p>SANTIAGO PINOTEPA NACIONAL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DALENA SOFIA CRUZ LOPEZ</text:p>
          </table:table-cell>
          <table:table-cell office:value-type="string" calcext:value-type="string">
            <text:p>JUVENTINA MARTINEZ LOPEZ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0482" calcext:value-type="float">
            <text:p>20482</text:p>
          </table:table-cell>
          <table:table-cell office:value-type="float" office:value="20484" calcext:value-type="float">
            <text:p>20484</text:p>
          </table:table-cell>
          <table:table-cell office:value-type="string" calcext:value-type="string">
            <text:p>SANTIAGO PINOTEPA NACIONAL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IA FERNANDA ZARATE CASAS</text:p>
          </table:table-cell>
          <table:table-cell office:value-type="string" calcext:value-type="string">
            <text:p>MITZI BLANCA PEREZ CASTILLO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0482" calcext:value-type="float">
            <text:p>20482</text:p>
          </table:table-cell>
          <table:table-cell office:value-type="float" office:value="20484" calcext:value-type="float">
            <text:p>20484</text:p>
          </table:table-cell>
          <table:table-cell office:value-type="string" calcext:value-type="string">
            <text:p>SANTIAGO PINOTEPA NACIONAL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TONIO CLAVEL RAMIREZ</text:p>
          </table:table-cell>
          <table:table-cell office:value-type="string" calcext:value-type="string">
            <text:p>ISAAC MARIN GALEANA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0482" calcext:value-type="float">
            <text:p>20482</text:p>
          </table:table-cell>
          <table:table-cell office:value-type="float" office:value="20484" calcext:value-type="float">
            <text:p>20484</text:p>
          </table:table-cell>
          <table:table-cell office:value-type="string" calcext:value-type="string">
            <text:p>SANTIAGO PINOTEPA NACIONAL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SY PRYSCILLA CARMONA LOPEZ</text:p>
          </table:table-cell>
          <table:table-cell office:value-type="string" calcext:value-type="string">
            <text:p>DIANA FLORIDA BORNIOS HABANA</text:p>
          </table:table-cell>
          <table:table-cell office:value-type="string" calcext:value-type="string">
            <text:p>CANDIDATURA COMUN PRI-PRD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0482" calcext:value-type="float">
            <text:p>20482</text:p>
          </table:table-cell>
          <table:table-cell office:value-type="float" office:value="20484" calcext:value-type="float">
            <text:p>20484</text:p>
          </table:table-cell>
          <table:table-cell office:value-type="string" calcext:value-type="string">
            <text:p>SANTIAGO PINOTEPA NACION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MARBEL JIMENEZ MEZA</text:p>
          </table:table-cell>
          <table:table-cell office:value-type="string" calcext:value-type="string">
            <text:p>MIGUEL NERY LOPEZ HERNANDEZ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0482" calcext:value-type="float">
            <text:p>20482</text:p>
          </table:table-cell>
          <table:table-cell office:value-type="float" office:value="20484" calcext:value-type="float">
            <text:p>20484</text:p>
          </table:table-cell>
          <table:table-cell office:value-type="string" calcext:value-type="string">
            <text:p>SANTIAGO PINOTEPA NACION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ACELI CASTRO CRUZ</text:p>
          </table:table-cell>
          <table:table-cell office:value-type="string" calcext:value-type="string">
            <text:p>SARA ZENAIDA CLAVEL GUZMAN</text:p>
          </table:table-cell>
          <table:table-cell office:value-type="string" calcext:value-type="string">
            <text:p>CANDIDATURA COMUN MORENA-FXM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0482" calcext:value-type="float">
            <text:p>20482</text:p>
          </table:table-cell>
          <table:table-cell office:value-type="float" office:value="20484" calcext:value-type="float">
            <text:p>20484</text:p>
          </table:table-cell>
          <table:table-cell office:value-type="string" calcext:value-type="string">
            <text:p>SANTIAGO PINOTEPA NACION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TH EUGENIA SILVA ANGELINA</text:p>
          </table:table-cell>
          <table:table-cell office:value-type="string" calcext:value-type="string">
            <text:p>NATIVIDAD ANDREA CRUZ ARVE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0482" calcext:value-type="float">
            <text:p>20482</text:p>
          </table:table-cell>
          <table:table-cell office:value-type="float" office:value="20484" calcext:value-type="float">
            <text:p>20484</text:p>
          </table:table-cell>
          <table:table-cell office:value-type="string" calcext:value-type="string">
            <text:p>SANTIAGO PINOTEPA NACION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SAR TOSCANO GONZALEZ</text:p>
          </table:table-cell>
          <table:table-cell office:value-type="string" calcext:value-type="string">
            <text:p>GUADALUPE GONZALEZ CRU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0483" calcext:value-type="float">
            <text:p>20483</text:p>
          </table:table-cell>
          <table:table-cell office:value-type="float" office:value="20485" calcext:value-type="float">
            <text:p>20485</text:p>
          </table:table-cell>
          <table:table-cell office:value-type="string" calcext:value-type="string">
            <text:p>SANTIAGO SUCHILQUITONG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A ISABEL ROMAN FIGUEROA</text:p>
          </table:table-cell>
          <table:table-cell office:value-type="string" calcext:value-type="string">
            <text:p>MINERVA DOMINGA CRUZ VASQU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IAGO SUCHILQUITONGO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0483" calcext:value-type="float">
            <text:p>20483</text:p>
          </table:table-cell>
          <table:table-cell office:value-type="float" office:value="20485" calcext:value-type="float">
            <text:p>20485</text:p>
          </table:table-cell>
          <table:table-cell office:value-type="string" calcext:value-type="string">
            <text:p>SANTIAGO SUCHILQUITONGO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DRO ANTONIO MENDOZA LOPEZ</text:p>
          </table:table-cell>
          <table:table-cell office:value-type="string" calcext:value-type="string">
            <text:p>LUIS SAMUEL RUIZ GI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0483" calcext:value-type="float">
            <text:p>20483</text:p>
          </table:table-cell>
          <table:table-cell office:value-type="float" office:value="20485" calcext:value-type="float">
            <text:p>20485</text:p>
          </table:table-cell>
          <table:table-cell office:value-type="string" calcext:value-type="string">
            <text:p>SANTIAGO SUCHILQUITONG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URDES MARIBEL VASQUEZ SANTIAGO</text:p>
          </table:table-cell>
          <table:table-cell office:value-type="string" calcext:value-type="string">
            <text:p>ARACELI NANCI REYES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0483" calcext:value-type="float">
            <text:p>20483</text:p>
          </table:table-cell>
          <table:table-cell office:value-type="float" office:value="20485" calcext:value-type="float">
            <text:p>20485</text:p>
          </table:table-cell>
          <table:table-cell office:value-type="string" calcext:value-type="string">
            <text:p>SANTIAGO SUCHILQUITONGO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OC JOSUE RAMIREZ RAMOS</text:p>
          </table:table-cell>
          <table:table-cell office:value-type="string" calcext:value-type="string">
            <text:p>CARLOS NAYIFT SANCHEZ PINEL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0483" calcext:value-type="float">
            <text:p>20483</text:p>
          </table:table-cell>
          <table:table-cell office:value-type="float" office:value="20485" calcext:value-type="float">
            <text:p>20485</text:p>
          </table:table-cell>
          <table:table-cell office:value-type="string" calcext:value-type="string">
            <text:p>SANTIAGO SUCHILQUITONGO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URA HERNANDEZ MALDONADO</text:p>
          </table:table-cell>
          <table:table-cell office:value-type="string" calcext:value-type="string">
            <text:p>SANDY GUADALUPE GARCIA CASTELLANO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0483" calcext:value-type="float">
            <text:p>20483</text:p>
          </table:table-cell>
          <table:table-cell office:value-type="float" office:value="20485" calcext:value-type="float">
            <text:p>20485</text:p>
          </table:table-cell>
          <table:table-cell office:value-type="string" calcext:value-type="string">
            <text:p>SANTIAGO SUCHILQUITONG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OBERTO SANTIAGO CASTELLANOS CASTELLANOS</text:p>
          </table:table-cell>
          <table:table-cell office:value-type="string" calcext:value-type="string">
            <text:p>FERNANDO GREGORIO CRUZ LOP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0483" calcext:value-type="float">
            <text:p>20483</text:p>
          </table:table-cell>
          <table:table-cell office:value-type="float" office:value="20485" calcext:value-type="float">
            <text:p>20485</text:p>
          </table:table-cell>
          <table:table-cell office:value-type="string" calcext:value-type="string">
            <text:p>SANTIAGO SUCHILQUITONG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NDA SOLEDAD RUIZ LEGASPI</text:p>
          </table:table-cell>
          <table:table-cell office:value-type="string" calcext:value-type="string">
            <text:p>CLAUDIA RUBICELY CAMACHO TOBON</text:p>
          </table:table-cell>
          <table:table-cell office:value-type="string" calcext:value-type="string">
            <text:p>CANDIDATURA COMUN PT-PUP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0484" calcext:value-type="float">
            <text:p>20484</text:p>
          </table:table-cell>
          <table:table-cell office:value-type="float" office:value="20486" calcext:value-type="float">
            <text:p>20486</text:p>
          </table:table-cell>
          <table:table-cell office:value-type="string" calcext:value-type="string">
            <text:p>SANTIAGO TAMAZOL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SA MENDEZ AYALA</text:p>
          </table:table-cell>
          <table:table-cell office:value-type="string" calcext:value-type="string">
            <text:p>ASUNCION MATA RIV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IAGO TAMAZOLA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0484" calcext:value-type="float">
            <text:p>20484</text:p>
          </table:table-cell>
          <table:table-cell office:value-type="float" office:value="20486" calcext:value-type="float">
            <text:p>20486</text:p>
          </table:table-cell>
          <table:table-cell office:value-type="string" calcext:value-type="string">
            <text:p>SANTIAGO TAMAZOL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BANO ALFONSO GUZMAN MANZANO</text:p>
          </table:table-cell>
          <table:table-cell office:value-type="string" calcext:value-type="string">
            <text:p>BRAULIO ATRISTAIN MANZAN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0484" calcext:value-type="float">
            <text:p>20484</text:p>
          </table:table-cell>
          <table:table-cell office:value-type="float" office:value="20486" calcext:value-type="float">
            <text:p>20486</text:p>
          </table:table-cell>
          <table:table-cell office:value-type="string" calcext:value-type="string">
            <text:p>SANTIAGO TAMAZOL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 XOCHITL CORTES FUENTES</text:p>
          </table:table-cell>
          <table:table-cell office:value-type="string" calcext:value-type="string">
            <text:p>ZURISADAI TORRES VERDEJ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0484" calcext:value-type="float">
            <text:p>20484</text:p>
          </table:table-cell>
          <table:table-cell office:value-type="float" office:value="20486" calcext:value-type="float">
            <text:p>20486</text:p>
          </table:table-cell>
          <table:table-cell office:value-type="string" calcext:value-type="string">
            <text:p>SANTIAGO TAMAZOL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IANO LEOPOLDO BARRAGAN CARIÑO</text:p>
          </table:table-cell>
          <table:table-cell office:value-type="string" calcext:value-type="string">
            <text:p>FRANCISCO VICENTE CONCEPCION PEREZ RAMI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0484" calcext:value-type="float">
            <text:p>20484</text:p>
          </table:table-cell>
          <table:table-cell office:value-type="float" office:value="20486" calcext:value-type="float">
            <text:p>20486</text:p>
          </table:table-cell>
          <table:table-cell office:value-type="string" calcext:value-type="string">
            <text:p>SANTIAGO TAMAZOL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 MARIA ESPINOZA GUZMAN</text:p>
          </table:table-cell>
          <table:table-cell office:value-type="string" calcext:value-type="string">
            <text:p>EDITH GUADALUPE BARRAGAN RIV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0484" calcext:value-type="float">
            <text:p>20484</text:p>
          </table:table-cell>
          <table:table-cell office:value-type="float" office:value="20486" calcext:value-type="float">
            <text:p>20486</text:p>
          </table:table-cell>
          <table:table-cell office:value-type="string" calcext:value-type="string">
            <text:p>SANTIAGO TAMAZOL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LA ANNAYANCY RAMIREZ OCAMPO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0484" calcext:value-type="float">
            <text:p>20484</text:p>
          </table:table-cell>
          <table:table-cell office:value-type="float" office:value="20486" calcext:value-type="float">
            <text:p>20486</text:p>
          </table:table-cell>
          <table:table-cell office:value-type="string" calcext:value-type="string">
            <text:p>SANTIAGO TAMAZOL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 SUAREZ ORTEGA</text:p>
          </table:table-cell>
          <table:table-cell office:value-type="string" calcext:value-type="string">
            <text:p>ARELI ALEJANDRO ATRISTAI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0485" calcext:value-type="float">
            <text:p>20485</text:p>
          </table:table-cell>
          <table:table-cell office:value-type="float" office:value="20487" calcext:value-type="float">
            <text:p>20487</text:p>
          </table:table-cell>
          <table:table-cell office:value-type="string" calcext:value-type="string">
            <text:p>SANTIAGO TAPEXTL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VERONICA SILVA</text:p>
          </table:table-cell>
          <table:table-cell office:value-type="string" calcext:value-type="string">
            <text:p>VICTOR VARGAS CLEMENT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IAGO TAPEXTLA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0485" calcext:value-type="float">
            <text:p>20485</text:p>
          </table:table-cell>
          <table:table-cell office:value-type="float" office:value="20487" calcext:value-type="float">
            <text:p>20487</text:p>
          </table:table-cell>
          <table:table-cell office:value-type="string" calcext:value-type="string">
            <text:p>SANTIAGO TAPEXTLA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VERIANA MARGARITA NAJERA MENDEZ</text:p>
          </table:table-cell>
          <table:table-cell office:value-type="string" calcext:value-type="string">
            <text:p>BASILISA GARCIA CANDEL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0485" calcext:value-type="float">
            <text:p>20485</text:p>
          </table:table-cell>
          <table:table-cell office:value-type="float" office:value="20487" calcext:value-type="float">
            <text:p>20487</text:p>
          </table:table-cell>
          <table:table-cell office:value-type="string" calcext:value-type="string">
            <text:p>SANTIAGO TAPEXTLA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UARDO GERMAN GONZALEZ</text:p>
          </table:table-cell>
          <table:table-cell office:value-type="string" calcext:value-type="string">
            <text:p>CELSO GONZALEZ PEÑALOZ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0485" calcext:value-type="float">
            <text:p>20485</text:p>
          </table:table-cell>
          <table:table-cell office:value-type="float" office:value="20487" calcext:value-type="float">
            <text:p>20487</text:p>
          </table:table-cell>
          <table:table-cell office:value-type="string" calcext:value-type="string">
            <text:p>SANTIAGO TAPEXTLA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CILA GONZALEZ PETATAN</text:p>
          </table:table-cell>
          <table:table-cell office:value-type="string" calcext:value-type="string">
            <text:p>BERTINA PETATAN BERN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0485" calcext:value-type="float">
            <text:p>20485</text:p>
          </table:table-cell>
          <table:table-cell office:value-type="float" office:value="20487" calcext:value-type="float">
            <text:p>20487</text:p>
          </table:table-cell>
          <table:table-cell office:value-type="string" calcext:value-type="string">
            <text:p>SANTIAGO TAPEXTLA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NA ITZEL NIETO CISNEROS</text:p>
          </table:table-cell>
          <table:table-cell office:value-type="string" calcext:value-type="string">
            <text:p>MARIA ANDREA BERNAL RODRIGU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0485" calcext:value-type="float">
            <text:p>20485</text:p>
          </table:table-cell>
          <table:table-cell office:value-type="float" office:value="20487" calcext:value-type="float">
            <text:p>20487</text:p>
          </table:table-cell>
          <table:table-cell office:value-type="string" calcext:value-type="string">
            <text:p>SANTIAGO TAPEXTL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GLADIS BAÑOS GARCIA</text:p>
          </table:table-cell>
          <table:table-cell office:value-type="string" calcext:value-type="string">
            <text:p>AMALIA RODRIGUEZ DOMINGU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0485" calcext:value-type="float">
            <text:p>20485</text:p>
          </table:table-cell>
          <table:table-cell office:value-type="float" office:value="20487" calcext:value-type="float">
            <text:p>20487</text:p>
          </table:table-cell>
          <table:table-cell office:value-type="string" calcext:value-type="string">
            <text:p>SANTIAGO TAPEXTL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ASA CRUZ MARICHE</text:p>
          </table:table-cell>
          <table:table-cell office:value-type="string" calcext:value-type="string">
            <text:p>FELISA RODRIGUEZ GONZAL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0486" calcext:value-type="float">
            <text:p>20486</text:p>
          </table:table-cell>
          <table:table-cell office:value-type="float" office:value="20543" calcext:value-type="float">
            <text:p>20543</text:p>
          </table:table-cell>
          <table:table-cell office:value-type="string" calcext:value-type="string">
            <text:p>VILLA TEJUPAM DE LA UN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 FILOGONIO MONTES ROJAS</text:p>
          </table:table-cell>
          <table:table-cell office:value-type="string" calcext:value-type="string">
            <text:p>JESUS GARCIA ZARATE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VILLA TEJUPAM DE LA UNION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0486" calcext:value-type="float">
            <text:p>20486</text:p>
          </table:table-cell>
          <table:table-cell office:value-type="float" office:value="20543" calcext:value-type="float">
            <text:p>20543</text:p>
          </table:table-cell>
          <table:table-cell office:value-type="string" calcext:value-type="string">
            <text:p>VILLA TEJUPAM DE LA UNI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EMIA TRUJILLO ORTIZ</text:p>
          </table:table-cell>
          <table:table-cell office:value-type="string" calcext:value-type="string">
            <text:p>YURIDIA RUIZ RAMI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0486" calcext:value-type="float">
            <text:p>20486</text:p>
          </table:table-cell>
          <table:table-cell office:value-type="float" office:value="20543" calcext:value-type="float">
            <text:p>20543</text:p>
          </table:table-cell>
          <table:table-cell office:value-type="string" calcext:value-type="string">
            <text:p>VILLA TEJUPAM DE LA UNI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LIX RUIZ CRUZ</text:p>
          </table:table-cell>
          <table:table-cell office:value-type="string" calcext:value-type="string">
            <text:p>BIBIANO OSORNO RAMO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0486" calcext:value-type="float">
            <text:p>20486</text:p>
          </table:table-cell>
          <table:table-cell office:value-type="float" office:value="20543" calcext:value-type="float">
            <text:p>20543</text:p>
          </table:table-cell>
          <table:table-cell office:value-type="string" calcext:value-type="string">
            <text:p>VILLA TEJUPAM DE LA UNI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LISA SANTIAGO CARRILLO</text:p>
          </table:table-cell>
          <table:table-cell office:value-type="string" calcext:value-type="string">
            <text:p>ESMERALDA RUIZ MOREN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0486" calcext:value-type="float">
            <text:p>20486</text:p>
          </table:table-cell>
          <table:table-cell office:value-type="float" office:value="20543" calcext:value-type="float">
            <text:p>20543</text:p>
          </table:table-cell>
          <table:table-cell office:value-type="string" calcext:value-type="string">
            <text:p>VILLA TEJUPAM DE LA UN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JANETH BOLAÑOS ORTIZ</text:p>
          </table:table-cell>
          <table:table-cell office:value-type="string" calcext:value-type="string">
            <text:p>LIZBETH RUIZ SANTIAG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0486" calcext:value-type="float">
            <text:p>20486</text:p>
          </table:table-cell>
          <table:table-cell office:value-type="float" office:value="20543" calcext:value-type="float">
            <text:p>20543</text:p>
          </table:table-cell>
          <table:table-cell office:value-type="string" calcext:value-type="string">
            <text:p>VILLA TEJUPAM DE LA UN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IAN PEREZ ROJAS</text:p>
          </table:table-cell>
          <table:table-cell office:value-type="string" calcext:value-type="string">
            <text:p>ENRIQUE PEREZ CRUZ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0486" calcext:value-type="float">
            <text:p>20486</text:p>
          </table:table-cell>
          <table:table-cell office:value-type="float" office:value="20543" calcext:value-type="float">
            <text:p>20543</text:p>
          </table:table-cell>
          <table:table-cell office:value-type="string" calcext:value-type="string">
            <text:p>VILLA TEJUPAM DE LA UNI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RIA BETANZOS GUTIERREZ</text:p>
          </table:table-cell>
          <table:table-cell office:value-type="string" calcext:value-type="string">
            <text:p>ISAMAR CLEMENTE BRAV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0489" calcext:value-type="float">
            <text:p>20489</text:p>
          </table:table-cell>
          <table:table-cell office:value-type="float" office:value="20490" calcext:value-type="float">
            <text:p>20490</text:p>
          </table:table-cell>
          <table:table-cell office:value-type="string" calcext:value-type="string">
            <text:p>SANTIAGO TETEPE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ED CRUZ TORRES</text:p>
          </table:table-cell>
          <table:table-cell office:value-type="string" calcext:value-type="string">
            <text:p>FILEMON CECILIO NICOLA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IAGO TETEPEC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0489" calcext:value-type="float">
            <text:p>20489</text:p>
          </table:table-cell>
          <table:table-cell office:value-type="float" office:value="20490" calcext:value-type="float">
            <text:p>20490</text:p>
          </table:table-cell>
          <table:table-cell office:value-type="string" calcext:value-type="string">
            <text:p>SANTIAGO TETEPEC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HA NORMA VASQUEZ SANTIAGO</text:p>
          </table:table-cell>
          <table:table-cell office:value-type="string" calcext:value-type="string">
            <text:p>TRINIDAD MARTINEZ NICOLA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0489" calcext:value-type="float">
            <text:p>20489</text:p>
          </table:table-cell>
          <table:table-cell office:value-type="float" office:value="20490" calcext:value-type="float">
            <text:p>20490</text:p>
          </table:table-cell>
          <table:table-cell office:value-type="string" calcext:value-type="string">
            <text:p>SANTIAGO TETEPEC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CENCIO DIEGO NICOLAS NICOLAS</text:p>
          </table:table-cell>
          <table:table-cell office:value-type="string" calcext:value-type="string">
            <text:p>RONALDO GARCIA LUENGA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20489" calcext:value-type="float">
            <text:p>20489</text:p>
          </table:table-cell>
          <table:table-cell office:value-type="float" office:value="20490" calcext:value-type="float">
            <text:p>20490</text:p>
          </table:table-cell>
          <table:table-cell office:value-type="string" calcext:value-type="string">
            <text:p>SANTIAGO TETEPE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IA LOPEZ MARTINEZ</text:p>
          </table:table-cell>
          <table:table-cell office:value-type="string" calcext:value-type="string">
            <text:p>NANCI YADAHI CARRASCO MARTI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20489" calcext:value-type="float">
            <text:p>20489</text:p>
          </table:table-cell>
          <table:table-cell office:value-type="float" office:value="20490" calcext:value-type="float">
            <text:p>20490</text:p>
          </table:table-cell>
          <table:table-cell office:value-type="string" calcext:value-type="string">
            <text:p>SANTIAGO TETEPEC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ICIA PATRICIA MARTINEZ NICOLAS</text:p>
          </table:table-cell>
          <table:table-cell office:value-type="string" calcext:value-type="string">
            <text:p>YESICA RUIZ CRU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0489" calcext:value-type="float">
            <text:p>20489</text:p>
          </table:table-cell>
          <table:table-cell office:value-type="float" office:value="20490" calcext:value-type="float">
            <text:p>20490</text:p>
          </table:table-cell>
          <table:table-cell office:value-type="string" calcext:value-type="string">
            <text:p>SANTIAGO TETEPE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INA NICOLAS NICOLAS</text:p>
          </table:table-cell>
          <table:table-cell office:value-type="string" calcext:value-type="string">
            <text:p>TOMASA BERTOLDINA VASQUEZ SANTIAG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0489" calcext:value-type="float">
            <text:p>20489</text:p>
          </table:table-cell>
          <table:table-cell office:value-type="float" office:value="20490" calcext:value-type="float">
            <text:p>20490</text:p>
          </table:table-cell>
          <table:table-cell office:value-type="string" calcext:value-type="string">
            <text:p>SANTIAGO TETEPE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ELA BRICIA GANDARILLAS JUAREZ</text:p>
          </table:table-cell>
          <table:table-cell office:value-type="string" calcext:value-type="string">
            <text:p>OLIVIA TORRES VELAS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0505" calcext:value-type="float">
            <text:p>20505</text:p>
          </table:table-cell>
          <table:table-cell office:value-type="float" office:value="20509" calcext:value-type="float">
            <text:p>20509</text:p>
          </table:table-cell>
          <table:table-cell office:value-type="string" calcext:value-type="string">
            <text:p>SANTO DOMINGO INGENI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UL RIOS CARBALLO</text:p>
          </table:table-cell>
          <table:table-cell office:value-type="string" calcext:value-type="string">
            <text:p>EDILBERTO MARIN ANTONI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O DOMINGO INGENIO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0505" calcext:value-type="float">
            <text:p>20505</text:p>
          </table:table-cell>
          <table:table-cell office:value-type="float" office:value="20509" calcext:value-type="float">
            <text:p>20509</text:p>
          </table:table-cell>
          <table:table-cell office:value-type="string" calcext:value-type="string">
            <text:p>SANTO DOMINGO INGENI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RIS PIÑON DOLORES</text:p>
          </table:table-cell>
          <table:table-cell office:value-type="string" calcext:value-type="string">
            <text:p>DIANA LAURA RIOS LOP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0505" calcext:value-type="float">
            <text:p>20505</text:p>
          </table:table-cell>
          <table:table-cell office:value-type="float" office:value="20509" calcext:value-type="float">
            <text:p>20509</text:p>
          </table:table-cell>
          <table:table-cell office:value-type="string" calcext:value-type="string">
            <text:p>SANTO DOMINGO INGENI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RIANA ALVAREZ CRU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VACIO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0505" calcext:value-type="float">
            <text:p>20505</text:p>
          </table:table-cell>
          <table:table-cell office:value-type="float" office:value="20509" calcext:value-type="float">
            <text:p>20509</text:p>
          </table:table-cell>
          <table:table-cell office:value-type="string" calcext:value-type="string">
            <text:p>SANTO DOMINGO INGENI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EL OSCAR CABRERA RAMOS</text:p>
          </table:table-cell>
          <table:table-cell office:value-type="string" calcext:value-type="string">
            <text:p>DAVID ALEJANDRO LOPEZ DOLORE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0505" calcext:value-type="float">
            <text:p>20505</text:p>
          </table:table-cell>
          <table:table-cell office:value-type="float" office:value="20509" calcext:value-type="float">
            <text:p>20509</text:p>
          </table:table-cell>
          <table:table-cell office:value-type="string" calcext:value-type="string">
            <text:p>SANTO DOMINGO INGENIO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RNA NAJERA SANCHEZ</text:p>
          </table:table-cell>
          <table:table-cell office:value-type="string" calcext:value-type="string">
            <text:p>CAROLINA ANTONIO CHAV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0505" calcext:value-type="float">
            <text:p>20505</text:p>
          </table:table-cell>
          <table:table-cell office:value-type="float" office:value="20509" calcext:value-type="float">
            <text:p>20509</text:p>
          </table:table-cell>
          <table:table-cell office:value-type="string" calcext:value-type="string">
            <text:p>SANTO DOMINGO INGENI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AN DE JESUS TOLEDO VICENTE</text:p>
          </table:table-cell>
          <table:table-cell office:value-type="string" calcext:value-type="string">
            <text:p>SILVIO ANTONIO DESALE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0505" calcext:value-type="float">
            <text:p>20505</text:p>
          </table:table-cell>
          <table:table-cell office:value-type="float" office:value="20509" calcext:value-type="float">
            <text:p>20509</text:p>
          </table:table-cell>
          <table:table-cell office:value-type="string" calcext:value-type="string">
            <text:p>SANTO DOMINGO INGENI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MAIN ALVARADO LOPEZ</text:p>
          </table:table-cell>
          <table:table-cell office:value-type="string" calcext:value-type="string">
            <text:p>VICTOR VASQUEZ ANTONIO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20507" calcext:value-type="float">
            <text:p>20507</text:p>
          </table:table-cell>
          <table:table-cell office:value-type="float" office:value="20506" calcext:value-type="float">
            <text:p>20506</text:p>
          </table:table-cell>
          <table:table-cell office:value-type="string" calcext:value-type="string">
            <text:p>SANTO DOMINGO ARMENT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NIS ATENOGENES BAÑOS BUSTOS</text:p>
          </table:table-cell>
          <table:table-cell office:value-type="string" calcext:value-type="string">
            <text:p>EMILIANO LEONIDES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O DOMINGO ARMENTA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0507" calcext:value-type="float">
            <text:p>20507</text:p>
          </table:table-cell>
          <table:table-cell office:value-type="float" office:value="20506" calcext:value-type="float">
            <text:p>20506</text:p>
          </table:table-cell>
          <table:table-cell office:value-type="string" calcext:value-type="string">
            <text:p>SANTO DOMINGO ARMENTA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MARA TORRES NOYOLA</text:p>
          </table:table-cell>
          <table:table-cell office:value-type="string" calcext:value-type="string">
            <text:p>LOIDA SALINAS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0507" calcext:value-type="float">
            <text:p>20507</text:p>
          </table:table-cell>
          <table:table-cell office:value-type="float" office:value="20506" calcext:value-type="float">
            <text:p>20506</text:p>
          </table:table-cell>
          <table:table-cell office:value-type="string" calcext:value-type="string">
            <text:p>SANTO DOMINGO ARMENTA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AI SALINAS SALINAS</text:p>
          </table:table-cell>
          <table:table-cell office:value-type="string" calcext:value-type="string">
            <text:p>CAIN CANDELA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0507" calcext:value-type="float">
            <text:p>20507</text:p>
          </table:table-cell>
          <table:table-cell office:value-type="float" office:value="20506" calcext:value-type="float">
            <text:p>20506</text:p>
          </table:table-cell>
          <table:table-cell office:value-type="string" calcext:value-type="string">
            <text:p>SANTO DOMINGO ARMENTA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LEYMA RODRIGUEZ PRUDENTE</text:p>
          </table:table-cell>
          <table:table-cell office:value-type="string" calcext:value-type="string">
            <text:p>LORENA VARGAS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0507" calcext:value-type="float">
            <text:p>20507</text:p>
          </table:table-cell>
          <table:table-cell office:value-type="float" office:value="20506" calcext:value-type="float">
            <text:p>20506</text:p>
          </table:table-cell>
          <table:table-cell office:value-type="string" calcext:value-type="string">
            <text:p>SANTO DOMINGO ARMENTA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NIA DE LA ROSA OTERO</text:p>
          </table:table-cell>
          <table:table-cell office:value-type="string" calcext:value-type="string">
            <text:p>ITZEL DOMINGUEZ SAL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0507" calcext:value-type="float">
            <text:p>20507</text:p>
          </table:table-cell>
          <table:table-cell office:value-type="float" office:value="20506" calcext:value-type="float">
            <text:p>20506</text:p>
          </table:table-cell>
          <table:table-cell office:value-type="string" calcext:value-type="string">
            <text:p>SANTO DOMINGO ARMENT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ILDE GOMEZ ORTEGA</text:p>
          </table:table-cell>
          <table:table-cell office:value-type="string" calcext:value-type="string">
            <text:p>ADRIANA RODRIGUEZ HERNAND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0507" calcext:value-type="float">
            <text:p>20507</text:p>
          </table:table-cell>
          <table:table-cell office:value-type="float" office:value="20506" calcext:value-type="float">
            <text:p>20506</text:p>
          </table:table-cell>
          <table:table-cell office:value-type="string" calcext:value-type="string">
            <text:p>SANTO DOMINGO ARMENT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HERRERA RODRIGUEZ</text:p>
          </table:table-cell>
          <table:table-cell/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0508" calcext:value-type="float">
            <text:p>20508</text:p>
          </table:table-cell>
          <table:table-cell office:value-type="float" office:value="20507" calcext:value-type="float">
            <text:p>20507</text:p>
          </table:table-cell>
          <table:table-cell office:value-type="string" calcext:value-type="string">
            <text:p>SANTO DOMINGO CHIHUITA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BERG RUEDA LOPEZ</text:p>
          </table:table-cell>
          <table:table-cell office:value-type="string" calcext:value-type="string">
            <text:p>ALEJANDRO PINEDA SANDOVAL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O DOMINGO CHIHUITAN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0508" calcext:value-type="float">
            <text:p>20508</text:p>
          </table:table-cell>
          <table:table-cell office:value-type="float" office:value="20507" calcext:value-type="float">
            <text:p>20507</text:p>
          </table:table-cell>
          <table:table-cell office:value-type="string" calcext:value-type="string">
            <text:p>SANTO DOMINGO CHIHUITAN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LA MEZA MARIN</text:p>
          </table:table-cell>
          <table:table-cell office:value-type="string" calcext:value-type="string">
            <text:p>CECILIA JOSE PINED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0508" calcext:value-type="float">
            <text:p>20508</text:p>
          </table:table-cell>
          <table:table-cell office:value-type="float" office:value="20507" calcext:value-type="float">
            <text:p>20507</text:p>
          </table:table-cell>
          <table:table-cell office:value-type="string" calcext:value-type="string">
            <text:p>SANTO DOMINGO CHIHUITAN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ESO DE JESUS GUTIERREZ PALOMEQUE</text:p>
          </table:table-cell>
          <table:table-cell office:value-type="string" calcext:value-type="string">
            <text:p>EVERARDO SALINAS JOSE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0508" calcext:value-type="float">
            <text:p>20508</text:p>
          </table:table-cell>
          <table:table-cell office:value-type="float" office:value="20507" calcext:value-type="float">
            <text:p>20507</text:p>
          </table:table-cell>
          <table:table-cell office:value-type="string" calcext:value-type="string">
            <text:p>SANTO DOMINGO CHIHUITAN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IA ISABEL NAZARIEGA LOPEZ</text:p>
          </table:table-cell>
          <table:table-cell office:value-type="string" calcext:value-type="string">
            <text:p>GUADALUPE EUGENIA LOPEZ NARVA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0508" calcext:value-type="float">
            <text:p>20508</text:p>
          </table:table-cell>
          <table:table-cell office:value-type="float" office:value="20507" calcext:value-type="float">
            <text:p>20507</text:p>
          </table:table-cell>
          <table:table-cell office:value-type="string" calcext:value-type="string">
            <text:p>SANTO DOMINGO CHIHUITAN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ELI CHANTAL MANZANO PALOMEQUE</text:p>
          </table:table-cell>
          <table:table-cell office:value-type="string" calcext:value-type="string">
            <text:p>MARIA EUGENIA OSORIO GUZMAN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0508" calcext:value-type="float">
            <text:p>20508</text:p>
          </table:table-cell>
          <table:table-cell office:value-type="float" office:value="20507" calcext:value-type="float">
            <text:p>20507</text:p>
          </table:table-cell>
          <table:table-cell office:value-type="string" calcext:value-type="string">
            <text:p>SANTO DOMINGO CHIHUITA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A RODRIGUEZ CRUZ</text:p>
          </table:table-cell>
          <table:table-cell office:value-type="string" calcext:value-type="string">
            <text:p>BEATRIZ ADRIANA PALOMEQUE ARI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0508" calcext:value-type="float">
            <text:p>20508</text:p>
          </table:table-cell>
          <table:table-cell office:value-type="float" office:value="20507" calcext:value-type="float">
            <text:p>20507</text:p>
          </table:table-cell>
          <table:table-cell office:value-type="string" calcext:value-type="string">
            <text:p>SANTO DOMINGO CHIHUITAN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LVAREZ GARCIA</text:p>
          </table:table-cell>
          <table:table-cell office:value-type="string" calcext:value-type="string">
            <text:p>AUSENCIO RUEDA MARI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float" office:value="20513" calcext:value-type="float">
            <text:p>20513</text:p>
          </table:table-cell>
          <table:table-cell office:value-type="string" calcext:value-type="string">
            <text:p>SANTO DOMINGO PETAP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DO ENRIQUE CRUZ DOMINGUEZ</text:p>
          </table:table-cell>
          <table:table-cell office:value-type="string" calcext:value-type="string">
            <text:p>JESUS ROJAS DEHEZ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O DOMINGO PETAPA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 office:value-type="float" office:value="20513" calcext:value-type="float">
            <text:p>20513</text:p>
          </table:table-cell>
          <table:table-cell office:value-type="string" calcext:value-type="string">
            <text:p>SANTO DOMINGO PETAP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ERO BELEN ALDINO FERNANDEZ</text:p>
          </table:table-cell>
          <table:table-cell office:value-type="string" calcext:value-type="string">
            <text:p>YENITZA DESIRENA LOP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2" office:value-type="float" office:value="20513" calcext:value-type="float">
            <text:p>20513</text:p>
          </table:table-cell>
          <table:table-cell office:value-type="string" calcext:value-type="string">
            <text:p>SANTO DOMINGO PETAPA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ITH VELAZQUEZ MARTINEZ</text:p>
          </table:table-cell>
          <table:table-cell office:value-type="string" calcext:value-type="string">
            <text:p>AMITAI ORDAZ JUAR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 office:value-type="float" office:value="20513" calcext:value-type="float">
            <text:p>20513</text:p>
          </table:table-cell>
          <table:table-cell office:value-type="string" calcext:value-type="string">
            <text:p>SANTO DOMINGO PETAP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ESA PETRIZ PIÑON</text:p>
          </table:table-cell>
          <table:table-cell office:value-type="string" calcext:value-type="string">
            <text:p>EDILBERTA GOMEZ GASPAR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2" office:value-type="float" office:value="20513" calcext:value-type="float">
            <text:p>20513</text:p>
          </table:table-cell>
          <table:table-cell office:value-type="string" calcext:value-type="string">
            <text:p>SANTO DOMINGO PETAPA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ID JENNIFER VENEGAS DESIRENA</text:p>
          </table:table-cell>
          <table:table-cell office:value-type="string" calcext:value-type="string">
            <text:p>LETICIA DESIRENA VELASQU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 office:value-type="float" office:value="20513" calcext:value-type="float">
            <text:p>20513</text:p>
          </table:table-cell>
          <table:table-cell office:value-type="string" calcext:value-type="string">
            <text:p>SANTO DOMINGO PETAP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STA LUZ JIMENEZ GASPAR</text:p>
          </table:table-cell>
          <table:table-cell office:value-type="string" calcext:value-type="string">
            <text:p>ISELA CRUZ ESTUDILL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2" office:value-type="float" office:value="20513" calcext:value-type="float">
            <text:p>20513</text:p>
          </table:table-cell>
          <table:table-cell office:value-type="string" calcext:value-type="string">
            <text:p>SANTO DOMINGO PETAP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ULFA PALOMEC DEHEZA</text:p>
          </table:table-cell>
          <table:table-cell office:value-type="string" calcext:value-type="string">
            <text:p>KARLA YAZMIN ESPINOZA ADAME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 office:value-type="float" office:value="20515" calcext:value-type="float">
            <text:p>20515</text:p>
          </table:table-cell>
          <table:table-cell office:value-type="string" calcext:value-type="string">
            <text:p>SANTO DOMINGO TEHUANTEPE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CECILIA PEREZ VELASQUEZ</text:p>
          </table:table-cell>
          <table:table-cell office:value-type="string" calcext:value-type="string">
            <text:p>KEILA KARLETH CALVO VASQUEZ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O DOMINGO TEHUANTEPEC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2" office:value-type="float" office:value="20515" calcext:value-type="float">
            <text:p>20515</text:p>
          </table:table-cell>
          <table:table-cell office:value-type="string" calcext:value-type="string">
            <text:p>SANTO DOMINGO TEHUANTEPEC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ISCO MATUS GARCIA</text:p>
          </table:table-cell>
          <table:table-cell office:value-type="string" calcext:value-type="string">
            <text:p>ALEXIS DE JESUS MARTINEZ ROBLES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 office:value-type="float" office:value="20515" calcext:value-type="float">
            <text:p>20515</text:p>
          </table:table-cell>
          <table:table-cell office:value-type="string" calcext:value-type="string">
            <text:p>SANTO DOMINGO TEHUANTEPEC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Y IVETTE RAYAS GARCIA</text:p>
          </table:table-cell>
          <table:table-cell office:value-type="string" calcext:value-type="string">
            <text:p>ANA MARIA SIERRA LUIS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20515" calcext:value-type="float">
            <text:p>20515</text:p>
          </table:table-cell>
          <table:table-cell office:value-type="string" calcext:value-type="string">
            <text:p>SANTO DOMINGO TEHUANTEPEC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E VALLE MORENO</text:p>
          </table:table-cell>
          <table:table-cell office:value-type="string" calcext:value-type="string">
            <text:p>ERNESTO RIVERA LOPEZ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2" office:value-type="float" office:value="20515" calcext:value-type="float">
            <text:p>20515</text:p>
          </table:table-cell>
          <table:table-cell office:value-type="string" calcext:value-type="string">
            <text:p>SANTO DOMINGO TEHUANTEPEC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LEN DEL CARMEN PALMERO CORTES</text:p>
          </table:table-cell>
          <table:table-cell office:value-type="string" calcext:value-type="string">
            <text:p>ELENA LAGUNES HERNANDEZ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 office:value-type="float" office:value="20515" calcext:value-type="float">
            <text:p>20515</text:p>
          </table:table-cell>
          <table:table-cell office:value-type="string" calcext:value-type="string">
            <text:p>SANTO DOMINGO TEHUANTEPEC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MAIN SIBAJA MENDEZ</text:p>
          </table:table-cell>
          <table:table-cell office:value-type="string" calcext:value-type="string">
            <text:p>ARIANNA ALEJANDRA SIBAJA SANTOS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2" office:value-type="float" office:value="20515" calcext:value-type="float">
            <text:p>20515</text:p>
          </table:table-cell>
          <table:table-cell office:value-type="string" calcext:value-type="string">
            <text:p>SANTO DOMINGO TEHUANTEPEC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SA ELENA CHIÑAS DIAZ</text:p>
          </table:table-cell>
          <table:table-cell office:value-type="string" calcext:value-type="string">
            <text:p>RUBICELIA CHIÑAS CRUZ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 office:value-type="float" office:value="20515" calcext:value-type="float">
            <text:p>20515</text:p>
          </table:table-cell>
          <table:table-cell office:value-type="string" calcext:value-type="string">
            <text:p>SANTO DOMINGO TEHUANTEPEC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OLINAR MARTINEZ RUIZ</text:p>
          </table:table-cell>
          <table:table-cell office:value-type="string" calcext:value-type="string">
            <text:p>ROBERTO MARTINEZ RUIZ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 office:value-type="float" office:value="20515" calcext:value-type="float">
            <text:p>20515</text:p>
          </table:table-cell>
          <table:table-cell office:value-type="string" calcext:value-type="string">
            <text:p>SANTO DOMINGO TEHUANTEPEC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REYDA ESTEVA CARDOSO</text:p>
          </table:table-cell>
          <table:table-cell office:value-type="string" calcext:value-type="string">
            <text:p>BLANCA ESTELA CABRERA RUIZ</text:p>
          </table:table-cell>
          <table:table-cell office:value-type="string" calcext:value-type="string">
            <text:p>CANDIDATURA COMUN PVEM-MORENA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MORENA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 office:value-type="float" office:value="20515" calcext:value-type="float">
            <text:p>20515</text:p>
          </table:table-cell>
          <table:table-cell office:value-type="string" calcext:value-type="string">
            <text:p>SANTO DOMINGO TEHUANTEPE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EDIOS MOLINA CISNEROS</text:p>
          </table:table-cell>
          <table:table-cell office:value-type="string" calcext:value-type="string">
            <text:p>JHENNY ISSA HERNANDEZ MECOT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2" office:value-type="float" office:value="20515" calcext:value-type="float">
            <text:p>20515</text:p>
          </table:table-cell>
          <table:table-cell office:value-type="string" calcext:value-type="string">
            <text:p>SANTO DOMINGO TEHUANTEPEC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OLFO BRENA DIAZ</text:p>
          </table:table-cell>
          <table:table-cell office:value-type="string" calcext:value-type="string">
            <text:p>GILBERTO SARABIA BREN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2" office:value-type="float" office:value="20515" calcext:value-type="float">
            <text:p>20515</text:p>
          </table:table-cell>
          <table:table-cell office:value-type="string" calcext:value-type="string">
            <text:p>SANTO DOMINGO TEHUANTEPE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 OROZCO RODAS</text:p>
          </table:table-cell>
          <table:table-cell office:value-type="string" calcext:value-type="string">
            <text:p>CHRISTOPHER BRYANT FLORES CARBALL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2" office:value-type="float" office:value="20515" calcext:value-type="float">
            <text:p>20515</text:p>
          </table:table-cell>
          <table:table-cell office:value-type="string" calcext:value-type="string">
            <text:p>SANTO DOMINGO TEHUANTEPE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IA ATENA TALAMANTES MARIN</text:p>
          </table:table-cell>
          <table:table-cell office:value-type="string" calcext:value-type="string">
            <text:p>ARELY VILLALOBOS IBAÑ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 office:value-type="float" office:value="20520" calcext:value-type="float">
            <text:p>20520</text:p>
          </table:table-cell>
          <table:table-cell office:value-type="string" calcext:value-type="string">
            <text:p>SANTO DOMINGO TONAL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 MARTINEZ MARTINEZ</text:p>
          </table:table-cell>
          <table:table-cell office:value-type="string" calcext:value-type="string">
            <text:p>SARA ROJAS MONTI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O DOMINGO TONALA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 office:value-type="float" office:value="20520" calcext:value-type="float">
            <text:p>20520</text:p>
          </table:table-cell>
          <table:table-cell office:value-type="string" calcext:value-type="string">
            <text:p>SANTO DOMINGO TONAL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RICIA DEL CARMEN NAVARRETE ARIAS</text:p>
          </table:table-cell>
          <table:table-cell office:value-type="string" calcext:value-type="string">
            <text:p>SOCORRO MENDEZ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2" office:value-type="float" office:value="20520" calcext:value-type="float">
            <text:p>20520</text:p>
          </table:table-cell>
          <table:table-cell office:value-type="string" calcext:value-type="string">
            <text:p>SANTO DOMINGO TONAL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 APARICIO MARTINEZ</text:p>
          </table:table-cell>
          <table:table-cell office:value-type="string" calcext:value-type="string">
            <text:p>JOSE LUIS ROJAS ROJ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2" office:value-type="float" office:value="20520" calcext:value-type="float">
            <text:p>20520</text:p>
          </table:table-cell>
          <table:table-cell office:value-type="string" calcext:value-type="string">
            <text:p>SANTO DOMINGO TONAL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A GUADALUPE ARIAS HERRERA</text:p>
          </table:table-cell>
          <table:table-cell office:value-type="string" calcext:value-type="string">
            <text:p>AZUCENA GUADALUPE TORRES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2" office:value-type="float" office:value="20520" calcext:value-type="float">
            <text:p>20520</text:p>
          </table:table-cell>
          <table:table-cell office:value-type="string" calcext:value-type="string">
            <text:p>SANTO DOMINGO TONAL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USENA GUADALUPE ROMERO ORTIZ</text:p>
          </table:table-cell>
          <table:table-cell office:value-type="string" calcext:value-type="string">
            <text:p>JUANA ERNESTINA ORTIZ SIM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2" office:value-type="float" office:value="20520" calcext:value-type="float">
            <text:p>20520</text:p>
          </table:table-cell>
          <table:table-cell office:value-type="string" calcext:value-type="string">
            <text:p>SANTO DOMINGO TONAL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THAN HERNANDEZ BARRAGAN</text:p>
          </table:table-cell>
          <table:table-cell office:value-type="string" calcext:value-type="string">
            <text:p>ALFONSO WLFANGO ARIAS GIRO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 office:value-type="float" office:value="20520" calcext:value-type="float">
            <text:p>20520</text:p>
          </table:table-cell>
          <table:table-cell office:value-type="string" calcext:value-type="string">
            <text:p>SANTO DOMINGO TONAL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I RAMIREZ OLIVERA</text:p>
          </table:table-cell>
          <table:table-cell office:value-type="string" calcext:value-type="string">
            <text:p>ANDREA GARCIA CAMARILL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 office:value-type="float" office:value="20525" calcext:value-type="float">
            <text:p>20525</text:p>
          </table:table-cell>
          <table:table-cell office:value-type="string" calcext:value-type="string">
            <text:p>SANTO DOMINGO ZANATEPE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RORA TERROSO RAMOS</text:p>
          </table:table-cell>
          <table:table-cell office:value-type="string" calcext:value-type="string">
            <text:p>SUGUEY MEZA HERNAND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TO DOMINGO ZANATEPEC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2" office:value-type="float" office:value="20525" calcext:value-type="float">
            <text:p>20525</text:p>
          </table:table-cell>
          <table:table-cell office:value-type="string" calcext:value-type="string">
            <text:p>SANTO DOMINGO ZANATEPE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TIAGO MIGUEL ESCOBAR CRUZ</text:p>
          </table:table-cell>
          <table:table-cell office:value-type="string" calcext:value-type="string">
            <text:p>ALFREDO SOTELO MARQU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 office:value-type="float" office:value="20525" calcext:value-type="float">
            <text:p>20525</text:p>
          </table:table-cell>
          <table:table-cell office:value-type="string" calcext:value-type="string">
            <text:p>SANTO DOMINGO ZANATEPEC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ONNE NUÑEZ MOLINA</text:p>
          </table:table-cell>
          <table:table-cell office:value-type="string" calcext:value-type="string">
            <text:p>MARTHA ELENA GERONIMO CRU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float" office:value="20525" calcext:value-type="float">
            <text:p>20525</text:p>
          </table:table-cell>
          <table:table-cell office:value-type="string" calcext:value-type="string">
            <text:p>SANTO DOMINGO ZANATEPEC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CAR VILLANUEVA RITO</text:p>
          </table:table-cell>
          <table:table-cell office:value-type="string" calcext:value-type="string">
            <text:p>JUAN FERNANDO TOLEDO VENTU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2" office:value-type="float" office:value="20525" calcext:value-type="float">
            <text:p>20525</text:p>
          </table:table-cell>
          <table:table-cell office:value-type="string" calcext:value-type="string">
            <text:p>SANTO DOMINGO ZANATEPEC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ZEL GERONIMO MANZO</text:p>
          </table:table-cell>
          <table:table-cell office:value-type="string" calcext:value-type="string">
            <text:p>DANIA TERESA SANCHEZ VAZQU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 office:value-type="float" office:value="20525" calcext:value-type="float">
            <text:p>20525</text:p>
          </table:table-cell>
          <table:table-cell office:value-type="string" calcext:value-type="string">
            <text:p>SANTO DOMINGO ZANATEPE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ANTONIO HERNANDEZ GARCIA</text:p>
          </table:table-cell>
          <table:table-cell office:value-type="string" calcext:value-type="string">
            <text:p>ANDREA CUETO HERNANDEZ</text:p>
          </table:table-cell>
          <table:table-cell office:value-type="string" calcext:value-type="string">
            <text:p>CANDIDATURA COMUN PRD-NA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D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 office:value-type="float" office:value="20525" calcext:value-type="float">
            <text:p>20525</text:p>
          </table:table-cell>
          <table:table-cell office:value-type="string" calcext:value-type="string">
            <text:p>SANTO DOMINGO ZANATEPE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MANUEL ERNULT CIGARROA</text:p>
          </table:table-cell>
          <table:table-cell office:value-type="string" calcext:value-type="string">
            <text:p>EUDY MEDINA AQUINO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0537" calcext:value-type="float">
            <text:p>20537</text:p>
          </table:table-cell>
          <table:table-cell office:value-type="float" office:value="20534" calcext:value-type="float">
            <text:p>20534</text:p>
          </table:table-cell>
          <table:table-cell office:value-type="string" calcext:value-type="string">
            <text:p>SILACAYOAPA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INA VARGAS NAVA</text:p>
          </table:table-cell>
          <table:table-cell office:value-type="string" calcext:value-type="string">
            <text:p>TANNYA VARGAS JIME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ILACAYOAPAM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0537" calcext:value-type="float">
            <text:p>20537</text:p>
          </table:table-cell>
          <table:table-cell office:value-type="float" office:value="20534" calcext:value-type="float">
            <text:p>20534</text:p>
          </table:table-cell>
          <table:table-cell office:value-type="string" calcext:value-type="string">
            <text:p>SILACAYOAPAM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NULFO MARTINEZ ROSA</text:p>
          </table:table-cell>
          <table:table-cell office:value-type="string" calcext:value-type="string">
            <text:p>MACARIO CASTANEYRA DIA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20537" calcext:value-type="float">
            <text:p>20537</text:p>
          </table:table-cell>
          <table:table-cell office:value-type="float" office:value="20534" calcext:value-type="float">
            <text:p>20534</text:p>
          </table:table-cell>
          <table:table-cell office:value-type="string" calcext:value-type="string">
            <text:p>SILACAYOAPA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CELIN OLEA SANTAELLA</text:p>
          </table:table-cell>
          <table:table-cell office:value-type="string" calcext:value-type="string">
            <text:p>YESENIA CHARRO CASTANEI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0537" calcext:value-type="float">
            <text:p>20537</text:p>
          </table:table-cell>
          <table:table-cell office:value-type="float" office:value="20534" calcext:value-type="float">
            <text:p>20534</text:p>
          </table:table-cell>
          <table:table-cell office:value-type="string" calcext:value-type="string">
            <text:p>SILACAYOAPAM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JANDRO DE JESUS GONZALEZ AVILA</text:p>
          </table:table-cell>
          <table:table-cell office:value-type="string" calcext:value-type="string">
            <text:p>MAURICIO LEON RAMIR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0537" calcext:value-type="float">
            <text:p>20537</text:p>
          </table:table-cell>
          <table:table-cell office:value-type="float" office:value="20534" calcext:value-type="float">
            <text:p>20534</text:p>
          </table:table-cell>
          <table:table-cell office:value-type="string" calcext:value-type="string">
            <text:p>SILACAYOAPA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DA BURGOA MONARES</text:p>
          </table:table-cell>
          <table:table-cell office:value-type="string" calcext:value-type="string">
            <text:p>MARIA DEL CARMEN MARTINEZ CABR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0537" calcext:value-type="float">
            <text:p>20537</text:p>
          </table:table-cell>
          <table:table-cell office:value-type="float" office:value="20534" calcext:value-type="float">
            <text:p>20534</text:p>
          </table:table-cell>
          <table:table-cell office:value-type="string" calcext:value-type="string">
            <text:p>SILACAYOAPA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 HORTENCIA CRUZ CHAVEZ</text:p>
          </table:table-cell>
          <table:table-cell office:value-type="string" calcext:value-type="string">
            <text:p>BRENDA RUBI CRUZ OLE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0537" calcext:value-type="float">
            <text:p>20537</text:p>
          </table:table-cell>
          <table:table-cell office:value-type="float" office:value="20534" calcext:value-type="float">
            <text:p>20534</text:p>
          </table:table-cell>
          <table:table-cell office:value-type="string" calcext:value-type="string">
            <text:p>SILACAYOAPA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NAN MARTINEZ MARTINEZ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20539" calcext:value-type="float">
            <text:p>20539</text:p>
          </table:table-cell>
          <table:table-cell office:value-type="float" office:value="20537" calcext:value-type="float">
            <text:p>20537</text:p>
          </table:table-cell>
          <table:table-cell office:value-type="string" calcext:value-type="string">
            <text:p>SOLEDAD ETL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ANTONIO REYES CRUZ</text:p>
          </table:table-cell>
          <table:table-cell office:value-type="string" calcext:value-type="string">
            <text:p>DANTE JIMENEZ CALV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OLEDAD ETLA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0539" calcext:value-type="float">
            <text:p>20539</text:p>
          </table:table-cell>
          <table:table-cell office:value-type="float" office:value="20537" calcext:value-type="float">
            <text:p>20537</text:p>
          </table:table-cell>
          <table:table-cell office:value-type="string" calcext:value-type="string">
            <text:p>SOLEDAD ETL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EN VILLANUEVA CRUZ</text:p>
          </table:table-cell>
          <table:table-cell office:value-type="string" calcext:value-type="string">
            <text:p>PAULINA MANUELA SANCHEZ VILLANUEV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20539" calcext:value-type="float">
            <text:p>20539</text:p>
          </table:table-cell>
          <table:table-cell office:value-type="float" office:value="20537" calcext:value-type="float">
            <text:p>20537</text:p>
          </table:table-cell>
          <table:table-cell office:value-type="string" calcext:value-type="string">
            <text:p>SOLEDAD ETLA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AN CARLOS RUIZ CORTEZ</text:p>
          </table:table-cell>
          <table:table-cell office:value-type="string" calcext:value-type="string">
            <text:p>JUAN DANIEL ROBLES LOPEZ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20539" calcext:value-type="float">
            <text:p>20539</text:p>
          </table:table-cell>
          <table:table-cell office:value-type="float" office:value="20537" calcext:value-type="float">
            <text:p>20537</text:p>
          </table:table-cell>
          <table:table-cell office:value-type="string" calcext:value-type="string">
            <text:p>SOLEDAD ETLA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UMBA MATADAMAS CRUZ</text:p>
          </table:table-cell>
          <table:table-cell office:value-type="string" calcext:value-type="string">
            <text:p>DULCE YENI GARCIA LEON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20539" calcext:value-type="float">
            <text:p>20539</text:p>
          </table:table-cell>
          <table:table-cell office:value-type="float" office:value="20537" calcext:value-type="float">
            <text:p>20537</text:p>
          </table:table-cell>
          <table:table-cell office:value-type="string" calcext:value-type="string">
            <text:p>SOLEDAD ETLA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LLY MONSERRAT ARANGO RUIS</text:p>
          </table:table-cell>
          <table:table-cell office:value-type="string" calcext:value-type="string">
            <text:p>ENIMIA LOPEZ LOZAN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0539" calcext:value-type="float">
            <text:p>20539</text:p>
          </table:table-cell>
          <table:table-cell office:value-type="float" office:value="20537" calcext:value-type="float">
            <text:p>20537</text:p>
          </table:table-cell>
          <table:table-cell office:value-type="string" calcext:value-type="string">
            <text:p>SOLEDAD ETL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CRUZ LOPEZ ROJAS</text:p>
          </table:table-cell>
          <table:table-cell office:value-type="string" calcext:value-type="string">
            <text:p>ROSARIO PAOLA LOPEZ MATADAMA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0539" calcext:value-type="float">
            <text:p>20539</text:p>
          </table:table-cell>
          <table:table-cell office:value-type="float" office:value="20537" calcext:value-type="float">
            <text:p>20537</text:p>
          </table:table-cell>
          <table:table-cell office:value-type="string" calcext:value-type="string">
            <text:p>SOLEDAD ETL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IA OLIVERA AMAYA</text:p>
          </table:table-cell>
          <table:table-cell office:value-type="string" calcext:value-type="string">
            <text:p>JUANA VARGAS MOLIN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0540" calcext:value-type="float">
            <text:p>20540</text:p>
          </table:table-cell>
          <table:table-cell office:value-type="float" office:value="20539" calcext:value-type="float">
            <text:p>20539</text:p>
          </table:table-cell>
          <table:table-cell office:value-type="string" calcext:value-type="string">
            <text:p>VILLA DE TAMAZULAPAM DEL PROGRES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ISIDRO GUERRERO RAMIREZ</text:p>
          </table:table-cell>
          <table:table-cell office:value-type="string" calcext:value-type="string">
            <text:p>JAVIER SANTIAGO AVENDAÑO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VILLA DE TAMAZULAPAM DEL PROGRESO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0540" calcext:value-type="float">
            <text:p>20540</text:p>
          </table:table-cell>
          <table:table-cell office:value-type="float" office:value="20539" calcext:value-type="float">
            <text:p>20539</text:p>
          </table:table-cell>
          <table:table-cell office:value-type="string" calcext:value-type="string">
            <text:p>VILLA DE TAMAZULAPAM DEL PROGRES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LA CRUZ VELASCO</text:p>
          </table:table-cell>
          <table:table-cell office:value-type="string" calcext:value-type="string">
            <text:p>MARINA SERRA GONZAL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20540" calcext:value-type="float">
            <text:p>20540</text:p>
          </table:table-cell>
          <table:table-cell office:value-type="float" office:value="20539" calcext:value-type="float">
            <text:p>20539</text:p>
          </table:table-cell>
          <table:table-cell office:value-type="string" calcext:value-type="string">
            <text:p>VILLA DE TAMAZULAPAM DEL PROGRES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DY GONZAGA HERNANDEZ</text:p>
          </table:table-cell>
          <table:table-cell office:value-type="string" calcext:value-type="string">
            <text:p>ELSY BETZABEL REYES DIA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0540" calcext:value-type="float">
            <text:p>20540</text:p>
          </table:table-cell>
          <table:table-cell office:value-type="float" office:value="20539" calcext:value-type="float">
            <text:p>20539</text:p>
          </table:table-cell>
          <table:table-cell office:value-type="string" calcext:value-type="string">
            <text:p>VILLA DE TAMAZULAPAM DEL PROGRES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ANA HERNANDEZ CRUZ</text:p>
          </table:table-cell>
          <table:table-cell office:value-type="string" calcext:value-type="string">
            <text:p>IRMA CORTES RAMIR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0540" calcext:value-type="float">
            <text:p>20540</text:p>
          </table:table-cell>
          <table:table-cell office:value-type="float" office:value="20539" calcext:value-type="float">
            <text:p>20539</text:p>
          </table:table-cell>
          <table:table-cell office:value-type="string" calcext:value-type="string">
            <text:p>VILLA DE TAMAZULAPAM DEL PROGRES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ADALUPE RODRIGUEZ NIETO</text:p>
          </table:table-cell>
          <table:table-cell office:value-type="string" calcext:value-type="string">
            <text:p>MARIA LUISA VELASCO PEREZ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0540" calcext:value-type="float">
            <text:p>20540</text:p>
          </table:table-cell>
          <table:table-cell office:value-type="float" office:value="20539" calcext:value-type="float">
            <text:p>20539</text:p>
          </table:table-cell>
          <table:table-cell office:value-type="string" calcext:value-type="string">
            <text:p>VILLA DE TAMAZULAPAM DEL PROGRES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LUIS LOPEZ LOPEZ</text:p>
          </table:table-cell>
          <table:table-cell office:value-type="string" calcext:value-type="string">
            <text:p>DIONICIO BAUTISTA HERR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0540" calcext:value-type="float">
            <text:p>20540</text:p>
          </table:table-cell>
          <table:table-cell office:value-type="float" office:value="20539" calcext:value-type="float">
            <text:p>20539</text:p>
          </table:table-cell>
          <table:table-cell office:value-type="string" calcext:value-type="string">
            <text:p>VILLA DE TAMAZULAPAM DEL PROGRES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TICIA BERTA CORTES LOPEZ</text:p>
          </table:table-cell>
          <table:table-cell office:value-type="string" calcext:value-type="string">
            <text:p>ITZEL GONZALEZ CORTE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2" office:value-type="float" office:value="20545" calcext:value-type="float">
            <text:p>20545</text:p>
          </table:table-cell>
          <table:table-cell office:value-type="string" calcext:value-type="string">
            <text:p>TEOTITLAN DE FLORES MAG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ARO LEONARDO SOSA SANCHEZ</text:p>
          </table:table-cell>
          <table:table-cell office:value-type="string" calcext:value-type="string">
            <text:p>CAROLINA CARVAJAL SOS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EOTITLAN DE FLORES MAGON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 office:value-type="float" office:value="20545" calcext:value-type="float">
            <text:p>20545</text:p>
          </table:table-cell>
          <table:table-cell office:value-type="string" calcext:value-type="string">
            <text:p>TEOTITLAN DE FLORES MAG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AMAR MARLENE LOPEZ GOMEZ</text:p>
          </table:table-cell>
          <table:table-cell office:value-type="string" calcext:value-type="string">
            <text:p>LEODEGARIA GUADALUPE MUÑOZ CARR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 office:value-type="float" office:value="20545" calcext:value-type="float">
            <text:p>20545</text:p>
          </table:table-cell>
          <table:table-cell office:value-type="string" calcext:value-type="string">
            <text:p>TEOTITLAN DE FLORES MAG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IBERTO AARON MEZA CARRERA</text:p>
          </table:table-cell>
          <table:table-cell office:value-type="string" calcext:value-type="string">
            <text:p>CARLOS EDUARDO GARCIA RAMO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2" office:value-type="float" office:value="20545" calcext:value-type="float">
            <text:p>20545</text:p>
          </table:table-cell>
          <table:table-cell office:value-type="string" calcext:value-type="string">
            <text:p>TEOTITLAN DE FLORES MAG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YRA NEFTALI RODRIGUEZ CORTES</text:p>
          </table:table-cell>
          <table:table-cell office:value-type="string" calcext:value-type="string">
            <text:p>KARLA GARCIA ACEVED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 office:value-type="float" office:value="20545" calcext:value-type="float">
            <text:p>20545</text:p>
          </table:table-cell>
          <table:table-cell office:value-type="string" calcext:value-type="string">
            <text:p>TEOTITLAN DE FLORES MAG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OBIA JOSEFINA MERINO</text:p>
          </table:table-cell>
          <table:table-cell office:value-type="string" calcext:value-type="string">
            <text:p>CARMEN LETICIA AYUSO AVENDAÑ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2" office:value-type="float" office:value="20545" calcext:value-type="float">
            <text:p>20545</text:p>
          </table:table-cell>
          <table:table-cell office:value-type="string" calcext:value-type="string">
            <text:p>TEOTITLAN DE FLORES MAG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SUS ANTONIO PINEDA PELAYO</text:p>
          </table:table-cell>
          <table:table-cell office:value-type="string" calcext:value-type="string">
            <text:p>OCTAVIO MIGUEL RINCON CID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 office:value-type="float" office:value="20545" calcext:value-type="float">
            <text:p>20545</text:p>
          </table:table-cell>
          <table:table-cell office:value-type="string" calcext:value-type="string">
            <text:p>TEOTITLAN DE FLORES MAG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MARTIN VELA GIL</text:p>
          </table:table-cell>
          <table:table-cell office:value-type="string" calcext:value-type="string">
            <text:p>BENITO NIETO AYALA</text:p>
          </table:table-cell>
          <table:table-cell office:value-type="string" calcext:value-type="string">
            <text:p>CANDIDATURA COMUN PVEM-NAO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VEM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20549" calcext:value-type="float">
            <text:p>20549</text:p>
          </table:table-cell>
          <table:table-cell office:value-type="string" calcext:value-type="string">
            <text:p>HEROICA VILLA TEZOATLAN DE SEGURA Y LUNA, CUNA DE LA INDEPENDENCIA DE OAXAC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CILA IRMA CELIS MONTESINOS</text:p>
          </table:table-cell>
          <table:table-cell office:value-type="string" calcext:value-type="string">
            <text:p>MIRNA FLOR ORTIGOZA ESTRAD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EROICA VILLA TEZOATLAN DE SEGURA Y LUN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20549" calcext:value-type="float">
            <text:p>20549</text:p>
          </table:table-cell>
          <table:table-cell office:value-type="string" calcext:value-type="string">
            <text:p>HEROICA VILLA TEZOATLAN DE SEGURA Y LUNA, CUNA DE LA INDEPENDENCIA DE OAXAC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TORRES PEÑA</text:p>
          </table:table-cell>
          <table:table-cell office:value-type="string" calcext:value-type="string">
            <text:p>FRANCISCO MONTESINOS SORIAN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20549" calcext:value-type="float">
            <text:p>20549</text:p>
          </table:table-cell>
          <table:table-cell office:value-type="string" calcext:value-type="string">
            <text:p>HEROICA VILLA TEZOATLAN DE SEGURA Y LUNA, CUNA DE LA INDEPENDENCIA DE OAXAC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ACELI GONZALEZ CHAVEZ</text:p>
          </table:table-cell>
          <table:table-cell office:value-type="string" calcext:value-type="string">
            <text:p>ROCIO SANTOS TORR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20549" calcext:value-type="float">
            <text:p>20549</text:p>
          </table:table-cell>
          <table:table-cell office:value-type="string" calcext:value-type="string">
            <text:p>HEROICA VILLA TEZOATLAN DE SEGURA Y LUNA, CUNA DE LA INDEPENDENCIA DE OAXAC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NARDINO RUFINO GUZMAN URBANO</text:p>
          </table:table-cell>
          <table:table-cell office:value-type="string" calcext:value-type="string">
            <text:p>JUAN NAZARIO CHAVEZ CORT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20549" calcext:value-type="float">
            <text:p>20549</text:p>
          </table:table-cell>
          <table:table-cell office:value-type="string" calcext:value-type="string">
            <text:p>HEROICA VILLA TEZOATLAN DE SEGURA Y LUNA, CUNA DE LA INDEPENDENCIA DE OAXAC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URIDIA CISNEROS ORTIZ</text:p>
          </table:table-cell>
          <table:table-cell office:value-type="string" calcext:value-type="string">
            <text:p>YANET ORTIZ BARBOS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20549" calcext:value-type="float">
            <text:p>20549</text:p>
          </table:table-cell>
          <table:table-cell office:value-type="string" calcext:value-type="string">
            <text:p>HEROICA VILLA TEZOATLAN DE SEGURA Y LUNA, CUNA DE LA INDEPENDENCIA DE OAXAC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ENTE ANTONIO SALAZAR LEON</text:p>
          </table:table-cell>
          <table:table-cell office:value-type="string" calcext:value-type="string">
            <text:p>MANUEL AMANDO CISNEROS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20549" calcext:value-type="float">
            <text:p>20549</text:p>
          </table:table-cell>
          <table:table-cell office:value-type="string" calcext:value-type="string">
            <text:p>HEROICA VILLA TEZOATLAN DE SEGURA Y LUNA, CUNA DE LA INDEPENDENCIA DE OAXAC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ONICA CASTRO MONTESINOS</text:p>
          </table:table-cell>
          <table:table-cell office:value-type="string" calcext:value-type="string">
            <text:p>LIZBET MONTESINOS CRU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20551" calcext:value-type="float">
            <text:p>20551</text:p>
          </table:table-cell>
          <table:table-cell office:value-type="float" office:value="20550" calcext:value-type="float">
            <text:p>20550</text:p>
          </table:table-cell>
          <table:table-cell office:value-type="string" calcext:value-type="string">
            <text:p>TLACOLULA DE MATAMORO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 OSCAR SANCHEZ CHAGOYA</text:p>
          </table:table-cell>
          <table:table-cell office:value-type="string" calcext:value-type="string">
            <text:p>CARLOS MORALES LOP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LACOLULA DE MATAMOROS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0551" calcext:value-type="float">
            <text:p>20551</text:p>
          </table:table-cell>
          <table:table-cell office:value-type="float" office:value="20550" calcext:value-type="float">
            <text:p>20550</text:p>
          </table:table-cell>
          <table:table-cell office:value-type="string" calcext:value-type="string">
            <text:p>TLACOLULA DE MATAMORO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RA FLORIZET RODRIGUEZ GOPAR</text:p>
          </table:table-cell>
          <table:table-cell office:value-type="string" calcext:value-type="string">
            <text:p>ISABEL GUADALUPE SANTIAGO SANTIAG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20551" calcext:value-type="float">
            <text:p>20551</text:p>
          </table:table-cell>
          <table:table-cell office:value-type="float" office:value="20550" calcext:value-type="float">
            <text:p>20550</text:p>
          </table:table-cell>
          <table:table-cell office:value-type="string" calcext:value-type="string">
            <text:p>TLACOLULA DE MATAMORO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IODORO MORALES SORIANO</text:p>
          </table:table-cell>
          <table:table-cell office:value-type="string" calcext:value-type="string">
            <text:p>CRISTIAN ALAM CERNAS MAU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0551" calcext:value-type="float">
            <text:p>20551</text:p>
          </table:table-cell>
          <table:table-cell office:value-type="float" office:value="20550" calcext:value-type="float">
            <text:p>20550</text:p>
          </table:table-cell>
          <table:table-cell office:value-type="string" calcext:value-type="string">
            <text:p>TLACOLULA DE MATAMOROS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LDA MINERVA MARTINEZ AVENDAÑO</text:p>
          </table:table-cell>
          <table:table-cell office:value-type="string" calcext:value-type="string">
            <text:p>HALINA TIFFANY SANCHEZ SANTIAG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0551" calcext:value-type="float">
            <text:p>20551</text:p>
          </table:table-cell>
          <table:table-cell office:value-type="float" office:value="20550" calcext:value-type="float">
            <text:p>20550</text:p>
          </table:table-cell>
          <table:table-cell office:value-type="string" calcext:value-type="string">
            <text:p>TLACOLULA DE MATAMORO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IO ALONSO RUIZ ESCOBAR</text:p>
          </table:table-cell>
          <table:table-cell office:value-type="string" calcext:value-type="string">
            <text:p>NICOLAS MARTINEZ SANTIAG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0551" calcext:value-type="float">
            <text:p>20551</text:p>
          </table:table-cell>
          <table:table-cell office:value-type="float" office:value="20550" calcext:value-type="float">
            <text:p>20550</text:p>
          </table:table-cell>
          <table:table-cell office:value-type="string" calcext:value-type="string">
            <text:p>TLACOLULA DE MATAMOROS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YNA AIDEE SANCHEZ HERNANDEZ</text:p>
          </table:table-cell>
          <table:table-cell office:value-type="string" calcext:value-type="string">
            <text:p>AMIRA AGUILAR VILLEGA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0551" calcext:value-type="float">
            <text:p>20551</text:p>
          </table:table-cell>
          <table:table-cell office:value-type="float" office:value="20550" calcext:value-type="float">
            <text:p>20550</text:p>
          </table:table-cell>
          <table:table-cell office:value-type="string" calcext:value-type="string">
            <text:p>TLACOLULA DE MATAMOROS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IADNA XIMENA MENDEZ CALLEJA</text:p>
          </table:table-cell>
          <table:table-cell office:value-type="string" calcext:value-type="string">
            <text:p>NOEMI GONZALEZ JUAR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0551" calcext:value-type="float">
            <text:p>20551</text:p>
          </table:table-cell>
          <table:table-cell office:value-type="float" office:value="20550" calcext:value-type="float">
            <text:p>20550</text:p>
          </table:table-cell>
          <table:table-cell office:value-type="string" calcext:value-type="string">
            <text:p>TLACOLULA DE MATAMORO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QUEL CASTILLO ORTEGA</text:p>
          </table:table-cell>
          <table:table-cell office:value-type="string" calcext:value-type="string">
            <text:p>ELSA ALTAMIRANO ARAGO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0551" calcext:value-type="float">
            <text:p>20551</text:p>
          </table:table-cell>
          <table:table-cell office:value-type="float" office:value="20550" calcext:value-type="float">
            <text:p>20550</text:p>
          </table:table-cell>
          <table:table-cell office:value-type="string" calcext:value-type="string">
            <text:p>TLACOLULA DE MATAMORO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ITO HERNANDEZ MARTINEZ</text:p>
          </table:table-cell>
          <table:table-cell office:value-type="string" calcext:value-type="string">
            <text:p>RUDY LOPEZ AQUINO</text:p>
          </table:table-cell>
          <table:table-cell office:value-type="string" calcext:value-type="string">
            <text:p>CI3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0551" calcext:value-type="float">
            <text:p>20551</text:p>
          </table:table-cell>
          <table:table-cell office:value-type="float" office:value="20550" calcext:value-type="float">
            <text:p>20550</text:p>
          </table:table-cell>
          <table:table-cell office:value-type="string" calcext:value-type="string">
            <text:p>TLACOLULA DE MATAMORO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PCION SOFIA ROBLES ALTAMIRANO</text:p>
          </table:table-cell>
          <table:table-cell/>
          <table:table-cell office:value-type="string" calcext:value-type="string">
            <text:p>CANDIDATURA COMUN PAN-PRI-PRD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2" office:value-type="float" office:value="20555" calcext:value-type="float">
            <text:p>20555</text:p>
          </table:table-cell>
          <table:table-cell office:value-type="string" calcext:value-type="string">
            <text:p>TRINIDAD ZAACHIL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YDY VINISA AMBROSIO VICENTE</text:p>
          </table:table-cell>
          <table:table-cell office:value-type="string" calcext:value-type="string">
            <text:p>GUADALUPE MENDEZ MARTI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RINIDAD ZAACHILA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2" office:value-type="float" office:value="20555" calcext:value-type="float">
            <text:p>20555</text:p>
          </table:table-cell>
          <table:table-cell office:value-type="string" calcext:value-type="string">
            <text:p>TRINIDAD ZAACHIL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EL VIRGILIO MARTINEZ NAVA</text:p>
          </table:table-cell>
          <table:table-cell office:value-type="string" calcext:value-type="string">
            <text:p>HARMANDO MARTINEZ LAVARIEG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2" office:value-type="float" office:value="20555" calcext:value-type="float">
            <text:p>20555</text:p>
          </table:table-cell>
          <table:table-cell office:value-type="string" calcext:value-type="string">
            <text:p>TRINIDAD ZAACHILA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YSY OLMEDO AQUINO</text:p>
          </table:table-cell>
          <table:table-cell office:value-type="string" calcext:value-type="string">
            <text:p>HORTENSIA CASTELLANOS MENDOZ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2" office:value-type="float" office:value="20555" calcext:value-type="float">
            <text:p>20555</text:p>
          </table:table-cell>
          <table:table-cell office:value-type="string" calcext:value-type="string">
            <text:p>TRINIDAD ZAACHILA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EGO VASQUEZ MARTINEZ</text:p>
          </table:table-cell>
          <table:table-cell office:value-type="string" calcext:value-type="string">
            <text:p>EMILIANO LAVARIEGA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2" office:value-type="float" office:value="20555" calcext:value-type="float">
            <text:p>20555</text:p>
          </table:table-cell>
          <table:table-cell office:value-type="string" calcext:value-type="string">
            <text:p>TRINIDAD ZAACHILA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BORIA MARTINEZ LOPEZ</text:p>
          </table:table-cell>
          <table:table-cell office:value-type="string" calcext:value-type="string">
            <text:p>SATURNINA ORTIZ GASPAR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 office:value-type="float" office:value="20555" calcext:value-type="float">
            <text:p>20555</text:p>
          </table:table-cell>
          <table:table-cell office:value-type="string" calcext:value-type="string">
            <text:p>TRINIDAD ZAACHIL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INA OJEDA ANGELES</text:p>
          </table:table-cell>
          <table:table-cell office:value-type="string" calcext:value-type="string">
            <text:p>MARISSA ANGELES REYES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2" office:value-type="float" office:value="20555" calcext:value-type="float">
            <text:p>20555</text:p>
          </table:table-cell>
          <table:table-cell office:value-type="string" calcext:value-type="string">
            <text:p>TRINIDAD ZAACHIL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ENDOZA LAVARIEGA</text:p>
          </table:table-cell>
          <table:table-cell office:value-type="string" calcext:value-type="string">
            <text:p>ESAU DANIEL MARTINEZ LEON</text:p>
          </table:table-cell>
          <table:table-cell office:value-type="string" calcext:value-type="string">
            <text:p>FXMO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2" office:value-type="float" office:value="20557" calcext:value-type="float">
            <text:p>20557</text:p>
          </table:table-cell>
          <table:table-cell office:value-type="string" calcext:value-type="string">
            <text:p>UNION HIDALG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CARLOS LOPEZ ALONSO</text:p>
          </table:table-cell>
          <table:table-cell office:value-type="string" calcext:value-type="string">
            <text:p>VICTOR MANUEL CORTES VAZQU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UNION HIDALGO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2" office:value-type="float" office:value="20557" calcext:value-type="float">
            <text:p>20557</text:p>
          </table:table-cell>
          <table:table-cell office:value-type="string" calcext:value-type="string">
            <text:p>UNION HIDALG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RA LOPEZ MARTINEZ</text:p>
          </table:table-cell>
          <table:table-cell office:value-type="string" calcext:value-type="string">
            <text:p>MARIBEL LOPEZ LOP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2" office:value-type="float" office:value="20557" calcext:value-type="float">
            <text:p>20557</text:p>
          </table:table-cell>
          <table:table-cell office:value-type="string" calcext:value-type="string">
            <text:p>UNION HIDALG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FTALI SANCHEZ GUENDOLAY</text:p>
          </table:table-cell>
          <table:table-cell office:value-type="string" calcext:value-type="string">
            <text:p>JESUS MARTINEZ LOP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2" office:value-type="float" office:value="20557" calcext:value-type="float">
            <text:p>20557</text:p>
          </table:table-cell>
          <table:table-cell office:value-type="string" calcext:value-type="string">
            <text:p>UNION HIDALGO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LIA OROZCO LOPEZ</text:p>
          </table:table-cell>
          <table:table-cell office:value-type="string" calcext:value-type="string">
            <text:p>VIRGEN SANCHEZ MARTIN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 office:value-type="float" office:value="20557" calcext:value-type="float">
            <text:p>20557</text:p>
          </table:table-cell>
          <table:table-cell office:value-type="string" calcext:value-type="string">
            <text:p>UNION HIDALG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EAZAR RODRIGUEZ CRUZ</text:p>
          </table:table-cell>
          <table:table-cell office:value-type="string" calcext:value-type="string">
            <text:p>ROBERTO ORDAZ MARTIN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2" office:value-type="float" office:value="20557" calcext:value-type="float">
            <text:p>20557</text:p>
          </table:table-cell>
          <table:table-cell office:value-type="string" calcext:value-type="string">
            <text:p>UNION HIDALGO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IACLARA ALONSO MORALES</text:p>
          </table:table-cell>
          <table:table-cell office:value-type="string" calcext:value-type="string">
            <text:p>AUREA CRUZ CASTILL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 office:value-type="float" office:value="20557" calcext:value-type="float">
            <text:p>20557</text:p>
          </table:table-cell>
          <table:table-cell office:value-type="string" calcext:value-type="string">
            <text:p>UNION HIDALGO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IA ELENA PEREZ GUTIERREZ</text:p>
          </table:table-cell>
          <table:table-cell office:value-type="string" calcext:value-type="string">
            <text:p>MIRIAM LOPEZ CORT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 office:value-type="float" office:value="20557" calcext:value-type="float">
            <text:p>20557</text:p>
          </table:table-cell>
          <table:table-cell office:value-type="string" calcext:value-type="string">
            <text:p>UNION HIDALG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ERARDY OROZCO MARTINEZ</text:p>
          </table:table-cell>
          <table:table-cell office:value-type="string" calcext:value-type="string">
            <text:p>RUTHBELIA LOPEZ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float" office:value="20557" calcext:value-type="float">
            <text:p>20557</text:p>
          </table:table-cell>
          <table:table-cell office:value-type="string" calcext:value-type="string">
            <text:p>UNION HIDALG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VINA RUIZ RIOS</text:p>
          </table:table-cell>
          <table:table-cell office:value-type="string" calcext:value-type="string">
            <text:p>ARIADNA MARIN OROZC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 office:value-type="float" office:value="20557" calcext:value-type="float">
            <text:p>20557</text:p>
          </table:table-cell>
          <table:table-cell office:value-type="string" calcext:value-type="string">
            <text:p>UNION HIDALG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SAR SANTOS LOPEZ</text:p>
          </table:table-cell>
          <table:table-cell office:value-type="string" calcext:value-type="string">
            <text:p>CANDY DENISSE RAMOS ALONS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2" office:value-type="float" office:value="20558" calcext:value-type="float">
            <text:p>20558</text:p>
          </table:table-cell>
          <table:table-cell office:value-type="string" calcext:value-type="string">
            <text:p>VALERIO TRUJA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TE ROBERTO MIRANDA MORALES</text:p>
          </table:table-cell>
          <table:table-cell office:value-type="string" calcext:value-type="string">
            <text:p>EMMANUEL DE JESUS ALDACO SERRANO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VALERIO TRUJANO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2" office:value-type="float" office:value="20558" calcext:value-type="float">
            <text:p>20558</text:p>
          </table:table-cell>
          <table:table-cell office:value-type="string" calcext:value-type="string">
            <text:p>VALERIO TRUJA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IKA ROXANA REYES CHAVEZ</text:p>
          </table:table-cell>
          <table:table-cell office:value-type="string" calcext:value-type="string">
            <text:p>DELFINA HERRERA PEREZ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2" office:value-type="float" office:value="20558" calcext:value-type="float">
            <text:p>20558</text:p>
          </table:table-cell>
          <table:table-cell office:value-type="string" calcext:value-type="string">
            <text:p>VALERIO TRUJA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TIAGO JESUS DE LA LASTRA GRANADOS</text:p>
          </table:table-cell>
          <table:table-cell office:value-type="string" calcext:value-type="string">
            <text:p>VIRGILIO HERNANDEZ AGUIRRE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2" office:value-type="float" office:value="20558" calcext:value-type="float">
            <text:p>20558</text:p>
          </table:table-cell>
          <table:table-cell office:value-type="string" calcext:value-type="string">
            <text:p>VALERIO TRUJA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UILLERMINA CLEMENTE LIMA</text:p>
          </table:table-cell>
          <table:table-cell office:value-type="string" calcext:value-type="string">
            <text:p>MARIA MAGDALENA ALCALA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2" office:value-type="float" office:value="20558" calcext:value-type="float">
            <text:p>20558</text:p>
          </table:table-cell>
          <table:table-cell office:value-type="string" calcext:value-type="string">
            <text:p>VALERIO TRUJA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LLOSI ALCALA HERNANDEZ</text:p>
          </table:table-cell>
          <table:table-cell office:value-type="string" calcext:value-type="string">
            <text:p>YESSICA GUADALUPE GARCIA CONDE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2" office:value-type="float" office:value="20558" calcext:value-type="float">
            <text:p>20558</text:p>
          </table:table-cell>
          <table:table-cell office:value-type="string" calcext:value-type="string">
            <text:p>VALERIO TRUJA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H BUENO ARENAS</text:p>
          </table:table-cell>
          <table:table-cell office:value-type="string" calcext:value-type="string">
            <text:p>MARIA EUGENIA HERNANDEZ ROSA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 office:value-type="float" office:value="20558" calcext:value-type="float">
            <text:p>20558</text:p>
          </table:table-cell>
          <table:table-cell office:value-type="string" calcext:value-type="string">
            <text:p>VALERIO TRUJA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ADIO ARENAS RODRIGUEZ</text:p>
          </table:table-cell>
          <table:table-cell office:value-type="string" calcext:value-type="string">
            <text:p>ROBERTO COLMENARES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559" calcext:value-type="float">
            <text:p>20559</text:p>
          </table:table-cell>
          <table:table-cell office:value-type="float" office:value="20183" calcext:value-type="float">
            <text:p>20183</text:p>
          </table:table-cell>
          <table:table-cell office:value-type="string" calcext:value-type="string">
            <text:p>SAN JUAN BAUTISTA VALLE NACIO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SO PEREZ SANCHEZ</text:p>
          </table:table-cell>
          <table:table-cell office:value-type="string" calcext:value-type="string">
            <text:p>ISMAEL HERNANDEZ ACEVEDO</text:p>
          </table:table-cell>
          <table:table-cell office:value-type="string" calcext:value-type="string">
            <text:p>CANDIDATURA COMUN PUP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NAO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N JUAN BAUTISTA VALLE NACIONAL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0559" calcext:value-type="float">
            <text:p>20559</text:p>
          </table:table-cell>
          <table:table-cell office:value-type="float" office:value="20183" calcext:value-type="float">
            <text:p>20183</text:p>
          </table:table-cell>
          <table:table-cell office:value-type="string" calcext:value-type="string">
            <text:p>SAN JUAN BAUTISTA VALLE NACIO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CKY ITZAYANA JERONIMO PEREZ</text:p>
          </table:table-cell>
          <table:table-cell office:value-type="string" calcext:value-type="string">
            <text:p>MARIA DEL CARMEN CARRILO DELFIN</text:p>
          </table:table-cell>
          <table:table-cell office:value-type="string" calcext:value-type="string">
            <text:p>CANDIDATURA COMUN PUP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NAO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559" calcext:value-type="float">
            <text:p>20559</text:p>
          </table:table-cell>
          <table:table-cell office:value-type="float" office:value="20183" calcext:value-type="float">
            <text:p>20183</text:p>
          </table:table-cell>
          <table:table-cell office:value-type="string" calcext:value-type="string">
            <text:p>SAN JUAN BAUTISTA VALLE NACION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RIQUE PEREZ HERNANDEZ</text:p>
          </table:table-cell>
          <table:table-cell office:value-type="string" calcext:value-type="string">
            <text:p>CARLOS ADRIAN RAMIREZ FERRER</text:p>
          </table:table-cell>
          <table:table-cell office:value-type="string" calcext:value-type="string">
            <text:p>CANDIDATURA COMUN PUP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NAO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559" calcext:value-type="float">
            <text:p>20559</text:p>
          </table:table-cell>
          <table:table-cell office:value-type="float" office:value="20183" calcext:value-type="float">
            <text:p>20183</text:p>
          </table:table-cell>
          <table:table-cell office:value-type="string" calcext:value-type="string">
            <text:p>SAN JUAN BAUTISTA VALLE NACIO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ENCIA BENITEZ ROMERO</text:p>
          </table:table-cell>
          <table:table-cell office:value-type="string" calcext:value-type="string">
            <text:p>ESTHER ESTEBAN PEREZ</text:p>
          </table:table-cell>
          <table:table-cell office:value-type="string" calcext:value-type="string">
            <text:p>CANDIDATURA COMUN PUP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NAO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559" calcext:value-type="float">
            <text:p>20559</text:p>
          </table:table-cell>
          <table:table-cell office:value-type="float" office:value="20183" calcext:value-type="float">
            <text:p>20183</text:p>
          </table:table-cell>
          <table:table-cell office:value-type="string" calcext:value-type="string">
            <text:p>SAN JUAN BAUTISTA VALLE NACIO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LOS PEREZ HERNANDEZ</text:p>
          </table:table-cell>
          <table:table-cell office:value-type="string" calcext:value-type="string">
            <text:p>FELIPE VIANEY FRANCISCO ESCALANTE</text:p>
          </table:table-cell>
          <table:table-cell office:value-type="string" calcext:value-type="string">
            <text:p>CANDIDATURA COMUN PUP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NAO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559" calcext:value-type="float">
            <text:p>20559</text:p>
          </table:table-cell>
          <table:table-cell office:value-type="float" office:value="20183" calcext:value-type="float">
            <text:p>20183</text:p>
          </table:table-cell>
          <table:table-cell office:value-type="string" calcext:value-type="string">
            <text:p>SAN JUAN BAUTISTA VALLE NACION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RNANDA PEREZ HERRERA</text:p>
          </table:table-cell>
          <table:table-cell office:value-type="string" calcext:value-type="string">
            <text:p>ROXANA JUAN JERONIMO</text:p>
          </table:table-cell>
          <table:table-cell office:value-type="string" calcext:value-type="string">
            <text:p>CANDIDATURA COMUN PUP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NAO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559" calcext:value-type="float">
            <text:p>20559</text:p>
          </table:table-cell>
          <table:table-cell office:value-type="float" office:value="20183" calcext:value-type="float">
            <text:p>20183</text:p>
          </table:table-cell>
          <table:table-cell office:value-type="string" calcext:value-type="string">
            <text:p>SAN JUAN BAUTISTA VALLE NACIONA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EJANDRA VICENTE ALCUDIA</text:p>
          </table:table-cell>
          <table:table-cell office:value-type="string" calcext:value-type="string">
            <text:p>DALILA HILARIO SANTIAGO</text:p>
          </table:table-cell>
          <table:table-cell office:value-type="string" calcext:value-type="string">
            <text:p>CANDIDATURA COMUN PUP-NAO</text:p>
          </table:table-cell>
          <table:table-cell office:value-type="string" calcext:value-type="string">
            <text:p>MAYORIA RELATIVA</text:p>
          </table:table-cell>
          <table:table-cell table:number-columns-repeated="2" office:value-type="string" calcext:value-type="string">
            <text:p>NAO</text:p>
          </table:table-cell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559" calcext:value-type="float">
            <text:p>20559</text:p>
          </table:table-cell>
          <table:table-cell office:value-type="float" office:value="20183" calcext:value-type="float">
            <text:p>20183</text:p>
          </table:table-cell>
          <table:table-cell office:value-type="string" calcext:value-type="string">
            <text:p>SAN JUAN BAUTISTA VALLE NACIO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UL ANTONIO LUIS</text:p>
          </table:table-cell>
          <table:table-cell office:value-type="string" calcext:value-type="string">
            <text:p>TEATINOS MARTINEZ VELASC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559" calcext:value-type="float">
            <text:p>20559</text:p>
          </table:table-cell>
          <table:table-cell office:value-type="float" office:value="20183" calcext:value-type="float">
            <text:p>20183</text:p>
          </table:table-cell>
          <table:table-cell office:value-type="string" calcext:value-type="string">
            <text:p>SAN JUAN BAUTISTA VALLE NACIO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MENTE GONZALEZ MAURO</text:p>
          </table:table-cell>
          <table:table-cell office:value-type="string" calcext:value-type="string">
            <text:p>GLORIA AVENDAÑO CRUZ</text:p>
          </table:table-cell>
          <table:table-cell office:value-type="string" calcext:value-type="string">
            <text:p>CANDIDATURA COMUN PAN-PRI</text:p>
          </table:table-cell>
          <table:table-cell office:value-type="string" calcext:value-type="string">
            <text:p>REPRESENTACION PROPORCIONAL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559" calcext:value-type="float">
            <text:p>20559</text:p>
          </table:table-cell>
          <table:table-cell office:value-type="float" office:value="20183" calcext:value-type="float">
            <text:p>20183</text:p>
          </table:table-cell>
          <table:table-cell office:value-type="string" calcext:value-type="string">
            <text:p>SAN JUAN BAUTISTA VALLE NACIO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GUADALUPE RODRIGUEZ LOPEZ</text:p>
          </table:table-cell>
          <table:table-cell office:value-type="string" calcext:value-type="string">
            <text:p>BARBARA MARTINEZ LAGUNA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0565" calcext:value-type="float">
            <text:p>20565</text:p>
          </table:table-cell>
          <table:table-cell office:value-type="float" office:value="20566" calcext:value-type="float">
            <text:p>20566</text:p>
          </table:table-cell>
          <table:table-cell office:value-type="string" calcext:value-type="string">
            <text:p>VILLA DE ZAACHIL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ESTO VARGAS LOPEZ</text:p>
          </table:table-cell>
          <table:table-cell office:value-type="string" calcext:value-type="string">
            <text:p>MAYOLO VALERIO CORONEL MARTI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VILLA DE ZAACHILA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0565" calcext:value-type="float">
            <text:p>20565</text:p>
          </table:table-cell>
          <table:table-cell office:value-type="float" office:value="20566" calcext:value-type="float">
            <text:p>20566</text:p>
          </table:table-cell>
          <table:table-cell office:value-type="string" calcext:value-type="string">
            <text:p>VILLA DE ZAACHILA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DALENA CRISTOBAL MENDEZ</text:p>
          </table:table-cell>
          <table:table-cell office:value-type="string" calcext:value-type="string">
            <text:p>NANCY ARACELY RODRIGUEZ FABEL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0565" calcext:value-type="float">
            <text:p>20565</text:p>
          </table:table-cell>
          <table:table-cell office:value-type="float" office:value="20566" calcext:value-type="float">
            <text:p>20566</text:p>
          </table:table-cell>
          <table:table-cell office:value-type="string" calcext:value-type="string">
            <text:p>VILLA DE ZAACHIL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EL REYES MARTINEZ</text:p>
          </table:table-cell>
          <table:table-cell office:value-type="string" calcext:value-type="string">
            <text:p>JORGE LUIS BRETON SANTIAG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0565" calcext:value-type="float">
            <text:p>20565</text:p>
          </table:table-cell>
          <table:table-cell office:value-type="float" office:value="20566" calcext:value-type="float">
            <text:p>20566</text:p>
          </table:table-cell>
          <table:table-cell office:value-type="string" calcext:value-type="string">
            <text:p>VILLA DE ZAACHILA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RIA SOLANO MOGUEL</text:p>
          </table:table-cell>
          <table:table-cell office:value-type="string" calcext:value-type="string">
            <text:p>JAZMIN MENDEZ MORALE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0565" calcext:value-type="float">
            <text:p>20565</text:p>
          </table:table-cell>
          <table:table-cell office:value-type="float" office:value="20566" calcext:value-type="float">
            <text:p>20566</text:p>
          </table:table-cell>
          <table:table-cell office:value-type="string" calcext:value-type="string">
            <text:p>VILLA DE ZAACHILA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NESTO GARCIA LOPEZ</text:p>
          </table:table-cell>
          <table:table-cell office:value-type="string" calcext:value-type="string">
            <text:p>CHRISTIAN IVAN PEREZ SORIAN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0565" calcext:value-type="float">
            <text:p>20565</text:p>
          </table:table-cell>
          <table:table-cell office:value-type="float" office:value="20566" calcext:value-type="float">
            <text:p>20566</text:p>
          </table:table-cell>
          <table:table-cell office:value-type="string" calcext:value-type="string">
            <text:p>VILLA DE ZAACHILA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YRA GUADALUPE LOPEZ GARCIA</text:p>
          </table:table-cell>
          <table:table-cell office:value-type="string" calcext:value-type="string">
            <text:p>ITANDEHUI SANTOS HIPOLIT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0565" calcext:value-type="float">
            <text:p>20565</text:p>
          </table:table-cell>
          <table:table-cell office:value-type="float" office:value="20566" calcext:value-type="float">
            <text:p>20566</text:p>
          </table:table-cell>
          <table:table-cell office:value-type="string" calcext:value-type="string">
            <text:p>VILLA DE ZAACHIL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 VASQUEZ LOPEZ</text:p>
          </table:table-cell>
          <table:table-cell office:value-type="string" calcext:value-type="string">
            <text:p>MITZY YASKIN MARTINEZ ANGELE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0565" calcext:value-type="float">
            <text:p>20565</text:p>
          </table:table-cell>
          <table:table-cell office:value-type="float" office:value="20566" calcext:value-type="float">
            <text:p>20566</text:p>
          </table:table-cell>
          <table:table-cell office:value-type="string" calcext:value-type="string">
            <text:p>VILLA DE ZAACHIL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EL ANDRES GARCIA DIAZ</text:p>
          </table:table-cell>
          <table:table-cell office:value-type="string" calcext:value-type="string">
            <text:p>JUVENAL AGUILAR MARTIN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0565" calcext:value-type="float">
            <text:p>20565</text:p>
          </table:table-cell>
          <table:table-cell office:value-type="float" office:value="20566" calcext:value-type="float">
            <text:p>20566</text:p>
          </table:table-cell>
          <table:table-cell office:value-type="string" calcext:value-type="string">
            <text:p>VILLA DE ZAACHILA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ABEL VASQUEZ LOPEZ</text:p>
          </table:table-cell>
          <table:table-cell office:value-type="string" calcext:value-type="string">
            <text:p>ANGELICA LUIS MARTIN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0565" calcext:value-type="float">
            <text:p>20565</text:p>
          </table:table-cell>
          <table:table-cell office:value-type="float" office:value="20566" calcext:value-type="float">
            <text:p>20566</text:p>
          </table:table-cell>
          <table:table-cell office:value-type="string" calcext:value-type="string">
            <text:p>VILLA DE ZAACHIL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N LOPEZ SANTIAGO</text:p>
          </table:table-cell>
          <table:table-cell office:value-type="string" calcext:value-type="string">
            <text:p>ELEAZAR CUPERTINO LOP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0567" calcext:value-type="float">
            <text:p>20567</text:p>
          </table:table-cell>
          <table:table-cell office:value-type="float" office:value="20568" calcext:value-type="float">
            <text:p>20568</text:p>
          </table:table-cell>
          <table:table-cell office:value-type="string" calcext:value-type="string">
            <text:p>ZAPOTITLAN LAGUN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LVA JUANA VILLEGAS HERRERA</text:p>
          </table:table-cell>
          <table:table-cell office:value-type="string" calcext:value-type="string">
            <text:p>ELI NERI RIVE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ZAPOTITLAN LAGUNAS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0567" calcext:value-type="float">
            <text:p>20567</text:p>
          </table:table-cell>
          <table:table-cell office:value-type="float" office:value="20568" calcext:value-type="float">
            <text:p>20568</text:p>
          </table:table-cell>
          <table:table-cell office:value-type="string" calcext:value-type="string">
            <text:p>ZAPOTITLAN LAGUNA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AS CELESTINO MARIN LOPEZ</text:p>
          </table:table-cell>
          <table:table-cell office:value-type="string" calcext:value-type="string">
            <text:p>ESTEFANIA INES DELGADO ESPINOS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0567" calcext:value-type="float">
            <text:p>20567</text:p>
          </table:table-cell>
          <table:table-cell office:value-type="float" office:value="20568" calcext:value-type="float">
            <text:p>20568</text:p>
          </table:table-cell>
          <table:table-cell office:value-type="string" calcext:value-type="string">
            <text:p>ZAPOTITLAN LAGUNA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UNCION MARGARITA NIEVES JIMENEZ GARCIA</text:p>
          </table:table-cell>
          <table:table-cell office:value-type="string" calcext:value-type="string">
            <text:p>PETRA GUZMAN GUZMA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0567" calcext:value-type="float">
            <text:p>20567</text:p>
          </table:table-cell>
          <table:table-cell office:value-type="float" office:value="20568" calcext:value-type="float">
            <text:p>20568</text:p>
          </table:table-cell>
          <table:table-cell office:value-type="string" calcext:value-type="string">
            <text:p>ZAPOTITLAN LAGUNA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UZ MISAEL URAGA JUAREZ</text:p>
          </table:table-cell>
          <table:table-cell office:value-type="string" calcext:value-type="string">
            <text:p>ERENIO JIMENEZ JIMEN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0567" calcext:value-type="float">
            <text:p>20567</text:p>
          </table:table-cell>
          <table:table-cell office:value-type="float" office:value="20568" calcext:value-type="float">
            <text:p>20568</text:p>
          </table:table-cell>
          <table:table-cell office:value-type="string" calcext:value-type="string">
            <text:p>ZAPOTITLAN LAGUNA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NIA PAVIA NAVARRO</text:p>
          </table:table-cell>
          <table:table-cell office:value-type="string" calcext:value-type="string">
            <text:p>ANDREA SANDRA ESTUDILLO GAR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0567" calcext:value-type="float">
            <text:p>20567</text:p>
          </table:table-cell>
          <table:table-cell office:value-type="float" office:value="20568" calcext:value-type="float">
            <text:p>20568</text:p>
          </table:table-cell>
          <table:table-cell office:value-type="string" calcext:value-type="string">
            <text:p>ZAPOTITLAN LAGUN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IDES CACIANO URAGA GARCIA</text:p>
          </table:table-cell>
          <table:table-cell office:value-type="string" calcext:value-type="string">
            <text:p>SANTOS ADAN HERRERA PAV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0567" calcext:value-type="float">
            <text:p>20567</text:p>
          </table:table-cell>
          <table:table-cell office:value-type="float" office:value="20568" calcext:value-type="float">
            <text:p>20568</text:p>
          </table:table-cell>
          <table:table-cell office:value-type="string" calcext:value-type="string">
            <text:p>ZAPOTITLAN LAGUN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ET BALLESTEROS NERI</text:p>
          </table:table-cell>
          <table:table-cell office:value-type="string" calcext:value-type="string">
            <text:p>JASMINE KARINA ESPINOZA GUERRER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2" office:value-type="float" office:value="20570" calcext:value-type="float">
            <text:p>20570</text:p>
          </table:table-cell>
          <table:table-cell office:value-type="string" calcext:value-type="string">
            <text:p>ZIMATLAN DE ALVARE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ER CESAR BARROSO SANCHEZ</text:p>
          </table:table-cell>
          <table:table-cell office:value-type="string" calcext:value-type="string">
            <text:p>JESUS NICANDRO GOMEZ CORDOV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ZIMATLAN DE ALVAREZ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2" office:value-type="float" office:value="20570" calcext:value-type="float">
            <text:p>20570</text:p>
          </table:table-cell>
          <table:table-cell office:value-type="string" calcext:value-type="string">
            <text:p>ZIMATLAN DE ALVAREZ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ZARANDANI ITANDEWI GOMEZ HIPOLITO</text:p>
          </table:table-cell>
          <table:table-cell office:value-type="string" calcext:value-type="string">
            <text:p>LAURA FRANCISCA CURIEL CUEVA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2" office:value-type="float" office:value="20570" calcext:value-type="float">
            <text:p>20570</text:p>
          </table:table-cell>
          <table:table-cell office:value-type="string" calcext:value-type="string">
            <text:p>ZIMATLAN DE ALVAREZ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L BASILIO ZARATE PEREZ</text:p>
          </table:table-cell>
          <table:table-cell office:value-type="string" calcext:value-type="string">
            <text:p>MANUEL ALEJANDRO SANCHEZ ZARATE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2" office:value-type="float" office:value="20570" calcext:value-type="float">
            <text:p>20570</text:p>
          </table:table-cell>
          <table:table-cell office:value-type="string" calcext:value-type="string">
            <text:p>ZIMATLAN DE ALVAREZ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ADNA ITZEL MARCIAL LOPEZ</text:p>
          </table:table-cell>
          <table:table-cell office:value-type="string" calcext:value-type="string">
            <text:p>CATALINA EVELIA CRUZ HERNAND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2" office:value-type="float" office:value="20570" calcext:value-type="float">
            <text:p>20570</text:p>
          </table:table-cell>
          <table:table-cell office:value-type="string" calcext:value-type="string">
            <text:p>ZIMATLAN DE ALVAREZ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EBAN JARIB HERNANDEZ BENITEZ</text:p>
          </table:table-cell>
          <table:table-cell office:value-type="string" calcext:value-type="string">
            <text:p>JOSE FRANCISCO MENDEZ CRU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2" office:value-type="float" office:value="20570" calcext:value-type="float">
            <text:p>20570</text:p>
          </table:table-cell>
          <table:table-cell office:value-type="string" calcext:value-type="string">
            <text:p>ZIMATLAN DE ALVAREZ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YDA CRUZ CUEVAS</text:p>
          </table:table-cell>
          <table:table-cell office:value-type="string" calcext:value-type="string">
            <text:p>ISELA SARAI COLMENARES MALDONA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2" office:value-type="float" office:value="20570" calcext:value-type="float">
            <text:p>20570</text:p>
          </table:table-cell>
          <table:table-cell office:value-type="string" calcext:value-type="string">
            <text:p>ZIMATLAN DE ALVAREZ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AIRA PAOLA PEREZ ANTONIO</text:p>
          </table:table-cell>
          <table:table-cell office:value-type="string" calcext:value-type="string">
            <text:p>KAREN NAELIA CRUZ MEND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AYORIA RELATIVA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2" office:value-type="float" office:value="20570" calcext:value-type="float">
            <text:p>20570</text:p>
          </table:table-cell>
          <table:table-cell office:value-type="string" calcext:value-type="string">
            <text:p>ZIMATLAN DE ALVARE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MINIO NATHANAEL MORALES MAYA</text:p>
          </table:table-cell>
          <table:table-cell office:value-type="string" calcext:value-type="string">
            <text:p>JARED JESUS MERLIN GRIJALV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2" office:value-type="float" office:value="20570" calcext:value-type="float">
            <text:p>20570</text:p>
          </table:table-cell>
          <table:table-cell office:value-type="string" calcext:value-type="string">
            <text:p>ZIMATLAN DE ALVARE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UBEN MENDEZ CORREA</text:p>
          </table:table-cell>
          <table:table-cell office:value-type="string" calcext:value-type="string">
            <text:p>JAIME GONZALO AQUINO HERNAND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PRESENTACION PROPORCIONAL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2" office:value-type="float" office:value="20570" calcext:value-type="float">
            <text:p>20570</text:p>
          </table:table-cell>
          <table:table-cell table:style-name="ce4" office:value-type="string" calcext:value-type="string">
            <text:p>ZIMATLAN DE ALVAREZ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UXDAY JUDITH CORDOVA LEON</text:p>
          </table:table-cell>
          <table:table-cell table:style-name="ce7" office:value-type="string" calcext:value-type="string">
            <text:p>OCTAVIA EUSEBIA GARCIA AQUINO</text:p>
          </table:table-cell>
          <table:table-cell table:style-name="ce7" office:value-type="string" calcext:value-type="string">
            <text:p>MORENA</text:p>
          </table:table-cell>
          <table:table-cell table:style-name="ce7" office:value-type="string" calcext:value-type="string">
            <text:p>REPRESENTACION PROPORCIONAL</text:p>
          </table:table-cell>
          <table:table-cell table:style-name="ce7" table:number-columns-repeated="2"/>
          <table:table-cell table:style-name="ce11" office:value-type="string" calcext:value-type="string">
            <text:p>MUJER</text:p>
          </table:table-cell>
          <table:table-cell table:number-columns-repeated="2"/>
        </table:table-row>
      </table:table>
      <table:named-expressions>
        <table:named-range table:name="HTML_1" table:base-cell-address="$Sheet1.$A$1" table:cell-range-address="$Sheet1.$D$3:.$M$1253"/>
        <table:named-range table:name="HTML_all" table:base-cell-address="$Sheet1.$A$1" table:cell-range-address="$Sheet1.$D$1:.$M$1253"/>
        <table:named-range table:name="HTML_tables" table:base-cell-address="$Sheet1.$A$1" table:cell-range-address="$Sheet1.$D$1:.$D$1"/>
      </table:named-expressions>
      <table:database-ranges>
        <table:database-range table:name="__Anonymous_Sheet_DB__0" table:target-range-address="Sheet1.B3:Sheet1.L1253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artidos Politicos</dc:title>
    <dc:date>2025-02-07T14:22:50.930415730</dc:date>
    <meta:editing-duration>PT1H14M32S</meta:editing-duration>
    <meta:editing-cycles>4</meta:editing-cycles>
    <meta:generator>LibreOffice/7.3.7.2$Linux_X86_64 LibreOffice_project/30$Build-2</meta:generator>
    <meta:document-statistic meta:table-count="1" meta:cell-count="14792" meta:object-count="0"/>
    <meta:user-defined meta:name=""/>
  </office:meta>
</office:document-meta>
</file>